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Calibri1" svg:font-family="Calibri"/>
    <style:font-face style:name="Calibri" svg:font-family="Calibri" style:font-pitch="variable"/>
    <style:font-face style:name="FreeSans1" svg:font-family="FreeSans" style:font-pitch="variable"/>
    <style:font-face style:name="Liberation Sans1" svg:font-family="'Liberation Sans'"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solid" svg:stroke-width="0.062cm" svg:stroke-color="#000000" svg:stroke-opacity="100%" draw:stroke-linejoin="round" svg:stroke-linecap="round" draw:fill="none" fo:padding-top="0.156cm" fo:padding-bottom="0.156cm" fo:padding-left="0.281cm" fo:padding-right="0.281cm" draw:shadow="hidden"/>
    </style:style>
    <style:style style:name="gr2" style:family="graphic" style:parent-style-name="standard">
      <style:graphic-properties draw:stroke="none" draw:fill="solid" draw:fill-color="#ff00ff" draw:opacity="0%" draw:shadow="hidden"/>
    </style:style>
    <style:style style:name="gr3" style:family="graphic" style:parent-style-name="standard">
      <style:graphic-properties draw:stroke="solid" svg:stroke-width="0.025cm" svg:stroke-color="#000000" svg:stroke-opacity="100%" draw:stroke-linejoin="round" svg:stroke-linecap="round" draw:fill="none" fo:padding-top="0.137cm" fo:padding-bottom="0.137cm" fo:padding-left="0.262cm" fo:padding-right="0.262cm" draw:shadow="hidden"/>
    </style:style>
    <style:style style:name="gr4" style:family="graphic" style:parent-style-name="standard">
      <style:graphic-properties draw:stroke="none" draw:fill="gradient" draw:fill-gradient-name="Gradient_5f_5" draw:shadow="hidden"/>
    </style:style>
    <style:style style:name="gr5" style:family="graphic" style:parent-style-name="standard">
      <style:graphic-properties draw:stroke="solid" svg:stroke-width="0.013cm" svg:stroke-color="#ffffff" svg:stroke-opacity="100%" draw:stroke-linejoin="round" svg:stroke-linecap="round" draw:fill="none" fo:padding-top="0.131cm" fo:padding-bottom="0.131cm" fo:padding-left="0.256cm" fo:padding-right="0.256cm" draw:shadow="hidden"/>
    </style:style>
    <style:style style:name="gr6" style:family="graphic" style:parent-style-name="standard">
      <style:graphic-properties draw:stroke="none" draw:fill="gradient" draw:fill-gradient-name="Gradient_5f_6" draw:shadow="hidden"/>
    </style:style>
    <style:style style:name="gr7" style:family="graphic" style:parent-style-name="standard">
      <style:graphic-properties draw:stroke="solid" svg:stroke-width="0.013cm" svg:stroke-color="#a78450" svg:stroke-opacity="100%" draw:stroke-linejoin="round" svg:stroke-linecap="round" draw:fill="none" fo:padding-top="0.131cm" fo:padding-bottom="0.131cm" fo:padding-left="0.256cm" fo:padding-right="0.256cm" draw:shadow="hidden"/>
    </style:style>
    <style:style style:name="gr8" style:family="graphic" style:parent-style-name="standard">
      <style:graphic-properties draw:stroke="none" draw:fill="gradient" draw:fill-gradient-name="Gradient_5f_7" draw:shadow="hidden"/>
    </style:style>
    <style:style style:name="gr9" style:family="graphic" style:parent-style-name="standard">
      <style:graphic-properties draw:stroke="solid" svg:stroke-width="0.053cm" svg:stroke-color="#000000" svg:stroke-opacity="100%" draw:stroke-linejoin="round" svg:stroke-linecap="round" draw:fill="none" fo:padding-top="0.151cm" fo:padding-bottom="0.151cm" fo:padding-left="0.276cm" fo:padding-right="0.276cm" draw:shadow="hidden"/>
    </style:style>
    <style:style style:name="gr10" style:family="graphic" style:parent-style-name="standard">
      <style:graphic-properties draw:stroke="none" draw:fill="gradient" draw:fill-gradient-name="Gradient_5f_8" draw:shadow="hidden"/>
    </style:style>
    <style:style style:name="gr11" style:family="graphic" style:parent-style-name="standard">
      <style:graphic-properties draw:stroke="solid" svg:stroke-width="0.013cm" svg:stroke-color="#000000" svg:stroke-opacity="100%" draw:stroke-linejoin="round" svg:stroke-linecap="round" draw:fill="none" fo:padding-top="0.131cm" fo:padding-bottom="0.131cm" fo:padding-left="0.256cm" fo:padding-right="0.256cm" draw:shadow="hidden"/>
    </style:style>
    <style:style style:name="gr12" style:family="graphic" style:parent-style-name="standard">
      <style:graphic-properties draw:stroke="solid" svg:stroke-width="0.021cm" svg:stroke-color="#000000" svg:stroke-opacity="100%" draw:stroke-linejoin="round" svg:stroke-linecap="round" draw:fill="none" fo:padding-top="0.135cm" fo:padding-bottom="0.135cm" fo:padding-left="0.26cm" fo:padding-right="0.26cm" draw:shadow="hidden"/>
    </style:style>
    <style:style style:name="gr13" style:family="graphic" style:parent-style-name="standard">
      <style:graphic-properties draw:stroke="none" draw:fill="solid" draw:fill-color="#f2dcda" draw:shadow="hidden"/>
    </style:style>
    <style:style style:name="gr14" style:family="graphic" style:parent-style-name="standard">
      <style:graphic-properties draw:stroke="none" draw:fill="gradient" draw:fill-gradient-name="Gradient_5f_9" draw:shadow="hidden"/>
    </style:style>
    <style:style style:name="gr15" style:family="graphic" style:parent-style-name="standard">
      <style:graphic-properties draw:stroke="solid" svg:stroke-width="0.004cm" svg:stroke-color="#ffffff" svg:stroke-opacity="100%" draw:stroke-linejoin="round" svg:stroke-linecap="round" draw:fill="none" fo:padding-top="0.127cm" fo:padding-bottom="0.127cm" fo:padding-left="0.252cm" fo:padding-right="0.252cm" draw:shadow="hidden"/>
    </style:style>
    <style:style style:name="gr16" style:family="graphic" style:parent-style-name="standard">
      <style:graphic-properties draw:stroke="none" draw:fill="gradient" draw:fill-gradient-name="Gradient_5f_10" draw:shadow="hidden"/>
    </style:style>
    <style:style style:name="gr17" style:family="graphic" style:parent-style-name="standard">
      <style:graphic-properties draw:stroke="none" draw:fill="none" draw:textarea-vertical-align="middle" fo:min-height="0.509cm" fo:min-width="2.54cm" fo:padding-top="0.141cm" fo:padding-bottom="0.141cm" fo:padding-left="0.141cm" fo:padding-right="0.141cm"/>
    </style:style>
    <style:style style:name="gr18" style:family="graphic" style:parent-style-name="standard">
      <style:graphic-properties draw:stroke="none" draw:fill="gradient" draw:fill-gradient-name="Gradient_5f_11" draw:shadow="hidden"/>
    </style:style>
    <style:style style:name="gr19" style:family="graphic" style:parent-style-name="standard">
      <style:graphic-properties draw:stroke="solid" svg:stroke-width="0.025cm" svg:stroke-color="#ffffff" svg:stroke-opacity="100%" draw:stroke-linejoin="round" svg:stroke-linecap="round" draw:fill="none" fo:padding-top="0.137cm" fo:padding-bottom="0.137cm" fo:padding-left="0.262cm" fo:padding-right="0.262cm" draw:shadow="hidden"/>
    </style:style>
    <style:style style:name="gr20" style:family="graphic" style:parent-style-name="standard">
      <style:graphic-properties draw:stroke="none" draw:fill="gradient" draw:fill-gradient-name="Gradient_5f_12" draw:shadow="hidden"/>
    </style:style>
    <style:style style:name="gr21" style:family="graphic" style:parent-style-name="standard">
      <style:graphic-properties draw:stroke="none" draw:fill="gradient" draw:fill-gradient-name="Gradient_5f_13" draw:shadow="hidden"/>
    </style:style>
    <style:style style:name="gr22" style:family="graphic" style:parent-style-name="standard">
      <style:graphic-properties draw:stroke="none" draw:fill="solid" draw:fill-color="#ff0000" draw:shadow="hidden"/>
    </style:style>
    <style:style style:name="gr23" style:family="graphic" style:parent-style-name="standard">
      <style:graphic-properties draw:stroke="solid" svg:stroke-width="0.008cm" svg:stroke-color="#000000" svg:stroke-opacity="100%" draw:stroke-linejoin="round" svg:stroke-linecap="round" draw:fill="none" fo:padding-top="0.129cm" fo:padding-bottom="0.129cm" fo:padding-left="0.254cm" fo:padding-right="0.254cm" draw:shadow="hidden"/>
    </style:style>
    <style:style style:name="gr24" style:family="graphic" style:parent-style-name="standard">
      <style:graphic-properties draw:stroke="none" draw:fill="none" draw:textarea-vertical-align="middle" fo:min-height="0.607cm" fo:min-width="2.54cm" fo:padding-top="0.141cm" fo:padding-bottom="0.141cm" fo:padding-left="0.141cm" fo:padding-right="0.141cm"/>
    </style:style>
    <style:style style:name="gr25" style:family="graphic" style:parent-style-name="standard">
      <style:graphic-properties draw:stroke="dash" draw:stroke-dash="Dash_5f_0" svg:stroke-width="0.008cm" svg:stroke-color="#000000" svg:stroke-opacity="100%" draw:stroke-linejoin="round" svg:stroke-linecap="round" draw:fill="none" fo:padding-top="0.129cm" fo:padding-bottom="0.129cm" fo:padding-left="0.254cm" fo:padding-right="0.254cm" draw:shadow="hidden"/>
    </style:style>
    <style:style style:name="gr26" style:family="graphic" style:parent-style-name="standard">
      <style:graphic-properties draw:stroke="none" draw:fill="none" fo:min-height="0.849cm"/>
    </style:style>
    <style:style style:name="gr27" style:family="graphic" style:parent-style-name="standard">
      <style:graphic-properties draw:stroke="none" draw:fill="none" fo:min-height="0.426cm"/>
    </style:style>
    <style:style style:name="P1" style:family="paragraph">
      <loext:graphic-properties draw:fill="none"/>
    </style:style>
    <style:style style:name="P2" style:family="paragraph">
      <loext:graphic-properties draw:fill="solid" draw:fill-color="#ff00ff" draw:opacity="0%"/>
    </style:style>
    <style:style style:name="P3" style:family="paragraph">
      <loext:graphic-properties draw:fill="gradient" draw:fill-gradient-name="Gradient_5f_5"/>
    </style:style>
    <style:style style:name="P4" style:family="paragraph">
      <loext:graphic-properties draw:fill="gradient" draw:fill-gradient-name="Gradient_5f_6"/>
    </style:style>
    <style:style style:name="P5" style:family="paragraph">
      <loext:graphic-properties draw:fill="gradient" draw:fill-gradient-name="Gradient_5f_7"/>
    </style:style>
    <style:style style:name="P6" style:family="paragraph">
      <loext:graphic-properties draw:fill="gradient" draw:fill-gradient-name="Gradient_5f_8"/>
    </style:style>
    <style:style style:name="P7" style:family="paragraph">
      <loext:graphic-properties draw:fill="solid" draw:fill-color="#f2dcda"/>
    </style:style>
    <style:style style:name="P8" style:family="paragraph">
      <loext:graphic-properties draw:fill="gradient" draw:fill-gradient-name="Gradient_5f_9"/>
    </style:style>
    <style:style style:name="P9" style:family="paragraph">
      <loext:graphic-properties draw:fill="gradient" draw:fill-gradient-name="Gradient_5f_10"/>
    </style:style>
    <style:style style:name="P10" style:family="paragraph">
      <style:paragraph-properties fo:margin-left="0cm" fo:margin-right="0cm" fo:margin-top="0cm" fo:margin-bottom="0cm" fo:line-height="120%" fo:text-align="center" fo:text-indent="0cm"/>
    </style:style>
    <style:style style:name="P11" style:family="paragraph">
      <loext:graphic-properties draw:fill="none"/>
      <style:paragraph-properties fo:margin-left="0cm" fo:margin-right="0cm" fo:margin-top="0cm" fo:margin-bottom="0cm" fo:line-height="120%" fo:text-align="center" fo:text-indent="0cm"/>
    </style:style>
    <style:style style:name="P12" style:family="paragraph">
      <loext:graphic-properties draw:fill="gradient" draw:fill-gradient-name="Gradient_5f_11"/>
    </style:style>
    <style:style style:name="P13" style:family="paragraph">
      <loext:graphic-properties draw:fill="gradient" draw:fill-gradient-name="Gradient_5f_12"/>
    </style:style>
    <style:style style:name="P14" style:family="paragraph">
      <loext:graphic-properties draw:fill="gradient" draw:fill-gradient-name="Gradient_5f_13"/>
    </style:style>
    <style:style style:name="P15" style:family="paragraph">
      <loext:graphic-properties draw:fill="solid" draw:fill-color="#ff0000"/>
    </style:style>
    <style:style style:name="T1" style:family="text">
      <style:text-properties fo:color="#000000" style:font-name="Calibri1" fo:font-size="12pt" style:font-name-asian="Calibri1" style:font-size-asian="12pt" style:font-name-complex="Calibri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Bad switch mapping example" draw:style-name="dp1" draw:master-page-name="PM3">
        <draw:path draw:style-name="gr1" draw:text-style-name="P1" draw:layer="layout" svg:width="2.298cm" svg:height="0.015cm" draw:transform="skewX (1.50255395304192) rotate (-1.58667882298805) translate (18.5000031957055cm 4.18513682735153cm)" svg:viewBox="0 0 2299 16" svg:d="M2299 16l-1143-8c0 0-1 0-2 0s-3 0-5 0c-1 0-4 0-6 0s-4 0-6 0-3 0-4 0h-1l-355-2c0-1 0-1 0-1h-1c-1 0-4 0-5 0-2 0-4 0-7 0-1 0-4 0-5 0-3 0-3 0-5 0h-1l-167-1c0 0-1 0-2 0s-3 0-5 0-4 0-6 0-4 0-6 0-3 0-4 0-1 0-2 0l-561-4">
          <text:p/>
        </draw:path>
        <draw:path draw:style-name="gr1" draw:text-style-name="P1" draw:layer="layout" svg:width="2.298cm" svg:height="0.015cm" draw:transform="skewX (1.50255395304192) rotate (-1.58667882298805) translate (16.0990031957055cm 4.18413682735144cm)" svg:viewBox="0 0 2299 16" svg:d="M2299 16l-1143-8c0 0-1 0-2 0s-3 0-5 0c-1 0-4 0-6 0s-4 0-6 0-3 0-4 0h-1l-355-2c0-1 0-1 0-1h-1c-1 0-4 0-5 0-2 0-4 0-7 0-1 0-4 0-5 0-3 0-3 0-5 0h-1l-167-1c0 0-1 0-2 0s-3 0-5 0-4 0-6 0-4 0-6 0-3 0-4 0-1 0-2 0l-561-4">
          <text:p/>
        </draw:path>
        <draw:path draw:style-name="gr1" draw:text-style-name="P1" draw:layer="layout" svg:width="2.298cm" svg:height="0.015cm" draw:transform="skewX (1.50255395304192) rotate (-1.58667882298805) translate (13.4980031957055cm 4.18313682735144cm)" svg:viewBox="0 0 2299 16" svg:d="M2299 16l-1143-8c0 0-1 0-2 0s-3 0-5 0c-1 0-4 0-6 0s-4 0-6 0-3 0-4 0h-1l-355-2c0-1 0-1 0-1h-1c-1 0-4 0-5 0-2 0-4 0-7 0-1 0-4 0-5 0-3 0-3 0-5 0h-1l-167-1c0 0-1 0-2 0s-3 0-5 0-4 0-6 0-4 0-6 0-3 0-4 0-1 0-2 0l-561-4">
          <text:p/>
        </draw:path>
        <draw:path draw:style-name="gr1" draw:text-style-name="P1" draw:layer="layout" svg:width="2.298cm" svg:height="0.015cm" draw:transform="skewX (1.50255395304192) rotate (-1.58667882298805) translate (11.0970031957055cm 4.18213682735147cm)" svg:viewBox="0 0 2299 16" svg:d="M2299 16l-1143-8c0 0-1 0-2 0s-3 0-5 0c-1 0-4 0-6 0s-4 0-6 0-3 0-4 0h-1l-355-2c0-1 0-1 0-1h-1c-1 0-4 0-5 0-2 0-4 0-7 0-1 0-4 0-5 0-3 0-3 0-5 0h-1l-167-1c0 0-1 0-2 0s-3 0-5 0-4 0-6 0-4 0-6 0-3 0-4 0-1 0-2 0l-561-4">
          <text:p/>
        </draw:path>
        <draw:path draw:style-name="gr1" draw:text-style-name="P1" draw:layer="layout" svg:width="2.298cm" svg:height="0.015cm" draw:transform="skewX (1.50255395304192) rotate (-1.58667882298805) translate (8.49600319570546cm 4.18113682735147cm)" svg:viewBox="0 0 2299 16" svg:d="M2299 16l-1143-8c0 0-1 0-2 0s-3 0-5 0c-1 0-4 0-6 0s-4 0-6 0-3 0-4 0h-1l-355-2c0-1 0-1 0-1h-1c-1 0-4 0-5 0-2 0-4 0-7 0-1 0-4 0-5 0-3 0-3 0-5 0h-1l-167-1c0 0-1 0-2 0s-3 0-5 0-4 0-6 0-4 0-6 0-3 0-4 0-1 0-2 0l-561-4">
          <text:p/>
        </draw:path>
        <draw:path draw:style-name="gr1" draw:text-style-name="P1" draw:layer="layout" svg:width="2.298cm" svg:height="0.015cm" draw:transform="skewX (1.50255395304192) rotate (-1.58667882298805) translate (3.49400319570546cm 4.17913682735146cm)" svg:viewBox="0 0 2299 16" svg:d="M2299 16l-1143-8c0 0-1 0-2 0s-3 0-5 0c-1 0-4 0-6 0s-4 0-6 0-3 0-4 0h-1l-355-2c0-1 0-1 0-1h-1c-1 0-4 0-5 0-2 0-4 0-7 0-1 0-4 0-5 0-3 0-3 0-5 0h-1l-167-1c0 0-1 0-2 0s-3 0-5 0-4 0-6 0-4 0-6 0-3 0-4 0-1 0-2 0l-561-4">
          <text:p/>
        </draw:path>
        <draw:path draw:style-name="gr1" draw:text-style-name="P1" draw:layer="layout" svg:width="2.298cm" svg:height="0.015cm" draw:transform="skewX (1.50255395304192) rotate (-1.58667882298805) translate (6.09500319570546cm 4.18013682735147cm)" svg:viewBox="0 0 2299 16" svg:d="M2299 16l-1143-8c0 0-1 0-2 0s-3 0-5 0c-1 0-4 0-6 0s-4 0-6 0-3 0-4 0h-1l-355-2c0-1 0-1 0-1h-1c-1 0-4 0-5 0-2 0-4 0-7 0-1 0-4 0-5 0-3 0-3 0-5 0h-1l-167-1c0 0-1 0-2 0s-3 0-5 0-4 0-6 0-4 0-6 0-3 0-4 0-1 0-2 0l-561-4">
          <text:p/>
        </draw:path>
        <draw:path draw:style-name="gr1" draw:text-style-name="P1" draw:layer="layout" svg:width="2.298cm" svg:height="0.015cm" draw:transform="skewX (1.50255395304192) rotate (-1.58667882298805) translate (1.09300319570546cm 4.17813682735146cm)" svg:viewBox="0 0 2299 16" svg:d="M2299 16l-1143-8c0 0-1 0-2 0s-3 0-5 0c-1 0-4 0-6 0s-4 0-6 0-3 0-4 0h-1l-355-2c0-1 0-1 0-1h-1c-1 0-4 0-5 0-2 0-4 0-7 0-1 0-4 0-5 0-3 0-3 0-5 0h-1l-167-1c0 0-1 0-2 0s-3 0-5 0-4 0-6 0-4 0-6 0-3 0-4 0-1 0-2 0l-561-4">
          <text:p/>
        </draw:path>
        <draw:path draw:style-name="gr1" draw:text-style-name="P1" draw:layer="layout" svg:width="1.859cm" svg:height="0.01cm" draw:transform="skewX (-1.55334303427495) rotate (-3.12832815127464) translate (3.58316291575978cm 4.20500146126298cm)" svg:viewBox="0 0 1860 11" svg:d="M1860 11l-925-5c0-1 0-1-1-1s-2 0-4 0-3 0-5 0-3 0-5 0c-1 0-2 0-3 0s-1 0-1 0l-287-1h-2c0 0-2-1-3-1-2 0-4 0-5 0-2 0-4 0-5 0-2 0-3 1-4 1h-1l-135-1c0 0-1 0-2 0s-2 0-3 0c-2 0-4 0-5 0-2 0-4 0-5 0-2 0-3 0-4 0h-1l-454-3">
          <text:p/>
        </draw:path>
        <draw:path draw:style-name="gr1" draw:text-style-name="P1" draw:layer="layout" svg:width="1.859cm" svg:height="0.01cm" draw:transform="skewX (-1.55334303427495) rotate (-3.12832815127464) translate (8.58316291575975cm 4.20500146126298cm)" svg:viewBox="0 0 1860 11" svg:d="M1860 11l-925-5c0-1 0-1-1-1s-2 0-4 0-3 0-5 0-3 0-5 0c-1 0-2 0-3 0s-1 0-1 0l-287-1h-2c0 0-2-1-3-1-2 0-4 0-5 0-2 0-4 0-5 0-2 0-3 1-4 1h-1l-135-1c0 0-1 0-2 0s-2 0-3 0c-2 0-4 0-5 0-2 0-4 0-5 0-2 0-3 0-4 0h-1l-454-3">
          <text:p/>
        </draw:path>
        <draw:path draw:style-name="gr1" draw:text-style-name="P1" draw:layer="layout" svg:width="1.859cm" svg:height="0.01cm" draw:transform="skewX (-1.55334303427495) rotate (-3.12832815127464) translate (13.5831629157597cm 4.20500146126298cm)" svg:viewBox="0 0 1860 11" svg:d="M1860 11l-925-5c0-1 0-1-1-1s-2 0-4 0-3 0-5 0-3 0-5 0c-1 0-2 0-3 0s-1 0-1 0l-287-1h-2c0 0-2-1-3-1-2 0-4 0-5 0-2 0-4 0-5 0-2 0-3 1-4 1h-1l-135-1c0 0-1 0-2 0s-2 0-3 0c-2 0-4 0-5 0-2 0-4 0-5 0-2 0-3 0-4 0h-1l-454-3">
          <text:p/>
        </draw:path>
        <draw:path draw:style-name="gr1" draw:text-style-name="P1" draw:layer="layout" svg:width="1.859cm" svg:height="0.01cm" draw:transform="skewX (-1.55334303427495) rotate (-3.12832815127464) translate (18.5831629157598cm 4.20500146126298cm)" svg:viewBox="0 0 1860 11" svg:d="M1860 11l-925-5c0-1 0-1-1-1s-2 0-4 0-3 0-5 0-3 0-5 0c-1 0-2 0-3 0s-1 0-1 0l-287-1h-2c0 0-2-1-3-1-2 0-4 0-5 0-2 0-4 0-5 0-2 0-3 1-4 1h-1l-135-1c0 0-1 0-2 0s-2 0-3 0c-2 0-4 0-5 0-2 0-4 0-5 0-2 0-3 0-4 0h-1l-454-3">
          <text:p/>
        </draw:path>
        <draw:path draw:style-name="gr1" draw:text-style-name="P1" draw:layer="layout" svg:width="5.996cm" svg:height="1.333cm" draw:transform="skewX (-0.466002910282486) rotate (0.769864733054699) translate (1.04262727639421cm 4.25275537129351cm)" svg:viewBox="0 0 5997 1334" svg:d="M5997 1334l-2982-663c0-3 0-5 0-8-1-5-3-11-6-16s-8-9-13-12-10-4-16-4c-5 0-10 2-15 4-5 4-8 7-10 13-2 2-3 6-3 9l-924-206c0-2 0-5 0-7-1-6-3-12-6-17-3-4-8-9-13-11-5-4-11-5-16-5-6 0-11 2-16 5-4 3-8 7-10 12-1 3-2 6-2 9l-437-97c0-3 0-5 0-8-1-6-3-11-6-16s-8-9-13-12-11-5-16-4c-6 0-11 1-16 4-4 3-8 7-10 12-1 3-2 6-2 9l-1465-325">
          <text:p/>
        </draw:path>
        <draw:path draw:style-name="gr1" draw:text-style-name="P1" draw:layer="layout" svg:width="7.176cm" svg:height="1.51cm" draw:transform="skewX (-0.698131700797732) rotate (0.620813614934383) translate (1.04249475244548cm 4.25275537129351cm)" svg:viewBox="0 0 7177 1511" svg:d="M7177 1511l-3569-751c1-3 1-6 0-9 0-6-3-12-7-18s-9-10-15-14c-6-3-13-4-20-4-6 0-12 2-18 5-5 3-9 8-12 14-2 3-3 6-3 10l-1106-233c0-3 0-6 0-8-1-7-3-13-7-19-4-5-10-10-16-13-6-4-12-5-19-5s-13 1-18 5c-6 3-10 8-13 14-1 3-2 6-3 10l-523-110c1-3 1-6 0-9-1-6-3-13-7-18-4-6-9-10-15-14-6-3-13-5-19-5-7 0-13 2-19 6-5 3-9 7-12 13-2 3-3 7-3 11l-1753-369">
          <text:p/>
        </draw:path>
        <draw:path draw:style-name="gr1" draw:text-style-name="P1" draw:layer="layout" svg:width="7.031cm" svg:height="1.516cm" draw:transform="skewX (-0.636696111127531) rotate (0.661305253580651) translate (3.4557170839587cm 4.25274693582088cm)" svg:viewBox="0 0 7032 1517" svg:d="M7032 1517l-3496-754c0-3 0-5 0-9-1-6-4-12-8-18s-8-10-15-14c-6-3-12-4-19-4-6 0-12 2-17 5-6 3-10 8-12 14-2 3-3 6-3 10l-1084-234c0-2 0-6 0-8-1-7-3-13-7-19-4-5-9-10-15-13-6-4-13-5-19-5-7 0-13 1-18 5-6 3-10 8-13 14-1 3-2 6-2 10l-513-111c1-3 1-5 0-8 0-7-3-13-7-19-3-6-9-10-14-13-6-4-13-5-20-5-6 0-12 2-18 5-5 3-9 8-12 14-1 3-2 6-3 10l-1717-370">
          <text:p/>
        </draw:path>
        <draw:path draw:style-name="gr1" draw:text-style-name="P1" draw:layer="layout" svg:width="8.292cm" svg:height="1.64cm" draw:transform="skewX (-0.807389311972577) rotate (0.54768431927582) translate (3.4556390381542cm 4.25274693582088cm)" svg:viewBox="0 0 8293 1641" svg:d="M8293 1641l-4123-816c0-3 0-6 0-9-1-7-4-13-9-20-4-6-10-11-17-15-8-3-15-5-23-5-7 0-14 2-21 6-6 4-11 9-14 15-2 3-3 7-4 11l-1278-253c1-3 0-6 0-9-1-7-3-14-8-20-4-6-11-11-17-15-8-3-15-5-23-5s-15 2-21 6c-7 3-11 8-15 14-1 4-3 8-3 12l-604-120c0-3 0-6 0-9-1-7-4-14-9-20-4-7-10-11-17-15s-15-6-23-5c-7 0-14 2-21 6-6 3-11 8-14 14-2 4-3 7-4 11l-2025-400">
          <text:p/>
        </draw:path>
        <draw:path draw:style-name="gr1" draw:text-style-name="P1" draw:layer="layout" svg:width="4.201cm" svg:height="0.211cm" draw:transform="skewX (1.14790304903667) rotate (1.45647726078927) translate (6.1229585210475cm 4.25275537129351cm)" svg:viewBox="0 0 4202 212" svg:d="M4202 212l-2089-106v-1c-1-1-2-1-5-2-2-1-5-2-8-2-4-1-8-1-12-1s-7 0-10 1c-4 0-6 1-7 2-1 0-2 1-2 1l-648-32c0-1 0-1 0-2-1 0-2-1-4-2s-6-2-9-2c-4-1-8-1-12-1-3 0-7 1-10 1-4 0-6 1-8 2l-1 1-306-15c0-1 0-1-1-1 0-1-1-2-4-3-2-1-5-1-8-2-4 0-8 0-12 0s-7 0-11 0c-3 1-5 1-7 2-1 1-1 1-2 2l-1026-52">
          <text:p/>
        </draw:path>
        <draw:path draw:style-name="gr1" draw:text-style-name="P1" draw:layer="layout" svg:width="5.291cm" svg:height="1.142cm" draw:transform="skewX (0.228638132011257) rotate (-0.909142007363847) translate (7.8244581936893cm 0.0771080618425949cm)" svg:viewBox="0 0 5292 1143" svg:d="M0 1143l2631-568c0-2 0-4 0-6 1-5 3-10 6-14 3-5 6-8 11-11 5-2 9-3 14-3s10 1 14 4c4 2 7 6 9 10 1 3 2 5 2 8l816-176c-1-2 0-5 0-7 1-5 2-9 5-14 3-4 7-7 11-10 5-2 10-3 15-3s9 1 13 3c4 3 7 7 9 11 2 2 2 5 3 8l385-84c0-2 0-4 0-6 1-5 3-10 5-14 3-5 7-8 12-10 4-3 9-4 14-4s9 1 14 4c4 2 7 6 9 10 1 2 2 5 2 8l1292-279">
          <text:p/>
        </draw:path>
        <draw:path draw:style-name="gr1" draw:text-style-name="P1" draw:layer="layout" svg:width="8.217cm" svg:height="1.602cm" draw:transform="skewX (0.828333262996509) rotate (-0.533023553559069) translate (9.07857795004308cm 0.0768155436086111cm)" svg:viewBox="0 0 8218 1603" svg:d="M0 1603l4086-797c0-3 0-6 0-9 1-7 4-13 9-19 4-6 10-11 17-15 7-3 14-5 22-5 7 0 14 2 21 6 6 3 11 8 14 14 2 4 3 7 3 11l1267-247c0-3 0-6 0-9 1-7 4-13 8-20 5-5 11-10 18-14 7-3 14-5 22-5s15 2 21 6c6 3 11 8 14 14 2 4 3 7 4 11l598-117c0-3 0-6 1-9 0-7 3-13 8-20 4-6 10-10 17-14 7-3 15-5 22-5 8 0 15 2 21 6 7 3 11 8 15 14 1 3 2 7 3 11l2007-391">
          <text:p/>
        </draw:path>
        <draw:path draw:style-name="gr1" draw:text-style-name="P1" draw:layer="layout" svg:width="4.632cm" svg:height="0.804cm" draw:transform="skewX (0.192509816494975) rotate (1.12189764318196) translate (6.1231703664848cm 4.25275537129351cm)" svg:viewBox="0 0 4633 805" svg:d="M4633 805l-2304-400c1-2 1-3 0-5 0-3-2-6-4-9-3-3-6-6-10-8-4-1-8-2-13-2-4 0-8 1-11 3-4 1-6 4-8 7-1 2-2 4-2 5l-714-124c0-1 0-3 0-4-1-4-2-7-5-10-2-3-6-6-10-7-4-2-8-3-12-3-5 0-9 1-12 3-4 2-6 4-8 7-1 2-2 4-2 6l-338-59c1-2 0-3 0-4 0-4-2-7-4-10-3-3-6-6-10-7-4-2-9-3-13-3s-8 1-12 3c-3 1-6 4-8 7-1 2-1 3-1 5l-1132-196">
          <text:p/>
        </draw:path>
        <draw:path draw:style-name="gr1" draw:text-style-name="P1" draw:layer="layout" svg:width="4.514cm" svg:height="0.706cm" draw:transform="skewX (-0.32637657012294) rotate (-1.17966804142297) translate (9.35458081892658cm 0.0787011498834445cm)" svg:viewBox="0 0 4515 707" svg:d="M0 707l2245-351c0-2 0-3 0-4 0-3 2-6 5-9 2-3 5-5 9-6 4-2 8-2 12-2s8 0 12 2c3 2 6 4 7 6s2 4 2 5l696-109c0-1 0-2 0-4 1-3 2-6 5-8 2-3 6-5 9-7 4-1 8-2 13-2 4 0 8 1 11 3 4 1 6 3 8 6 1 1 2 3 2 5l329-52c-1-1 0-3 0-4 0-3 2-6 4-9 3-2 6-4 10-6 4-1 8-2 12-2s8 1 12 2c3 2 6 4 7 7 1 1 2 3 2 5l1103-173">
          <text:p/>
        </draw:path>
        <draw:path draw:style-name="gr1" draw:text-style-name="P1" draw:layer="layout" svg:width="6.943cm" svg:height="1.482cm" draw:transform="skewX (0.66165431943105) rotate (-0.644899158611906) translate (10.6063504032863cm 0.0787361955331257cm)" svg:viewBox="0 0 6944 1483" svg:d="M0 1483l3452-737c0-3 0-5 0-9 1-6 4-12 8-17 3-6 8-10 14-14 6-3 13-5 19-4 6 0 12 1 18 4 5 4 9 8 11 14 2 3 3 7 3 10l1071-228c-1-3 0-6 0-9 1-6 3-12 7-18 3-5 9-10 14-13 6-3 13-5 19-5 7 0 13 2 18 5s9 8 12 14c1 3 2 6 3 10l506-108c-1-3 0-6 0-9 1-6 3-12 7-18 3-6 9-10 14-13 6-3 13-5 19-5 7 0 13 2 18 5 5 4 9 8 12 14 1 3 2 6 3 10l1696-362">
          <text:p/>
        </draw:path>
        <draw:path draw:style-name="gr1" draw:text-style-name="P1" draw:layer="layout" svg:width="4.648cm" svg:height="0.711cm" draw:transform="skewX (0.354127305229649) rotate (1.19136174741133) translate (8.5359121984699cm 4.25274693582088cm)" svg:viewBox="0 0 4649 712" svg:d="M4649 712l-2311-354c0-1 0-2 0-4-1-3-2-6-5-8-3-3-6-5-10-7-4-1-8-2-13-2-4 0-8 1-11 2-4 2-6 4-8 7-1 1-2 3-2 5l-717-110c0-1 0-3 0-4 0-3-2-6-5-9-2-2-6-5-9-6-4-2-9-2-13-2s-8 0-12 2c-3 2-6 4-8 6-1 2-2 4-2 5l-339-52c1-1 1-2 0-4 0-3-2-6-4-8-3-3-6-5-10-7-4-1-9-2-13-2s-8 1-12 3c-3 1-6 3-8 6-1 1-1 3-2 5l-1135-174">
          <text:p/>
        </draw:path>
        <draw:path draw:style-name="gr1" draw:text-style-name="P1" draw:layer="layout" svg:width="4.762cm" svg:height="0.81cm" draw:transform="skewX (-0.222354946704078) rotate (-1.13533667842231) translate (11.4799581048576cm -0.065712013055032cm)" svg:viewBox="0 0 4763 811" svg:d="M0 811l2368-403c0-2 0-3 0-5 1-3 2-6 5-9 3-4 6-6 10-8 4-1 9-2 13-2s8 1 12 2c4 2 6 5 8 8 1 2 2 3 2 5l734-125c0-1 0-3 0-4 1-4 2-7 5-10s6-6 10-7c4-2 9-3 13-3 5 0 9 1 12 3 4 2 7 4 9 7 1 2 1 4 2 6l347-59c-1-2-1-4 0-5 0-4 2-7 4-10 3-3 6-5 10-7s9-3 13-3c5 0 9 1 12 3 4 2 7 4 9 7 1 2 1 4 2 6l1163-198">
          <text:p/>
        </draw:path>
        <draw:path draw:style-name="gr1" draw:text-style-name="P1" draw:layer="layout" svg:width="7.259cm" svg:height="1.544cm" draw:transform="skewX (0.67387162419501) rotate (-0.637045176977931) translate (12.7336598365104cm -0.0653977914349043cm)" svg:viewBox="0 0 7260 1545" svg:d="M0 1545l3609-768c0-3 0-6 0-9 1-6 4-12 8-18s9-11 15-14c7-3 13-5 20-5 6 0 13 2 18 5 6 4 10 8 12 14 2 3 3 7 4 11l1119-238c-1-3 0-6 0-9 1-7 3-13 7-19s9-10 15-14c7-3 13-5 20-4 7 0 13 1 19 5 5 3 9 8 12 13 2 4 3 7 3 11l529-113c0-3 0-5 0-8 1-7 3-13 7-19s10-11 16-14 13-5 19-5c7 0 13 2 19 6 5 3 10 7 13 13 1 4 2 7 3 11l1773-377">
          <text:p/>
        </draw:path>
        <draw:path draw:style-name="gr1" draw:text-style-name="P1" draw:layer="layout" svg:width="5.405cm" svg:height="1.156cm" draw:transform="skewX (-0.200712863979348) rotate (0.925199036482194) translate (8.5358341526655cm 4.25274693582088cm)" svg:viewBox="0 0 5406 1157" svg:d="M5406 1157l-2688-575c0-2 0-4 0-7 0-5-2-9-5-14-3-4-7-8-12-10-4-3-9-4-14-4s-10 2-14 4c-4 3-7 6-9 11-2 2-2 5-3 8l-833-179c0-2 0-4 0-6-1-5-2-10-5-14-3-5-7-8-12-11-4-2-9-3-14-3s-10 1-14 4c-4 2-7 6-10 10-1 3-2 5-2 8l-394-84c1-3 0-5 0-7 0-5-2-10-5-14-3-5-7-8-11-10-5-3-10-4-15-4s-10 1-14 4c-4 2-7 6-9 10-2 3-2 5-3 8l-1320-282">
          <text:p/>
        </draw:path>
        <draw:path draw:style-name="gr1" draw:text-style-name="P1" draw:layer="layout" svg:width="4.344cm" svg:height="0.211cm" draw:transform="skewX (-1.16169115012743) rotate (-1.46049151806886) translate (13.0106952806333cm -0.0660816927299747cm)" svg:viewBox="0 0 4345 212" svg:d="M0 212l2160-106v-1c1-1 2-1 5-2 2-1 5-2 9-2 4-1 8-1 12-1s7 0 11 1c3 0 6 1 7 2 1 0 2 1 2 1l670-32c0-1 0-1 0-2 0 0 2-1 4-2 3-1 6-2 9-2 4-1 8-1 12-1s8 1 11 1c4 0 6 1 8 2 1 0 1 1 2 1l316-15c0-1 0-1 0-1 1-1 2-2 5-3 2-1 5-1 9-2 3 0 8 0 12 0s7 0 11 0c3 1 5 1 7 2 1 1 2 1 2 2l1061-52">
          <text:p/>
        </draw:path>
        <draw:path draw:style-name="gr1" draw:text-style-name="P1" draw:layer="layout" svg:width="6.097cm" svg:height="1.355cm" draw:transform="skewX (0.437903109325377) rotate (-0.786794426799045) translate (14.2632954678073cm -0.0652182905163854cm)" svg:viewBox="0 0 6098 1356" svg:d="M0 1356l3032-674c0-3 0-5 0-8 1-5 3-11 6-16s8-9 13-12 11-5 17-5c5 0 10 2 15 5s8 7 10 12c2 3 3 6 3 10l940-209c0-3 0-6 0-8 1-6 2-12 6-17 3-4 8-9 13-12s11-4 16-4c6 0 11 1 16 5 5 3 8 7 11 12 1 3 2 6 2 9l445-99c-1-2-1-5 0-7 0-6 2-12 6-17 3-5 7-9 12-12 6-3 12-5 17-5 6 1 11 2 16 5 4 3 8 7 10 12 1 3 2 7 3 10l1489-331">
          <text:p/>
        </draw:path>
        <draw:path draw:style-name="gr1" draw:text-style-name="P1" draw:layer="layout" svg:width="2.745cm" svg:height="0.168cm" draw:transform="skewX (-1.05627326330697) rotate (1.71042266695444) translate (3.96509965591672cm 8.76417540595196cm)" svg:viewBox="0 0 2746 169" svg:d="M0 169l1365-84v-1c0-1 1-1 3-2 1-1 3-1 6-1 2-1 5-1 7-1 3 0 5 0 7 1 2 0 4 1 5 1 0 1 1 1 1 1l423-26v-1c1 0 1-1 3-2 1 0 4-1 6-1 2-1 5-1 7-1 3 0 5 0 7 1 2 0 4 1 5 1 1 1 1 1 1 1l200-12v-1c1-1 1-1 3-2 1-1 3-1 6-1 2-1 5-1 7-1 3 0 5 0 7 1 2 0 4 0 5 1 1 0 1 1 1 1l671-41">
          <text:p/>
        </draw:path>
        <draw:path draw:style-name="gr1" draw:text-style-name="P1" draw:layer="layout" svg:width="2.637cm" svg:height="0.248cm" draw:transform="skewX (0.79709186938581) rotate (-1.79035874669578) translate (3.5830496964808cm 6.04515090861288cm)" svg:viewBox="0 0 2638 249" svg:d="M2638 249l-1311-124v-1c-1-1-2-2-3-3-2-1-3-2-6-2-2-1-4-1-7-1-2 0-5 0-7 1-2 0-3 1-4 2-1 0-1 1-1 2l-407-39v-1c0-1-1-2-3-3-1-1-3-2-5-2-2-1-5-1-7-1-3 0-5 0-7 1-2 0-3 1-5 2 0 0 0 1-1 2l-192-19v-1c0-1-1-2-2-3-2-1-4-2-6-2-2-1-5-1-7-1-3 0-5 0-7 1-2 0-3 1-5 2 0 1 0 1-1 2l-644-61">
          <text:p/>
        </draw:path>
        <draw:path draw:style-name="gr1" draw:text-style-name="P1" draw:layer="layout" svg:width="1.859cm" svg:height="0.01cm" draw:transform="skewX (-1.55334303427495) rotate (-3.12832815127464) translate (3.58316291575966cm 6.04400146126298cm)" svg:viewBox="0 0 1860 11" svg:d="M1860 11l-925-5c0-1 0-1-1-1s-2 0-4 0-3 0-5 0-3 0-5 0c-1 0-2 0-3 0s-1 0-1 0l-287-1h-2c0 0-2-1-3-1-2 0-4 0-5 0-2 0-4 0-5 0-2 0-3 1-4 1h-1l-135-1c0 0-1 0-2 0s-2 0-3 0c-2 0-4 0-5 0-2 0-4 0-5 0-2 0-3 0-4 0h-1l-454-3">
          <text:p/>
        </draw:path>
        <draw:path draw:style-name="gr1" draw:text-style-name="P1" draw:layer="layout" svg:width="1.859cm" svg:height="0.01cm" draw:transform="skewX (-1.55334303427495) rotate (-3.12832815127464) translate (8.58316291575972cm 6.04400146126297cm)" svg:viewBox="0 0 1860 11" svg:d="M1860 11l-925-5c0-1 0-1-1-1s-2 0-4 0-3 0-5 0-3 0-5 0c-1 0-2 0-3 0s-1 0-1 0l-287-1h-2c0 0-2-1-3-1-2 0-4 0-5 0-2 0-4 0-5 0-2 0-3 1-4 1h-1l-135-1c0 0-1 0-2 0s-2 0-3 0c-2 0-4 0-5 0-2 0-4 0-5 0-2 0-3 0-4 0h-1l-454-3">
          <text:p/>
        </draw:path>
        <draw:path draw:style-name="gr1" draw:text-style-name="P1" draw:layer="layout" svg:width="1.859cm" svg:height="0.01cm" draw:transform="skewX (-1.55334303427495) rotate (-3.12832815127464) translate (13.5831629157596cm 6.04400146126298cm)" svg:viewBox="0 0 1860 11" svg:d="M1860 11l-925-5c0-1 0-1-1-1s-2 0-4 0-3 0-5 0-3 0-5 0c-1 0-2 0-3 0s-1 0-1 0l-287-1h-2c0 0-2-1-3-1-2 0-4 0-5 0-2 0-4 0-5 0-2 0-3 1-4 1h-1l-135-1c0 0-1 0-2 0s-2 0-3 0c-2 0-4 0-5 0-2 0-4 0-5 0-2 0-3 0-4 0h-1l-454-3">
          <text:p/>
        </draw:path>
        <draw:path draw:style-name="gr1" draw:text-style-name="P1" draw:layer="layout" svg:width="1.859cm" svg:height="0.01cm" draw:transform="skewX (-1.55334303427495) rotate (-3.12832815127464) translate (18.5831629157595cm 6.04400146126298cm)" svg:viewBox="0 0 1860 11" svg:d="M1860 11l-925-5c0-1 0-1-1-1s-2 0-4 0-3 0-5 0-3 0-5 0c-1 0-2 0-3 0s-1 0-1 0l-287-1h-2c0 0-2-1-3-1-2 0-4 0-5 0-2 0-4 0-5 0-2 0-3 1-4 1h-1l-135-1c0 0-1 0-2 0s-2 0-3 0c-2 0-4 0-5 0-2 0-4 0-5 0-2 0-3 0-4 0h-1l-454-3">
          <text:p/>
        </draw:path>
        <draw:path draw:style-name="gr1" draw:text-style-name="P1" draw:layer="layout" svg:width="2.637cm" svg:height="0.248cm" draw:transform="skewX (0.79709186938581) rotate (-1.79035874669578) translate (1.08304969648077cm 6.04615090861288cm)" svg:viewBox="0 0 2638 249" svg:d="M2638 249l-1311-124v-1c-1-1-2-2-3-3-2-1-3-2-6-2-2-1-4-1-7-1-2 0-5 0-7 1-2 0-3 1-4 2-1 0-1 1-1 2l-407-39v-1c0-1-1-2-3-3-1-1-3-2-5-2-2-1-5-1-7-1-3 0-5 0-7 1-2 0-3 1-5 2 0 0 0 1-1 2l-192-19v-1c0-1-1-2-2-3-2-1-4-2-6-2-2-1-5-1-7-1-3 0-5 0-7 1-2 0-3 1-5 2 0 1 0 1-1 2l-644-61">
          <text:p/>
        </draw:path>
        <draw:path draw:style-name="gr1" draw:text-style-name="P1" draw:layer="layout" svg:width="2.637cm" svg:height="0.248cm" draw:transform="skewX (0.79709186938581) rotate (-1.79035874669578) translate (6.0830496964808cm 6.04615090861288cm)" svg:viewBox="0 0 2638 249" svg:d="M2638 249l-1311-124v-1c-1-1-2-2-3-3-2-1-3-2-6-2-2-1-4-1-7-1-2 0-5 0-7 1-2 0-3 1-4 2-1 0-1 1-1 2l-407-39v-1c0-1-1-2-3-3-1-1-3-2-5-2-2-1-5-1-7-1-3 0-5 0-7 1-2 0-3 1-5 2 0 0 0 1-1 2l-192-19v-1c0-1-1-2-2-3-2-1-4-2-6-2-2-1-5-1-7-1-3 0-5 0-7 1-2 0-3 1-5 2 0 1 0 1-1 2l-644-61">
          <text:p/>
        </draw:path>
        <draw:path draw:style-name="gr1" draw:text-style-name="P1" draw:layer="layout" svg:width="2.637cm" svg:height="0.248cm" draw:transform="skewX (0.79709186938581) rotate (-1.79035874669578) translate (8.4830496964808cm 6.04615090861289cm)" svg:viewBox="0 0 2638 249" svg:d="M2638 249l-1311-124v-1c-1-1-2-2-3-3-2-1-3-2-6-2-2-1-4-1-7-1-2 0-5 0-7 1-2 0-3 1-4 2-1 0-1 1-1 2l-407-39v-1c0-1-1-2-3-3-1-1-3-2-5-2-2-1-5-1-7-1-3 0-5 0-7 1-2 0-3 1-5 2 0 0 0 1-1 2l-192-19v-1c0-1-1-2-2-3-2-1-4-2-6-2-2-1-5-1-7-1-3 0-5 0-7 1-2 0-3 1-5 2 0 1 0 1-1 2l-644-61">
          <text:p/>
        </draw:path>
        <draw:path draw:style-name="gr1" draw:text-style-name="P1" draw:layer="layout" svg:width="2.637cm" svg:height="0.248cm" draw:transform="skewX (0.79709186938581) rotate (-1.79035874669578) translate (11.0830496964808cm 6.04615090861288cm)" svg:viewBox="0 0 2638 249" svg:d="M2638 249l-1311-124v-1c-1-1-2-2-3-3-2-1-3-2-6-2-2-1-4-1-7-1-2 0-5 0-7 1-2 0-3 1-4 2-1 0-1 1-1 2l-407-39v-1c0-1-1-2-3-3-1-1-3-2-5-2-2-1-5-1-7-1-3 0-5 0-7 1-2 0-3 1-5 2 0 0 0 1-1 2l-192-19v-1c0-1-1-2-2-3-2-1-4-2-6-2-2-1-5-1-7-1-3 0-5 0-7 1-2 0-3 1-5 2 0 1 0 1-1 2l-644-61">
          <text:p/>
        </draw:path>
        <draw:path draw:style-name="gr1" draw:text-style-name="P1" draw:layer="layout" svg:width="2.637cm" svg:height="0.248cm" draw:transform="skewX (0.79709186938581) rotate (-1.79035874669578) translate (13.4830496964808cm 6.04615090861288cm)" svg:viewBox="0 0 2638 249" svg:d="M2638 249l-1311-124v-1c-1-1-2-2-3-3-2-1-3-2-6-2-2-1-4-1-7-1-2 0-5 0-7 1-2 0-3 1-4 2-1 0-1 1-1 2l-407-39v-1c0-1-1-2-3-3-1-1-3-2-5-2-2-1-5-1-7-1-3 0-5 0-7 1-2 0-3 1-5 2 0 0 0 1-1 2l-192-19v-1c0-1-1-2-2-3-2-1-4-2-6-2-2-1-5-1-7-1-3 0-5 0-7 1-2 0-3 1-5 2 0 1 0 1-1 2l-644-61">
          <text:p/>
        </draw:path>
        <draw:path draw:style-name="gr1" draw:text-style-name="P1" draw:layer="layout" svg:width="2.637cm" svg:height="0.248cm" draw:transform="skewX (0.79709186938581) rotate (-1.79035874669578) translate (16.0830496964808cm 6.0461509086129cm)" svg:viewBox="0 0 2638 249" svg:d="M2638 249l-1311-124v-1c-1-1-2-2-3-3-2-1-3-2-6-2-2-1-4-1-7-1-2 0-5 0-7 1-2 0-3 1-4 2-1 0-1 1-1 2l-407-39v-1c0-1-1-2-3-3-1-1-3-2-5-2-2-1-5-1-7-1-3 0-5 0-7 1-2 0-3 1-5 2 0 0 0 1-1 2l-192-19v-1c0-1-1-2-2-3-2-1-4-2-6-2-2-1-5-1-7-1-3 0-5 0-7 1-2 0-3 1-5 2 0 1 0 1-1 2l-644-61">
          <text:p/>
        </draw:path>
        <draw:path draw:style-name="gr1" draw:text-style-name="P1" draw:layer="layout" svg:width="2.637cm" svg:height="0.248cm" draw:transform="skewX (0.79709186938581) rotate (-1.79035874669578) translate (18.4830496964808cm 6.04615090861291cm)" svg:viewBox="0 0 2638 249" svg:d="M2638 249l-1311-124v-1c-1-1-2-2-3-3-2-1-3-2-6-2-2-1-4-1-7-1-2 0-5 0-7 1-2 0-3 1-4 2-1 0-1 1-1 2l-407-39v-1c0-1-1-2-3-3-1-1-3-2-5-2-2-1-5-1-7-1-3 0-5 0-7 1-2 0-3 1-5 2 0 0 0 1-1 2l-192-19v-1c0-1-1-2-2-3-2-1-4-2-6-2-2-1-5-1-7-1-3 0-5 0-7 1-2 0-3 1-5 2 0 1 0 1-1 2l-644-61">
          <text:p/>
        </draw:path>
        <draw:path draw:style-name="gr1" draw:text-style-name="P1" draw:layer="layout" svg:width="2.745cm" svg:height="0.168cm" draw:transform="skewX (-1.05627326330697) rotate (1.71042266695444) translate (1.56509965591677cm 8.76517540595197cm)" svg:viewBox="0 0 2746 169" svg:d="M0 169l1365-84v-1c0-1 1-1 3-2 1-1 3-1 6-1 2-1 5-1 7-1 3 0 5 0 7 1 2 0 4 1 5 1 0 1 1 1 1 1l423-26v-1c1 0 1-1 3-2 1 0 4-1 6-1 2-1 5-1 7-1 3 0 5 0 7 1 2 0 4 1 5 1 1 1 1 1 1 1l200-12v-1c1-1 1-1 3-2 1-1 3-1 6-1 2-1 5-1 7-1 3 0 5 0 7 1 2 0 4 0 5 1 1 0 1 1 1 1l671-41">
          <text:p/>
        </draw:path>
        <draw:path draw:style-name="gr1" draw:text-style-name="P1" draw:layer="layout" svg:width="2.745cm" svg:height="0.168cm" draw:transform="skewX (-1.05627326330697) rotate (1.71042266695444) translate (6.56509965591672cm 8.76517540595197cm)" svg:viewBox="0 0 2746 169" svg:d="M0 169l1365-84v-1c0-1 1-1 3-2 1-1 3-1 6-1 2-1 5-1 7-1 3 0 5 0 7 1 2 0 4 1 5 1 0 1 1 1 1 1l423-26v-1c1 0 1-1 3-2 1 0 4-1 6-1 2-1 5-1 7-1 3 0 5 0 7 1 2 0 4 1 5 1 1 1 1 1 1 1l200-12v-1c1-1 1-1 3-2 1-1 3-1 6-1 2-1 5-1 7-1 3 0 5 0 7 1 2 0 4 0 5 1 1 0 1 1 1 1l671-41">
          <text:p/>
        </draw:path>
        <draw:path draw:style-name="gr1" draw:text-style-name="P1" draw:layer="layout" svg:width="2.745cm" svg:height="0.168cm" draw:transform="skewX (-1.05627326330697) rotate (1.71042266695444) translate (8.96509965591672cm 8.76517540595196cm)" svg:viewBox="0 0 2746 169" svg:d="M0 169l1365-84v-1c0-1 1-1 3-2 1-1 3-1 6-1 2-1 5-1 7-1 3 0 5 0 7 1 2 0 4 1 5 1 0 1 1 1 1 1l423-26v-1c1 0 1-1 3-2 1 0 4-1 6-1 2-1 5-1 7-1 3 0 5 0 7 1 2 0 4 1 5 1 1 1 1 1 1 1l200-12v-1c1-1 1-1 3-2 1-1 3-1 6-1 2-1 5-1 7-1 3 0 5 0 7 1 2 0 4 0 5 1 1 0 1 1 1 1l671-41">
          <text:p/>
        </draw:path>
        <draw:path draw:style-name="gr1" draw:text-style-name="P1" draw:layer="layout" svg:width="2.745cm" svg:height="0.168cm" draw:transform="skewX (-1.05627326330697) rotate (1.71042266695444) translate (11.5650996559167cm 8.76517540595197cm)" svg:viewBox="0 0 2746 169" svg:d="M0 169l1365-84v-1c0-1 1-1 3-2 1-1 3-1 6-1 2-1 5-1 7-1 3 0 5 0 7 1 2 0 4 1 5 1 0 1 1 1 1 1l423-26v-1c1 0 1-1 3-2 1 0 4-1 6-1 2-1 5-1 7-1 3 0 5 0 7 1 2 0 4 1 5 1 1 1 1 1 1 1l200-12v-1c1-1 1-1 3-2 1-1 3-1 6-1 2-1 5-1 7-1 3 0 5 0 7 1 2 0 4 0 5 1 1 0 1 1 1 1l671-41">
          <text:p/>
        </draw:path>
        <draw:path draw:style-name="gr1" draw:text-style-name="P1" draw:layer="layout" svg:width="2.745cm" svg:height="0.168cm" draw:transform="skewX (-1.05627326330697) rotate (1.71042266695444) translate (13.9650996559167cm 8.76517540595197cm)" svg:viewBox="0 0 2746 169" svg:d="M0 169l1365-84v-1c0-1 1-1 3-2 1-1 3-1 6-1 2-1 5-1 7-1 3 0 5 0 7 1 2 0 4 1 5 1 0 1 1 1 1 1l423-26v-1c1 0 1-1 3-2 1 0 4-1 6-1 2-1 5-1 7-1 3 0 5 0 7 1 2 0 4 1 5 1 1 1 1 1 1 1l200-12v-1c1-1 1-1 3-2 1-1 3-1 6-1 2-1 5-1 7-1 3 0 5 0 7 1 2 0 4 0 5 1 1 0 1 1 1 1l671-41">
          <text:p/>
        </draw:path>
        <draw:path draw:style-name="gr1" draw:text-style-name="P1" draw:layer="layout" svg:width="2.745cm" svg:height="0.168cm" draw:transform="skewX (-1.05627326330697) rotate (1.71042266695444) translate (16.5650996559167cm 8.76517540595197cm)" svg:viewBox="0 0 2746 169" svg:d="M0 169l1365-84v-1c0-1 1-1 3-2 1-1 3-1 6-1 2-1 5-1 7-1 3 0 5 0 7 1 2 0 4 1 5 1 0 1 1 1 1 1l423-26v-1c1 0 1-1 3-2 1 0 4-1 6-1 2-1 5-1 7-1 3 0 5 0 7 1 2 0 4 1 5 1 1 1 1 1 1 1l200-12v-1c1-1 1-1 3-2 1-1 3-1 6-1 2-1 5-1 7-1 3 0 5 0 7 1 2 0 4 0 5 1 1 0 1 1 1 1l671-41">
          <text:p/>
        </draw:path>
        <draw:path draw:style-name="gr1" draw:text-style-name="P1" draw:layer="layout" svg:width="2.745cm" svg:height="0.168cm" draw:transform="skewX (-1.05627326330697) rotate (1.71042266695444) translate (18.9650996559167cm 8.76517540595196cm)" svg:viewBox="0 0 2746 169" svg:d="M0 169l1365-84v-1c0-1 1-1 3-2 1-1 3-1 6-1 2-1 5-1 7-1 3 0 5 0 7 1 2 0 4 1 5 1 0 1 1 1 1 1l423-26v-1c1 0 1-1 3-2 1 0 4-1 6-1 2-1 5-1 7-1 3 0 5 0 7 1 2 0 4 1 5 1 1 1 1 1 1 1l200-12v-1c1-1 1-1 3-2 1-1 3-1 6-1 2-1 5-1 7-1 3 0 5 0 7 1 2 0 4 0 5 1 1 0 1 1 1 1l671-41">
          <text:p/>
        </draw:path>
        <draw:path draw:style-name="gr1" draw:text-style-name="P1" draw:layer="layout" svg:width="2.871cm" svg:height="0.623cm" draw:transform="skewX (-0.292691715559449) rotate (-2.23192704745035) translate (3.414154633013cm 4.20513496756222cm)" svg:viewBox="0 0 2872 624" svg:d="M2872 624l-1428-310c0-1 0-2 0-4s-1-5-2-7c-2-3-4-5-6-6s-5-2-8-2c-2 0-5 1-7 2-3 2-4 4-6 6 0 1-1 3-1 4l-443-96c0-1 0-2 0-3 0-3 0-6-2-8-1-2-4-4-6-6-2-1-5-2-8-2-2 0-5 1-7 2-3 2-4 4-6 6 0 2-1 3-1 4l-209-45c0-1 0-3 0-4 0-2-1-5-2-7-2-3-4-5-6-6-3-1-5-2-8-2s-5 1-8 2c-2 2-4 3-5 6-1 1-1 3-2 4l-701-152">
          <text:p/>
        </draw:path>
        <draw:path draw:style-name="gr1" draw:text-style-name="P1" draw:layer="layout" svg:width="2.829cm" svg:height="0.626cm" draw:transform="skewX (0.370009801422798) rotate (-0.82815873007131) translate (1.66936270406233cm 3.95998400561186cm)" svg:viewBox="0 0 2830 627" svg:d="M0 627l1407-312c0-1 0-2 0-3 0-3 1-5 3-8 2-2 4-4 6-5 2-2 5-2 8-2 2 0 5 0 7 2 2 1 4 3 5 5 0 2 1 3 1 5l436-97c0-1 0-2 0-3 0-3 1-6 3-8 1-2 4-4 6-6 2-1 5-2 8-2 2 0 5 1 7 2 2 2 4 4 5 6 0 2 1 3 1 5l206-46c0-2 0-3 0-4 0-3 1-5 3-8 1-2 4-4 6-5 2-2 5-2 8-2 2 0 5 1 7 2s4 3 5 6c0 1 1 2 1 4l691-153">
          <text:p/>
        </draw:path>
        <draw:g>
          <draw:g>
            <draw:path draw:style-name="gr2" draw:text-style-name="P2" draw:layer="layout" svg:width="0.9cm" svg:height="1.25cm" svg:x="0cm" svg:y="7.634cm" svg:viewBox="0 0 901 1251" svg:d="M901 185l-347-185-554 301v777c41 42 89 78 141 107 62 33 130 56 200 66l560-301zM153 423c2 1 3 1 5 2 57 31 119 53 183 65-64-12-126-34-182-64-2-1-4-2-6-3z">
              <text:p/>
            </draw:path>
            <draw:path draw:style-name="gr3" draw:text-style-name="P1" draw:layer="layout" svg:width="0.9cm" svg:height="1.25cm" svg:x="0cm" svg:y="7.634cm" svg:viewBox="0 0 901 1251" svg:d="M901 185l-347-185-554 301v777c41 42 89 78 141 107 62 33 130 56 200 66l560-301zM153 423c2 1 3 1 5 2 57 31 119 53 183 65-64-12-126-34-182-64-2-1-4-2-6-3z">
              <text:p/>
            </draw:path>
          </draw:g>
          <draw:g>
            <draw:path draw:style-name="gr4" draw:text-style-name="P3" draw:layer="layout" svg:width="0.9cm" svg:height="0.489cm" svg:x="0cm" svg:y="7.634cm" svg:viewBox="0 0 901 490" svg:d="M341 490l560-305-347-185-554 302c45 49 99 91 159 124 56 30 118 52 182 64z">
              <text:p/>
            </draw:path>
            <draw:path draw:style-name="gr5" draw:text-style-name="P1" draw:layer="layout" svg:width="0.9cm" svg:height="0.489cm" svg:x="0cm" svg:y="7.634cm" svg:viewBox="0 0 901 490" svg:d="M341 490l560-305-347-185-554 302c45 49 99 91 159 124 56 30 118 52 182 64z">
              <text:p/>
            </draw:path>
          </draw:g>
          <draw:g>
            <draw:path draw:style-name="gr6" draw:text-style-name="P4" draw:layer="layout" svg:width="0.342cm" svg:height="0.949cm" svg:x="0cm" svg:y="7.935cm" svg:viewBox="0 0 343 950" svg:d="M343 188c-65-12-127-33-184-64-60-32-114-74-159-124v776c41 43 90 79 143 108 62 33 130 55 200 66z">
              <text:p/>
            </draw:path>
            <draw:path draw:style-name="gr7" draw:text-style-name="P1" draw:layer="layout" svg:width="0.342cm" svg:height="0.949cm" svg:x="0cm" svg:y="7.935cm" svg:viewBox="0 0 343 950" svg:d="M343 188c-65-12-127-33-184-64-60-32-114-74-159-124v776c41 43 90 79 143 108 62 33 130 55 200 66z">
              <text:p/>
            </draw:path>
          </draw:g>
          <draw:g>
            <draw:polygon draw:style-name="gr8" draw:text-style-name="P5" draw:layer="layout" svg:width="0.559cm" svg:height="1.064cm" svg:x="0.342cm" svg:y="7.819cm" svg:viewBox="0 0 560 1065" draw:points="0,304 0,1065 560,763 560,0">
              <text:p/>
            </draw:polygon>
            <draw:polygon draw:style-name="gr5" draw:text-style-name="P1" draw:layer="layout" svg:width="0.559cm" svg:height="1.064cm" svg:x="0.342cm" svg:y="7.819cm" svg:viewBox="0 0 560 1065" draw:points="0,304 0,1065 560,763 560,0">
              <text:p/>
            </draw:polygon>
          </draw:g>
          <draw:path draw:style-name="gr9" draw:text-style-name="P1" draw:layer="layout" svg:width="0.9cm" svg:height="1.25cm" svg:x="0cm" svg:y="7.634cm" svg:viewBox="0 0 901 1251" svg:d="M901 185l-347-185-554 301v777c41 42 89 78 141 107 62 33 130 56 200 66l560-301z">
            <text:p/>
          </draw:path>
          <draw:g>
            <draw:path draw:style-name="gr10" draw:text-style-name="P6" draw:layer="layout" svg:width="0.056cm" svg:height="0.068cm" svg:x="0.13cm" svg:y="8.405cm" svg:viewBox="0 0 57 69" svg:d="M54 25c2 6 3 12 3 18s-2 11-5 15c-2 5-6 8-10 10-5 1-10 1-15 0-5-2-10-5-14-9s-7-9-10-15c-2-6-3-12-3-18 1-6 2-11 5-15 2-5 6-8 11-10h1c4-1 8-1 13 0 5 2 10 5 14 9s7 9 10 15z">
              <text:p/>
            </draw:path>
            <draw:path draw:style-name="gr11" draw:text-style-name="P1" draw:layer="layout" svg:width="0.056cm" svg:height="0.068cm" svg:x="0.13cm" svg:y="8.405cm" svg:viewBox="0 0 57 69" svg:d="M54 25c2 6 3 12 3 18s-2 11-5 15c-2 5-6 8-10 10-5 1-10 1-15 0-5-2-10-5-14-9s-7-9-10-15c-2-6-3-12-3-18 1-6 2-11 5-15 2-5 6-8 11-10h1c4-1 8-1 13 0 5 2 10 5 14 9s7 9 10 15z">
              <text:p/>
            </draw:path>
          </draw:g>
          <draw:path draw:style-name="gr12" draw:text-style-name="P1" draw:layer="layout" svg:width="0.231cm" svg:height="0.211cm" svg:x="0.055cm" svg:y="8.563cm" svg:viewBox="0 0 232 212" svg:d="M0 0c40 32 83 60 128 81 34 16 68 28 104 38M0 46c40 33 83 60 128 81 34 16 68 29 104 38M0 92c40 33 84 61 130 83 33 15 67 28 102 37">
            <text:p/>
          </draw:path>
          <draw:g>
            <draw:path draw:style-name="gr13" draw:text-style-name="P7" draw:layer="layout" svg:width="0.249cm" svg:height="0.139cm" svg:x="0.046cm" svg:y="8.082cm" svg:viewBox="0 0 250 140" svg:d="M8 20c31 26 64 49 99 68 42 22 86 40 132 52 2 0 4-1 5-1 2-1 4-3 5-5 0-1 1-3 1-5s-1-4-1-6c-1-1-3-3-5-4-1-1-3-1-5-1-46-12-91-30-133-52-33-18-65-40-94-64 0 0-1-1-2-1-1-1-2-1-3-1s-3 0-4 1c-1 0-2 1-2 2-1 1-1 3-1 4v1c0 2 1 5 2 7 2 2 4 4 6 5z">
              <text:p/>
            </draw:path>
            <draw:path draw:style-name="gr11" draw:text-style-name="P1" draw:layer="layout" svg:width="0.249cm" svg:height="0.139cm" svg:x="0.046cm" svg:y="8.082cm" svg:viewBox="0 0 250 140" svg:d="M8 20c31 26 64 49 99 68 42 22 86 40 132 52 2 0 4-1 5-1 2-1 4-3 5-5 0-1 1-3 1-5s-1-4-1-6c-1-1-3-3-5-4-1-1-3-1-5-1-46-12-91-30-133-52-33-18-65-40-94-64 0 0-1-1-2-1-1-1-2-1-3-1s-3 0-4 1c-1 0-2 1-2 2-1 1-1 3-1 4v1c0 2 1 5 2 7 2 2 4 4 6 5z">
              <text:p/>
            </draw:path>
          </draw:g>
          <draw:g>
            <draw:path draw:style-name="gr14" draw:text-style-name="P8" draw:layer="layout" svg:width="0.072cm" svg:height="0.045cm" svg:x="0.12cm" svg:y="8.149cm" svg:viewBox="0 0 73 46" svg:d="M73 45c0-1 0-1-1-2-5-13-12-24-20-32-8-7-17-11-27-11-8 0-16 3-23 9-2 3-2 6-2 8 0 5 2 10 7 15 5 4 13 8 21 10 9 3 19 4 29 4 6 0 11 0 16-1z">
              <text:p/>
            </draw:path>
            <draw:path draw:style-name="gr15" draw:text-style-name="P1" draw:layer="layout" svg:width="0.072cm" svg:height="0.045cm" svg:x="0.12cm" svg:y="8.149cm" svg:viewBox="0 0 73 46" svg:d="M73 45c0-1 0-1-1-2-5-13-12-24-20-32-8-7-17-11-27-11-8 0-16 3-23 9-2 3-2 6-2 8 0 5 2 10 7 15 5 4 13 8 21 10 9 3 19 4 29 4 6 0 11 0 16-1z">
              <text:p/>
            </draw:path>
          </draw:g>
          <draw:path draw:style-name="gr16" draw:text-style-name="P9" draw:layer="layout" svg:width="0.231cm" svg:height="0.179cm" svg:x="0.055cm" svg:y="8.165cm" svg:viewBox="0 0 232 180" svg:d="M0 0v61c30 24 63 46 98 65 42 23 87 41 134 54v-61c-47-13-92-32-134-54-35-19-68-41-98-65z">
            <text:p/>
          </draw:path>
          <draw:path draw:style-name="gr13" draw:text-style-name="P7" draw:layer="layout" svg:width="0.231cm" svg:height="0.134cm" svg:x="0.055cm" svg:y="8.177cm" svg:viewBox="0 0 232 135" svg:d="M0 15c30 26 63 48 98 67 42 23 87 41 134 53v-15c-47-13-92-32-134-55-35-18-68-40-98-65z">
            <text:p/>
          </draw:path>
          <draw:path draw:style-name="gr5" draw:text-style-name="P1" draw:layer="layout" svg:width="0.231cm" svg:height="0.179cm" svg:x="0.055cm" svg:y="8.164cm" svg:viewBox="0 0 232 180" svg:d="M0 0v61c30 24 63 46 98 65 42 23 87 41 134 54">
            <text:p/>
          </draw:path>
          <draw:path draw:style-name="gr11" draw:text-style-name="P1" draw:layer="layout" svg:width="0.231cm" svg:height="0.179cm" svg:x="0.055cm" svg:y="8.166cm" svg:viewBox="0 0 232 180" svg:d="M232 180v-61c-47-13-92-32-134-54-35-19-68-41-98-65">
            <text:p/>
          </draw:path>
        </draw:g>
        <draw:frame draw:style-name="gr17" draw:text-style-name="P11" draw:layer="layout" svg:width="1.213cm" svg:height="0.791cm" svg:x="0.154cm" svg:y="2.681cm">
          <draw:text-box>
            <text:p text:style-name="P10"><text:span text:style-name="T1">Pod</text:span></text:p>
          </draw:text-box>
        </draw:frame>
        <draw:g>
          <draw:g>
            <draw:polygon draw:style-name="gr2" draw:text-style-name="P2" draw:layer="layout" svg:width="1.213cm" svg:height="1.054cm" svg:x="0.463cm" svg:y="3.785cm" svg:viewBox="0 0 1214 1055" draw:points="606,1055 1214,707 1214,348 606,0 0,348 0,707">
              <text:p/>
            </draw:polygon>
            <draw:polygon draw:style-name="gr3" draw:text-style-name="P1" draw:layer="layout" svg:width="1.213cm" svg:height="1.054cm" svg:x="0.463cm" svg:y="3.785cm" svg:viewBox="0 0 1214 1055" draw:points="606,1055 1214,707 1214,348 606,0 0,348 0,707">
              <text:p/>
            </draw:polygon>
          </draw:g>
          <draw:g>
            <draw:polygon draw:style-name="gr18" draw:text-style-name="P12" draw:layer="layout" svg:width="1.213cm" svg:height="0.695cm" svg:x="0.463cm" svg:y="3.785cm" svg:viewBox="0 0 1214 696" draw:points="606,696 1214,347 606,0 0,347">
              <text:p/>
            </draw:polygon>
            <draw:polygon draw:style-name="gr19" draw:text-style-name="P1" draw:layer="layout" svg:width="1.213cm" svg:height="0.695cm" svg:x="0.463cm" svg:y="3.785cm" svg:viewBox="0 0 1214 696" draw:points="606,696 1214,347 606,0 0,347">
              <text:p/>
            </draw:polygon>
          </draw:g>
          <draw:g>
            <draw:polygon draw:style-name="gr20" draw:text-style-name="P13" draw:layer="layout" svg:width="0.607cm" svg:height="0.706cm" svg:x="1.07cm" svg:y="4.132cm" svg:viewBox="0 0 608 707" draw:points="0,707 608,359 608,0 0,347">
              <text:p/>
            </draw:polygon>
            <draw:polygon draw:style-name="gr19" draw:text-style-name="P1" draw:layer="layout" svg:width="0.607cm" svg:height="0.706cm" svg:x="1.07cm" svg:y="4.132cm" svg:viewBox="0 0 608 707" draw:points="0,707 608,359 608,0 0,347">
              <text:p/>
            </draw:polygon>
          </draw:g>
          <draw:g>
            <draw:polygon draw:style-name="gr21" draw:text-style-name="P14" draw:layer="layout" svg:width="0.607cm" svg:height="0.706cm" svg:x="0.463cm" svg:y="4.132cm" svg:viewBox="0 0 608 707" draw:points="0,359 608,707 608,347 0,0">
              <text:p/>
            </draw:polygon>
            <draw:polygon draw:style-name="gr3" draw:text-style-name="P1" draw:layer="layout" svg:width="0.607cm" svg:height="0.706cm" svg:x="0.463cm" svg:y="4.132cm" svg:viewBox="0 0 608 707" draw:points="0,359 608,707 608,347 0,0">
              <text:p/>
            </draw:polygon>
          </draw:g>
          <draw:polygon draw:style-name="gr9" draw:text-style-name="P1" draw:layer="layout" svg:width="1.213cm" svg:height="1.054cm" svg:x="0.463cm" svg:y="3.785cm" svg:viewBox="0 0 1214 1055" draw:points="0,348 0,707 606,1055 1214,707 1214,348 606,0">
            <text:p/>
          </draw:polygon>
          <draw:g>
            <draw:polygon draw:style-name="gr22" draw:text-style-name="P15" draw:layer="layout" svg:width="0.294cm" svg:height="0.169cm" svg:x="1.109cm" svg:y="4.09cm" svg:viewBox="0 0 295 170" draw:points="295,57 277,160 98,170 179,123 0,20 35,0 214,103">
              <text:p/>
            </draw:polygon>
            <draw:polygon draw:style-name="gr23" draw:text-style-name="P1" draw:layer="layout" svg:width="0.294cm" svg:height="0.169cm" svg:x="1.109cm" svg:y="4.09cm" svg:viewBox="0 0 295 170" draw:points="295,57 277,160 98,170 179,123 0,20 35,0 214,103">
              <text:p/>
            </draw:polygon>
          </draw:g>
          <draw:g>
            <draw:polygon draw:style-name="gr22" draw:text-style-name="P15" draw:layer="layout" svg:width="0.294cm" svg:height="0.169cm" svg:x="0.978cm" svg:y="3.868cm" svg:viewBox="0 0 295 170" draw:points="0,113 17,10 197,0 115,47 295,150 260,170 80,67">
              <text:p/>
            </draw:polygon>
            <draw:polygon draw:style-name="gr23" draw:text-style-name="P1" draw:layer="layout" svg:width="0.294cm" svg:height="0.169cm" svg:x="0.978cm" svg:y="3.868cm" svg:viewBox="0 0 295 170" draw:points="0,113 17,10 197,0 115,47 295,150 260,170 80,67">
              <text:p/>
            </draw:polygon>
          </draw:g>
          <draw:g>
            <draw:polygon draw:style-name="gr22" draw:text-style-name="P15" draw:layer="layout" svg:width="0.294cm" svg:height="0.169cm" svg:x="0.869cm" svg:y="4.228cm" svg:viewBox="0 0 295 170" draw:points="295,57 277,160 98,170 179,123 0,20 35,0 214,103">
              <text:p/>
            </draw:polygon>
            <draw:polygon draw:style-name="gr23" draw:text-style-name="P1" draw:layer="layout" svg:width="0.294cm" svg:height="0.169cm" svg:x="0.869cm" svg:y="4.228cm" svg:viewBox="0 0 295 170" draw:points="295,57 277,160 98,170 179,123 0,20 35,0 214,103">
              <text:p/>
            </draw:polygon>
          </draw:g>
          <draw:g>
            <draw:polygon draw:style-name="gr22" draw:text-style-name="P15" draw:layer="layout" svg:width="0.294cm" svg:height="0.169cm" svg:x="0.734cm" svg:y="4.008cm" svg:viewBox="0 0 295 170" draw:points="0,113 17,10 197,0 115,47 295,150 260,170 80,67">
              <text:p/>
            </draw:polygon>
            <draw:polygon draw:style-name="gr23" draw:text-style-name="P1" draw:layer="layout" svg:width="0.294cm" svg:height="0.169cm" svg:x="0.734cm" svg:y="4.008cm" svg:viewBox="0 0 295 170" draw:points="0,113 17,10 197,0 115,47 295,150 260,170 80,67">
              <text:p/>
            </draw:polygon>
          </draw:g>
        </draw:g>
        <draw:frame draw:style-name="gr24" draw:text-style-name="P11" draw:layer="layout" svg:width="2.61cm" svg:height="0.889cm" svg:x="19.712cm" svg:y="5.65cm">
          <draw:text-box>
            <text:p text:style-name="P10"><text:span text:style-name="T1">ToR switches</text:span></text:p>
          </draw:text-box>
        </draw:frame>
        <draw:polygon draw:style-name="gr25" draw:text-style-name="P1" draw:layer="layout" svg:width="4.313cm" svg:height="3.502cm" draw:transform="skewX (-0.00139626340159546) translate (0.153872875922185cm 3.496cm)" svg:viewBox="0 0 4314 3503" draw:points="0,3503 4313,3503 4314,0 0,0">
          <text:p/>
        </draw:polygon>
        <draw:g>
          <draw:g>
            <draw:polygon draw:style-name="gr2" draw:text-style-name="P2" draw:layer="layout" svg:width="1.213cm" svg:height="1.054cm" svg:x="2.876cm" svg:y="3.785cm" svg:viewBox="0 0 1214 1055" draw:points="606,1055 1214,707 1214,348 606,0 0,348 0,707">
              <text:p/>
            </draw:polygon>
            <draw:polygon draw:style-name="gr3" draw:text-style-name="P1" draw:layer="layout" svg:width="1.213cm" svg:height="1.054cm" svg:x="2.876cm" svg:y="3.785cm" svg:viewBox="0 0 1214 1055" draw:points="606,1055 1214,707 1214,348 606,0 0,348 0,707">
              <text:p/>
            </draw:polygon>
          </draw:g>
          <draw:g>
            <draw:polygon draw:style-name="gr18" draw:text-style-name="P12" draw:layer="layout" svg:width="1.213cm" svg:height="0.695cm" svg:x="2.876cm" svg:y="3.785cm" svg:viewBox="0 0 1214 696" draw:points="606,696 1214,347 606,0 0,347">
              <text:p/>
            </draw:polygon>
            <draw:polygon draw:style-name="gr19" draw:text-style-name="P1" draw:layer="layout" svg:width="1.213cm" svg:height="0.695cm" svg:x="2.876cm" svg:y="3.785cm" svg:viewBox="0 0 1214 696" draw:points="606,696 1214,347 606,0 0,347">
              <text:p/>
            </draw:polygon>
          </draw:g>
          <draw:g>
            <draw:polygon draw:style-name="gr20" draw:text-style-name="P13" draw:layer="layout" svg:width="0.607cm" svg:height="0.706cm" svg:x="3.483cm" svg:y="4.132cm" svg:viewBox="0 0 608 707" draw:points="0,707 608,359 608,0 0,347">
              <text:p/>
            </draw:polygon>
            <draw:polygon draw:style-name="gr19" draw:text-style-name="P1" draw:layer="layout" svg:width="0.607cm" svg:height="0.706cm" svg:x="3.483cm" svg:y="4.132cm" svg:viewBox="0 0 608 707" draw:points="0,707 608,359 608,0 0,347">
              <text:p/>
            </draw:polygon>
          </draw:g>
          <draw:g>
            <draw:polygon draw:style-name="gr21" draw:text-style-name="P14" draw:layer="layout" svg:width="0.607cm" svg:height="0.706cm" svg:x="2.876cm" svg:y="4.132cm" svg:viewBox="0 0 608 707" draw:points="0,359 608,707 608,347 0,0">
              <text:p/>
            </draw:polygon>
            <draw:polygon draw:style-name="gr3" draw:text-style-name="P1" draw:layer="layout" svg:width="0.607cm" svg:height="0.706cm" svg:x="2.876cm" svg:y="4.132cm" svg:viewBox="0 0 608 707" draw:points="0,359 608,707 608,347 0,0">
              <text:p/>
            </draw:polygon>
          </draw:g>
          <draw:polygon draw:style-name="gr9" draw:text-style-name="P1" draw:layer="layout" svg:width="1.213cm" svg:height="1.054cm" svg:x="2.876cm" svg:y="3.785cm" svg:viewBox="0 0 1214 1055" draw:points="0,348 0,707 606,1055 1214,707 1214,348 606,0">
            <text:p/>
          </draw:polygon>
          <draw:g>
            <draw:polygon draw:style-name="gr22" draw:text-style-name="P15" draw:layer="layout" svg:width="0.294cm" svg:height="0.169cm" svg:x="3.522cm" svg:y="4.09cm" svg:viewBox="0 0 295 170" draw:points="295,57 277,160 98,170 179,123 0,20 35,0 214,103">
              <text:p/>
            </draw:polygon>
            <draw:polygon draw:style-name="gr23" draw:text-style-name="P1" draw:layer="layout" svg:width="0.294cm" svg:height="0.169cm" svg:x="3.522cm" svg:y="4.09cm" svg:viewBox="0 0 295 170" draw:points="295,57 277,160 98,170 179,123 0,20 35,0 214,103">
              <text:p/>
            </draw:polygon>
          </draw:g>
          <draw:g>
            <draw:polygon draw:style-name="gr22" draw:text-style-name="P15" draw:layer="layout" svg:width="0.294cm" svg:height="0.169cm" svg:x="3.391cm" svg:y="3.868cm" svg:viewBox="0 0 295 170" draw:points="0,113 17,10 197,0 115,47 295,150 260,170 80,67">
              <text:p/>
            </draw:polygon>
            <draw:polygon draw:style-name="gr23" draw:text-style-name="P1" draw:layer="layout" svg:width="0.294cm" svg:height="0.169cm" svg:x="3.391cm" svg:y="3.868cm" svg:viewBox="0 0 295 170" draw:points="0,113 17,10 197,0 115,47 295,150 260,170 80,67">
              <text:p/>
            </draw:polygon>
          </draw:g>
          <draw:g>
            <draw:polygon draw:style-name="gr22" draw:text-style-name="P15" draw:layer="layout" svg:width="0.294cm" svg:height="0.169cm" svg:x="3.282cm" svg:y="4.228cm" svg:viewBox="0 0 295 170" draw:points="295,57 277,160 98,170 179,123 0,20 35,0 214,103">
              <text:p/>
            </draw:polygon>
            <draw:polygon draw:style-name="gr23" draw:text-style-name="P1" draw:layer="layout" svg:width="0.294cm" svg:height="0.169cm" svg:x="3.282cm" svg:y="4.228cm" svg:viewBox="0 0 295 170" draw:points="295,57 277,160 98,170 179,123 0,20 35,0 214,103">
              <text:p/>
            </draw:polygon>
          </draw:g>
          <draw:g>
            <draw:polygon draw:style-name="gr22" draw:text-style-name="P15" draw:layer="layout" svg:width="0.294cm" svg:height="0.169cm" svg:x="3.147cm" svg:y="4.008cm" svg:viewBox="0 0 295 170" draw:points="0,113 17,10 197,0 115,47 295,150 260,170 80,67">
              <text:p/>
            </draw:polygon>
            <draw:polygon draw:style-name="gr23" draw:text-style-name="P1" draw:layer="layout" svg:width="0.294cm" svg:height="0.169cm" svg:x="3.147cm" svg:y="4.008cm" svg:viewBox="0 0 295 170" draw:points="0,113 17,10 197,0 115,47 295,150 260,170 80,67">
              <text:p/>
            </draw:polygon>
          </draw:g>
        </draw:g>
        <draw:g>
          <draw:g>
            <draw:polygon draw:style-name="gr2" draw:text-style-name="P2" draw:layer="layout" svg:width="1.213cm" svg:height="1.054cm" svg:x="0.463cm" svg:y="3.786cm" svg:viewBox="0 0 1214 1055" draw:points="606,1055 1214,707 1214,348 606,0 0,348 0,707">
              <text:p/>
            </draw:polygon>
            <draw:polygon draw:style-name="gr3" draw:text-style-name="P1" draw:layer="layout" svg:width="1.213cm" svg:height="1.054cm" svg:x="0.463cm" svg:y="3.786cm" svg:viewBox="0 0 1214 1055" draw:points="606,1055 1214,707 1214,348 606,0 0,348 0,707">
              <text:p/>
            </draw:polygon>
          </draw:g>
          <draw:g>
            <draw:polygon draw:style-name="gr18" draw:text-style-name="P12" draw:layer="layout" svg:width="1.213cm" svg:height="0.695cm" svg:x="0.463cm" svg:y="3.786cm" svg:viewBox="0 0 1214 696" draw:points="606,696 1214,347 606,0 0,347">
              <text:p/>
            </draw:polygon>
            <draw:polygon draw:style-name="gr19" draw:text-style-name="P1" draw:layer="layout" svg:width="1.213cm" svg:height="0.695cm" svg:x="0.463cm" svg:y="3.786cm" svg:viewBox="0 0 1214 696" draw:points="606,696 1214,347 606,0 0,347">
              <text:p/>
            </draw:polygon>
          </draw:g>
          <draw:g>
            <draw:polygon draw:style-name="gr20" draw:text-style-name="P13" draw:layer="layout" svg:width="0.607cm" svg:height="0.706cm" svg:x="1.07cm" svg:y="4.133cm" svg:viewBox="0 0 608 707" draw:points="0,707 608,359 608,0 0,347">
              <text:p/>
            </draw:polygon>
            <draw:polygon draw:style-name="gr19" draw:text-style-name="P1" draw:layer="layout" svg:width="0.607cm" svg:height="0.706cm" svg:x="1.07cm" svg:y="4.133cm" svg:viewBox="0 0 608 707" draw:points="0,707 608,359 608,0 0,347">
              <text:p/>
            </draw:polygon>
          </draw:g>
          <draw:g>
            <draw:polygon draw:style-name="gr21" draw:text-style-name="P14" draw:layer="layout" svg:width="0.607cm" svg:height="0.706cm" svg:x="0.463cm" svg:y="4.133cm" svg:viewBox="0 0 608 707" draw:points="0,359 608,707 608,347 0,0">
              <text:p/>
            </draw:polygon>
            <draw:polygon draw:style-name="gr3" draw:text-style-name="P1" draw:layer="layout" svg:width="0.607cm" svg:height="0.706cm" svg:x="0.463cm" svg:y="4.133cm" svg:viewBox="0 0 608 707" draw:points="0,359 608,707 608,347 0,0">
              <text:p/>
            </draw:polygon>
          </draw:g>
          <draw:polygon draw:style-name="gr9" draw:text-style-name="P1" draw:layer="layout" svg:width="1.213cm" svg:height="1.054cm" svg:x="0.463cm" svg:y="3.786cm" svg:viewBox="0 0 1214 1055" draw:points="0,348 0,707 606,1055 1214,707 1214,348 606,0">
            <text:p/>
          </draw:polygon>
          <draw:g>
            <draw:polygon draw:style-name="gr22" draw:text-style-name="P15" draw:layer="layout" svg:width="0.294cm" svg:height="0.169cm" svg:x="1.109cm" svg:y="4.091cm" svg:viewBox="0 0 295 170" draw:points="295,57 277,160 98,170 179,123 0,20 35,0 214,103">
              <text:p/>
            </draw:polygon>
            <draw:polygon draw:style-name="gr23" draw:text-style-name="P1" draw:layer="layout" svg:width="0.294cm" svg:height="0.169cm" svg:x="1.109cm" svg:y="4.091cm" svg:viewBox="0 0 295 170" draw:points="295,57 277,160 98,170 179,123 0,20 35,0 214,103">
              <text:p/>
            </draw:polygon>
          </draw:g>
          <draw:g>
            <draw:polygon draw:style-name="gr22" draw:text-style-name="P15" draw:layer="layout" svg:width="0.294cm" svg:height="0.169cm" svg:x="0.978cm" svg:y="3.869cm" svg:viewBox="0 0 295 170" draw:points="0,113 17,10 197,0 115,47 295,150 260,170 80,67">
              <text:p/>
            </draw:polygon>
            <draw:polygon draw:style-name="gr23" draw:text-style-name="P1" draw:layer="layout" svg:width="0.294cm" svg:height="0.169cm" svg:x="0.978cm" svg:y="3.869cm" svg:viewBox="0 0 295 170" draw:points="0,113 17,10 197,0 115,47 295,150 260,170 80,67">
              <text:p/>
            </draw:polygon>
          </draw:g>
          <draw:g>
            <draw:polygon draw:style-name="gr22" draw:text-style-name="P15" draw:layer="layout" svg:width="0.294cm" svg:height="0.169cm" svg:x="0.869cm" svg:y="4.229cm" svg:viewBox="0 0 295 170" draw:points="295,57 277,160 98,170 179,123 0,20 35,0 214,103">
              <text:p/>
            </draw:polygon>
            <draw:polygon draw:style-name="gr23" draw:text-style-name="P1" draw:layer="layout" svg:width="0.294cm" svg:height="0.169cm" svg:x="0.869cm" svg:y="4.229cm" svg:viewBox="0 0 295 170" draw:points="295,57 277,160 98,170 179,123 0,20 35,0 214,103">
              <text:p/>
            </draw:polygon>
          </draw:g>
          <draw:g>
            <draw:polygon draw:style-name="gr22" draw:text-style-name="P15" draw:layer="layout" svg:width="0.294cm" svg:height="0.169cm" svg:x="0.734cm" svg:y="4.009cm" svg:viewBox="0 0 295 170" draw:points="0,113 17,10 197,0 115,47 295,150 260,170 80,67">
              <text:p/>
            </draw:polygon>
            <draw:polygon draw:style-name="gr23" draw:text-style-name="P1" draw:layer="layout" svg:width="0.294cm" svg:height="0.169cm" svg:x="0.734cm" svg:y="4.009cm" svg:viewBox="0 0 295 170" draw:points="0,113 17,10 197,0 115,47 295,150 260,170 80,67">
              <text:p/>
            </draw:polygon>
          </draw:g>
        </draw:g>
        <draw:g>
          <draw:g>
            <draw:polygon draw:style-name="gr2" draw:text-style-name="P2" draw:layer="layout" svg:width="1.213cm" svg:height="1.054cm" svg:x="0.463cm" svg:y="5.624cm" svg:viewBox="0 0 1214 1055" draw:points="606,1055 1214,707 1214,348 606,0 0,348 0,707">
              <text:p/>
            </draw:polygon>
            <draw:polygon draw:style-name="gr3" draw:text-style-name="P1" draw:layer="layout" svg:width="1.213cm" svg:height="1.054cm" svg:x="0.463cm" svg:y="5.624cm" svg:viewBox="0 0 1214 1055" draw:points="606,1055 1214,707 1214,348 606,0 0,348 0,707">
              <text:p/>
            </draw:polygon>
          </draw:g>
          <draw:g>
            <draw:polygon draw:style-name="gr18" draw:text-style-name="P12" draw:layer="layout" svg:width="1.213cm" svg:height="0.695cm" svg:x="0.463cm" svg:y="5.624cm" svg:viewBox="0 0 1214 696" draw:points="606,696 1214,347 606,0 0,347">
              <text:p/>
            </draw:polygon>
            <draw:polygon draw:style-name="gr19" draw:text-style-name="P1" draw:layer="layout" svg:width="1.213cm" svg:height="0.695cm" svg:x="0.463cm" svg:y="5.624cm" svg:viewBox="0 0 1214 696" draw:points="606,696 1214,347 606,0 0,347">
              <text:p/>
            </draw:polygon>
          </draw:g>
          <draw:g>
            <draw:polygon draw:style-name="gr20" draw:text-style-name="P13" draw:layer="layout" svg:width="0.607cm" svg:height="0.706cm" svg:x="1.07cm" svg:y="5.971cm" svg:viewBox="0 0 608 707" draw:points="0,707 608,359 608,0 0,347">
              <text:p/>
            </draw:polygon>
            <draw:polygon draw:style-name="gr19" draw:text-style-name="P1" draw:layer="layout" svg:width="0.607cm" svg:height="0.706cm" svg:x="1.07cm" svg:y="5.971cm" svg:viewBox="0 0 608 707" draw:points="0,707 608,359 608,0 0,347">
              <text:p/>
            </draw:polygon>
          </draw:g>
          <draw:g>
            <draw:polygon draw:style-name="gr21" draw:text-style-name="P14" draw:layer="layout" svg:width="0.607cm" svg:height="0.706cm" svg:x="0.463cm" svg:y="5.971cm" svg:viewBox="0 0 608 707" draw:points="0,359 608,707 608,347 0,0">
              <text:p/>
            </draw:polygon>
            <draw:polygon draw:style-name="gr3" draw:text-style-name="P1" draw:layer="layout" svg:width="0.607cm" svg:height="0.706cm" svg:x="0.463cm" svg:y="5.971cm" svg:viewBox="0 0 608 707" draw:points="0,359 608,707 608,347 0,0">
              <text:p/>
            </draw:polygon>
          </draw:g>
          <draw:polygon draw:style-name="gr9" draw:text-style-name="P1" draw:layer="layout" svg:width="1.213cm" svg:height="1.054cm" svg:x="0.463cm" svg:y="5.624cm" svg:viewBox="0 0 1214 1055" draw:points="0,348 0,707 606,1055 1214,707 1214,348 606,0">
            <text:p/>
          </draw:polygon>
          <draw:g>
            <draw:polygon draw:style-name="gr22" draw:text-style-name="P15" draw:layer="layout" svg:width="0.294cm" svg:height="0.169cm" svg:x="1.109cm" svg:y="5.929cm" svg:viewBox="0 0 295 170" draw:points="295,57 277,160 98,170 179,123 0,20 35,0 214,103">
              <text:p/>
            </draw:polygon>
            <draw:polygon draw:style-name="gr23" draw:text-style-name="P1" draw:layer="layout" svg:width="0.294cm" svg:height="0.169cm" svg:x="1.109cm" svg:y="5.929cm" svg:viewBox="0 0 295 170" draw:points="295,57 277,160 98,170 179,123 0,20 35,0 214,103">
              <text:p/>
            </draw:polygon>
          </draw:g>
          <draw:g>
            <draw:polygon draw:style-name="gr22" draw:text-style-name="P15" draw:layer="layout" svg:width="0.294cm" svg:height="0.169cm" svg:x="0.978cm" svg:y="5.707cm" svg:viewBox="0 0 295 170" draw:points="0,113 17,10 197,0 115,47 295,150 260,170 80,67">
              <text:p/>
            </draw:polygon>
            <draw:polygon draw:style-name="gr23" draw:text-style-name="P1" draw:layer="layout" svg:width="0.294cm" svg:height="0.169cm" svg:x="0.978cm" svg:y="5.707cm" svg:viewBox="0 0 295 170" draw:points="0,113 17,10 197,0 115,47 295,150 260,170 80,67">
              <text:p/>
            </draw:polygon>
          </draw:g>
          <draw:g>
            <draw:polygon draw:style-name="gr22" draw:text-style-name="P15" draw:layer="layout" svg:width="0.294cm" svg:height="0.169cm" svg:x="0.869cm" svg:y="6.067cm" svg:viewBox="0 0 295 170" draw:points="295,57 277,160 98,170 179,123 0,20 35,0 214,103">
              <text:p/>
            </draw:polygon>
            <draw:polygon draw:style-name="gr23" draw:text-style-name="P1" draw:layer="layout" svg:width="0.294cm" svg:height="0.169cm" svg:x="0.869cm" svg:y="6.067cm" svg:viewBox="0 0 295 170" draw:points="295,57 277,160 98,170 179,123 0,20 35,0 214,103">
              <text:p/>
            </draw:polygon>
          </draw:g>
          <draw:g>
            <draw:polygon draw:style-name="gr22" draw:text-style-name="P15" draw:layer="layout" svg:width="0.294cm" svg:height="0.169cm" svg:x="0.734cm" svg:y="5.847cm" svg:viewBox="0 0 295 170" draw:points="0,113 17,10 197,0 115,47 295,150 260,170 80,67">
              <text:p/>
            </draw:polygon>
            <draw:polygon draw:style-name="gr23" draw:text-style-name="P1" draw:layer="layout" svg:width="0.294cm" svg:height="0.169cm" svg:x="0.734cm" svg:y="5.847cm" svg:viewBox="0 0 295 170" draw:points="0,113 17,10 197,0 115,47 295,150 260,170 80,67">
              <text:p/>
            </draw:polygon>
          </draw:g>
        </draw:g>
        <draw:g>
          <draw:g>
            <draw:polygon draw:style-name="gr2" draw:text-style-name="P2" draw:layer="layout" svg:width="1.213cm" svg:height="1.054cm" svg:x="2.876cm" svg:y="5.624cm" svg:viewBox="0 0 1214 1055" draw:points="606,1055 1214,707 1214,348 606,0 0,348 0,707">
              <text:p/>
            </draw:polygon>
            <draw:polygon draw:style-name="gr3" draw:text-style-name="P1" draw:layer="layout" svg:width="1.213cm" svg:height="1.054cm" svg:x="2.876cm" svg:y="5.624cm" svg:viewBox="0 0 1214 1055" draw:points="606,1055 1214,707 1214,348 606,0 0,348 0,707">
              <text:p/>
            </draw:polygon>
          </draw:g>
          <draw:g>
            <draw:polygon draw:style-name="gr18" draw:text-style-name="P12" draw:layer="layout" svg:width="1.213cm" svg:height="0.695cm" svg:x="2.876cm" svg:y="5.624cm" svg:viewBox="0 0 1214 696" draw:points="606,696 1214,347 606,0 0,347">
              <text:p/>
            </draw:polygon>
            <draw:polygon draw:style-name="gr19" draw:text-style-name="P1" draw:layer="layout" svg:width="1.213cm" svg:height="0.695cm" svg:x="2.876cm" svg:y="5.624cm" svg:viewBox="0 0 1214 696" draw:points="606,696 1214,347 606,0 0,347">
              <text:p/>
            </draw:polygon>
          </draw:g>
          <draw:g>
            <draw:polygon draw:style-name="gr20" draw:text-style-name="P13" draw:layer="layout" svg:width="0.607cm" svg:height="0.706cm" svg:x="3.483cm" svg:y="5.971cm" svg:viewBox="0 0 608 707" draw:points="0,707 608,359 608,0 0,347">
              <text:p/>
            </draw:polygon>
            <draw:polygon draw:style-name="gr19" draw:text-style-name="P1" draw:layer="layout" svg:width="0.607cm" svg:height="0.706cm" svg:x="3.483cm" svg:y="5.971cm" svg:viewBox="0 0 608 707" draw:points="0,707 608,359 608,0 0,347">
              <text:p/>
            </draw:polygon>
          </draw:g>
          <draw:g>
            <draw:polygon draw:style-name="gr21" draw:text-style-name="P14" draw:layer="layout" svg:width="0.607cm" svg:height="0.706cm" svg:x="2.876cm" svg:y="5.971cm" svg:viewBox="0 0 608 707" draw:points="0,359 608,707 608,347 0,0">
              <text:p/>
            </draw:polygon>
            <draw:polygon draw:style-name="gr3" draw:text-style-name="P1" draw:layer="layout" svg:width="0.607cm" svg:height="0.706cm" svg:x="2.876cm" svg:y="5.971cm" svg:viewBox="0 0 608 707" draw:points="0,359 608,707 608,347 0,0">
              <text:p/>
            </draw:polygon>
          </draw:g>
          <draw:polygon draw:style-name="gr9" draw:text-style-name="P1" draw:layer="layout" svg:width="1.213cm" svg:height="1.054cm" svg:x="2.876cm" svg:y="5.624cm" svg:viewBox="0 0 1214 1055" draw:points="0,348 0,707 606,1055 1214,707 1214,348 606,0">
            <text:p/>
          </draw:polygon>
          <draw:g>
            <draw:polygon draw:style-name="gr22" draw:text-style-name="P15" draw:layer="layout" svg:width="0.294cm" svg:height="0.169cm" svg:x="3.522cm" svg:y="5.929cm" svg:viewBox="0 0 295 170" draw:points="295,57 277,160 98,170 179,123 0,20 35,0 214,103">
              <text:p/>
            </draw:polygon>
            <draw:polygon draw:style-name="gr23" draw:text-style-name="P1" draw:layer="layout" svg:width="0.294cm" svg:height="0.169cm" svg:x="3.522cm" svg:y="5.929cm" svg:viewBox="0 0 295 170" draw:points="295,57 277,160 98,170 179,123 0,20 35,0 214,103">
              <text:p/>
            </draw:polygon>
          </draw:g>
          <draw:g>
            <draw:polygon draw:style-name="gr22" draw:text-style-name="P15" draw:layer="layout" svg:width="0.294cm" svg:height="0.169cm" svg:x="3.391cm" svg:y="5.707cm" svg:viewBox="0 0 295 170" draw:points="0,113 17,10 197,0 115,47 295,150 260,170 80,67">
              <text:p/>
            </draw:polygon>
            <draw:polygon draw:style-name="gr23" draw:text-style-name="P1" draw:layer="layout" svg:width="0.294cm" svg:height="0.169cm" svg:x="3.391cm" svg:y="5.707cm" svg:viewBox="0 0 295 170" draw:points="0,113 17,10 197,0 115,47 295,150 260,170 80,67">
              <text:p/>
            </draw:polygon>
          </draw:g>
          <draw:g>
            <draw:polygon draw:style-name="gr22" draw:text-style-name="P15" draw:layer="layout" svg:width="0.294cm" svg:height="0.169cm" svg:x="3.282cm" svg:y="6.067cm" svg:viewBox="0 0 295 170" draw:points="295,57 277,160 98,170 179,123 0,20 35,0 214,103">
              <text:p/>
            </draw:polygon>
            <draw:polygon draw:style-name="gr23" draw:text-style-name="P1" draw:layer="layout" svg:width="0.294cm" svg:height="0.169cm" svg:x="3.282cm" svg:y="6.067cm" svg:viewBox="0 0 295 170" draw:points="295,57 277,160 98,170 179,123 0,20 35,0 214,103">
              <text:p/>
            </draw:polygon>
          </draw:g>
          <draw:g>
            <draw:polygon draw:style-name="gr22" draw:text-style-name="P15" draw:layer="layout" svg:width="0.294cm" svg:height="0.169cm" svg:x="3.147cm" svg:y="5.847cm" svg:viewBox="0 0 295 170" draw:points="0,113 17,10 197,0 115,47 295,150 260,170 80,67">
              <text:p/>
            </draw:polygon>
            <draw:polygon draw:style-name="gr23" draw:text-style-name="P1" draw:layer="layout" svg:width="0.294cm" svg:height="0.169cm" svg:x="3.147cm" svg:y="5.847cm" svg:viewBox="0 0 295 170" draw:points="0,113 17,10 197,0 115,47 295,150 260,170 80,67">
              <text:p/>
            </draw:polygon>
          </draw:g>
        </draw:g>
        <draw:g>
          <draw:g>
            <draw:polygon draw:style-name="gr2" draw:text-style-name="P2" draw:layer="layout" svg:width="1.213cm" svg:height="1.054cm" svg:x="0.463cm" svg:y="5.625cm" svg:viewBox="0 0 1214 1055" draw:points="606,1055 1214,707 1214,348 606,0 0,348 0,707">
              <text:p/>
            </draw:polygon>
            <draw:polygon draw:style-name="gr3" draw:text-style-name="P1" draw:layer="layout" svg:width="1.213cm" svg:height="1.054cm" svg:x="0.463cm" svg:y="5.625cm" svg:viewBox="0 0 1214 1055" draw:points="606,1055 1214,707 1214,348 606,0 0,348 0,707">
              <text:p/>
            </draw:polygon>
          </draw:g>
          <draw:g>
            <draw:polygon draw:style-name="gr18" draw:text-style-name="P12" draw:layer="layout" svg:width="1.213cm" svg:height="0.695cm" svg:x="0.463cm" svg:y="5.625cm" svg:viewBox="0 0 1214 696" draw:points="606,696 1214,347 606,0 0,347">
              <text:p/>
            </draw:polygon>
            <draw:polygon draw:style-name="gr19" draw:text-style-name="P1" draw:layer="layout" svg:width="1.213cm" svg:height="0.695cm" svg:x="0.463cm" svg:y="5.625cm" svg:viewBox="0 0 1214 696" draw:points="606,696 1214,347 606,0 0,347">
              <text:p/>
            </draw:polygon>
          </draw:g>
          <draw:g>
            <draw:polygon draw:style-name="gr20" draw:text-style-name="P13" draw:layer="layout" svg:width="0.607cm" svg:height="0.706cm" svg:x="1.07cm" svg:y="5.972cm" svg:viewBox="0 0 608 707" draw:points="0,707 608,359 608,0 0,347">
              <text:p/>
            </draw:polygon>
            <draw:polygon draw:style-name="gr19" draw:text-style-name="P1" draw:layer="layout" svg:width="0.607cm" svg:height="0.706cm" svg:x="1.07cm" svg:y="5.972cm" svg:viewBox="0 0 608 707" draw:points="0,707 608,359 608,0 0,347">
              <text:p/>
            </draw:polygon>
          </draw:g>
          <draw:g>
            <draw:polygon draw:style-name="gr21" draw:text-style-name="P14" draw:layer="layout" svg:width="0.607cm" svg:height="0.706cm" svg:x="0.463cm" svg:y="5.972cm" svg:viewBox="0 0 608 707" draw:points="0,359 608,707 608,347 0,0">
              <text:p/>
            </draw:polygon>
            <draw:polygon draw:style-name="gr3" draw:text-style-name="P1" draw:layer="layout" svg:width="0.607cm" svg:height="0.706cm" svg:x="0.463cm" svg:y="5.972cm" svg:viewBox="0 0 608 707" draw:points="0,359 608,707 608,347 0,0">
              <text:p/>
            </draw:polygon>
          </draw:g>
          <draw:polygon draw:style-name="gr9" draw:text-style-name="P1" draw:layer="layout" svg:width="1.213cm" svg:height="1.054cm" svg:x="0.463cm" svg:y="5.625cm" svg:viewBox="0 0 1214 1055" draw:points="0,348 0,707 606,1055 1214,707 1214,348 606,0">
            <text:p/>
          </draw:polygon>
          <draw:g>
            <draw:polygon draw:style-name="gr22" draw:text-style-name="P15" draw:layer="layout" svg:width="0.294cm" svg:height="0.169cm" svg:x="1.109cm" svg:y="5.93cm" svg:viewBox="0 0 295 170" draw:points="295,57 277,160 98,170 179,123 0,20 35,0 214,103">
              <text:p/>
            </draw:polygon>
            <draw:polygon draw:style-name="gr23" draw:text-style-name="P1" draw:layer="layout" svg:width="0.294cm" svg:height="0.169cm" svg:x="1.109cm" svg:y="5.93cm" svg:viewBox="0 0 295 170" draw:points="295,57 277,160 98,170 179,123 0,20 35,0 214,103">
              <text:p/>
            </draw:polygon>
          </draw:g>
          <draw:g>
            <draw:polygon draw:style-name="gr22" draw:text-style-name="P15" draw:layer="layout" svg:width="0.294cm" svg:height="0.169cm" svg:x="0.978cm" svg:y="5.708cm" svg:viewBox="0 0 295 170" draw:points="0,113 17,10 197,0 115,47 295,150 260,170 80,67">
              <text:p/>
            </draw:polygon>
            <draw:polygon draw:style-name="gr23" draw:text-style-name="P1" draw:layer="layout" svg:width="0.294cm" svg:height="0.169cm" svg:x="0.978cm" svg:y="5.708cm" svg:viewBox="0 0 295 170" draw:points="0,113 17,10 197,0 115,47 295,150 260,170 80,67">
              <text:p/>
            </draw:polygon>
          </draw:g>
          <draw:g>
            <draw:polygon draw:style-name="gr22" draw:text-style-name="P15" draw:layer="layout" svg:width="0.294cm" svg:height="0.169cm" svg:x="0.869cm" svg:y="6.068cm" svg:viewBox="0 0 295 170" draw:points="295,57 277,160 98,170 179,123 0,20 35,0 214,103">
              <text:p/>
            </draw:polygon>
            <draw:polygon draw:style-name="gr23" draw:text-style-name="P1" draw:layer="layout" svg:width="0.294cm" svg:height="0.169cm" svg:x="0.869cm" svg:y="6.068cm" svg:viewBox="0 0 295 170" draw:points="295,57 277,160 98,170 179,123 0,20 35,0 214,103">
              <text:p/>
            </draw:polygon>
          </draw:g>
          <draw:g>
            <draw:polygon draw:style-name="gr22" draw:text-style-name="P15" draw:layer="layout" svg:width="0.294cm" svg:height="0.169cm" svg:x="0.734cm" svg:y="5.848cm" svg:viewBox="0 0 295 170" draw:points="0,113 17,10 197,0 115,47 295,150 260,170 80,67">
              <text:p/>
            </draw:polygon>
            <draw:polygon draw:style-name="gr23" draw:text-style-name="P1" draw:layer="layout" svg:width="0.294cm" svg:height="0.169cm" svg:x="0.734cm" svg:y="5.848cm" svg:viewBox="0 0 295 170" draw:points="0,113 17,10 197,0 115,47 295,150 260,170 80,67">
              <text:p/>
            </draw:polygon>
          </draw:g>
        </draw:g>
        <draw:path draw:style-name="gr1" draw:text-style-name="P1" draw:layer="layout" svg:width="2.871cm" svg:height="0.623cm" draw:transform="skewX (-0.292691715559449) rotate (-2.23192704745035) translate (8.414154633013cm 4.20513496756222cm)" svg:viewBox="0 0 2872 624" svg:d="M2872 624l-1428-310c0-1 0-2 0-4s-1-5-2-7c-2-3-4-5-6-6s-5-2-8-2c-2 0-5 1-7 2-3 2-4 4-6 6 0 1-1 3-1 4l-443-96c0-1 0-2 0-3 0-3 0-6-2-8-1-2-4-4-6-6-2-1-5-2-8-2-2 0-5 1-7 2-3 2-4 4-6 6 0 2-1 3-1 4l-209-45c0-1 0-3 0-4 0-2-1-5-2-7-2-3-4-5-6-6-3-1-5-2-8-2s-5 1-8 2c-2 2-4 3-5 6-1 1-1 3-2 4l-701-152">
          <text:p/>
        </draw:path>
        <draw:path draw:style-name="gr1" draw:text-style-name="P1" draw:layer="layout" svg:width="2.829cm" svg:height="0.626cm" draw:transform="skewX (0.370009801422798) rotate (-0.82815873007131) translate (6.6693627040623cm 3.95998400561186cm)" svg:viewBox="0 0 2830 627" svg:d="M0 627l1407-312c0-1 0-2 0-3 0-3 1-5 3-8 2-2 4-4 6-5 2-2 5-2 8-2 2 0 5 0 7 2 2 1 4 3 5 5 0 2 1 3 1 5l436-97c0-1 0-2 0-3 0-3 1-6 3-8 1-2 4-4 6-6 2-1 5-2 8-2 2 0 5 1 7 2 2 2 4 4 5 6 0 2 1 3 1 5l206-46c0-2 0-3 0-4 0-3 1-5 3-8 1-2 4-4 6-5 2-2 5-2 8-2 2 0 5 1 7 2s4 3 5 6c0 1 1 2 1 4l691-153">
          <text:p/>
        </draw:path>
        <draw:g>
          <draw:g>
            <draw:polygon draw:style-name="gr2" draw:text-style-name="P2" draw:layer="layout" svg:width="1.213cm" svg:height="1.054cm" svg:x="5.463cm" svg:y="3.785cm" svg:viewBox="0 0 1214 1055" draw:points="606,1055 1214,707 1214,348 606,0 0,348 0,707">
              <text:p/>
            </draw:polygon>
            <draw:polygon draw:style-name="gr3" draw:text-style-name="P1" draw:layer="layout" svg:width="1.213cm" svg:height="1.054cm" svg:x="5.463cm" svg:y="3.785cm" svg:viewBox="0 0 1214 1055" draw:points="606,1055 1214,707 1214,348 606,0 0,348 0,707">
              <text:p/>
            </draw:polygon>
          </draw:g>
          <draw:g>
            <draw:polygon draw:style-name="gr18" draw:text-style-name="P12" draw:layer="layout" svg:width="1.213cm" svg:height="0.695cm" svg:x="5.463cm" svg:y="3.785cm" svg:viewBox="0 0 1214 696" draw:points="606,696 1214,347 606,0 0,347">
              <text:p/>
            </draw:polygon>
            <draw:polygon draw:style-name="gr19" draw:text-style-name="P1" draw:layer="layout" svg:width="1.213cm" svg:height="0.695cm" svg:x="5.463cm" svg:y="3.785cm" svg:viewBox="0 0 1214 696" draw:points="606,696 1214,347 606,0 0,347">
              <text:p/>
            </draw:polygon>
          </draw:g>
          <draw:g>
            <draw:polygon draw:style-name="gr20" draw:text-style-name="P13" draw:layer="layout" svg:width="0.607cm" svg:height="0.706cm" svg:x="6.07cm" svg:y="4.132cm" svg:viewBox="0 0 608 707" draw:points="0,707 608,359 608,0 0,347">
              <text:p/>
            </draw:polygon>
            <draw:polygon draw:style-name="gr19" draw:text-style-name="P1" draw:layer="layout" svg:width="0.607cm" svg:height="0.706cm" svg:x="6.07cm" svg:y="4.132cm" svg:viewBox="0 0 608 707" draw:points="0,707 608,359 608,0 0,347">
              <text:p/>
            </draw:polygon>
          </draw:g>
          <draw:g>
            <draw:polygon draw:style-name="gr21" draw:text-style-name="P14" draw:layer="layout" svg:width="0.607cm" svg:height="0.706cm" svg:x="5.463cm" svg:y="4.132cm" svg:viewBox="0 0 608 707" draw:points="0,359 608,707 608,347 0,0">
              <text:p/>
            </draw:polygon>
            <draw:polygon draw:style-name="gr3" draw:text-style-name="P1" draw:layer="layout" svg:width="0.607cm" svg:height="0.706cm" svg:x="5.463cm" svg:y="4.132cm" svg:viewBox="0 0 608 707" draw:points="0,359 608,707 608,347 0,0">
              <text:p/>
            </draw:polygon>
          </draw:g>
          <draw:polygon draw:style-name="gr9" draw:text-style-name="P1" draw:layer="layout" svg:width="1.213cm" svg:height="1.054cm" svg:x="5.463cm" svg:y="3.785cm" svg:viewBox="0 0 1214 1055" draw:points="0,348 0,707 606,1055 1214,707 1214,348 606,0">
            <text:p/>
          </draw:polygon>
          <draw:g>
            <draw:polygon draw:style-name="gr22" draw:text-style-name="P15" draw:layer="layout" svg:width="0.294cm" svg:height="0.169cm" svg:x="6.109cm" svg:y="4.09cm" svg:viewBox="0 0 295 170" draw:points="295,57 277,160 98,170 179,123 0,20 35,0 214,103">
              <text:p/>
            </draw:polygon>
            <draw:polygon draw:style-name="gr23" draw:text-style-name="P1" draw:layer="layout" svg:width="0.294cm" svg:height="0.169cm" svg:x="6.109cm" svg:y="4.09cm" svg:viewBox="0 0 295 170" draw:points="295,57 277,160 98,170 179,123 0,20 35,0 214,103">
              <text:p/>
            </draw:polygon>
          </draw:g>
          <draw:g>
            <draw:polygon draw:style-name="gr22" draw:text-style-name="P15" draw:layer="layout" svg:width="0.294cm" svg:height="0.169cm" svg:x="5.978cm" svg:y="3.868cm" svg:viewBox="0 0 295 170" draw:points="0,113 17,10 197,0 115,47 295,150 260,170 80,67">
              <text:p/>
            </draw:polygon>
            <draw:polygon draw:style-name="gr23" draw:text-style-name="P1" draw:layer="layout" svg:width="0.294cm" svg:height="0.169cm" svg:x="5.978cm" svg:y="3.868cm" svg:viewBox="0 0 295 170" draw:points="0,113 17,10 197,0 115,47 295,150 260,170 80,67">
              <text:p/>
            </draw:polygon>
          </draw:g>
          <draw:g>
            <draw:polygon draw:style-name="gr22" draw:text-style-name="P15" draw:layer="layout" svg:width="0.294cm" svg:height="0.169cm" svg:x="5.869cm" svg:y="4.228cm" svg:viewBox="0 0 295 170" draw:points="295,57 277,160 98,170 179,123 0,20 35,0 214,103">
              <text:p/>
            </draw:polygon>
            <draw:polygon draw:style-name="gr23" draw:text-style-name="P1" draw:layer="layout" svg:width="0.294cm" svg:height="0.169cm" svg:x="5.869cm" svg:y="4.228cm" svg:viewBox="0 0 295 170" draw:points="295,57 277,160 98,170 179,123 0,20 35,0 214,103">
              <text:p/>
            </draw:polygon>
          </draw:g>
          <draw:g>
            <draw:polygon draw:style-name="gr22" draw:text-style-name="P15" draw:layer="layout" svg:width="0.294cm" svg:height="0.169cm" svg:x="5.734cm" svg:y="4.008cm" svg:viewBox="0 0 295 170" draw:points="0,113 17,10 197,0 115,47 295,150 260,170 80,67">
              <text:p/>
            </draw:polygon>
            <draw:polygon draw:style-name="gr23" draw:text-style-name="P1" draw:layer="layout" svg:width="0.294cm" svg:height="0.169cm" svg:x="5.734cm" svg:y="4.008cm" svg:viewBox="0 0 295 170" draw:points="0,113 17,10 197,0 115,47 295,150 260,170 80,67">
              <text:p/>
            </draw:polygon>
          </draw:g>
        </draw:g>
        <draw:polygon draw:style-name="gr25" draw:text-style-name="P1" draw:layer="layout" svg:width="4.313cm" svg:height="3.502cm" draw:transform="skewX (-0.00139626340159546) translate (5.1538728759222cm 3.496cm)" svg:viewBox="0 0 4314 3503" draw:points="0,3503 4313,3503 4314,0 0,0">
          <text:p/>
        </draw:polygon>
        <draw:g>
          <draw:g>
            <draw:polygon draw:style-name="gr2" draw:text-style-name="P2" draw:layer="layout" svg:width="1.213cm" svg:height="1.054cm" svg:x="7.876cm" svg:y="3.785cm" svg:viewBox="0 0 1214 1055" draw:points="606,1055 1214,707 1214,348 606,0 0,348 0,707">
              <text:p/>
            </draw:polygon>
            <draw:polygon draw:style-name="gr3" draw:text-style-name="P1" draw:layer="layout" svg:width="1.213cm" svg:height="1.054cm" svg:x="7.876cm" svg:y="3.785cm" svg:viewBox="0 0 1214 1055" draw:points="606,1055 1214,707 1214,348 606,0 0,348 0,707">
              <text:p/>
            </draw:polygon>
          </draw:g>
          <draw:g>
            <draw:polygon draw:style-name="gr18" draw:text-style-name="P12" draw:layer="layout" svg:width="1.213cm" svg:height="0.695cm" svg:x="7.876cm" svg:y="3.785cm" svg:viewBox="0 0 1214 696" draw:points="606,696 1214,347 606,0 0,347">
              <text:p/>
            </draw:polygon>
            <draw:polygon draw:style-name="gr19" draw:text-style-name="P1" draw:layer="layout" svg:width="1.213cm" svg:height="0.695cm" svg:x="7.876cm" svg:y="3.785cm" svg:viewBox="0 0 1214 696" draw:points="606,696 1214,347 606,0 0,347">
              <text:p/>
            </draw:polygon>
          </draw:g>
          <draw:g>
            <draw:polygon draw:style-name="gr20" draw:text-style-name="P13" draw:layer="layout" svg:width="0.607cm" svg:height="0.706cm" svg:x="8.483cm" svg:y="4.132cm" svg:viewBox="0 0 608 707" draw:points="0,707 608,359 608,0 0,347">
              <text:p/>
            </draw:polygon>
            <draw:polygon draw:style-name="gr19" draw:text-style-name="P1" draw:layer="layout" svg:width="0.607cm" svg:height="0.706cm" svg:x="8.483cm" svg:y="4.132cm" svg:viewBox="0 0 608 707" draw:points="0,707 608,359 608,0 0,347">
              <text:p/>
            </draw:polygon>
          </draw:g>
          <draw:g>
            <draw:polygon draw:style-name="gr21" draw:text-style-name="P14" draw:layer="layout" svg:width="0.607cm" svg:height="0.706cm" svg:x="7.876cm" svg:y="4.132cm" svg:viewBox="0 0 608 707" draw:points="0,359 608,707 608,347 0,0">
              <text:p/>
            </draw:polygon>
            <draw:polygon draw:style-name="gr3" draw:text-style-name="P1" draw:layer="layout" svg:width="0.607cm" svg:height="0.706cm" svg:x="7.876cm" svg:y="4.132cm" svg:viewBox="0 0 608 707" draw:points="0,359 608,707 608,347 0,0">
              <text:p/>
            </draw:polygon>
          </draw:g>
          <draw:polygon draw:style-name="gr9" draw:text-style-name="P1" draw:layer="layout" svg:width="1.213cm" svg:height="1.054cm" svg:x="7.876cm" svg:y="3.785cm" svg:viewBox="0 0 1214 1055" draw:points="0,348 0,707 606,1055 1214,707 1214,348 606,0">
            <text:p/>
          </draw:polygon>
          <draw:g>
            <draw:polygon draw:style-name="gr22" draw:text-style-name="P15" draw:layer="layout" svg:width="0.294cm" svg:height="0.169cm" svg:x="8.522cm" svg:y="4.09cm" svg:viewBox="0 0 295 170" draw:points="295,57 277,160 98,170 179,123 0,20 35,0 214,103">
              <text:p/>
            </draw:polygon>
            <draw:polygon draw:style-name="gr23" draw:text-style-name="P1" draw:layer="layout" svg:width="0.294cm" svg:height="0.169cm" svg:x="8.522cm" svg:y="4.09cm" svg:viewBox="0 0 295 170" draw:points="295,57 277,160 98,170 179,123 0,20 35,0 214,103">
              <text:p/>
            </draw:polygon>
          </draw:g>
          <draw:g>
            <draw:polygon draw:style-name="gr22" draw:text-style-name="P15" draw:layer="layout" svg:width="0.294cm" svg:height="0.169cm" svg:x="8.391cm" svg:y="3.868cm" svg:viewBox="0 0 295 170" draw:points="0,113 17,10 197,0 115,47 295,150 260,170 80,67">
              <text:p/>
            </draw:polygon>
            <draw:polygon draw:style-name="gr23" draw:text-style-name="P1" draw:layer="layout" svg:width="0.294cm" svg:height="0.169cm" svg:x="8.391cm" svg:y="3.868cm" svg:viewBox="0 0 295 170" draw:points="0,113 17,10 197,0 115,47 295,150 260,170 80,67">
              <text:p/>
            </draw:polygon>
          </draw:g>
          <draw:g>
            <draw:polygon draw:style-name="gr22" draw:text-style-name="P15" draw:layer="layout" svg:width="0.294cm" svg:height="0.169cm" svg:x="8.282cm" svg:y="4.228cm" svg:viewBox="0 0 295 170" draw:points="295,57 277,160 98,170 179,123 0,20 35,0 214,103">
              <text:p/>
            </draw:polygon>
            <draw:polygon draw:style-name="gr23" draw:text-style-name="P1" draw:layer="layout" svg:width="0.294cm" svg:height="0.169cm" svg:x="8.282cm" svg:y="4.228cm" svg:viewBox="0 0 295 170" draw:points="295,57 277,160 98,170 179,123 0,20 35,0 214,103">
              <text:p/>
            </draw:polygon>
          </draw:g>
          <draw:g>
            <draw:polygon draw:style-name="gr22" draw:text-style-name="P15" draw:layer="layout" svg:width="0.294cm" svg:height="0.169cm" svg:x="8.147cm" svg:y="4.008cm" svg:viewBox="0 0 295 170" draw:points="0,113 17,10 197,0 115,47 295,150 260,170 80,67">
              <text:p/>
            </draw:polygon>
            <draw:polygon draw:style-name="gr23" draw:text-style-name="P1" draw:layer="layout" svg:width="0.294cm" svg:height="0.169cm" svg:x="8.147cm" svg:y="4.008cm" svg:viewBox="0 0 295 170" draw:points="0,113 17,10 197,0 115,47 295,150 260,170 80,67">
              <text:p/>
            </draw:polygon>
          </draw:g>
        </draw:g>
        <draw:g>
          <draw:g>
            <draw:polygon draw:style-name="gr2" draw:text-style-name="P2" draw:layer="layout" svg:width="1.213cm" svg:height="1.054cm" svg:x="5.463cm" svg:y="3.786cm" svg:viewBox="0 0 1214 1055" draw:points="606,1055 1214,707 1214,348 606,0 0,348 0,707">
              <text:p/>
            </draw:polygon>
            <draw:polygon draw:style-name="gr3" draw:text-style-name="P1" draw:layer="layout" svg:width="1.213cm" svg:height="1.054cm" svg:x="5.463cm" svg:y="3.786cm" svg:viewBox="0 0 1214 1055" draw:points="606,1055 1214,707 1214,348 606,0 0,348 0,707">
              <text:p/>
            </draw:polygon>
          </draw:g>
          <draw:g>
            <draw:polygon draw:style-name="gr18" draw:text-style-name="P12" draw:layer="layout" svg:width="1.213cm" svg:height="0.695cm" svg:x="5.463cm" svg:y="3.786cm" svg:viewBox="0 0 1214 696" draw:points="606,696 1214,347 606,0 0,347">
              <text:p/>
            </draw:polygon>
            <draw:polygon draw:style-name="gr19" draw:text-style-name="P1" draw:layer="layout" svg:width="1.213cm" svg:height="0.695cm" svg:x="5.463cm" svg:y="3.786cm" svg:viewBox="0 0 1214 696" draw:points="606,696 1214,347 606,0 0,347">
              <text:p/>
            </draw:polygon>
          </draw:g>
          <draw:g>
            <draw:polygon draw:style-name="gr20" draw:text-style-name="P13" draw:layer="layout" svg:width="0.607cm" svg:height="0.706cm" svg:x="6.07cm" svg:y="4.133cm" svg:viewBox="0 0 608 707" draw:points="0,707 608,359 608,0 0,347">
              <text:p/>
            </draw:polygon>
            <draw:polygon draw:style-name="gr19" draw:text-style-name="P1" draw:layer="layout" svg:width="0.607cm" svg:height="0.706cm" svg:x="6.07cm" svg:y="4.133cm" svg:viewBox="0 0 608 707" draw:points="0,707 608,359 608,0 0,347">
              <text:p/>
            </draw:polygon>
          </draw:g>
          <draw:g>
            <draw:polygon draw:style-name="gr21" draw:text-style-name="P14" draw:layer="layout" svg:width="0.607cm" svg:height="0.706cm" svg:x="5.463cm" svg:y="4.133cm" svg:viewBox="0 0 608 707" draw:points="0,359 608,707 608,347 0,0">
              <text:p/>
            </draw:polygon>
            <draw:polygon draw:style-name="gr3" draw:text-style-name="P1" draw:layer="layout" svg:width="0.607cm" svg:height="0.706cm" svg:x="5.463cm" svg:y="4.133cm" svg:viewBox="0 0 608 707" draw:points="0,359 608,707 608,347 0,0">
              <text:p/>
            </draw:polygon>
          </draw:g>
          <draw:polygon draw:style-name="gr9" draw:text-style-name="P1" draw:layer="layout" svg:width="1.213cm" svg:height="1.054cm" svg:x="5.463cm" svg:y="3.786cm" svg:viewBox="0 0 1214 1055" draw:points="0,348 0,707 606,1055 1214,707 1214,348 606,0">
            <text:p/>
          </draw:polygon>
          <draw:g>
            <draw:polygon draw:style-name="gr22" draw:text-style-name="P15" draw:layer="layout" svg:width="0.294cm" svg:height="0.169cm" svg:x="6.109cm" svg:y="4.091cm" svg:viewBox="0 0 295 170" draw:points="295,57 277,160 98,170 179,123 0,20 35,0 214,103">
              <text:p/>
            </draw:polygon>
            <draw:polygon draw:style-name="gr23" draw:text-style-name="P1" draw:layer="layout" svg:width="0.294cm" svg:height="0.169cm" svg:x="6.109cm" svg:y="4.091cm" svg:viewBox="0 0 295 170" draw:points="295,57 277,160 98,170 179,123 0,20 35,0 214,103">
              <text:p/>
            </draw:polygon>
          </draw:g>
          <draw:g>
            <draw:polygon draw:style-name="gr22" draw:text-style-name="P15" draw:layer="layout" svg:width="0.294cm" svg:height="0.169cm" svg:x="5.978cm" svg:y="3.869cm" svg:viewBox="0 0 295 170" draw:points="0,113 17,10 197,0 115,47 295,150 260,170 80,67">
              <text:p/>
            </draw:polygon>
            <draw:polygon draw:style-name="gr23" draw:text-style-name="P1" draw:layer="layout" svg:width="0.294cm" svg:height="0.169cm" svg:x="5.978cm" svg:y="3.869cm" svg:viewBox="0 0 295 170" draw:points="0,113 17,10 197,0 115,47 295,150 260,170 80,67">
              <text:p/>
            </draw:polygon>
          </draw:g>
          <draw:g>
            <draw:polygon draw:style-name="gr22" draw:text-style-name="P15" draw:layer="layout" svg:width="0.294cm" svg:height="0.169cm" svg:x="5.869cm" svg:y="4.229cm" svg:viewBox="0 0 295 170" draw:points="295,57 277,160 98,170 179,123 0,20 35,0 214,103">
              <text:p/>
            </draw:polygon>
            <draw:polygon draw:style-name="gr23" draw:text-style-name="P1" draw:layer="layout" svg:width="0.294cm" svg:height="0.169cm" svg:x="5.869cm" svg:y="4.229cm" svg:viewBox="0 0 295 170" draw:points="295,57 277,160 98,170 179,123 0,20 35,0 214,103">
              <text:p/>
            </draw:polygon>
          </draw:g>
          <draw:g>
            <draw:polygon draw:style-name="gr22" draw:text-style-name="P15" draw:layer="layout" svg:width="0.294cm" svg:height="0.169cm" svg:x="5.734cm" svg:y="4.009cm" svg:viewBox="0 0 295 170" draw:points="0,113 17,10 197,0 115,47 295,150 260,170 80,67">
              <text:p/>
            </draw:polygon>
            <draw:polygon draw:style-name="gr23" draw:text-style-name="P1" draw:layer="layout" svg:width="0.294cm" svg:height="0.169cm" svg:x="5.734cm" svg:y="4.009cm" svg:viewBox="0 0 295 170" draw:points="0,113 17,10 197,0 115,47 295,150 260,170 80,67">
              <text:p/>
            </draw:polygon>
          </draw:g>
        </draw:g>
        <draw:g>
          <draw:g>
            <draw:polygon draw:style-name="gr2" draw:text-style-name="P2" draw:layer="layout" svg:width="1.213cm" svg:height="1.054cm" svg:x="5.463cm" svg:y="5.624cm" svg:viewBox="0 0 1214 1055" draw:points="606,1055 1214,707 1214,348 606,0 0,348 0,707">
              <text:p/>
            </draw:polygon>
            <draw:polygon draw:style-name="gr3" draw:text-style-name="P1" draw:layer="layout" svg:width="1.213cm" svg:height="1.054cm" svg:x="5.463cm" svg:y="5.624cm" svg:viewBox="0 0 1214 1055" draw:points="606,1055 1214,707 1214,348 606,0 0,348 0,707">
              <text:p/>
            </draw:polygon>
          </draw:g>
          <draw:g>
            <draw:polygon draw:style-name="gr18" draw:text-style-name="P12" draw:layer="layout" svg:width="1.213cm" svg:height="0.695cm" svg:x="5.463cm" svg:y="5.624cm" svg:viewBox="0 0 1214 696" draw:points="606,696 1214,347 606,0 0,347">
              <text:p/>
            </draw:polygon>
            <draw:polygon draw:style-name="gr19" draw:text-style-name="P1" draw:layer="layout" svg:width="1.213cm" svg:height="0.695cm" svg:x="5.463cm" svg:y="5.624cm" svg:viewBox="0 0 1214 696" draw:points="606,696 1214,347 606,0 0,347">
              <text:p/>
            </draw:polygon>
          </draw:g>
          <draw:g>
            <draw:polygon draw:style-name="gr20" draw:text-style-name="P13" draw:layer="layout" svg:width="0.607cm" svg:height="0.706cm" svg:x="6.07cm" svg:y="5.971cm" svg:viewBox="0 0 608 707" draw:points="0,707 608,359 608,0 0,347">
              <text:p/>
            </draw:polygon>
            <draw:polygon draw:style-name="gr19" draw:text-style-name="P1" draw:layer="layout" svg:width="0.607cm" svg:height="0.706cm" svg:x="6.07cm" svg:y="5.971cm" svg:viewBox="0 0 608 707" draw:points="0,707 608,359 608,0 0,347">
              <text:p/>
            </draw:polygon>
          </draw:g>
          <draw:g>
            <draw:polygon draw:style-name="gr21" draw:text-style-name="P14" draw:layer="layout" svg:width="0.607cm" svg:height="0.706cm" svg:x="5.463cm" svg:y="5.971cm" svg:viewBox="0 0 608 707" draw:points="0,359 608,707 608,347 0,0">
              <text:p/>
            </draw:polygon>
            <draw:polygon draw:style-name="gr3" draw:text-style-name="P1" draw:layer="layout" svg:width="0.607cm" svg:height="0.706cm" svg:x="5.463cm" svg:y="5.971cm" svg:viewBox="0 0 608 707" draw:points="0,359 608,707 608,347 0,0">
              <text:p/>
            </draw:polygon>
          </draw:g>
          <draw:polygon draw:style-name="gr9" draw:text-style-name="P1" draw:layer="layout" svg:width="1.213cm" svg:height="1.054cm" svg:x="5.463cm" svg:y="5.624cm" svg:viewBox="0 0 1214 1055" draw:points="0,348 0,707 606,1055 1214,707 1214,348 606,0">
            <text:p/>
          </draw:polygon>
          <draw:g>
            <draw:polygon draw:style-name="gr22" draw:text-style-name="P15" draw:layer="layout" svg:width="0.294cm" svg:height="0.169cm" svg:x="6.109cm" svg:y="5.929cm" svg:viewBox="0 0 295 170" draw:points="295,57 277,160 98,170 179,123 0,20 35,0 214,103">
              <text:p/>
            </draw:polygon>
            <draw:polygon draw:style-name="gr23" draw:text-style-name="P1" draw:layer="layout" svg:width="0.294cm" svg:height="0.169cm" svg:x="6.109cm" svg:y="5.929cm" svg:viewBox="0 0 295 170" draw:points="295,57 277,160 98,170 179,123 0,20 35,0 214,103">
              <text:p/>
            </draw:polygon>
          </draw:g>
          <draw:g>
            <draw:polygon draw:style-name="gr22" draw:text-style-name="P15" draw:layer="layout" svg:width="0.294cm" svg:height="0.169cm" svg:x="5.978cm" svg:y="5.707cm" svg:viewBox="0 0 295 170" draw:points="0,113 17,10 197,0 115,47 295,150 260,170 80,67">
              <text:p/>
            </draw:polygon>
            <draw:polygon draw:style-name="gr23" draw:text-style-name="P1" draw:layer="layout" svg:width="0.294cm" svg:height="0.169cm" svg:x="5.978cm" svg:y="5.707cm" svg:viewBox="0 0 295 170" draw:points="0,113 17,10 197,0 115,47 295,150 260,170 80,67">
              <text:p/>
            </draw:polygon>
          </draw:g>
          <draw:g>
            <draw:polygon draw:style-name="gr22" draw:text-style-name="P15" draw:layer="layout" svg:width="0.294cm" svg:height="0.169cm" svg:x="5.869cm" svg:y="6.067cm" svg:viewBox="0 0 295 170" draw:points="295,57 277,160 98,170 179,123 0,20 35,0 214,103">
              <text:p/>
            </draw:polygon>
            <draw:polygon draw:style-name="gr23" draw:text-style-name="P1" draw:layer="layout" svg:width="0.294cm" svg:height="0.169cm" svg:x="5.869cm" svg:y="6.067cm" svg:viewBox="0 0 295 170" draw:points="295,57 277,160 98,170 179,123 0,20 35,0 214,103">
              <text:p/>
            </draw:polygon>
          </draw:g>
          <draw:g>
            <draw:polygon draw:style-name="gr22" draw:text-style-name="P15" draw:layer="layout" svg:width="0.294cm" svg:height="0.169cm" svg:x="5.734cm" svg:y="5.847cm" svg:viewBox="0 0 295 170" draw:points="0,113 17,10 197,0 115,47 295,150 260,170 80,67">
              <text:p/>
            </draw:polygon>
            <draw:polygon draw:style-name="gr23" draw:text-style-name="P1" draw:layer="layout" svg:width="0.294cm" svg:height="0.169cm" svg:x="5.734cm" svg:y="5.847cm" svg:viewBox="0 0 295 170" draw:points="0,113 17,10 197,0 115,47 295,150 260,170 80,67">
              <text:p/>
            </draw:polygon>
          </draw:g>
        </draw:g>
        <draw:g>
          <draw:g>
            <draw:polygon draw:style-name="gr2" draw:text-style-name="P2" draw:layer="layout" svg:width="1.213cm" svg:height="1.054cm" svg:x="7.876cm" svg:y="5.624cm" svg:viewBox="0 0 1214 1055" draw:points="606,1055 1214,707 1214,348 606,0 0,348 0,707">
              <text:p/>
            </draw:polygon>
            <draw:polygon draw:style-name="gr3" draw:text-style-name="P1" draw:layer="layout" svg:width="1.213cm" svg:height="1.054cm" svg:x="7.876cm" svg:y="5.624cm" svg:viewBox="0 0 1214 1055" draw:points="606,1055 1214,707 1214,348 606,0 0,348 0,707">
              <text:p/>
            </draw:polygon>
          </draw:g>
          <draw:g>
            <draw:polygon draw:style-name="gr18" draw:text-style-name="P12" draw:layer="layout" svg:width="1.213cm" svg:height="0.695cm" svg:x="7.876cm" svg:y="5.624cm" svg:viewBox="0 0 1214 696" draw:points="606,696 1214,347 606,0 0,347">
              <text:p/>
            </draw:polygon>
            <draw:polygon draw:style-name="gr19" draw:text-style-name="P1" draw:layer="layout" svg:width="1.213cm" svg:height="0.695cm" svg:x="7.876cm" svg:y="5.624cm" svg:viewBox="0 0 1214 696" draw:points="606,696 1214,347 606,0 0,347">
              <text:p/>
            </draw:polygon>
          </draw:g>
          <draw:g>
            <draw:polygon draw:style-name="gr20" draw:text-style-name="P13" draw:layer="layout" svg:width="0.607cm" svg:height="0.706cm" svg:x="8.483cm" svg:y="5.971cm" svg:viewBox="0 0 608 707" draw:points="0,707 608,359 608,0 0,347">
              <text:p/>
            </draw:polygon>
            <draw:polygon draw:style-name="gr19" draw:text-style-name="P1" draw:layer="layout" svg:width="0.607cm" svg:height="0.706cm" svg:x="8.483cm" svg:y="5.971cm" svg:viewBox="0 0 608 707" draw:points="0,707 608,359 608,0 0,347">
              <text:p/>
            </draw:polygon>
          </draw:g>
          <draw:g>
            <draw:polygon draw:style-name="gr21" draw:text-style-name="P14" draw:layer="layout" svg:width="0.607cm" svg:height="0.706cm" svg:x="7.876cm" svg:y="5.971cm" svg:viewBox="0 0 608 707" draw:points="0,359 608,707 608,347 0,0">
              <text:p/>
            </draw:polygon>
            <draw:polygon draw:style-name="gr3" draw:text-style-name="P1" draw:layer="layout" svg:width="0.607cm" svg:height="0.706cm" svg:x="7.876cm" svg:y="5.971cm" svg:viewBox="0 0 608 707" draw:points="0,359 608,707 608,347 0,0">
              <text:p/>
            </draw:polygon>
          </draw:g>
          <draw:polygon draw:style-name="gr9" draw:text-style-name="P1" draw:layer="layout" svg:width="1.213cm" svg:height="1.054cm" svg:x="7.876cm" svg:y="5.624cm" svg:viewBox="0 0 1214 1055" draw:points="0,348 0,707 606,1055 1214,707 1214,348 606,0">
            <text:p/>
          </draw:polygon>
          <draw:g>
            <draw:polygon draw:style-name="gr22" draw:text-style-name="P15" draw:layer="layout" svg:width="0.294cm" svg:height="0.169cm" svg:x="8.522cm" svg:y="5.929cm" svg:viewBox="0 0 295 170" draw:points="295,57 277,160 98,170 179,123 0,20 35,0 214,103">
              <text:p/>
            </draw:polygon>
            <draw:polygon draw:style-name="gr23" draw:text-style-name="P1" draw:layer="layout" svg:width="0.294cm" svg:height="0.169cm" svg:x="8.522cm" svg:y="5.929cm" svg:viewBox="0 0 295 170" draw:points="295,57 277,160 98,170 179,123 0,20 35,0 214,103">
              <text:p/>
            </draw:polygon>
          </draw:g>
          <draw:g>
            <draw:polygon draw:style-name="gr22" draw:text-style-name="P15" draw:layer="layout" svg:width="0.294cm" svg:height="0.169cm" svg:x="8.391cm" svg:y="5.707cm" svg:viewBox="0 0 295 170" draw:points="0,113 17,10 197,0 115,47 295,150 260,170 80,67">
              <text:p/>
            </draw:polygon>
            <draw:polygon draw:style-name="gr23" draw:text-style-name="P1" draw:layer="layout" svg:width="0.294cm" svg:height="0.169cm" svg:x="8.391cm" svg:y="5.707cm" svg:viewBox="0 0 295 170" draw:points="0,113 17,10 197,0 115,47 295,150 260,170 80,67">
              <text:p/>
            </draw:polygon>
          </draw:g>
          <draw:g>
            <draw:polygon draw:style-name="gr22" draw:text-style-name="P15" draw:layer="layout" svg:width="0.294cm" svg:height="0.169cm" svg:x="8.282cm" svg:y="6.067cm" svg:viewBox="0 0 295 170" draw:points="295,57 277,160 98,170 179,123 0,20 35,0 214,103">
              <text:p/>
            </draw:polygon>
            <draw:polygon draw:style-name="gr23" draw:text-style-name="P1" draw:layer="layout" svg:width="0.294cm" svg:height="0.169cm" svg:x="8.282cm" svg:y="6.067cm" svg:viewBox="0 0 295 170" draw:points="295,57 277,160 98,170 179,123 0,20 35,0 214,103">
              <text:p/>
            </draw:polygon>
          </draw:g>
          <draw:g>
            <draw:polygon draw:style-name="gr22" draw:text-style-name="P15" draw:layer="layout" svg:width="0.294cm" svg:height="0.169cm" svg:x="8.147cm" svg:y="5.847cm" svg:viewBox="0 0 295 170" draw:points="0,113 17,10 197,0 115,47 295,150 260,170 80,67">
              <text:p/>
            </draw:polygon>
            <draw:polygon draw:style-name="gr23" draw:text-style-name="P1" draw:layer="layout" svg:width="0.294cm" svg:height="0.169cm" svg:x="8.147cm" svg:y="5.847cm" svg:viewBox="0 0 295 170" draw:points="0,113 17,10 197,0 115,47 295,150 260,170 80,67">
              <text:p/>
            </draw:polygon>
          </draw:g>
        </draw:g>
        <draw:g>
          <draw:g>
            <draw:polygon draw:style-name="gr2" draw:text-style-name="P2" draw:layer="layout" svg:width="1.213cm" svg:height="1.054cm" svg:x="5.463cm" svg:y="5.625cm" svg:viewBox="0 0 1214 1055" draw:points="606,1055 1214,707 1214,348 606,0 0,348 0,707">
              <text:p/>
            </draw:polygon>
            <draw:polygon draw:style-name="gr3" draw:text-style-name="P1" draw:layer="layout" svg:width="1.213cm" svg:height="1.054cm" svg:x="5.463cm" svg:y="5.625cm" svg:viewBox="0 0 1214 1055" draw:points="606,1055 1214,707 1214,348 606,0 0,348 0,707">
              <text:p/>
            </draw:polygon>
          </draw:g>
          <draw:g>
            <draw:polygon draw:style-name="gr18" draw:text-style-name="P12" draw:layer="layout" svg:width="1.213cm" svg:height="0.695cm" svg:x="5.463cm" svg:y="5.625cm" svg:viewBox="0 0 1214 696" draw:points="606,696 1214,347 606,0 0,347">
              <text:p/>
            </draw:polygon>
            <draw:polygon draw:style-name="gr19" draw:text-style-name="P1" draw:layer="layout" svg:width="1.213cm" svg:height="0.695cm" svg:x="5.463cm" svg:y="5.625cm" svg:viewBox="0 0 1214 696" draw:points="606,696 1214,347 606,0 0,347">
              <text:p/>
            </draw:polygon>
          </draw:g>
          <draw:g>
            <draw:polygon draw:style-name="gr20" draw:text-style-name="P13" draw:layer="layout" svg:width="0.607cm" svg:height="0.706cm" svg:x="6.07cm" svg:y="5.972cm" svg:viewBox="0 0 608 707" draw:points="0,707 608,359 608,0 0,347">
              <text:p/>
            </draw:polygon>
            <draw:polygon draw:style-name="gr19" draw:text-style-name="P1" draw:layer="layout" svg:width="0.607cm" svg:height="0.706cm" svg:x="6.07cm" svg:y="5.972cm" svg:viewBox="0 0 608 707" draw:points="0,707 608,359 608,0 0,347">
              <text:p/>
            </draw:polygon>
          </draw:g>
          <draw:g>
            <draw:polygon draw:style-name="gr21" draw:text-style-name="P14" draw:layer="layout" svg:width="0.607cm" svg:height="0.706cm" svg:x="5.463cm" svg:y="5.972cm" svg:viewBox="0 0 608 707" draw:points="0,359 608,707 608,347 0,0">
              <text:p/>
            </draw:polygon>
            <draw:polygon draw:style-name="gr3" draw:text-style-name="P1" draw:layer="layout" svg:width="0.607cm" svg:height="0.706cm" svg:x="5.463cm" svg:y="5.972cm" svg:viewBox="0 0 608 707" draw:points="0,359 608,707 608,347 0,0">
              <text:p/>
            </draw:polygon>
          </draw:g>
          <draw:polygon draw:style-name="gr9" draw:text-style-name="P1" draw:layer="layout" svg:width="1.213cm" svg:height="1.054cm" svg:x="5.463cm" svg:y="5.625cm" svg:viewBox="0 0 1214 1055" draw:points="0,348 0,707 606,1055 1214,707 1214,348 606,0">
            <text:p/>
          </draw:polygon>
          <draw:g>
            <draw:polygon draw:style-name="gr22" draw:text-style-name="P15" draw:layer="layout" svg:width="0.294cm" svg:height="0.169cm" svg:x="6.109cm" svg:y="5.93cm" svg:viewBox="0 0 295 170" draw:points="295,57 277,160 98,170 179,123 0,20 35,0 214,103">
              <text:p/>
            </draw:polygon>
            <draw:polygon draw:style-name="gr23" draw:text-style-name="P1" draw:layer="layout" svg:width="0.294cm" svg:height="0.169cm" svg:x="6.109cm" svg:y="5.93cm" svg:viewBox="0 0 295 170" draw:points="295,57 277,160 98,170 179,123 0,20 35,0 214,103">
              <text:p/>
            </draw:polygon>
          </draw:g>
          <draw:g>
            <draw:polygon draw:style-name="gr22" draw:text-style-name="P15" draw:layer="layout" svg:width="0.294cm" svg:height="0.169cm" svg:x="5.978cm" svg:y="5.708cm" svg:viewBox="0 0 295 170" draw:points="0,113 17,10 197,0 115,47 295,150 260,170 80,67">
              <text:p/>
            </draw:polygon>
            <draw:polygon draw:style-name="gr23" draw:text-style-name="P1" draw:layer="layout" svg:width="0.294cm" svg:height="0.169cm" svg:x="5.978cm" svg:y="5.708cm" svg:viewBox="0 0 295 170" draw:points="0,113 17,10 197,0 115,47 295,150 260,170 80,67">
              <text:p/>
            </draw:polygon>
          </draw:g>
          <draw:g>
            <draw:polygon draw:style-name="gr22" draw:text-style-name="P15" draw:layer="layout" svg:width="0.294cm" svg:height="0.169cm" svg:x="5.869cm" svg:y="6.068cm" svg:viewBox="0 0 295 170" draw:points="295,57 277,160 98,170 179,123 0,20 35,0 214,103">
              <text:p/>
            </draw:polygon>
            <draw:polygon draw:style-name="gr23" draw:text-style-name="P1" draw:layer="layout" svg:width="0.294cm" svg:height="0.169cm" svg:x="5.869cm" svg:y="6.068cm" svg:viewBox="0 0 295 170" draw:points="295,57 277,160 98,170 179,123 0,20 35,0 214,103">
              <text:p/>
            </draw:polygon>
          </draw:g>
          <draw:g>
            <draw:polygon draw:style-name="gr22" draw:text-style-name="P15" draw:layer="layout" svg:width="0.294cm" svg:height="0.169cm" svg:x="5.734cm" svg:y="5.848cm" svg:viewBox="0 0 295 170" draw:points="0,113 17,10 197,0 115,47 295,150 260,170 80,67">
              <text:p/>
            </draw:polygon>
            <draw:polygon draw:style-name="gr23" draw:text-style-name="P1" draw:layer="layout" svg:width="0.294cm" svg:height="0.169cm" svg:x="5.734cm" svg:y="5.848cm" svg:viewBox="0 0 295 170" draw:points="0,113 17,10 197,0 115,47 295,150 260,170 80,67">
              <text:p/>
            </draw:polygon>
          </draw:g>
        </draw:g>
        <draw:path draw:style-name="gr1" draw:text-style-name="P1" draw:layer="layout" svg:width="2.871cm" svg:height="0.623cm" draw:transform="skewX (-0.292691715559449) rotate (-2.23192704745035) translate (13.414154633013cm 4.20513496756222cm)" svg:viewBox="0 0 2872 624" svg:d="M2872 624l-1428-310c0-1 0-2 0-4s-1-5-2-7c-2-3-4-5-6-6s-5-2-8-2c-2 0-5 1-7 2-3 2-4 4-6 6 0 1-1 3-1 4l-443-96c0-1 0-2 0-3 0-3 0-6-2-8-1-2-4-4-6-6-2-1-5-2-8-2-2 0-5 1-7 2-3 2-4 4-6 6 0 2-1 3-1 4l-209-45c0-1 0-3 0-4 0-2-1-5-2-7-2-3-4-5-6-6-3-1-5-2-8-2s-5 1-8 2c-2 2-4 3-5 6-1 1-1 3-2 4l-701-152">
          <text:p/>
        </draw:path>
        <draw:path draw:style-name="gr1" draw:text-style-name="P1" draw:layer="layout" svg:width="2.829cm" svg:height="0.626cm" draw:transform="skewX (0.370009801422798) rotate (-0.82815873007131) translate (11.6693627040623cm 3.95998400561186cm)" svg:viewBox="0 0 2830 627" svg:d="M0 627l1407-312c0-1 0-2 0-3 0-3 1-5 3-8 2-2 4-4 6-5 2-2 5-2 8-2 2 0 5 0 7 2 2 1 4 3 5 5 0 2 1 3 1 5l436-97c0-1 0-2 0-3 0-3 1-6 3-8 1-2 4-4 6-6 2-1 5-2 8-2 2 0 5 1 7 2 2 2 4 4 5 6 0 2 1 3 1 5l206-46c0-2 0-3 0-4 0-3 1-5 3-8 1-2 4-4 6-5 2-2 5-2 8-2 2 0 5 1 7 2s4 3 5 6c0 1 1 2 1 4l691-153">
          <text:p/>
        </draw:path>
        <draw:g>
          <draw:g>
            <draw:polygon draw:style-name="gr2" draw:text-style-name="P2" draw:layer="layout" svg:width="1.213cm" svg:height="1.054cm" svg:x="10.463cm" svg:y="3.785cm" svg:viewBox="0 0 1214 1055" draw:points="606,1055 1214,707 1214,348 606,0 0,348 0,707">
              <text:p/>
            </draw:polygon>
            <draw:polygon draw:style-name="gr3" draw:text-style-name="P1" draw:layer="layout" svg:width="1.213cm" svg:height="1.054cm" svg:x="10.463cm" svg:y="3.785cm" svg:viewBox="0 0 1214 1055" draw:points="606,1055 1214,707 1214,348 606,0 0,348 0,707">
              <text:p/>
            </draw:polygon>
          </draw:g>
          <draw:g>
            <draw:polygon draw:style-name="gr18" draw:text-style-name="P12" draw:layer="layout" svg:width="1.213cm" svg:height="0.695cm" svg:x="10.463cm" svg:y="3.785cm" svg:viewBox="0 0 1214 696" draw:points="606,696 1214,347 606,0 0,347">
              <text:p/>
            </draw:polygon>
            <draw:polygon draw:style-name="gr19" draw:text-style-name="P1" draw:layer="layout" svg:width="1.213cm" svg:height="0.695cm" svg:x="10.463cm" svg:y="3.785cm" svg:viewBox="0 0 1214 696" draw:points="606,696 1214,347 606,0 0,347">
              <text:p/>
            </draw:polygon>
          </draw:g>
          <draw:g>
            <draw:polygon draw:style-name="gr20" draw:text-style-name="P13" draw:layer="layout" svg:width="0.607cm" svg:height="0.706cm" svg:x="11.07cm" svg:y="4.132cm" svg:viewBox="0 0 608 707" draw:points="0,707 608,359 608,0 0,347">
              <text:p/>
            </draw:polygon>
            <draw:polygon draw:style-name="gr19" draw:text-style-name="P1" draw:layer="layout" svg:width="0.607cm" svg:height="0.706cm" svg:x="11.07cm" svg:y="4.132cm" svg:viewBox="0 0 608 707" draw:points="0,707 608,359 608,0 0,347">
              <text:p/>
            </draw:polygon>
          </draw:g>
          <draw:g>
            <draw:polygon draw:style-name="gr21" draw:text-style-name="P14" draw:layer="layout" svg:width="0.607cm" svg:height="0.706cm" svg:x="10.463cm" svg:y="4.132cm" svg:viewBox="0 0 608 707" draw:points="0,359 608,707 608,347 0,0">
              <text:p/>
            </draw:polygon>
            <draw:polygon draw:style-name="gr3" draw:text-style-name="P1" draw:layer="layout" svg:width="0.607cm" svg:height="0.706cm" svg:x="10.463cm" svg:y="4.132cm" svg:viewBox="0 0 608 707" draw:points="0,359 608,707 608,347 0,0">
              <text:p/>
            </draw:polygon>
          </draw:g>
          <draw:polygon draw:style-name="gr9" draw:text-style-name="P1" draw:layer="layout" svg:width="1.213cm" svg:height="1.054cm" svg:x="10.463cm" svg:y="3.785cm" svg:viewBox="0 0 1214 1055" draw:points="0,348 0,707 606,1055 1214,707 1214,348 606,0">
            <text:p/>
          </draw:polygon>
          <draw:g>
            <draw:polygon draw:style-name="gr22" draw:text-style-name="P15" draw:layer="layout" svg:width="0.294cm" svg:height="0.169cm" svg:x="11.109cm" svg:y="4.09cm" svg:viewBox="0 0 295 170" draw:points="295,57 277,160 98,170 179,123 0,20 35,0 214,103">
              <text:p/>
            </draw:polygon>
            <draw:polygon draw:style-name="gr23" draw:text-style-name="P1" draw:layer="layout" svg:width="0.294cm" svg:height="0.169cm" svg:x="11.109cm" svg:y="4.09cm" svg:viewBox="0 0 295 170" draw:points="295,57 277,160 98,170 179,123 0,20 35,0 214,103">
              <text:p/>
            </draw:polygon>
          </draw:g>
          <draw:g>
            <draw:polygon draw:style-name="gr22" draw:text-style-name="P15" draw:layer="layout" svg:width="0.294cm" svg:height="0.169cm" svg:x="10.978cm" svg:y="3.868cm" svg:viewBox="0 0 295 170" draw:points="0,113 17,10 197,0 115,47 295,150 260,170 80,67">
              <text:p/>
            </draw:polygon>
            <draw:polygon draw:style-name="gr23" draw:text-style-name="P1" draw:layer="layout" svg:width="0.294cm" svg:height="0.169cm" svg:x="10.978cm" svg:y="3.868cm" svg:viewBox="0 0 295 170" draw:points="0,113 17,10 197,0 115,47 295,150 260,170 80,67">
              <text:p/>
            </draw:polygon>
          </draw:g>
          <draw:g>
            <draw:polygon draw:style-name="gr22" draw:text-style-name="P15" draw:layer="layout" svg:width="0.294cm" svg:height="0.169cm" svg:x="10.869cm" svg:y="4.228cm" svg:viewBox="0 0 295 170" draw:points="295,57 277,160 98,170 179,123 0,20 35,0 214,103">
              <text:p/>
            </draw:polygon>
            <draw:polygon draw:style-name="gr23" draw:text-style-name="P1" draw:layer="layout" svg:width="0.294cm" svg:height="0.169cm" svg:x="10.869cm" svg:y="4.228cm" svg:viewBox="0 0 295 170" draw:points="295,57 277,160 98,170 179,123 0,20 35,0 214,103">
              <text:p/>
            </draw:polygon>
          </draw:g>
          <draw:g>
            <draw:polygon draw:style-name="gr22" draw:text-style-name="P15" draw:layer="layout" svg:width="0.294cm" svg:height="0.169cm" svg:x="10.734cm" svg:y="4.008cm" svg:viewBox="0 0 295 170" draw:points="0,113 17,10 197,0 115,47 295,150 260,170 80,67">
              <text:p/>
            </draw:polygon>
            <draw:polygon draw:style-name="gr23" draw:text-style-name="P1" draw:layer="layout" svg:width="0.294cm" svg:height="0.169cm" svg:x="10.734cm" svg:y="4.008cm" svg:viewBox="0 0 295 170" draw:points="0,113 17,10 197,0 115,47 295,150 260,170 80,67">
              <text:p/>
            </draw:polygon>
          </draw:g>
        </draw:g>
        <draw:polygon draw:style-name="gr25" draw:text-style-name="P1" draw:layer="layout" svg:width="4.313cm" svg:height="3.502cm" draw:transform="skewX (-0.00139626340159546) translate (10.1538728759222cm 3.496cm)" svg:viewBox="0 0 4314 3503" draw:points="0,3503 4313,3503 4314,0 0,0">
          <text:p/>
        </draw:polygon>
        <draw:g>
          <draw:g>
            <draw:polygon draw:style-name="gr2" draw:text-style-name="P2" draw:layer="layout" svg:width="1.213cm" svg:height="1.054cm" svg:x="12.876cm" svg:y="3.785cm" svg:viewBox="0 0 1214 1055" draw:points="606,1055 1214,707 1214,348 606,0 0,348 0,707">
              <text:p/>
            </draw:polygon>
            <draw:polygon draw:style-name="gr3" draw:text-style-name="P1" draw:layer="layout" svg:width="1.213cm" svg:height="1.054cm" svg:x="12.876cm" svg:y="3.785cm" svg:viewBox="0 0 1214 1055" draw:points="606,1055 1214,707 1214,348 606,0 0,348 0,707">
              <text:p/>
            </draw:polygon>
          </draw:g>
          <draw:g>
            <draw:polygon draw:style-name="gr18" draw:text-style-name="P12" draw:layer="layout" svg:width="1.213cm" svg:height="0.695cm" svg:x="12.876cm" svg:y="3.785cm" svg:viewBox="0 0 1214 696" draw:points="606,696 1214,347 606,0 0,347">
              <text:p/>
            </draw:polygon>
            <draw:polygon draw:style-name="gr19" draw:text-style-name="P1" draw:layer="layout" svg:width="1.213cm" svg:height="0.695cm" svg:x="12.876cm" svg:y="3.785cm" svg:viewBox="0 0 1214 696" draw:points="606,696 1214,347 606,0 0,347">
              <text:p/>
            </draw:polygon>
          </draw:g>
          <draw:g>
            <draw:polygon draw:style-name="gr20" draw:text-style-name="P13" draw:layer="layout" svg:width="0.607cm" svg:height="0.706cm" svg:x="13.483cm" svg:y="4.132cm" svg:viewBox="0 0 608 707" draw:points="0,707 608,359 608,0 0,347">
              <text:p/>
            </draw:polygon>
            <draw:polygon draw:style-name="gr19" draw:text-style-name="P1" draw:layer="layout" svg:width="0.607cm" svg:height="0.706cm" svg:x="13.483cm" svg:y="4.132cm" svg:viewBox="0 0 608 707" draw:points="0,707 608,359 608,0 0,347">
              <text:p/>
            </draw:polygon>
          </draw:g>
          <draw:g>
            <draw:polygon draw:style-name="gr21" draw:text-style-name="P14" draw:layer="layout" svg:width="0.607cm" svg:height="0.706cm" svg:x="12.876cm" svg:y="4.132cm" svg:viewBox="0 0 608 707" draw:points="0,359 608,707 608,347 0,0">
              <text:p/>
            </draw:polygon>
            <draw:polygon draw:style-name="gr3" draw:text-style-name="P1" draw:layer="layout" svg:width="0.607cm" svg:height="0.706cm" svg:x="12.876cm" svg:y="4.132cm" svg:viewBox="0 0 608 707" draw:points="0,359 608,707 608,347 0,0">
              <text:p/>
            </draw:polygon>
          </draw:g>
          <draw:polygon draw:style-name="gr9" draw:text-style-name="P1" draw:layer="layout" svg:width="1.213cm" svg:height="1.054cm" svg:x="12.876cm" svg:y="3.785cm" svg:viewBox="0 0 1214 1055" draw:points="0,348 0,707 606,1055 1214,707 1214,348 606,0">
            <text:p/>
          </draw:polygon>
          <draw:g>
            <draw:polygon draw:style-name="gr22" draw:text-style-name="P15" draw:layer="layout" svg:width="0.294cm" svg:height="0.169cm" svg:x="13.522cm" svg:y="4.09cm" svg:viewBox="0 0 295 170" draw:points="295,57 277,160 98,170 179,123 0,20 35,0 214,103">
              <text:p/>
            </draw:polygon>
            <draw:polygon draw:style-name="gr23" draw:text-style-name="P1" draw:layer="layout" svg:width="0.294cm" svg:height="0.169cm" svg:x="13.522cm" svg:y="4.09cm" svg:viewBox="0 0 295 170" draw:points="295,57 277,160 98,170 179,123 0,20 35,0 214,103">
              <text:p/>
            </draw:polygon>
          </draw:g>
          <draw:g>
            <draw:polygon draw:style-name="gr22" draw:text-style-name="P15" draw:layer="layout" svg:width="0.294cm" svg:height="0.169cm" svg:x="13.391cm" svg:y="3.868cm" svg:viewBox="0 0 295 170" draw:points="0,113 17,10 197,0 115,47 295,150 260,170 80,67">
              <text:p/>
            </draw:polygon>
            <draw:polygon draw:style-name="gr23" draw:text-style-name="P1" draw:layer="layout" svg:width="0.294cm" svg:height="0.169cm" svg:x="13.391cm" svg:y="3.868cm" svg:viewBox="0 0 295 170" draw:points="0,113 17,10 197,0 115,47 295,150 260,170 80,67">
              <text:p/>
            </draw:polygon>
          </draw:g>
          <draw:g>
            <draw:polygon draw:style-name="gr22" draw:text-style-name="P15" draw:layer="layout" svg:width="0.294cm" svg:height="0.169cm" svg:x="13.282cm" svg:y="4.228cm" svg:viewBox="0 0 295 170" draw:points="295,57 277,160 98,170 179,123 0,20 35,0 214,103">
              <text:p/>
            </draw:polygon>
            <draw:polygon draw:style-name="gr23" draw:text-style-name="P1" draw:layer="layout" svg:width="0.294cm" svg:height="0.169cm" svg:x="13.282cm" svg:y="4.228cm" svg:viewBox="0 0 295 170" draw:points="295,57 277,160 98,170 179,123 0,20 35,0 214,103">
              <text:p/>
            </draw:polygon>
          </draw:g>
          <draw:g>
            <draw:polygon draw:style-name="gr22" draw:text-style-name="P15" draw:layer="layout" svg:width="0.294cm" svg:height="0.169cm" svg:x="13.147cm" svg:y="4.008cm" svg:viewBox="0 0 295 170" draw:points="0,113 17,10 197,0 115,47 295,150 260,170 80,67">
              <text:p/>
            </draw:polygon>
            <draw:polygon draw:style-name="gr23" draw:text-style-name="P1" draw:layer="layout" svg:width="0.294cm" svg:height="0.169cm" svg:x="13.147cm" svg:y="4.008cm" svg:viewBox="0 0 295 170" draw:points="0,113 17,10 197,0 115,47 295,150 260,170 80,67">
              <text:p/>
            </draw:polygon>
          </draw:g>
        </draw:g>
        <draw:g>
          <draw:g>
            <draw:polygon draw:style-name="gr2" draw:text-style-name="P2" draw:layer="layout" svg:width="1.213cm" svg:height="1.054cm" svg:x="10.463cm" svg:y="3.786cm" svg:viewBox="0 0 1214 1055" draw:points="606,1055 1214,707 1214,348 606,0 0,348 0,707">
              <text:p/>
            </draw:polygon>
            <draw:polygon draw:style-name="gr3" draw:text-style-name="P1" draw:layer="layout" svg:width="1.213cm" svg:height="1.054cm" svg:x="10.463cm" svg:y="3.786cm" svg:viewBox="0 0 1214 1055" draw:points="606,1055 1214,707 1214,348 606,0 0,348 0,707">
              <text:p/>
            </draw:polygon>
          </draw:g>
          <draw:g>
            <draw:polygon draw:style-name="gr18" draw:text-style-name="P12" draw:layer="layout" svg:width="1.213cm" svg:height="0.695cm" svg:x="10.463cm" svg:y="3.786cm" svg:viewBox="0 0 1214 696" draw:points="606,696 1214,347 606,0 0,347">
              <text:p/>
            </draw:polygon>
            <draw:polygon draw:style-name="gr19" draw:text-style-name="P1" draw:layer="layout" svg:width="1.213cm" svg:height="0.695cm" svg:x="10.463cm" svg:y="3.786cm" svg:viewBox="0 0 1214 696" draw:points="606,696 1214,347 606,0 0,347">
              <text:p/>
            </draw:polygon>
          </draw:g>
          <draw:g>
            <draw:polygon draw:style-name="gr20" draw:text-style-name="P13" draw:layer="layout" svg:width="0.607cm" svg:height="0.706cm" svg:x="11.07cm" svg:y="4.133cm" svg:viewBox="0 0 608 707" draw:points="0,707 608,359 608,0 0,347">
              <text:p/>
            </draw:polygon>
            <draw:polygon draw:style-name="gr19" draw:text-style-name="P1" draw:layer="layout" svg:width="0.607cm" svg:height="0.706cm" svg:x="11.07cm" svg:y="4.133cm" svg:viewBox="0 0 608 707" draw:points="0,707 608,359 608,0 0,347">
              <text:p/>
            </draw:polygon>
          </draw:g>
          <draw:g>
            <draw:polygon draw:style-name="gr21" draw:text-style-name="P14" draw:layer="layout" svg:width="0.607cm" svg:height="0.706cm" svg:x="10.463cm" svg:y="4.133cm" svg:viewBox="0 0 608 707" draw:points="0,359 608,707 608,347 0,0">
              <text:p/>
            </draw:polygon>
            <draw:polygon draw:style-name="gr3" draw:text-style-name="P1" draw:layer="layout" svg:width="0.607cm" svg:height="0.706cm" svg:x="10.463cm" svg:y="4.133cm" svg:viewBox="0 0 608 707" draw:points="0,359 608,707 608,347 0,0">
              <text:p/>
            </draw:polygon>
          </draw:g>
          <draw:polygon draw:style-name="gr9" draw:text-style-name="P1" draw:layer="layout" svg:width="1.213cm" svg:height="1.054cm" svg:x="10.463cm" svg:y="3.786cm" svg:viewBox="0 0 1214 1055" draw:points="0,348 0,707 606,1055 1214,707 1214,348 606,0">
            <text:p/>
          </draw:polygon>
          <draw:g>
            <draw:polygon draw:style-name="gr22" draw:text-style-name="P15" draw:layer="layout" svg:width="0.294cm" svg:height="0.169cm" svg:x="11.109cm" svg:y="4.091cm" svg:viewBox="0 0 295 170" draw:points="295,57 277,160 98,170 179,123 0,20 35,0 214,103">
              <text:p/>
            </draw:polygon>
            <draw:polygon draw:style-name="gr23" draw:text-style-name="P1" draw:layer="layout" svg:width="0.294cm" svg:height="0.169cm" svg:x="11.109cm" svg:y="4.091cm" svg:viewBox="0 0 295 170" draw:points="295,57 277,160 98,170 179,123 0,20 35,0 214,103">
              <text:p/>
            </draw:polygon>
          </draw:g>
          <draw:g>
            <draw:polygon draw:style-name="gr22" draw:text-style-name="P15" draw:layer="layout" svg:width="0.294cm" svg:height="0.169cm" svg:x="10.978cm" svg:y="3.869cm" svg:viewBox="0 0 295 170" draw:points="0,113 17,10 197,0 115,47 295,150 260,170 80,67">
              <text:p/>
            </draw:polygon>
            <draw:polygon draw:style-name="gr23" draw:text-style-name="P1" draw:layer="layout" svg:width="0.294cm" svg:height="0.169cm" svg:x="10.978cm" svg:y="3.869cm" svg:viewBox="0 0 295 170" draw:points="0,113 17,10 197,0 115,47 295,150 260,170 80,67">
              <text:p/>
            </draw:polygon>
          </draw:g>
          <draw:g>
            <draw:polygon draw:style-name="gr22" draw:text-style-name="P15" draw:layer="layout" svg:width="0.294cm" svg:height="0.169cm" svg:x="10.869cm" svg:y="4.229cm" svg:viewBox="0 0 295 170" draw:points="295,57 277,160 98,170 179,123 0,20 35,0 214,103">
              <text:p/>
            </draw:polygon>
            <draw:polygon draw:style-name="gr23" draw:text-style-name="P1" draw:layer="layout" svg:width="0.294cm" svg:height="0.169cm" svg:x="10.869cm" svg:y="4.229cm" svg:viewBox="0 0 295 170" draw:points="295,57 277,160 98,170 179,123 0,20 35,0 214,103">
              <text:p/>
            </draw:polygon>
          </draw:g>
          <draw:g>
            <draw:polygon draw:style-name="gr22" draw:text-style-name="P15" draw:layer="layout" svg:width="0.294cm" svg:height="0.169cm" svg:x="10.734cm" svg:y="4.009cm" svg:viewBox="0 0 295 170" draw:points="0,113 17,10 197,0 115,47 295,150 260,170 80,67">
              <text:p/>
            </draw:polygon>
            <draw:polygon draw:style-name="gr23" draw:text-style-name="P1" draw:layer="layout" svg:width="0.294cm" svg:height="0.169cm" svg:x="10.734cm" svg:y="4.009cm" svg:viewBox="0 0 295 170" draw:points="0,113 17,10 197,0 115,47 295,150 260,170 80,67">
              <text:p/>
            </draw:polygon>
          </draw:g>
        </draw:g>
        <draw:g>
          <draw:g>
            <draw:polygon draw:style-name="gr2" draw:text-style-name="P2" draw:layer="layout" svg:width="1.213cm" svg:height="1.054cm" svg:x="10.463cm" svg:y="5.624cm" svg:viewBox="0 0 1214 1055" draw:points="606,1055 1214,707 1214,348 606,0 0,348 0,707">
              <text:p/>
            </draw:polygon>
            <draw:polygon draw:style-name="gr3" draw:text-style-name="P1" draw:layer="layout" svg:width="1.213cm" svg:height="1.054cm" svg:x="10.463cm" svg:y="5.624cm" svg:viewBox="0 0 1214 1055" draw:points="606,1055 1214,707 1214,348 606,0 0,348 0,707">
              <text:p/>
            </draw:polygon>
          </draw:g>
          <draw:g>
            <draw:polygon draw:style-name="gr18" draw:text-style-name="P12" draw:layer="layout" svg:width="1.213cm" svg:height="0.695cm" svg:x="10.463cm" svg:y="5.624cm" svg:viewBox="0 0 1214 696" draw:points="606,696 1214,347 606,0 0,347">
              <text:p/>
            </draw:polygon>
            <draw:polygon draw:style-name="gr19" draw:text-style-name="P1" draw:layer="layout" svg:width="1.213cm" svg:height="0.695cm" svg:x="10.463cm" svg:y="5.624cm" svg:viewBox="0 0 1214 696" draw:points="606,696 1214,347 606,0 0,347">
              <text:p/>
            </draw:polygon>
          </draw:g>
          <draw:g>
            <draw:polygon draw:style-name="gr20" draw:text-style-name="P13" draw:layer="layout" svg:width="0.607cm" svg:height="0.706cm" svg:x="11.07cm" svg:y="5.971cm" svg:viewBox="0 0 608 707" draw:points="0,707 608,359 608,0 0,347">
              <text:p/>
            </draw:polygon>
            <draw:polygon draw:style-name="gr19" draw:text-style-name="P1" draw:layer="layout" svg:width="0.607cm" svg:height="0.706cm" svg:x="11.07cm" svg:y="5.971cm" svg:viewBox="0 0 608 707" draw:points="0,707 608,359 608,0 0,347">
              <text:p/>
            </draw:polygon>
          </draw:g>
          <draw:g>
            <draw:polygon draw:style-name="gr21" draw:text-style-name="P14" draw:layer="layout" svg:width="0.607cm" svg:height="0.706cm" svg:x="10.463cm" svg:y="5.971cm" svg:viewBox="0 0 608 707" draw:points="0,359 608,707 608,347 0,0">
              <text:p/>
            </draw:polygon>
            <draw:polygon draw:style-name="gr3" draw:text-style-name="P1" draw:layer="layout" svg:width="0.607cm" svg:height="0.706cm" svg:x="10.463cm" svg:y="5.971cm" svg:viewBox="0 0 608 707" draw:points="0,359 608,707 608,347 0,0">
              <text:p/>
            </draw:polygon>
          </draw:g>
          <draw:polygon draw:style-name="gr9" draw:text-style-name="P1" draw:layer="layout" svg:width="1.213cm" svg:height="1.054cm" svg:x="10.463cm" svg:y="5.624cm" svg:viewBox="0 0 1214 1055" draw:points="0,348 0,707 606,1055 1214,707 1214,348 606,0">
            <text:p/>
          </draw:polygon>
          <draw:g>
            <draw:polygon draw:style-name="gr22" draw:text-style-name="P15" draw:layer="layout" svg:width="0.294cm" svg:height="0.169cm" svg:x="11.109cm" svg:y="5.929cm" svg:viewBox="0 0 295 170" draw:points="295,57 277,160 98,170 179,123 0,20 35,0 214,103">
              <text:p/>
            </draw:polygon>
            <draw:polygon draw:style-name="gr23" draw:text-style-name="P1" draw:layer="layout" svg:width="0.294cm" svg:height="0.169cm" svg:x="11.109cm" svg:y="5.929cm" svg:viewBox="0 0 295 170" draw:points="295,57 277,160 98,170 179,123 0,20 35,0 214,103">
              <text:p/>
            </draw:polygon>
          </draw:g>
          <draw:g>
            <draw:polygon draw:style-name="gr22" draw:text-style-name="P15" draw:layer="layout" svg:width="0.294cm" svg:height="0.169cm" svg:x="10.978cm" svg:y="5.707cm" svg:viewBox="0 0 295 170" draw:points="0,113 17,10 197,0 115,47 295,150 260,170 80,67">
              <text:p/>
            </draw:polygon>
            <draw:polygon draw:style-name="gr23" draw:text-style-name="P1" draw:layer="layout" svg:width="0.294cm" svg:height="0.169cm" svg:x="10.978cm" svg:y="5.707cm" svg:viewBox="0 0 295 170" draw:points="0,113 17,10 197,0 115,47 295,150 260,170 80,67">
              <text:p/>
            </draw:polygon>
          </draw:g>
          <draw:g>
            <draw:polygon draw:style-name="gr22" draw:text-style-name="P15" draw:layer="layout" svg:width="0.294cm" svg:height="0.169cm" svg:x="10.869cm" svg:y="6.067cm" svg:viewBox="0 0 295 170" draw:points="295,57 277,160 98,170 179,123 0,20 35,0 214,103">
              <text:p/>
            </draw:polygon>
            <draw:polygon draw:style-name="gr23" draw:text-style-name="P1" draw:layer="layout" svg:width="0.294cm" svg:height="0.169cm" svg:x="10.869cm" svg:y="6.067cm" svg:viewBox="0 0 295 170" draw:points="295,57 277,160 98,170 179,123 0,20 35,0 214,103">
              <text:p/>
            </draw:polygon>
          </draw:g>
          <draw:g>
            <draw:polygon draw:style-name="gr22" draw:text-style-name="P15" draw:layer="layout" svg:width="0.294cm" svg:height="0.169cm" svg:x="10.734cm" svg:y="5.847cm" svg:viewBox="0 0 295 170" draw:points="0,113 17,10 197,0 115,47 295,150 260,170 80,67">
              <text:p/>
            </draw:polygon>
            <draw:polygon draw:style-name="gr23" draw:text-style-name="P1" draw:layer="layout" svg:width="0.294cm" svg:height="0.169cm" svg:x="10.734cm" svg:y="5.847cm" svg:viewBox="0 0 295 170" draw:points="0,113 17,10 197,0 115,47 295,150 260,170 80,67">
              <text:p/>
            </draw:polygon>
          </draw:g>
        </draw:g>
        <draw:g>
          <draw:g>
            <draw:polygon draw:style-name="gr2" draw:text-style-name="P2" draw:layer="layout" svg:width="1.213cm" svg:height="1.054cm" svg:x="12.876cm" svg:y="5.624cm" svg:viewBox="0 0 1214 1055" draw:points="606,1055 1214,707 1214,348 606,0 0,348 0,707">
              <text:p/>
            </draw:polygon>
            <draw:polygon draw:style-name="gr3" draw:text-style-name="P1" draw:layer="layout" svg:width="1.213cm" svg:height="1.054cm" svg:x="12.876cm" svg:y="5.624cm" svg:viewBox="0 0 1214 1055" draw:points="606,1055 1214,707 1214,348 606,0 0,348 0,707">
              <text:p/>
            </draw:polygon>
          </draw:g>
          <draw:g>
            <draw:polygon draw:style-name="gr18" draw:text-style-name="P12" draw:layer="layout" svg:width="1.213cm" svg:height="0.695cm" svg:x="12.876cm" svg:y="5.624cm" svg:viewBox="0 0 1214 696" draw:points="606,696 1214,347 606,0 0,347">
              <text:p/>
            </draw:polygon>
            <draw:polygon draw:style-name="gr19" draw:text-style-name="P1" draw:layer="layout" svg:width="1.213cm" svg:height="0.695cm" svg:x="12.876cm" svg:y="5.624cm" svg:viewBox="0 0 1214 696" draw:points="606,696 1214,347 606,0 0,347">
              <text:p/>
            </draw:polygon>
          </draw:g>
          <draw:g>
            <draw:polygon draw:style-name="gr20" draw:text-style-name="P13" draw:layer="layout" svg:width="0.607cm" svg:height="0.706cm" svg:x="13.483cm" svg:y="5.971cm" svg:viewBox="0 0 608 707" draw:points="0,707 608,359 608,0 0,347">
              <text:p/>
            </draw:polygon>
            <draw:polygon draw:style-name="gr19" draw:text-style-name="P1" draw:layer="layout" svg:width="0.607cm" svg:height="0.706cm" svg:x="13.483cm" svg:y="5.971cm" svg:viewBox="0 0 608 707" draw:points="0,707 608,359 608,0 0,347">
              <text:p/>
            </draw:polygon>
          </draw:g>
          <draw:g>
            <draw:polygon draw:style-name="gr21" draw:text-style-name="P14" draw:layer="layout" svg:width="0.607cm" svg:height="0.706cm" svg:x="12.876cm" svg:y="5.971cm" svg:viewBox="0 0 608 707" draw:points="0,359 608,707 608,347 0,0">
              <text:p/>
            </draw:polygon>
            <draw:polygon draw:style-name="gr3" draw:text-style-name="P1" draw:layer="layout" svg:width="0.607cm" svg:height="0.706cm" svg:x="12.876cm" svg:y="5.971cm" svg:viewBox="0 0 608 707" draw:points="0,359 608,707 608,347 0,0">
              <text:p/>
            </draw:polygon>
          </draw:g>
          <draw:polygon draw:style-name="gr9" draw:text-style-name="P1" draw:layer="layout" svg:width="1.213cm" svg:height="1.054cm" svg:x="12.876cm" svg:y="5.624cm" svg:viewBox="0 0 1214 1055" draw:points="0,348 0,707 606,1055 1214,707 1214,348 606,0">
            <text:p/>
          </draw:polygon>
          <draw:g>
            <draw:polygon draw:style-name="gr22" draw:text-style-name="P15" draw:layer="layout" svg:width="0.294cm" svg:height="0.169cm" svg:x="13.522cm" svg:y="5.929cm" svg:viewBox="0 0 295 170" draw:points="295,57 277,160 98,170 179,123 0,20 35,0 214,103">
              <text:p/>
            </draw:polygon>
            <draw:polygon draw:style-name="gr23" draw:text-style-name="P1" draw:layer="layout" svg:width="0.294cm" svg:height="0.169cm" svg:x="13.522cm" svg:y="5.929cm" svg:viewBox="0 0 295 170" draw:points="295,57 277,160 98,170 179,123 0,20 35,0 214,103">
              <text:p/>
            </draw:polygon>
          </draw:g>
          <draw:g>
            <draw:polygon draw:style-name="gr22" draw:text-style-name="P15" draw:layer="layout" svg:width="0.294cm" svg:height="0.169cm" svg:x="13.391cm" svg:y="5.707cm" svg:viewBox="0 0 295 170" draw:points="0,113 17,10 197,0 115,47 295,150 260,170 80,67">
              <text:p/>
            </draw:polygon>
            <draw:polygon draw:style-name="gr23" draw:text-style-name="P1" draw:layer="layout" svg:width="0.294cm" svg:height="0.169cm" svg:x="13.391cm" svg:y="5.707cm" svg:viewBox="0 0 295 170" draw:points="0,113 17,10 197,0 115,47 295,150 260,170 80,67">
              <text:p/>
            </draw:polygon>
          </draw:g>
          <draw:g>
            <draw:polygon draw:style-name="gr22" draw:text-style-name="P15" draw:layer="layout" svg:width="0.294cm" svg:height="0.169cm" svg:x="13.282cm" svg:y="6.067cm" svg:viewBox="0 0 295 170" draw:points="295,57 277,160 98,170 179,123 0,20 35,0 214,103">
              <text:p/>
            </draw:polygon>
            <draw:polygon draw:style-name="gr23" draw:text-style-name="P1" draw:layer="layout" svg:width="0.294cm" svg:height="0.169cm" svg:x="13.282cm" svg:y="6.067cm" svg:viewBox="0 0 295 170" draw:points="295,57 277,160 98,170 179,123 0,20 35,0 214,103">
              <text:p/>
            </draw:polygon>
          </draw:g>
          <draw:g>
            <draw:polygon draw:style-name="gr22" draw:text-style-name="P15" draw:layer="layout" svg:width="0.294cm" svg:height="0.169cm" svg:x="13.147cm" svg:y="5.847cm" svg:viewBox="0 0 295 170" draw:points="0,113 17,10 197,0 115,47 295,150 260,170 80,67">
              <text:p/>
            </draw:polygon>
            <draw:polygon draw:style-name="gr23" draw:text-style-name="P1" draw:layer="layout" svg:width="0.294cm" svg:height="0.169cm" svg:x="13.147cm" svg:y="5.847cm" svg:viewBox="0 0 295 170" draw:points="0,113 17,10 197,0 115,47 295,150 260,170 80,67">
              <text:p/>
            </draw:polygon>
          </draw:g>
        </draw:g>
        <draw:g>
          <draw:g>
            <draw:polygon draw:style-name="gr2" draw:text-style-name="P2" draw:layer="layout" svg:width="1.213cm" svg:height="1.054cm" svg:x="10.463cm" svg:y="5.625cm" svg:viewBox="0 0 1214 1055" draw:points="606,1055 1214,707 1214,348 606,0 0,348 0,707">
              <text:p/>
            </draw:polygon>
            <draw:polygon draw:style-name="gr3" draw:text-style-name="P1" draw:layer="layout" svg:width="1.213cm" svg:height="1.054cm" svg:x="10.463cm" svg:y="5.625cm" svg:viewBox="0 0 1214 1055" draw:points="606,1055 1214,707 1214,348 606,0 0,348 0,707">
              <text:p/>
            </draw:polygon>
          </draw:g>
          <draw:g>
            <draw:polygon draw:style-name="gr18" draw:text-style-name="P12" draw:layer="layout" svg:width="1.213cm" svg:height="0.695cm" svg:x="10.463cm" svg:y="5.625cm" svg:viewBox="0 0 1214 696" draw:points="606,696 1214,347 606,0 0,347">
              <text:p/>
            </draw:polygon>
            <draw:polygon draw:style-name="gr19" draw:text-style-name="P1" draw:layer="layout" svg:width="1.213cm" svg:height="0.695cm" svg:x="10.463cm" svg:y="5.625cm" svg:viewBox="0 0 1214 696" draw:points="606,696 1214,347 606,0 0,347">
              <text:p/>
            </draw:polygon>
          </draw:g>
          <draw:g>
            <draw:polygon draw:style-name="gr20" draw:text-style-name="P13" draw:layer="layout" svg:width="0.607cm" svg:height="0.706cm" svg:x="11.07cm" svg:y="5.972cm" svg:viewBox="0 0 608 707" draw:points="0,707 608,359 608,0 0,347">
              <text:p/>
            </draw:polygon>
            <draw:polygon draw:style-name="gr19" draw:text-style-name="P1" draw:layer="layout" svg:width="0.607cm" svg:height="0.706cm" svg:x="11.07cm" svg:y="5.972cm" svg:viewBox="0 0 608 707" draw:points="0,707 608,359 608,0 0,347">
              <text:p/>
            </draw:polygon>
          </draw:g>
          <draw:g>
            <draw:polygon draw:style-name="gr21" draw:text-style-name="P14" draw:layer="layout" svg:width="0.607cm" svg:height="0.706cm" svg:x="10.463cm" svg:y="5.972cm" svg:viewBox="0 0 608 707" draw:points="0,359 608,707 608,347 0,0">
              <text:p/>
            </draw:polygon>
            <draw:polygon draw:style-name="gr3" draw:text-style-name="P1" draw:layer="layout" svg:width="0.607cm" svg:height="0.706cm" svg:x="10.463cm" svg:y="5.972cm" svg:viewBox="0 0 608 707" draw:points="0,359 608,707 608,347 0,0">
              <text:p/>
            </draw:polygon>
          </draw:g>
          <draw:polygon draw:style-name="gr9" draw:text-style-name="P1" draw:layer="layout" svg:width="1.213cm" svg:height="1.054cm" svg:x="10.463cm" svg:y="5.625cm" svg:viewBox="0 0 1214 1055" draw:points="0,348 0,707 606,1055 1214,707 1214,348 606,0">
            <text:p/>
          </draw:polygon>
          <draw:g>
            <draw:polygon draw:style-name="gr22" draw:text-style-name="P15" draw:layer="layout" svg:width="0.294cm" svg:height="0.169cm" svg:x="11.109cm" svg:y="5.93cm" svg:viewBox="0 0 295 170" draw:points="295,57 277,160 98,170 179,123 0,20 35,0 214,103">
              <text:p/>
            </draw:polygon>
            <draw:polygon draw:style-name="gr23" draw:text-style-name="P1" draw:layer="layout" svg:width="0.294cm" svg:height="0.169cm" svg:x="11.109cm" svg:y="5.93cm" svg:viewBox="0 0 295 170" draw:points="295,57 277,160 98,170 179,123 0,20 35,0 214,103">
              <text:p/>
            </draw:polygon>
          </draw:g>
          <draw:g>
            <draw:polygon draw:style-name="gr22" draw:text-style-name="P15" draw:layer="layout" svg:width="0.294cm" svg:height="0.169cm" svg:x="10.978cm" svg:y="5.708cm" svg:viewBox="0 0 295 170" draw:points="0,113 17,10 197,0 115,47 295,150 260,170 80,67">
              <text:p/>
            </draw:polygon>
            <draw:polygon draw:style-name="gr23" draw:text-style-name="P1" draw:layer="layout" svg:width="0.294cm" svg:height="0.169cm" svg:x="10.978cm" svg:y="5.708cm" svg:viewBox="0 0 295 170" draw:points="0,113 17,10 197,0 115,47 295,150 260,170 80,67">
              <text:p/>
            </draw:polygon>
          </draw:g>
          <draw:g>
            <draw:polygon draw:style-name="gr22" draw:text-style-name="P15" draw:layer="layout" svg:width="0.294cm" svg:height="0.169cm" svg:x="10.869cm" svg:y="6.068cm" svg:viewBox="0 0 295 170" draw:points="295,57 277,160 98,170 179,123 0,20 35,0 214,103">
              <text:p/>
            </draw:polygon>
            <draw:polygon draw:style-name="gr23" draw:text-style-name="P1" draw:layer="layout" svg:width="0.294cm" svg:height="0.169cm" svg:x="10.869cm" svg:y="6.068cm" svg:viewBox="0 0 295 170" draw:points="295,57 277,160 98,170 179,123 0,20 35,0 214,103">
              <text:p/>
            </draw:polygon>
          </draw:g>
          <draw:g>
            <draw:polygon draw:style-name="gr22" draw:text-style-name="P15" draw:layer="layout" svg:width="0.294cm" svg:height="0.169cm" svg:x="10.734cm" svg:y="5.848cm" svg:viewBox="0 0 295 170" draw:points="0,113 17,10 197,0 115,47 295,150 260,170 80,67">
              <text:p/>
            </draw:polygon>
            <draw:polygon draw:style-name="gr23" draw:text-style-name="P1" draw:layer="layout" svg:width="0.294cm" svg:height="0.169cm" svg:x="10.734cm" svg:y="5.848cm" svg:viewBox="0 0 295 170" draw:points="0,113 17,10 197,0 115,47 295,150 260,170 80,67">
              <text:p/>
            </draw:polygon>
          </draw:g>
        </draw:g>
        <draw:path draw:style-name="gr1" draw:text-style-name="P1" draw:layer="layout" svg:width="2.871cm" svg:height="0.623cm" draw:transform="skewX (-0.292691715559449) rotate (-2.23192704745035) translate (18.414154633013cm 4.20513496756222cm)" svg:viewBox="0 0 2872 624" svg:d="M2872 624l-1428-310c0-1 0-2 0-4s-1-5-2-7c-2-3-4-5-6-6s-5-2-8-2c-2 0-5 1-7 2-3 2-4 4-6 6 0 1-1 3-1 4l-443-96c0-1 0-2 0-3 0-3 0-6-2-8-1-2-4-4-6-6-2-1-5-2-8-2-2 0-5 1-7 2-3 2-4 4-6 6 0 2-1 3-1 4l-209-45c0-1 0-3 0-4 0-2-1-5-2-7-2-3-4-5-6-6-3-1-5-2-8-2s-5 1-8 2c-2 2-4 3-5 6-1 1-1 3-2 4l-701-152">
          <text:p/>
        </draw:path>
        <draw:path draw:style-name="gr1" draw:text-style-name="P1" draw:layer="layout" svg:width="2.829cm" svg:height="0.626cm" draw:transform="skewX (0.370009801422798) rotate (-0.82815873007131) translate (16.6693627040623cm 3.95998400561186cm)" svg:viewBox="0 0 2830 627" svg:d="M0 627l1407-312c0-1 0-2 0-3 0-3 1-5 3-8 2-2 4-4 6-5 2-2 5-2 8-2 2 0 5 0 7 2 2 1 4 3 5 5 0 2 1 3 1 5l436-97c0-1 0-2 0-3 0-3 1-6 3-8 1-2 4-4 6-6 2-1 5-2 8-2 2 0 5 1 7 2 2 2 4 4 5 6 0 2 1 3 1 5l206-46c0-2 0-3 0-4 0-3 1-5 3-8 1-2 4-4 6-5 2-2 5-2 8-2 2 0 5 1 7 2s4 3 5 6c0 1 1 2 1 4l691-153">
          <text:p/>
        </draw:path>
        <draw:g>
          <draw:g>
            <draw:polygon draw:style-name="gr2" draw:text-style-name="P2" draw:layer="layout" svg:width="1.213cm" svg:height="1.054cm" svg:x="15.463cm" svg:y="3.785cm" svg:viewBox="0 0 1214 1055" draw:points="606,1055 1214,707 1214,348 606,0 0,348 0,707">
              <text:p/>
            </draw:polygon>
            <draw:polygon draw:style-name="gr3" draw:text-style-name="P1" draw:layer="layout" svg:width="1.213cm" svg:height="1.054cm" svg:x="15.463cm" svg:y="3.785cm" svg:viewBox="0 0 1214 1055" draw:points="606,1055 1214,707 1214,348 606,0 0,348 0,707">
              <text:p/>
            </draw:polygon>
          </draw:g>
          <draw:g>
            <draw:polygon draw:style-name="gr18" draw:text-style-name="P12" draw:layer="layout" svg:width="1.213cm" svg:height="0.695cm" svg:x="15.463cm" svg:y="3.785cm" svg:viewBox="0 0 1214 696" draw:points="606,696 1214,347 606,0 0,347">
              <text:p/>
            </draw:polygon>
            <draw:polygon draw:style-name="gr19" draw:text-style-name="P1" draw:layer="layout" svg:width="1.213cm" svg:height="0.695cm" svg:x="15.463cm" svg:y="3.785cm" svg:viewBox="0 0 1214 696" draw:points="606,696 1214,347 606,0 0,347">
              <text:p/>
            </draw:polygon>
          </draw:g>
          <draw:g>
            <draw:polygon draw:style-name="gr20" draw:text-style-name="P13" draw:layer="layout" svg:width="0.607cm" svg:height="0.706cm" svg:x="16.07cm" svg:y="4.132cm" svg:viewBox="0 0 608 707" draw:points="0,707 608,359 608,0 0,347">
              <text:p/>
            </draw:polygon>
            <draw:polygon draw:style-name="gr19" draw:text-style-name="P1" draw:layer="layout" svg:width="0.607cm" svg:height="0.706cm" svg:x="16.07cm" svg:y="4.132cm" svg:viewBox="0 0 608 707" draw:points="0,707 608,359 608,0 0,347">
              <text:p/>
            </draw:polygon>
          </draw:g>
          <draw:g>
            <draw:polygon draw:style-name="gr21" draw:text-style-name="P14" draw:layer="layout" svg:width="0.607cm" svg:height="0.706cm" svg:x="15.463cm" svg:y="4.132cm" svg:viewBox="0 0 608 707" draw:points="0,359 608,707 608,347 0,0">
              <text:p/>
            </draw:polygon>
            <draw:polygon draw:style-name="gr3" draw:text-style-name="P1" draw:layer="layout" svg:width="0.607cm" svg:height="0.706cm" svg:x="15.463cm" svg:y="4.132cm" svg:viewBox="0 0 608 707" draw:points="0,359 608,707 608,347 0,0">
              <text:p/>
            </draw:polygon>
          </draw:g>
          <draw:polygon draw:style-name="gr9" draw:text-style-name="P1" draw:layer="layout" svg:width="1.213cm" svg:height="1.054cm" svg:x="15.463cm" svg:y="3.785cm" svg:viewBox="0 0 1214 1055" draw:points="0,348 0,707 606,1055 1214,707 1214,348 606,0">
            <text:p/>
          </draw:polygon>
          <draw:g>
            <draw:polygon draw:style-name="gr22" draw:text-style-name="P15" draw:layer="layout" svg:width="0.294cm" svg:height="0.169cm" svg:x="16.109cm" svg:y="4.09cm" svg:viewBox="0 0 295 170" draw:points="295,57 277,160 98,170 179,123 0,20 35,0 214,103">
              <text:p/>
            </draw:polygon>
            <draw:polygon draw:style-name="gr23" draw:text-style-name="P1" draw:layer="layout" svg:width="0.294cm" svg:height="0.169cm" svg:x="16.109cm" svg:y="4.09cm" svg:viewBox="0 0 295 170" draw:points="295,57 277,160 98,170 179,123 0,20 35,0 214,103">
              <text:p/>
            </draw:polygon>
          </draw:g>
          <draw:g>
            <draw:polygon draw:style-name="gr22" draw:text-style-name="P15" draw:layer="layout" svg:width="0.294cm" svg:height="0.169cm" svg:x="15.978cm" svg:y="3.868cm" svg:viewBox="0 0 295 170" draw:points="0,113 17,10 197,0 115,47 295,150 260,170 80,67">
              <text:p/>
            </draw:polygon>
            <draw:polygon draw:style-name="gr23" draw:text-style-name="P1" draw:layer="layout" svg:width="0.294cm" svg:height="0.169cm" svg:x="15.978cm" svg:y="3.868cm" svg:viewBox="0 0 295 170" draw:points="0,113 17,10 197,0 115,47 295,150 260,170 80,67">
              <text:p/>
            </draw:polygon>
          </draw:g>
          <draw:g>
            <draw:polygon draw:style-name="gr22" draw:text-style-name="P15" draw:layer="layout" svg:width="0.294cm" svg:height="0.169cm" svg:x="15.869cm" svg:y="4.228cm" svg:viewBox="0 0 295 170" draw:points="295,57 277,160 98,170 179,123 0,20 35,0 214,103">
              <text:p/>
            </draw:polygon>
            <draw:polygon draw:style-name="gr23" draw:text-style-name="P1" draw:layer="layout" svg:width="0.294cm" svg:height="0.169cm" svg:x="15.869cm" svg:y="4.228cm" svg:viewBox="0 0 295 170" draw:points="295,57 277,160 98,170 179,123 0,20 35,0 214,103">
              <text:p/>
            </draw:polygon>
          </draw:g>
          <draw:g>
            <draw:polygon draw:style-name="gr22" draw:text-style-name="P15" draw:layer="layout" svg:width="0.294cm" svg:height="0.169cm" svg:x="15.734cm" svg:y="4.008cm" svg:viewBox="0 0 295 170" draw:points="0,113 17,10 197,0 115,47 295,150 260,170 80,67">
              <text:p/>
            </draw:polygon>
            <draw:polygon draw:style-name="gr23" draw:text-style-name="P1" draw:layer="layout" svg:width="0.294cm" svg:height="0.169cm" svg:x="15.734cm" svg:y="4.008cm" svg:viewBox="0 0 295 170" draw:points="0,113 17,10 197,0 115,47 295,150 260,170 80,67">
              <text:p/>
            </draw:polygon>
          </draw:g>
        </draw:g>
        <draw:polygon draw:style-name="gr25" draw:text-style-name="P1" draw:layer="layout" svg:width="4.313cm" svg:height="3.502cm" draw:transform="skewX (-0.00139626340159546) translate (15.1538728759222cm 3.496cm)" svg:viewBox="0 0 4314 3503" draw:points="0,3503 4313,3503 4314,0 0,0">
          <text:p/>
        </draw:polygon>
        <draw:g>
          <draw:g>
            <draw:polygon draw:style-name="gr2" draw:text-style-name="P2" draw:layer="layout" svg:width="1.213cm" svg:height="1.054cm" svg:x="17.876cm" svg:y="3.785cm" svg:viewBox="0 0 1214 1055" draw:points="606,1055 1214,707 1214,348 606,0 0,348 0,707">
              <text:p/>
            </draw:polygon>
            <draw:polygon draw:style-name="gr3" draw:text-style-name="P1" draw:layer="layout" svg:width="1.213cm" svg:height="1.054cm" svg:x="17.876cm" svg:y="3.785cm" svg:viewBox="0 0 1214 1055" draw:points="606,1055 1214,707 1214,348 606,0 0,348 0,707">
              <text:p/>
            </draw:polygon>
          </draw:g>
          <draw:g>
            <draw:polygon draw:style-name="gr18" draw:text-style-name="P12" draw:layer="layout" svg:width="1.213cm" svg:height="0.695cm" svg:x="17.876cm" svg:y="3.785cm" svg:viewBox="0 0 1214 696" draw:points="606,696 1214,347 606,0 0,347">
              <text:p/>
            </draw:polygon>
            <draw:polygon draw:style-name="gr19" draw:text-style-name="P1" draw:layer="layout" svg:width="1.213cm" svg:height="0.695cm" svg:x="17.876cm" svg:y="3.785cm" svg:viewBox="0 0 1214 696" draw:points="606,696 1214,347 606,0 0,347">
              <text:p/>
            </draw:polygon>
          </draw:g>
          <draw:g>
            <draw:polygon draw:style-name="gr20" draw:text-style-name="P13" draw:layer="layout" svg:width="0.607cm" svg:height="0.706cm" svg:x="18.483cm" svg:y="4.132cm" svg:viewBox="0 0 608 707" draw:points="0,707 608,359 608,0 0,347">
              <text:p/>
            </draw:polygon>
            <draw:polygon draw:style-name="gr19" draw:text-style-name="P1" draw:layer="layout" svg:width="0.607cm" svg:height="0.706cm" svg:x="18.483cm" svg:y="4.132cm" svg:viewBox="0 0 608 707" draw:points="0,707 608,359 608,0 0,347">
              <text:p/>
            </draw:polygon>
          </draw:g>
          <draw:g>
            <draw:polygon draw:style-name="gr21" draw:text-style-name="P14" draw:layer="layout" svg:width="0.607cm" svg:height="0.706cm" svg:x="17.876cm" svg:y="4.132cm" svg:viewBox="0 0 608 707" draw:points="0,359 608,707 608,347 0,0">
              <text:p/>
            </draw:polygon>
            <draw:polygon draw:style-name="gr3" draw:text-style-name="P1" draw:layer="layout" svg:width="0.607cm" svg:height="0.706cm" svg:x="17.876cm" svg:y="4.132cm" svg:viewBox="0 0 608 707" draw:points="0,359 608,707 608,347 0,0">
              <text:p/>
            </draw:polygon>
          </draw:g>
          <draw:polygon draw:style-name="gr9" draw:text-style-name="P1" draw:layer="layout" svg:width="1.213cm" svg:height="1.054cm" svg:x="17.876cm" svg:y="3.785cm" svg:viewBox="0 0 1214 1055" draw:points="0,348 0,707 606,1055 1214,707 1214,348 606,0">
            <text:p/>
          </draw:polygon>
          <draw:g>
            <draw:polygon draw:style-name="gr22" draw:text-style-name="P15" draw:layer="layout" svg:width="0.294cm" svg:height="0.169cm" svg:x="18.522cm" svg:y="4.09cm" svg:viewBox="0 0 295 170" draw:points="295,57 277,160 98,170 179,123 0,20 35,0 214,103">
              <text:p/>
            </draw:polygon>
            <draw:polygon draw:style-name="gr23" draw:text-style-name="P1" draw:layer="layout" svg:width="0.294cm" svg:height="0.169cm" svg:x="18.522cm" svg:y="4.09cm" svg:viewBox="0 0 295 170" draw:points="295,57 277,160 98,170 179,123 0,20 35,0 214,103">
              <text:p/>
            </draw:polygon>
          </draw:g>
          <draw:g>
            <draw:polygon draw:style-name="gr22" draw:text-style-name="P15" draw:layer="layout" svg:width="0.294cm" svg:height="0.169cm" svg:x="18.391cm" svg:y="3.868cm" svg:viewBox="0 0 295 170" draw:points="0,113 17,10 197,0 115,47 295,150 260,170 80,67">
              <text:p/>
            </draw:polygon>
            <draw:polygon draw:style-name="gr23" draw:text-style-name="P1" draw:layer="layout" svg:width="0.294cm" svg:height="0.169cm" svg:x="18.391cm" svg:y="3.868cm" svg:viewBox="0 0 295 170" draw:points="0,113 17,10 197,0 115,47 295,150 260,170 80,67">
              <text:p/>
            </draw:polygon>
          </draw:g>
          <draw:g>
            <draw:polygon draw:style-name="gr22" draw:text-style-name="P15" draw:layer="layout" svg:width="0.294cm" svg:height="0.169cm" svg:x="18.282cm" svg:y="4.228cm" svg:viewBox="0 0 295 170" draw:points="295,57 277,160 98,170 179,123 0,20 35,0 214,103">
              <text:p/>
            </draw:polygon>
            <draw:polygon draw:style-name="gr23" draw:text-style-name="P1" draw:layer="layout" svg:width="0.294cm" svg:height="0.169cm" svg:x="18.282cm" svg:y="4.228cm" svg:viewBox="0 0 295 170" draw:points="295,57 277,160 98,170 179,123 0,20 35,0 214,103">
              <text:p/>
            </draw:polygon>
          </draw:g>
          <draw:g>
            <draw:polygon draw:style-name="gr22" draw:text-style-name="P15" draw:layer="layout" svg:width="0.294cm" svg:height="0.169cm" svg:x="18.147cm" svg:y="4.008cm" svg:viewBox="0 0 295 170" draw:points="0,113 17,10 197,0 115,47 295,150 260,170 80,67">
              <text:p/>
            </draw:polygon>
            <draw:polygon draw:style-name="gr23" draw:text-style-name="P1" draw:layer="layout" svg:width="0.294cm" svg:height="0.169cm" svg:x="18.147cm" svg:y="4.008cm" svg:viewBox="0 0 295 170" draw:points="0,113 17,10 197,0 115,47 295,150 260,170 80,67">
              <text:p/>
            </draw:polygon>
          </draw:g>
        </draw:g>
        <draw:g>
          <draw:g>
            <draw:polygon draw:style-name="gr2" draw:text-style-name="P2" draw:layer="layout" svg:width="1.213cm" svg:height="1.054cm" svg:x="15.463cm" svg:y="3.786cm" svg:viewBox="0 0 1214 1055" draw:points="606,1055 1214,707 1214,348 606,0 0,348 0,707">
              <text:p/>
            </draw:polygon>
            <draw:polygon draw:style-name="gr3" draw:text-style-name="P1" draw:layer="layout" svg:width="1.213cm" svg:height="1.054cm" svg:x="15.463cm" svg:y="3.786cm" svg:viewBox="0 0 1214 1055" draw:points="606,1055 1214,707 1214,348 606,0 0,348 0,707">
              <text:p/>
            </draw:polygon>
          </draw:g>
          <draw:g>
            <draw:polygon draw:style-name="gr18" draw:text-style-name="P12" draw:layer="layout" svg:width="1.213cm" svg:height="0.695cm" svg:x="15.463cm" svg:y="3.786cm" svg:viewBox="0 0 1214 696" draw:points="606,696 1214,347 606,0 0,347">
              <text:p/>
            </draw:polygon>
            <draw:polygon draw:style-name="gr19" draw:text-style-name="P1" draw:layer="layout" svg:width="1.213cm" svg:height="0.695cm" svg:x="15.463cm" svg:y="3.786cm" svg:viewBox="0 0 1214 696" draw:points="606,696 1214,347 606,0 0,347">
              <text:p/>
            </draw:polygon>
          </draw:g>
          <draw:g>
            <draw:polygon draw:style-name="gr20" draw:text-style-name="P13" draw:layer="layout" svg:width="0.607cm" svg:height="0.706cm" svg:x="16.07cm" svg:y="4.133cm" svg:viewBox="0 0 608 707" draw:points="0,707 608,359 608,0 0,347">
              <text:p/>
            </draw:polygon>
            <draw:polygon draw:style-name="gr19" draw:text-style-name="P1" draw:layer="layout" svg:width="0.607cm" svg:height="0.706cm" svg:x="16.07cm" svg:y="4.133cm" svg:viewBox="0 0 608 707" draw:points="0,707 608,359 608,0 0,347">
              <text:p/>
            </draw:polygon>
          </draw:g>
          <draw:g>
            <draw:polygon draw:style-name="gr21" draw:text-style-name="P14" draw:layer="layout" svg:width="0.607cm" svg:height="0.706cm" svg:x="15.463cm" svg:y="4.133cm" svg:viewBox="0 0 608 707" draw:points="0,359 608,707 608,347 0,0">
              <text:p/>
            </draw:polygon>
            <draw:polygon draw:style-name="gr3" draw:text-style-name="P1" draw:layer="layout" svg:width="0.607cm" svg:height="0.706cm" svg:x="15.463cm" svg:y="4.133cm" svg:viewBox="0 0 608 707" draw:points="0,359 608,707 608,347 0,0">
              <text:p/>
            </draw:polygon>
          </draw:g>
          <draw:polygon draw:style-name="gr9" draw:text-style-name="P1" draw:layer="layout" svg:width="1.213cm" svg:height="1.054cm" svg:x="15.463cm" svg:y="3.786cm" svg:viewBox="0 0 1214 1055" draw:points="0,348 0,707 606,1055 1214,707 1214,348 606,0">
            <text:p/>
          </draw:polygon>
          <draw:g>
            <draw:polygon draw:style-name="gr22" draw:text-style-name="P15" draw:layer="layout" svg:width="0.294cm" svg:height="0.169cm" svg:x="16.109cm" svg:y="4.091cm" svg:viewBox="0 0 295 170" draw:points="295,57 277,160 98,170 179,123 0,20 35,0 214,103">
              <text:p/>
            </draw:polygon>
            <draw:polygon draw:style-name="gr23" draw:text-style-name="P1" draw:layer="layout" svg:width="0.294cm" svg:height="0.169cm" svg:x="16.109cm" svg:y="4.091cm" svg:viewBox="0 0 295 170" draw:points="295,57 277,160 98,170 179,123 0,20 35,0 214,103">
              <text:p/>
            </draw:polygon>
          </draw:g>
          <draw:g>
            <draw:polygon draw:style-name="gr22" draw:text-style-name="P15" draw:layer="layout" svg:width="0.294cm" svg:height="0.169cm" svg:x="15.978cm" svg:y="3.869cm" svg:viewBox="0 0 295 170" draw:points="0,113 17,10 197,0 115,47 295,150 260,170 80,67">
              <text:p/>
            </draw:polygon>
            <draw:polygon draw:style-name="gr23" draw:text-style-name="P1" draw:layer="layout" svg:width="0.294cm" svg:height="0.169cm" svg:x="15.978cm" svg:y="3.869cm" svg:viewBox="0 0 295 170" draw:points="0,113 17,10 197,0 115,47 295,150 260,170 80,67">
              <text:p/>
            </draw:polygon>
          </draw:g>
          <draw:g>
            <draw:polygon draw:style-name="gr22" draw:text-style-name="P15" draw:layer="layout" svg:width="0.294cm" svg:height="0.169cm" svg:x="15.869cm" svg:y="4.229cm" svg:viewBox="0 0 295 170" draw:points="295,57 277,160 98,170 179,123 0,20 35,0 214,103">
              <text:p/>
            </draw:polygon>
            <draw:polygon draw:style-name="gr23" draw:text-style-name="P1" draw:layer="layout" svg:width="0.294cm" svg:height="0.169cm" svg:x="15.869cm" svg:y="4.229cm" svg:viewBox="0 0 295 170" draw:points="295,57 277,160 98,170 179,123 0,20 35,0 214,103">
              <text:p/>
            </draw:polygon>
          </draw:g>
          <draw:g>
            <draw:polygon draw:style-name="gr22" draw:text-style-name="P15" draw:layer="layout" svg:width="0.294cm" svg:height="0.169cm" svg:x="15.734cm" svg:y="4.009cm" svg:viewBox="0 0 295 170" draw:points="0,113 17,10 197,0 115,47 295,150 260,170 80,67">
              <text:p/>
            </draw:polygon>
            <draw:polygon draw:style-name="gr23" draw:text-style-name="P1" draw:layer="layout" svg:width="0.294cm" svg:height="0.169cm" svg:x="15.734cm" svg:y="4.009cm" svg:viewBox="0 0 295 170" draw:points="0,113 17,10 197,0 115,47 295,150 260,170 80,67">
              <text:p/>
            </draw:polygon>
          </draw:g>
        </draw:g>
        <draw:g>
          <draw:g>
            <draw:polygon draw:style-name="gr2" draw:text-style-name="P2" draw:layer="layout" svg:width="1.213cm" svg:height="1.054cm" svg:x="15.463cm" svg:y="5.624cm" svg:viewBox="0 0 1214 1055" draw:points="606,1055 1214,707 1214,348 606,0 0,348 0,707">
              <text:p/>
            </draw:polygon>
            <draw:polygon draw:style-name="gr3" draw:text-style-name="P1" draw:layer="layout" svg:width="1.213cm" svg:height="1.054cm" svg:x="15.463cm" svg:y="5.624cm" svg:viewBox="0 0 1214 1055" draw:points="606,1055 1214,707 1214,348 606,0 0,348 0,707">
              <text:p/>
            </draw:polygon>
          </draw:g>
          <draw:g>
            <draw:polygon draw:style-name="gr18" draw:text-style-name="P12" draw:layer="layout" svg:width="1.213cm" svg:height="0.695cm" svg:x="15.463cm" svg:y="5.624cm" svg:viewBox="0 0 1214 696" draw:points="606,696 1214,347 606,0 0,347">
              <text:p/>
            </draw:polygon>
            <draw:polygon draw:style-name="gr19" draw:text-style-name="P1" draw:layer="layout" svg:width="1.213cm" svg:height="0.695cm" svg:x="15.463cm" svg:y="5.624cm" svg:viewBox="0 0 1214 696" draw:points="606,696 1214,347 606,0 0,347">
              <text:p/>
            </draw:polygon>
          </draw:g>
          <draw:g>
            <draw:polygon draw:style-name="gr20" draw:text-style-name="P13" draw:layer="layout" svg:width="0.607cm" svg:height="0.706cm" svg:x="16.07cm" svg:y="5.971cm" svg:viewBox="0 0 608 707" draw:points="0,707 608,359 608,0 0,347">
              <text:p/>
            </draw:polygon>
            <draw:polygon draw:style-name="gr19" draw:text-style-name="P1" draw:layer="layout" svg:width="0.607cm" svg:height="0.706cm" svg:x="16.07cm" svg:y="5.971cm" svg:viewBox="0 0 608 707" draw:points="0,707 608,359 608,0 0,347">
              <text:p/>
            </draw:polygon>
          </draw:g>
          <draw:g>
            <draw:polygon draw:style-name="gr21" draw:text-style-name="P14" draw:layer="layout" svg:width="0.607cm" svg:height="0.706cm" svg:x="15.463cm" svg:y="5.971cm" svg:viewBox="0 0 608 707" draw:points="0,359 608,707 608,347 0,0">
              <text:p/>
            </draw:polygon>
            <draw:polygon draw:style-name="gr3" draw:text-style-name="P1" draw:layer="layout" svg:width="0.607cm" svg:height="0.706cm" svg:x="15.463cm" svg:y="5.971cm" svg:viewBox="0 0 608 707" draw:points="0,359 608,707 608,347 0,0">
              <text:p/>
            </draw:polygon>
          </draw:g>
          <draw:polygon draw:style-name="gr9" draw:text-style-name="P1" draw:layer="layout" svg:width="1.213cm" svg:height="1.054cm" svg:x="15.463cm" svg:y="5.624cm" svg:viewBox="0 0 1214 1055" draw:points="0,348 0,707 606,1055 1214,707 1214,348 606,0">
            <text:p/>
          </draw:polygon>
          <draw:g>
            <draw:polygon draw:style-name="gr22" draw:text-style-name="P15" draw:layer="layout" svg:width="0.294cm" svg:height="0.169cm" svg:x="16.109cm" svg:y="5.929cm" svg:viewBox="0 0 295 170" draw:points="295,57 277,160 98,170 179,123 0,20 35,0 214,103">
              <text:p/>
            </draw:polygon>
            <draw:polygon draw:style-name="gr23" draw:text-style-name="P1" draw:layer="layout" svg:width="0.294cm" svg:height="0.169cm" svg:x="16.109cm" svg:y="5.929cm" svg:viewBox="0 0 295 170" draw:points="295,57 277,160 98,170 179,123 0,20 35,0 214,103">
              <text:p/>
            </draw:polygon>
          </draw:g>
          <draw:g>
            <draw:polygon draw:style-name="gr22" draw:text-style-name="P15" draw:layer="layout" svg:width="0.294cm" svg:height="0.169cm" svg:x="15.978cm" svg:y="5.707cm" svg:viewBox="0 0 295 170" draw:points="0,113 17,10 197,0 115,47 295,150 260,170 80,67">
              <text:p/>
            </draw:polygon>
            <draw:polygon draw:style-name="gr23" draw:text-style-name="P1" draw:layer="layout" svg:width="0.294cm" svg:height="0.169cm" svg:x="15.978cm" svg:y="5.707cm" svg:viewBox="0 0 295 170" draw:points="0,113 17,10 197,0 115,47 295,150 260,170 80,67">
              <text:p/>
            </draw:polygon>
          </draw:g>
          <draw:g>
            <draw:polygon draw:style-name="gr22" draw:text-style-name="P15" draw:layer="layout" svg:width="0.294cm" svg:height="0.169cm" svg:x="15.869cm" svg:y="6.067cm" svg:viewBox="0 0 295 170" draw:points="295,57 277,160 98,170 179,123 0,20 35,0 214,103">
              <text:p/>
            </draw:polygon>
            <draw:polygon draw:style-name="gr23" draw:text-style-name="P1" draw:layer="layout" svg:width="0.294cm" svg:height="0.169cm" svg:x="15.869cm" svg:y="6.067cm" svg:viewBox="0 0 295 170" draw:points="295,57 277,160 98,170 179,123 0,20 35,0 214,103">
              <text:p/>
            </draw:polygon>
          </draw:g>
          <draw:g>
            <draw:polygon draw:style-name="gr22" draw:text-style-name="P15" draw:layer="layout" svg:width="0.294cm" svg:height="0.169cm" svg:x="15.734cm" svg:y="5.847cm" svg:viewBox="0 0 295 170" draw:points="0,113 17,10 197,0 115,47 295,150 260,170 80,67">
              <text:p/>
            </draw:polygon>
            <draw:polygon draw:style-name="gr23" draw:text-style-name="P1" draw:layer="layout" svg:width="0.294cm" svg:height="0.169cm" svg:x="15.734cm" svg:y="5.847cm" svg:viewBox="0 0 295 170" draw:points="0,113 17,10 197,0 115,47 295,150 260,170 80,67">
              <text:p/>
            </draw:polygon>
          </draw:g>
        </draw:g>
        <draw:g>
          <draw:g>
            <draw:polygon draw:style-name="gr2" draw:text-style-name="P2" draw:layer="layout" svg:width="1.213cm" svg:height="1.054cm" svg:x="17.876cm" svg:y="5.624cm" svg:viewBox="0 0 1214 1055" draw:points="606,1055 1214,707 1214,348 606,0 0,348 0,707">
              <text:p/>
            </draw:polygon>
            <draw:polygon draw:style-name="gr3" draw:text-style-name="P1" draw:layer="layout" svg:width="1.213cm" svg:height="1.054cm" svg:x="17.876cm" svg:y="5.624cm" svg:viewBox="0 0 1214 1055" draw:points="606,1055 1214,707 1214,348 606,0 0,348 0,707">
              <text:p/>
            </draw:polygon>
          </draw:g>
          <draw:g>
            <draw:polygon draw:style-name="gr18" draw:text-style-name="P12" draw:layer="layout" svg:width="1.213cm" svg:height="0.695cm" svg:x="17.876cm" svg:y="5.624cm" svg:viewBox="0 0 1214 696" draw:points="606,696 1214,347 606,0 0,347">
              <text:p/>
            </draw:polygon>
            <draw:polygon draw:style-name="gr19" draw:text-style-name="P1" draw:layer="layout" svg:width="1.213cm" svg:height="0.695cm" svg:x="17.876cm" svg:y="5.624cm" svg:viewBox="0 0 1214 696" draw:points="606,696 1214,347 606,0 0,347">
              <text:p/>
            </draw:polygon>
          </draw:g>
          <draw:g>
            <draw:polygon draw:style-name="gr20" draw:text-style-name="P13" draw:layer="layout" svg:width="0.607cm" svg:height="0.706cm" svg:x="18.483cm" svg:y="5.971cm" svg:viewBox="0 0 608 707" draw:points="0,707 608,359 608,0 0,347">
              <text:p/>
            </draw:polygon>
            <draw:polygon draw:style-name="gr19" draw:text-style-name="P1" draw:layer="layout" svg:width="0.607cm" svg:height="0.706cm" svg:x="18.483cm" svg:y="5.971cm" svg:viewBox="0 0 608 707" draw:points="0,707 608,359 608,0 0,347">
              <text:p/>
            </draw:polygon>
          </draw:g>
          <draw:g>
            <draw:polygon draw:style-name="gr21" draw:text-style-name="P14" draw:layer="layout" svg:width="0.607cm" svg:height="0.706cm" svg:x="17.876cm" svg:y="5.971cm" svg:viewBox="0 0 608 707" draw:points="0,359 608,707 608,347 0,0">
              <text:p/>
            </draw:polygon>
            <draw:polygon draw:style-name="gr3" draw:text-style-name="P1" draw:layer="layout" svg:width="0.607cm" svg:height="0.706cm" svg:x="17.876cm" svg:y="5.971cm" svg:viewBox="0 0 608 707" draw:points="0,359 608,707 608,347 0,0">
              <text:p/>
            </draw:polygon>
          </draw:g>
          <draw:polygon draw:style-name="gr9" draw:text-style-name="P1" draw:layer="layout" svg:width="1.213cm" svg:height="1.054cm" svg:x="17.876cm" svg:y="5.624cm" svg:viewBox="0 0 1214 1055" draw:points="0,348 0,707 606,1055 1214,707 1214,348 606,0">
            <text:p/>
          </draw:polygon>
          <draw:g>
            <draw:polygon draw:style-name="gr22" draw:text-style-name="P15" draw:layer="layout" svg:width="0.294cm" svg:height="0.169cm" svg:x="18.522cm" svg:y="5.929cm" svg:viewBox="0 0 295 170" draw:points="295,57 277,160 98,170 179,123 0,20 35,0 214,103">
              <text:p/>
            </draw:polygon>
            <draw:polygon draw:style-name="gr23" draw:text-style-name="P1" draw:layer="layout" svg:width="0.294cm" svg:height="0.169cm" svg:x="18.522cm" svg:y="5.929cm" svg:viewBox="0 0 295 170" draw:points="295,57 277,160 98,170 179,123 0,20 35,0 214,103">
              <text:p/>
            </draw:polygon>
          </draw:g>
          <draw:g>
            <draw:polygon draw:style-name="gr22" draw:text-style-name="P15" draw:layer="layout" svg:width="0.294cm" svg:height="0.169cm" svg:x="18.391cm" svg:y="5.707cm" svg:viewBox="0 0 295 170" draw:points="0,113 17,10 197,0 115,47 295,150 260,170 80,67">
              <text:p/>
            </draw:polygon>
            <draw:polygon draw:style-name="gr23" draw:text-style-name="P1" draw:layer="layout" svg:width="0.294cm" svg:height="0.169cm" svg:x="18.391cm" svg:y="5.707cm" svg:viewBox="0 0 295 170" draw:points="0,113 17,10 197,0 115,47 295,150 260,170 80,67">
              <text:p/>
            </draw:polygon>
          </draw:g>
          <draw:g>
            <draw:polygon draw:style-name="gr22" draw:text-style-name="P15" draw:layer="layout" svg:width="0.294cm" svg:height="0.169cm" svg:x="18.282cm" svg:y="6.067cm" svg:viewBox="0 0 295 170" draw:points="295,57 277,160 98,170 179,123 0,20 35,0 214,103">
              <text:p/>
            </draw:polygon>
            <draw:polygon draw:style-name="gr23" draw:text-style-name="P1" draw:layer="layout" svg:width="0.294cm" svg:height="0.169cm" svg:x="18.282cm" svg:y="6.067cm" svg:viewBox="0 0 295 170" draw:points="295,57 277,160 98,170 179,123 0,20 35,0 214,103">
              <text:p/>
            </draw:polygon>
          </draw:g>
          <draw:g>
            <draw:polygon draw:style-name="gr22" draw:text-style-name="P15" draw:layer="layout" svg:width="0.294cm" svg:height="0.169cm" svg:x="18.147cm" svg:y="5.847cm" svg:viewBox="0 0 295 170" draw:points="0,113 17,10 197,0 115,47 295,150 260,170 80,67">
              <text:p/>
            </draw:polygon>
            <draw:polygon draw:style-name="gr23" draw:text-style-name="P1" draw:layer="layout" svg:width="0.294cm" svg:height="0.169cm" svg:x="18.147cm" svg:y="5.847cm" svg:viewBox="0 0 295 170" draw:points="0,113 17,10 197,0 115,47 295,150 260,170 80,67">
              <text:p/>
            </draw:polygon>
          </draw:g>
        </draw:g>
        <draw:g>
          <draw:g>
            <draw:polygon draw:style-name="gr2" draw:text-style-name="P2" draw:layer="layout" svg:width="1.213cm" svg:height="1.054cm" svg:x="15.463cm" svg:y="5.625cm" svg:viewBox="0 0 1214 1055" draw:points="606,1055 1214,707 1214,348 606,0 0,348 0,707">
              <text:p/>
            </draw:polygon>
            <draw:polygon draw:style-name="gr3" draw:text-style-name="P1" draw:layer="layout" svg:width="1.213cm" svg:height="1.054cm" svg:x="15.463cm" svg:y="5.625cm" svg:viewBox="0 0 1214 1055" draw:points="606,1055 1214,707 1214,348 606,0 0,348 0,707">
              <text:p/>
            </draw:polygon>
          </draw:g>
          <draw:g>
            <draw:polygon draw:style-name="gr18" draw:text-style-name="P12" draw:layer="layout" svg:width="1.213cm" svg:height="0.695cm" svg:x="15.463cm" svg:y="5.625cm" svg:viewBox="0 0 1214 696" draw:points="606,696 1214,347 606,0 0,347">
              <text:p/>
            </draw:polygon>
            <draw:polygon draw:style-name="gr19" draw:text-style-name="P1" draw:layer="layout" svg:width="1.213cm" svg:height="0.695cm" svg:x="15.463cm" svg:y="5.625cm" svg:viewBox="0 0 1214 696" draw:points="606,696 1214,347 606,0 0,347">
              <text:p/>
            </draw:polygon>
          </draw:g>
          <draw:g>
            <draw:polygon draw:style-name="gr20" draw:text-style-name="P13" draw:layer="layout" svg:width="0.607cm" svg:height="0.706cm" svg:x="16.07cm" svg:y="5.972cm" svg:viewBox="0 0 608 707" draw:points="0,707 608,359 608,0 0,347">
              <text:p/>
            </draw:polygon>
            <draw:polygon draw:style-name="gr19" draw:text-style-name="P1" draw:layer="layout" svg:width="0.607cm" svg:height="0.706cm" svg:x="16.07cm" svg:y="5.972cm" svg:viewBox="0 0 608 707" draw:points="0,707 608,359 608,0 0,347">
              <text:p/>
            </draw:polygon>
          </draw:g>
          <draw:g>
            <draw:polygon draw:style-name="gr21" draw:text-style-name="P14" draw:layer="layout" svg:width="0.607cm" svg:height="0.706cm" svg:x="15.463cm" svg:y="5.972cm" svg:viewBox="0 0 608 707" draw:points="0,359 608,707 608,347 0,0">
              <text:p/>
            </draw:polygon>
            <draw:polygon draw:style-name="gr3" draw:text-style-name="P1" draw:layer="layout" svg:width="0.607cm" svg:height="0.706cm" svg:x="15.463cm" svg:y="5.972cm" svg:viewBox="0 0 608 707" draw:points="0,359 608,707 608,347 0,0">
              <text:p/>
            </draw:polygon>
          </draw:g>
          <draw:polygon draw:style-name="gr9" draw:text-style-name="P1" draw:layer="layout" svg:width="1.213cm" svg:height="1.054cm" svg:x="15.463cm" svg:y="5.625cm" svg:viewBox="0 0 1214 1055" draw:points="0,348 0,707 606,1055 1214,707 1214,348 606,0">
            <text:p/>
          </draw:polygon>
          <draw:g>
            <draw:polygon draw:style-name="gr22" draw:text-style-name="P15" draw:layer="layout" svg:width="0.294cm" svg:height="0.169cm" svg:x="16.109cm" svg:y="5.93cm" svg:viewBox="0 0 295 170" draw:points="295,57 277,160 98,170 179,123 0,20 35,0 214,103">
              <text:p/>
            </draw:polygon>
            <draw:polygon draw:style-name="gr23" draw:text-style-name="P1" draw:layer="layout" svg:width="0.294cm" svg:height="0.169cm" svg:x="16.109cm" svg:y="5.93cm" svg:viewBox="0 0 295 170" draw:points="295,57 277,160 98,170 179,123 0,20 35,0 214,103">
              <text:p/>
            </draw:polygon>
          </draw:g>
          <draw:g>
            <draw:polygon draw:style-name="gr22" draw:text-style-name="P15" draw:layer="layout" svg:width="0.294cm" svg:height="0.169cm" svg:x="15.978cm" svg:y="5.708cm" svg:viewBox="0 0 295 170" draw:points="0,113 17,10 197,0 115,47 295,150 260,170 80,67">
              <text:p/>
            </draw:polygon>
            <draw:polygon draw:style-name="gr23" draw:text-style-name="P1" draw:layer="layout" svg:width="0.294cm" svg:height="0.169cm" svg:x="15.978cm" svg:y="5.708cm" svg:viewBox="0 0 295 170" draw:points="0,113 17,10 197,0 115,47 295,150 260,170 80,67">
              <text:p/>
            </draw:polygon>
          </draw:g>
          <draw:g>
            <draw:polygon draw:style-name="gr22" draw:text-style-name="P15" draw:layer="layout" svg:width="0.294cm" svg:height="0.169cm" svg:x="15.869cm" svg:y="6.068cm" svg:viewBox="0 0 295 170" draw:points="295,57 277,160 98,170 179,123 0,20 35,0 214,103">
              <text:p/>
            </draw:polygon>
            <draw:polygon draw:style-name="gr23" draw:text-style-name="P1" draw:layer="layout" svg:width="0.294cm" svg:height="0.169cm" svg:x="15.869cm" svg:y="6.068cm" svg:viewBox="0 0 295 170" draw:points="295,57 277,160 98,170 179,123 0,20 35,0 214,103">
              <text:p/>
            </draw:polygon>
          </draw:g>
          <draw:g>
            <draw:polygon draw:style-name="gr22" draw:text-style-name="P15" draw:layer="layout" svg:width="0.294cm" svg:height="0.169cm" svg:x="15.734cm" svg:y="5.848cm" svg:viewBox="0 0 295 170" draw:points="0,113 17,10 197,0 115,47 295,150 260,170 80,67">
              <text:p/>
            </draw:polygon>
            <draw:polygon draw:style-name="gr23" draw:text-style-name="P1" draw:layer="layout" svg:width="0.294cm" svg:height="0.169cm" svg:x="15.734cm" svg:y="5.848cm" svg:viewBox="0 0 295 170" draw:points="0,113 17,10 197,0 115,47 295,150 260,170 80,67">
              <text:p/>
            </draw:polygon>
          </draw:g>
        </draw:g>
        <draw:g>
          <draw:g>
            <draw:path draw:style-name="gr2" draw:text-style-name="P2" draw:layer="layout" svg:width="0.9cm" svg:height="1.25cm" svg:x="1.2cm" svg:y="7.635cm" svg:viewBox="0 0 901 1251" svg:d="M901 185l-347-185-554 301v777c41 42 89 78 141 107 62 33 130 56 200 66l560-301zM153 423c2 1 3 1 5 2 57 31 119 53 183 65-64-12-126-34-182-64-2-1-4-2-6-3z">
              <text:p/>
            </draw:path>
            <draw:path draw:style-name="gr3" draw:text-style-name="P1" draw:layer="layout" svg:width="0.9cm" svg:height="1.25cm" svg:x="1.2cm" svg:y="7.635cm" svg:viewBox="0 0 901 1251" svg:d="M901 185l-347-185-554 301v777c41 42 89 78 141 107 62 33 130 56 200 66l560-301zM153 423c2 1 3 1 5 2 57 31 119 53 183 65-64-12-126-34-182-64-2-1-4-2-6-3z">
              <text:p/>
            </draw:path>
          </draw:g>
          <draw:g>
            <draw:path draw:style-name="gr4" draw:text-style-name="P3" draw:layer="layout" svg:width="0.9cm" svg:height="0.489cm" svg:x="1.2cm" svg:y="7.635cm" svg:viewBox="0 0 901 490" svg:d="M341 490l560-305-347-185-554 302c45 49 99 91 159 124 56 30 118 52 182 64z">
              <text:p/>
            </draw:path>
            <draw:path draw:style-name="gr5" draw:text-style-name="P1" draw:layer="layout" svg:width="0.9cm" svg:height="0.489cm" svg:x="1.2cm" svg:y="7.635cm" svg:viewBox="0 0 901 490" svg:d="M341 490l560-305-347-185-554 302c45 49 99 91 159 124 56 30 118 52 182 64z">
              <text:p/>
            </draw:path>
          </draw:g>
          <draw:g>
            <draw:path draw:style-name="gr6" draw:text-style-name="P4" draw:layer="layout" svg:width="0.342cm" svg:height="0.949cm" svg:x="1.2cm" svg:y="7.936cm" svg:viewBox="0 0 343 950" svg:d="M343 188c-65-12-127-33-184-64-60-32-114-74-159-124v776c41 43 90 79 143 108 62 33 130 55 200 66z">
              <text:p/>
            </draw:path>
            <draw:path draw:style-name="gr7" draw:text-style-name="P1" draw:layer="layout" svg:width="0.342cm" svg:height="0.949cm" svg:x="1.2cm" svg:y="7.936cm" svg:viewBox="0 0 343 950" svg:d="M343 188c-65-12-127-33-184-64-60-32-114-74-159-124v776c41 43 90 79 143 108 62 33 130 55 200 66z">
              <text:p/>
            </draw:path>
          </draw:g>
          <draw:g>
            <draw:polygon draw:style-name="gr8" draw:text-style-name="P5" draw:layer="layout" svg:width="0.559cm" svg:height="1.064cm" svg:x="1.542cm" svg:y="7.82cm" svg:viewBox="0 0 560 1065" draw:points="0,304 0,1065 560,763 560,0">
              <text:p/>
            </draw:polygon>
            <draw:polygon draw:style-name="gr5" draw:text-style-name="P1" draw:layer="layout" svg:width="0.559cm" svg:height="1.064cm" svg:x="1.542cm" svg:y="7.82cm" svg:viewBox="0 0 560 1065" draw:points="0,304 0,1065 560,763 560,0">
              <text:p/>
            </draw:polygon>
          </draw:g>
          <draw:path draw:style-name="gr9" draw:text-style-name="P1" draw:layer="layout" svg:width="0.9cm" svg:height="1.25cm" svg:x="1.2cm" svg:y="7.635cm" svg:viewBox="0 0 901 1251" svg:d="M901 185l-347-185-554 301v777c41 42 89 78 141 107 62 33 130 56 200 66l560-301z">
            <text:p/>
          </draw:path>
          <draw:g>
            <draw:path draw:style-name="gr10" draw:text-style-name="P6" draw:layer="layout" svg:width="0.056cm" svg:height="0.068cm" svg:x="1.33cm" svg:y="8.406cm" svg:viewBox="0 0 57 69" svg:d="M54 25c2 6 3 12 3 18s-2 11-5 15c-2 5-6 8-10 10-5 1-10 1-15 0-5-2-10-5-14-9s-7-9-10-15c-2-6-3-12-3-18 1-6 2-11 5-15 2-5 6-8 11-10h1c4-1 8-1 13 0 5 2 10 5 14 9s7 9 10 15z">
              <text:p/>
            </draw:path>
            <draw:path draw:style-name="gr11" draw:text-style-name="P1" draw:layer="layout" svg:width="0.056cm" svg:height="0.068cm" svg:x="1.33cm" svg:y="8.406cm" svg:viewBox="0 0 57 69" svg:d="M54 25c2 6 3 12 3 18s-2 11-5 15c-2 5-6 8-10 10-5 1-10 1-15 0-5-2-10-5-14-9s-7-9-10-15c-2-6-3-12-3-18 1-6 2-11 5-15 2-5 6-8 11-10h1c4-1 8-1 13 0 5 2 10 5 14 9s7 9 10 15z">
              <text:p/>
            </draw:path>
          </draw:g>
          <draw:path draw:style-name="gr12" draw:text-style-name="P1" draw:layer="layout" svg:width="0.231cm" svg:height="0.211cm" svg:x="1.255cm" svg:y="8.564cm" svg:viewBox="0 0 232 212" svg:d="M0 0c40 32 83 60 128 81 34 16 68 28 104 38M0 46c40 33 83 60 128 81 34 16 68 29 104 38M0 92c40 33 84 61 130 83 33 15 67 28 102 37">
            <text:p/>
          </draw:path>
          <draw:g>
            <draw:path draw:style-name="gr13" draw:text-style-name="P7" draw:layer="layout" svg:width="0.249cm" svg:height="0.139cm" svg:x="1.246cm" svg:y="8.083cm" svg:viewBox="0 0 250 140" svg:d="M8 20c31 26 64 49 99 68 42 22 86 40 132 52 2 0 4-1 5-1 2-1 4-3 5-5 0-1 1-3 1-5s-1-4-1-6c-1-1-3-3-5-4-1-1-3-1-5-1-46-12-91-30-133-52-33-18-65-40-94-64 0 0-1-1-2-1-1-1-2-1-3-1s-3 0-4 1c-1 0-2 1-2 2-1 1-1 3-1 4v1c0 2 1 5 2 7 2 2 4 4 6 5z">
              <text:p/>
            </draw:path>
            <draw:path draw:style-name="gr11" draw:text-style-name="P1" draw:layer="layout" svg:width="0.249cm" svg:height="0.139cm" svg:x="1.246cm" svg:y="8.083cm" svg:viewBox="0 0 250 140" svg:d="M8 20c31 26 64 49 99 68 42 22 86 40 132 52 2 0 4-1 5-1 2-1 4-3 5-5 0-1 1-3 1-5s-1-4-1-6c-1-1-3-3-5-4-1-1-3-1-5-1-46-12-91-30-133-52-33-18-65-40-94-64 0 0-1-1-2-1-1-1-2-1-3-1s-3 0-4 1c-1 0-2 1-2 2-1 1-1 3-1 4v1c0 2 1 5 2 7 2 2 4 4 6 5z">
              <text:p/>
            </draw:path>
          </draw:g>
          <draw:g>
            <draw:path draw:style-name="gr14" draw:text-style-name="P8" draw:layer="layout" svg:width="0.072cm" svg:height="0.045cm" svg:x="1.32cm" svg:y="8.15cm" svg:viewBox="0 0 73 46" svg:d="M73 45c0-1 0-1-1-2-5-13-12-24-20-32-8-7-17-11-27-11-8 0-16 3-23 9-2 3-2 6-2 8 0 5 2 10 7 15 5 4 13 8 21 10 9 3 19 4 29 4 6 0 11 0 16-1z">
              <text:p/>
            </draw:path>
            <draw:path draw:style-name="gr15" draw:text-style-name="P1" draw:layer="layout" svg:width="0.072cm" svg:height="0.045cm" svg:x="1.32cm" svg:y="8.15cm" svg:viewBox="0 0 73 46" svg:d="M73 45c0-1 0-1-1-2-5-13-12-24-20-32-8-7-17-11-27-11-8 0-16 3-23 9-2 3-2 6-2 8 0 5 2 10 7 15 5 4 13 8 21 10 9 3 19 4 29 4 6 0 11 0 16-1z">
              <text:p/>
            </draw:path>
          </draw:g>
          <draw:path draw:style-name="gr16" draw:text-style-name="P9" draw:layer="layout" svg:width="0.231cm" svg:height="0.179cm" svg:x="1.255cm" svg:y="8.166cm" svg:viewBox="0 0 232 180" svg:d="M0 0v61c30 24 63 46 98 65 42 23 87 41 134 54v-61c-47-13-92-32-134-54-35-19-68-41-98-65z">
            <text:p/>
          </draw:path>
          <draw:path draw:style-name="gr13" draw:text-style-name="P7" draw:layer="layout" svg:width="0.231cm" svg:height="0.134cm" svg:x="1.255cm" svg:y="8.178cm" svg:viewBox="0 0 232 135" svg:d="M0 15c30 26 63 48 98 67 42 23 87 41 134 53v-15c-47-13-92-32-134-55-35-18-68-40-98-65z">
            <text:p/>
          </draw:path>
          <draw:path draw:style-name="gr5" draw:text-style-name="P1" draw:layer="layout" svg:width="0.231cm" svg:height="0.179cm" svg:x="1.255cm" svg:y="8.165cm" svg:viewBox="0 0 232 180" svg:d="M0 0v61c30 24 63 46 98 65 42 23 87 41 134 54">
            <text:p/>
          </draw:path>
          <draw:path draw:style-name="gr11" draw:text-style-name="P1" draw:layer="layout" svg:width="0.231cm" svg:height="0.179cm" svg:x="1.255cm" svg:y="8.167cm" svg:viewBox="0 0 232 180" svg:d="M232 180v-61c-47-13-92-32-134-54-35-19-68-41-98-65">
            <text:p/>
          </draw:path>
        </draw:g>
        <draw:g>
          <draw:g>
            <draw:path draw:style-name="gr2" draw:text-style-name="P2" draw:layer="layout" svg:width="0.9cm" svg:height="1.25cm" svg:x="2.4cm" svg:y="7.634cm" svg:viewBox="0 0 901 1251" svg:d="M901 185l-347-185-554 301v777c41 42 89 78 141 107 62 33 130 56 200 66l560-301zM153 423c2 1 3 1 5 2 57 31 119 53 183 65-64-12-126-34-182-64-2-1-4-2-6-3z">
              <text:p/>
            </draw:path>
            <draw:path draw:style-name="gr3" draw:text-style-name="P1" draw:layer="layout" svg:width="0.9cm" svg:height="1.25cm" svg:x="2.4cm" svg:y="7.634cm" svg:viewBox="0 0 901 1251" svg:d="M901 185l-347-185-554 301v777c41 42 89 78 141 107 62 33 130 56 200 66l560-301zM153 423c2 1 3 1 5 2 57 31 119 53 183 65-64-12-126-34-182-64-2-1-4-2-6-3z">
              <text:p/>
            </draw:path>
          </draw:g>
          <draw:g>
            <draw:path draw:style-name="gr4" draw:text-style-name="P3" draw:layer="layout" svg:width="0.9cm" svg:height="0.489cm" svg:x="2.4cm" svg:y="7.634cm" svg:viewBox="0 0 901 490" svg:d="M341 490l560-305-347-185-554 302c45 49 99 91 159 124 56 30 118 52 182 64z">
              <text:p/>
            </draw:path>
            <draw:path draw:style-name="gr5" draw:text-style-name="P1" draw:layer="layout" svg:width="0.9cm" svg:height="0.489cm" svg:x="2.4cm" svg:y="7.634cm" svg:viewBox="0 0 901 490" svg:d="M341 490l560-305-347-185-554 302c45 49 99 91 159 124 56 30 118 52 182 64z">
              <text:p/>
            </draw:path>
          </draw:g>
          <draw:g>
            <draw:path draw:style-name="gr6" draw:text-style-name="P4" draw:layer="layout" svg:width="0.342cm" svg:height="0.949cm" svg:x="2.4cm" svg:y="7.935cm" svg:viewBox="0 0 343 950" svg:d="M343 188c-65-12-127-33-184-64-60-32-114-74-159-124v776c41 43 90 79 143 108 62 33 130 55 200 66z">
              <text:p/>
            </draw:path>
            <draw:path draw:style-name="gr7" draw:text-style-name="P1" draw:layer="layout" svg:width="0.342cm" svg:height="0.949cm" svg:x="2.4cm" svg:y="7.935cm" svg:viewBox="0 0 343 950" svg:d="M343 188c-65-12-127-33-184-64-60-32-114-74-159-124v776c41 43 90 79 143 108 62 33 130 55 200 66z">
              <text:p/>
            </draw:path>
          </draw:g>
          <draw:g>
            <draw:polygon draw:style-name="gr8" draw:text-style-name="P5" draw:layer="layout" svg:width="0.559cm" svg:height="1.064cm" svg:x="2.742cm" svg:y="7.819cm" svg:viewBox="0 0 560 1065" draw:points="0,304 0,1065 560,763 560,0">
              <text:p/>
            </draw:polygon>
            <draw:polygon draw:style-name="gr5" draw:text-style-name="P1" draw:layer="layout" svg:width="0.559cm" svg:height="1.064cm" svg:x="2.742cm" svg:y="7.819cm" svg:viewBox="0 0 560 1065" draw:points="0,304 0,1065 560,763 560,0">
              <text:p/>
            </draw:polygon>
          </draw:g>
          <draw:path draw:style-name="gr9" draw:text-style-name="P1" draw:layer="layout" svg:width="0.9cm" svg:height="1.25cm" svg:x="2.4cm" svg:y="7.634cm" svg:viewBox="0 0 901 1251" svg:d="M901 185l-347-185-554 301v777c41 42 89 78 141 107 62 33 130 56 200 66l560-301z">
            <text:p/>
          </draw:path>
          <draw:g>
            <draw:path draw:style-name="gr10" draw:text-style-name="P6" draw:layer="layout" svg:width="0.056cm" svg:height="0.068cm" svg:x="2.53cm" svg:y="8.405cm" svg:viewBox="0 0 57 69" svg:d="M54 25c2 6 3 12 3 18s-2 11-5 15c-2 5-6 8-10 10-5 1-10 1-15 0-5-2-10-5-14-9s-7-9-10-15c-2-6-3-12-3-18 1-6 2-11 5-15 2-5 6-8 11-10h1c4-1 8-1 13 0 5 2 10 5 14 9s7 9 10 15z">
              <text:p/>
            </draw:path>
            <draw:path draw:style-name="gr11" draw:text-style-name="P1" draw:layer="layout" svg:width="0.056cm" svg:height="0.068cm" svg:x="2.53cm" svg:y="8.405cm" svg:viewBox="0 0 57 69" svg:d="M54 25c2 6 3 12 3 18s-2 11-5 15c-2 5-6 8-10 10-5 1-10 1-15 0-5-2-10-5-14-9s-7-9-10-15c-2-6-3-12-3-18 1-6 2-11 5-15 2-5 6-8 11-10h1c4-1 8-1 13 0 5 2 10 5 14 9s7 9 10 15z">
              <text:p/>
            </draw:path>
          </draw:g>
          <draw:path draw:style-name="gr12" draw:text-style-name="P1" draw:layer="layout" svg:width="0.231cm" svg:height="0.211cm" svg:x="2.455cm" svg:y="8.563cm" svg:viewBox="0 0 232 212" svg:d="M0 0c40 32 83 60 128 81 34 16 68 28 104 38M0 46c40 33 83 60 128 81 34 16 68 29 104 38M0 92c40 33 84 61 130 83 33 15 67 28 102 37">
            <text:p/>
          </draw:path>
          <draw:g>
            <draw:path draw:style-name="gr13" draw:text-style-name="P7" draw:layer="layout" svg:width="0.249cm" svg:height="0.139cm" svg:x="2.446cm" svg:y="8.082cm" svg:viewBox="0 0 250 140" svg:d="M8 20c31 26 64 49 99 68 42 22 86 40 132 52 2 0 4-1 5-1 2-1 4-3 5-5 0-1 1-3 1-5s-1-4-1-6c-1-1-3-3-5-4-1-1-3-1-5-1-46-12-91-30-133-52-33-18-65-40-94-64 0 0-1-1-2-1-1-1-2-1-3-1s-3 0-4 1c-1 0-2 1-2 2-1 1-1 3-1 4v1c0 2 1 5 2 7 2 2 4 4 6 5z">
              <text:p/>
            </draw:path>
            <draw:path draw:style-name="gr11" draw:text-style-name="P1" draw:layer="layout" svg:width="0.249cm" svg:height="0.139cm" svg:x="2.446cm" svg:y="8.082cm" svg:viewBox="0 0 250 140" svg:d="M8 20c31 26 64 49 99 68 42 22 86 40 132 52 2 0 4-1 5-1 2-1 4-3 5-5 0-1 1-3 1-5s-1-4-1-6c-1-1-3-3-5-4-1-1-3-1-5-1-46-12-91-30-133-52-33-18-65-40-94-64 0 0-1-1-2-1-1-1-2-1-3-1s-3 0-4 1c-1 0-2 1-2 2-1 1-1 3-1 4v1c0 2 1 5 2 7 2 2 4 4 6 5z">
              <text:p/>
            </draw:path>
          </draw:g>
          <draw:g>
            <draw:path draw:style-name="gr14" draw:text-style-name="P8" draw:layer="layout" svg:width="0.072cm" svg:height="0.045cm" svg:x="2.52cm" svg:y="8.149cm" svg:viewBox="0 0 73 46" svg:d="M73 45c0-1 0-1-1-2-5-13-12-24-20-32-8-7-17-11-27-11-8 0-16 3-23 9-2 3-2 6-2 8 0 5 2 10 7 15 5 4 13 8 21 10 9 3 19 4 29 4 6 0 11 0 16-1z">
              <text:p/>
            </draw:path>
            <draw:path draw:style-name="gr15" draw:text-style-name="P1" draw:layer="layout" svg:width="0.072cm" svg:height="0.045cm" svg:x="2.52cm" svg:y="8.149cm" svg:viewBox="0 0 73 46" svg:d="M73 45c0-1 0-1-1-2-5-13-12-24-20-32-8-7-17-11-27-11-8 0-16 3-23 9-2 3-2 6-2 8 0 5 2 10 7 15 5 4 13 8 21 10 9 3 19 4 29 4 6 0 11 0 16-1z">
              <text:p/>
            </draw:path>
          </draw:g>
          <draw:path draw:style-name="gr16" draw:text-style-name="P9" draw:layer="layout" svg:width="0.231cm" svg:height="0.179cm" svg:x="2.455cm" svg:y="8.165cm" svg:viewBox="0 0 232 180" svg:d="M0 0v61c30 24 63 46 98 65 42 23 87 41 134 54v-61c-47-13-92-32-134-54-35-19-68-41-98-65z">
            <text:p/>
          </draw:path>
          <draw:path draw:style-name="gr13" draw:text-style-name="P7" draw:layer="layout" svg:width="0.231cm" svg:height="0.134cm" svg:x="2.455cm" svg:y="8.177cm" svg:viewBox="0 0 232 135" svg:d="M0 15c30 26 63 48 98 67 42 23 87 41 134 53v-15c-47-13-92-32-134-55-35-18-68-40-98-65z">
            <text:p/>
          </draw:path>
          <draw:path draw:style-name="gr5" draw:text-style-name="P1" draw:layer="layout" svg:width="0.231cm" svg:height="0.179cm" svg:x="2.455cm" svg:y="8.164cm" svg:viewBox="0 0 232 180" svg:d="M0 0v61c30 24 63 46 98 65 42 23 87 41 134 54">
            <text:p/>
          </draw:path>
          <draw:path draw:style-name="gr11" draw:text-style-name="P1" draw:layer="layout" svg:width="0.231cm" svg:height="0.179cm" svg:x="2.455cm" svg:y="8.166cm" svg:viewBox="0 0 232 180" svg:d="M232 180v-61c-47-13-92-32-134-54-35-19-68-41-98-65">
            <text:p/>
          </draw:path>
        </draw:g>
        <draw:g>
          <draw:g>
            <draw:path draw:style-name="gr2" draw:text-style-name="P2" draw:layer="layout" svg:width="0.9cm" svg:height="1.25cm" svg:x="3.6cm" svg:y="7.635cm" svg:viewBox="0 0 901 1251" svg:d="M901 185l-347-185-554 301v777c41 42 89 78 141 107 62 33 130 56 200 66l560-301zM153 423c2 1 3 1 5 2 57 31 119 53 183 65-64-12-126-34-182-64-2-1-4-2-6-3z">
              <text:p/>
            </draw:path>
            <draw:path draw:style-name="gr3" draw:text-style-name="P1" draw:layer="layout" svg:width="0.9cm" svg:height="1.25cm" svg:x="3.6cm" svg:y="7.635cm" svg:viewBox="0 0 901 1251" svg:d="M901 185l-347-185-554 301v777c41 42 89 78 141 107 62 33 130 56 200 66l560-301zM153 423c2 1 3 1 5 2 57 31 119 53 183 65-64-12-126-34-182-64-2-1-4-2-6-3z">
              <text:p/>
            </draw:path>
          </draw:g>
          <draw:g>
            <draw:path draw:style-name="gr4" draw:text-style-name="P3" draw:layer="layout" svg:width="0.9cm" svg:height="0.489cm" svg:x="3.6cm" svg:y="7.635cm" svg:viewBox="0 0 901 490" svg:d="M341 490l560-305-347-185-554 302c45 49 99 91 159 124 56 30 118 52 182 64z">
              <text:p/>
            </draw:path>
            <draw:path draw:style-name="gr5" draw:text-style-name="P1" draw:layer="layout" svg:width="0.9cm" svg:height="0.489cm" svg:x="3.6cm" svg:y="7.635cm" svg:viewBox="0 0 901 490" svg:d="M341 490l560-305-347-185-554 302c45 49 99 91 159 124 56 30 118 52 182 64z">
              <text:p/>
            </draw:path>
          </draw:g>
          <draw:g>
            <draw:path draw:style-name="gr6" draw:text-style-name="P4" draw:layer="layout" svg:width="0.342cm" svg:height="0.949cm" svg:x="3.6cm" svg:y="7.936cm" svg:viewBox="0 0 343 950" svg:d="M343 188c-65-12-127-33-184-64-60-32-114-74-159-124v776c41 43 90 79 143 108 62 33 130 55 200 66z">
              <text:p/>
            </draw:path>
            <draw:path draw:style-name="gr7" draw:text-style-name="P1" draw:layer="layout" svg:width="0.342cm" svg:height="0.949cm" svg:x="3.6cm" svg:y="7.936cm" svg:viewBox="0 0 343 950" svg:d="M343 188c-65-12-127-33-184-64-60-32-114-74-159-124v776c41 43 90 79 143 108 62 33 130 55 200 66z">
              <text:p/>
            </draw:path>
          </draw:g>
          <draw:g>
            <draw:polygon draw:style-name="gr8" draw:text-style-name="P5" draw:layer="layout" svg:width="0.559cm" svg:height="1.064cm" svg:x="3.942cm" svg:y="7.82cm" svg:viewBox="0 0 560 1065" draw:points="0,304 0,1065 560,763 560,0">
              <text:p/>
            </draw:polygon>
            <draw:polygon draw:style-name="gr5" draw:text-style-name="P1" draw:layer="layout" svg:width="0.559cm" svg:height="1.064cm" svg:x="3.942cm" svg:y="7.82cm" svg:viewBox="0 0 560 1065" draw:points="0,304 0,1065 560,763 560,0">
              <text:p/>
            </draw:polygon>
          </draw:g>
          <draw:path draw:style-name="gr9" draw:text-style-name="P1" draw:layer="layout" svg:width="0.9cm" svg:height="1.25cm" svg:x="3.6cm" svg:y="7.635cm" svg:viewBox="0 0 901 1251" svg:d="M901 185l-347-185-554 301v777c41 42 89 78 141 107 62 33 130 56 200 66l560-301z">
            <text:p/>
          </draw:path>
          <draw:g>
            <draw:path draw:style-name="gr10" draw:text-style-name="P6" draw:layer="layout" svg:width="0.056cm" svg:height="0.068cm" svg:x="3.73cm" svg:y="8.406cm" svg:viewBox="0 0 57 69" svg:d="M54 25c2 6 3 12 3 18s-2 11-5 15c-2 5-6 8-10 10-5 1-10 1-15 0-5-2-10-5-14-9s-7-9-10-15c-2-6-3-12-3-18 1-6 2-11 5-15 2-5 6-8 11-10h1c4-1 8-1 13 0 5 2 10 5 14 9s7 9 10 15z">
              <text:p/>
            </draw:path>
            <draw:path draw:style-name="gr11" draw:text-style-name="P1" draw:layer="layout" svg:width="0.056cm" svg:height="0.068cm" svg:x="3.73cm" svg:y="8.406cm" svg:viewBox="0 0 57 69" svg:d="M54 25c2 6 3 12 3 18s-2 11-5 15c-2 5-6 8-10 10-5 1-10 1-15 0-5-2-10-5-14-9s-7-9-10-15c-2-6-3-12-3-18 1-6 2-11 5-15 2-5 6-8 11-10h1c4-1 8-1 13 0 5 2 10 5 14 9s7 9 10 15z">
              <text:p/>
            </draw:path>
          </draw:g>
          <draw:path draw:style-name="gr12" draw:text-style-name="P1" draw:layer="layout" svg:width="0.231cm" svg:height="0.211cm" svg:x="3.655cm" svg:y="8.564cm" svg:viewBox="0 0 232 212" svg:d="M0 0c40 32 83 60 128 81 34 16 68 28 104 38M0 46c40 33 83 60 128 81 34 16 68 29 104 38M0 92c40 33 84 61 130 83 33 15 67 28 102 37">
            <text:p/>
          </draw:path>
          <draw:g>
            <draw:path draw:style-name="gr13" draw:text-style-name="P7" draw:layer="layout" svg:width="0.249cm" svg:height="0.139cm" svg:x="3.646cm" svg:y="8.083cm" svg:viewBox="0 0 250 140" svg:d="M8 20c31 26 64 49 99 68 42 22 86 40 132 52 2 0 4-1 5-1 2-1 4-3 5-5 0-1 1-3 1-5s-1-4-1-6c-1-1-3-3-5-4-1-1-3-1-5-1-46-12-91-30-133-52-33-18-65-40-94-64 0 0-1-1-2-1-1-1-2-1-3-1s-3 0-4 1c-1 0-2 1-2 2-1 1-1 3-1 4v1c0 2 1 5 2 7 2 2 4 4 6 5z">
              <text:p/>
            </draw:path>
            <draw:path draw:style-name="gr11" draw:text-style-name="P1" draw:layer="layout" svg:width="0.249cm" svg:height="0.139cm" svg:x="3.646cm" svg:y="8.083cm" svg:viewBox="0 0 250 140" svg:d="M8 20c31 26 64 49 99 68 42 22 86 40 132 52 2 0 4-1 5-1 2-1 4-3 5-5 0-1 1-3 1-5s-1-4-1-6c-1-1-3-3-5-4-1-1-3-1-5-1-46-12-91-30-133-52-33-18-65-40-94-64 0 0-1-1-2-1-1-1-2-1-3-1s-3 0-4 1c-1 0-2 1-2 2-1 1-1 3-1 4v1c0 2 1 5 2 7 2 2 4 4 6 5z">
              <text:p/>
            </draw:path>
          </draw:g>
          <draw:g>
            <draw:path draw:style-name="gr14" draw:text-style-name="P8" draw:layer="layout" svg:width="0.072cm" svg:height="0.045cm" svg:x="3.72cm" svg:y="8.15cm" svg:viewBox="0 0 73 46" svg:d="M73 45c0-1 0-1-1-2-5-13-12-24-20-32-8-7-17-11-27-11-8 0-16 3-23 9-2 3-2 6-2 8 0 5 2 10 7 15 5 4 13 8 21 10 9 3 19 4 29 4 6 0 11 0 16-1z">
              <text:p/>
            </draw:path>
            <draw:path draw:style-name="gr15" draw:text-style-name="P1" draw:layer="layout" svg:width="0.072cm" svg:height="0.045cm" svg:x="3.72cm" svg:y="8.15cm" svg:viewBox="0 0 73 46" svg:d="M73 45c0-1 0-1-1-2-5-13-12-24-20-32-8-7-17-11-27-11-8 0-16 3-23 9-2 3-2 6-2 8 0 5 2 10 7 15 5 4 13 8 21 10 9 3 19 4 29 4 6 0 11 0 16-1z">
              <text:p/>
            </draw:path>
          </draw:g>
          <draw:path draw:style-name="gr16" draw:text-style-name="P9" draw:layer="layout" svg:width="0.231cm" svg:height="0.179cm" svg:x="3.655cm" svg:y="8.166cm" svg:viewBox="0 0 232 180" svg:d="M0 0v61c30 24 63 46 98 65 42 23 87 41 134 54v-61c-47-13-92-32-134-54-35-19-68-41-98-65z">
            <text:p/>
          </draw:path>
          <draw:path draw:style-name="gr13" draw:text-style-name="P7" draw:layer="layout" svg:width="0.231cm" svg:height="0.134cm" svg:x="3.655cm" svg:y="8.178cm" svg:viewBox="0 0 232 135" svg:d="M0 15c30 26 63 48 98 67 42 23 87 41 134 53v-15c-47-13-92-32-134-55-35-18-68-40-98-65z">
            <text:p/>
          </draw:path>
          <draw:path draw:style-name="gr5" draw:text-style-name="P1" draw:layer="layout" svg:width="0.231cm" svg:height="0.179cm" svg:x="3.655cm" svg:y="8.165cm" svg:viewBox="0 0 232 180" svg:d="M0 0v61c30 24 63 46 98 65 42 23 87 41 134 54">
            <text:p/>
          </draw:path>
          <draw:path draw:style-name="gr11" draw:text-style-name="P1" draw:layer="layout" svg:width="0.231cm" svg:height="0.179cm" svg:x="3.655cm" svg:y="8.167cm" svg:viewBox="0 0 232 180" svg:d="M232 180v-61c-47-13-92-32-134-54-35-19-68-41-98-65">
            <text:p/>
          </draw:path>
        </draw:g>
        <draw:g>
          <draw:g>
            <draw:path draw:style-name="gr2" draw:text-style-name="P2" draw:layer="layout" svg:width="0.9cm" svg:height="1.25cm" svg:x="5cm" svg:y="7.634cm" svg:viewBox="0 0 901 1251" svg:d="M901 185l-347-185-554 301v777c41 42 89 78 141 107 62 33 130 56 200 66l560-301zM153 423c2 1 3 1 5 2 57 31 119 53 183 65-64-12-126-34-182-64-2-1-4-2-6-3z">
              <text:p/>
            </draw:path>
            <draw:path draw:style-name="gr3" draw:text-style-name="P1" draw:layer="layout" svg:width="0.9cm" svg:height="1.25cm" svg:x="5cm" svg:y="7.634cm" svg:viewBox="0 0 901 1251" svg:d="M901 185l-347-185-554 301v777c41 42 89 78 141 107 62 33 130 56 200 66l560-301zM153 423c2 1 3 1 5 2 57 31 119 53 183 65-64-12-126-34-182-64-2-1-4-2-6-3z">
              <text:p/>
            </draw:path>
          </draw:g>
          <draw:g>
            <draw:path draw:style-name="gr4" draw:text-style-name="P3" draw:layer="layout" svg:width="0.9cm" svg:height="0.489cm" svg:x="5cm" svg:y="7.634cm" svg:viewBox="0 0 901 490" svg:d="M341 490l560-305-347-185-554 302c45 49 99 91 159 124 56 30 118 52 182 64z">
              <text:p/>
            </draw:path>
            <draw:path draw:style-name="gr5" draw:text-style-name="P1" draw:layer="layout" svg:width="0.9cm" svg:height="0.489cm" svg:x="5cm" svg:y="7.634cm" svg:viewBox="0 0 901 490" svg:d="M341 490l560-305-347-185-554 302c45 49 99 91 159 124 56 30 118 52 182 64z">
              <text:p/>
            </draw:path>
          </draw:g>
          <draw:g>
            <draw:path draw:style-name="gr6" draw:text-style-name="P4" draw:layer="layout" svg:width="0.342cm" svg:height="0.949cm" svg:x="5cm" svg:y="7.935cm" svg:viewBox="0 0 343 950" svg:d="M343 188c-65-12-127-33-184-64-60-32-114-74-159-124v776c41 43 90 79 143 108 62 33 130 55 200 66z">
              <text:p/>
            </draw:path>
            <draw:path draw:style-name="gr7" draw:text-style-name="P1" draw:layer="layout" svg:width="0.342cm" svg:height="0.949cm" svg:x="5cm" svg:y="7.935cm" svg:viewBox="0 0 343 950" svg:d="M343 188c-65-12-127-33-184-64-60-32-114-74-159-124v776c41 43 90 79 143 108 62 33 130 55 200 66z">
              <text:p/>
            </draw:path>
          </draw:g>
          <draw:g>
            <draw:polygon draw:style-name="gr8" draw:text-style-name="P5" draw:layer="layout" svg:width="0.559cm" svg:height="1.064cm" svg:x="5.342cm" svg:y="7.819cm" svg:viewBox="0 0 560 1065" draw:points="0,304 0,1065 560,763 560,0">
              <text:p/>
            </draw:polygon>
            <draw:polygon draw:style-name="gr5" draw:text-style-name="P1" draw:layer="layout" svg:width="0.559cm" svg:height="1.064cm" svg:x="5.342cm" svg:y="7.819cm" svg:viewBox="0 0 560 1065" draw:points="0,304 0,1065 560,763 560,0">
              <text:p/>
            </draw:polygon>
          </draw:g>
          <draw:path draw:style-name="gr9" draw:text-style-name="P1" draw:layer="layout" svg:width="0.9cm" svg:height="1.25cm" svg:x="5cm" svg:y="7.634cm" svg:viewBox="0 0 901 1251" svg:d="M901 185l-347-185-554 301v777c41 42 89 78 141 107 62 33 130 56 200 66l560-301z">
            <text:p/>
          </draw:path>
          <draw:g>
            <draw:path draw:style-name="gr10" draw:text-style-name="P6" draw:layer="layout" svg:width="0.056cm" svg:height="0.068cm" svg:x="5.13cm" svg:y="8.405cm" svg:viewBox="0 0 57 69" svg:d="M54 25c2 6 3 12 3 18s-2 11-5 15c-2 5-6 8-10 10-5 1-10 1-15 0-5-2-10-5-14-9s-7-9-10-15c-2-6-3-12-3-18 1-6 2-11 5-15 2-5 6-8 11-10h1c4-1 8-1 13 0 5 2 10 5 14 9s7 9 10 15z">
              <text:p/>
            </draw:path>
            <draw:path draw:style-name="gr11" draw:text-style-name="P1" draw:layer="layout" svg:width="0.056cm" svg:height="0.068cm" svg:x="5.13cm" svg:y="8.405cm" svg:viewBox="0 0 57 69" svg:d="M54 25c2 6 3 12 3 18s-2 11-5 15c-2 5-6 8-10 10-5 1-10 1-15 0-5-2-10-5-14-9s-7-9-10-15c-2-6-3-12-3-18 1-6 2-11 5-15 2-5 6-8 11-10h1c4-1 8-1 13 0 5 2 10 5 14 9s7 9 10 15z">
              <text:p/>
            </draw:path>
          </draw:g>
          <draw:path draw:style-name="gr12" draw:text-style-name="P1" draw:layer="layout" svg:width="0.231cm" svg:height="0.211cm" svg:x="5.055cm" svg:y="8.563cm" svg:viewBox="0 0 232 212" svg:d="M0 0c40 32 83 60 128 81 34 16 68 28 104 38M0 46c40 33 83 60 128 81 34 16 68 29 104 38M0 92c40 33 84 61 130 83 33 15 67 28 102 37">
            <text:p/>
          </draw:path>
          <draw:g>
            <draw:path draw:style-name="gr13" draw:text-style-name="P7" draw:layer="layout" svg:width="0.249cm" svg:height="0.139cm" svg:x="5.046cm" svg:y="8.082cm" svg:viewBox="0 0 250 140" svg:d="M8 20c31 26 64 49 99 68 42 22 86 40 132 52 2 0 4-1 5-1 2-1 4-3 5-5 0-1 1-3 1-5s-1-4-1-6c-1-1-3-3-5-4-1-1-3-1-5-1-46-12-91-30-133-52-33-18-65-40-94-64 0 0-1-1-2-1-1-1-2-1-3-1s-3 0-4 1c-1 0-2 1-2 2-1 1-1 3-1 4v1c0 2 1 5 2 7 2 2 4 4 6 5z">
              <text:p/>
            </draw:path>
            <draw:path draw:style-name="gr11" draw:text-style-name="P1" draw:layer="layout" svg:width="0.249cm" svg:height="0.139cm" svg:x="5.046cm" svg:y="8.082cm" svg:viewBox="0 0 250 140" svg:d="M8 20c31 26 64 49 99 68 42 22 86 40 132 52 2 0 4-1 5-1 2-1 4-3 5-5 0-1 1-3 1-5s-1-4-1-6c-1-1-3-3-5-4-1-1-3-1-5-1-46-12-91-30-133-52-33-18-65-40-94-64 0 0-1-1-2-1-1-1-2-1-3-1s-3 0-4 1c-1 0-2 1-2 2-1 1-1 3-1 4v1c0 2 1 5 2 7 2 2 4 4 6 5z">
              <text:p/>
            </draw:path>
          </draw:g>
          <draw:g>
            <draw:path draw:style-name="gr14" draw:text-style-name="P8" draw:layer="layout" svg:width="0.072cm" svg:height="0.045cm" svg:x="5.12cm" svg:y="8.149cm" svg:viewBox="0 0 73 46" svg:d="M73 45c0-1 0-1-1-2-5-13-12-24-20-32-8-7-17-11-27-11-8 0-16 3-23 9-2 3-2 6-2 8 0 5 2 10 7 15 5 4 13 8 21 10 9 3 19 4 29 4 6 0 11 0 16-1z">
              <text:p/>
            </draw:path>
            <draw:path draw:style-name="gr15" draw:text-style-name="P1" draw:layer="layout" svg:width="0.072cm" svg:height="0.045cm" svg:x="5.12cm" svg:y="8.149cm" svg:viewBox="0 0 73 46" svg:d="M73 45c0-1 0-1-1-2-5-13-12-24-20-32-8-7-17-11-27-11-8 0-16 3-23 9-2 3-2 6-2 8 0 5 2 10 7 15 5 4 13 8 21 10 9 3 19 4 29 4 6 0 11 0 16-1z">
              <text:p/>
            </draw:path>
          </draw:g>
          <draw:path draw:style-name="gr16" draw:text-style-name="P9" draw:layer="layout" svg:width="0.231cm" svg:height="0.179cm" svg:x="5.055cm" svg:y="8.165cm" svg:viewBox="0 0 232 180" svg:d="M0 0v61c30 24 63 46 98 65 42 23 87 41 134 54v-61c-47-13-92-32-134-54-35-19-68-41-98-65z">
            <text:p/>
          </draw:path>
          <draw:path draw:style-name="gr13" draw:text-style-name="P7" draw:layer="layout" svg:width="0.231cm" svg:height="0.134cm" svg:x="5.055cm" svg:y="8.177cm" svg:viewBox="0 0 232 135" svg:d="M0 15c30 26 63 48 98 67 42 23 87 41 134 53v-15c-47-13-92-32-134-55-35-18-68-40-98-65z">
            <text:p/>
          </draw:path>
          <draw:path draw:style-name="gr5" draw:text-style-name="P1" draw:layer="layout" svg:width="0.231cm" svg:height="0.179cm" svg:x="5.055cm" svg:y="8.164cm" svg:viewBox="0 0 232 180" svg:d="M0 0v61c30 24 63 46 98 65 42 23 87 41 134 54">
            <text:p/>
          </draw:path>
          <draw:path draw:style-name="gr11" draw:text-style-name="P1" draw:layer="layout" svg:width="0.231cm" svg:height="0.179cm" svg:x="5.055cm" svg:y="8.166cm" svg:viewBox="0 0 232 180" svg:d="M232 180v-61c-47-13-92-32-134-54-35-19-68-41-98-65">
            <text:p/>
          </draw:path>
        </draw:g>
        <draw:g>
          <draw:g>
            <draw:path draw:style-name="gr2" draw:text-style-name="P2" draw:layer="layout" svg:width="0.9cm" svg:height="1.25cm" svg:x="6.2cm" svg:y="7.635cm" svg:viewBox="0 0 901 1251" svg:d="M901 185l-347-185-554 301v777c41 42 89 78 141 107 62 33 130 56 200 66l560-301zM153 423c2 1 3 1 5 2 57 31 119 53 183 65-64-12-126-34-182-64-2-1-4-2-6-3z">
              <text:p/>
            </draw:path>
            <draw:path draw:style-name="gr3" draw:text-style-name="P1" draw:layer="layout" svg:width="0.9cm" svg:height="1.25cm" svg:x="6.2cm" svg:y="7.635cm" svg:viewBox="0 0 901 1251" svg:d="M901 185l-347-185-554 301v777c41 42 89 78 141 107 62 33 130 56 200 66l560-301zM153 423c2 1 3 1 5 2 57 31 119 53 183 65-64-12-126-34-182-64-2-1-4-2-6-3z">
              <text:p/>
            </draw:path>
          </draw:g>
          <draw:g>
            <draw:path draw:style-name="gr4" draw:text-style-name="P3" draw:layer="layout" svg:width="0.9cm" svg:height="0.489cm" svg:x="6.2cm" svg:y="7.635cm" svg:viewBox="0 0 901 490" svg:d="M341 490l560-305-347-185-554 302c45 49 99 91 159 124 56 30 118 52 182 64z">
              <text:p/>
            </draw:path>
            <draw:path draw:style-name="gr5" draw:text-style-name="P1" draw:layer="layout" svg:width="0.9cm" svg:height="0.489cm" svg:x="6.2cm" svg:y="7.635cm" svg:viewBox="0 0 901 490" svg:d="M341 490l560-305-347-185-554 302c45 49 99 91 159 124 56 30 118 52 182 64z">
              <text:p/>
            </draw:path>
          </draw:g>
          <draw:g>
            <draw:path draw:style-name="gr6" draw:text-style-name="P4" draw:layer="layout" svg:width="0.342cm" svg:height="0.949cm" svg:x="6.2cm" svg:y="7.936cm" svg:viewBox="0 0 343 950" svg:d="M343 188c-65-12-127-33-184-64-60-32-114-74-159-124v776c41 43 90 79 143 108 62 33 130 55 200 66z">
              <text:p/>
            </draw:path>
            <draw:path draw:style-name="gr7" draw:text-style-name="P1" draw:layer="layout" svg:width="0.342cm" svg:height="0.949cm" svg:x="6.2cm" svg:y="7.936cm" svg:viewBox="0 0 343 950" svg:d="M343 188c-65-12-127-33-184-64-60-32-114-74-159-124v776c41 43 90 79 143 108 62 33 130 55 200 66z">
              <text:p/>
            </draw:path>
          </draw:g>
          <draw:g>
            <draw:polygon draw:style-name="gr8" draw:text-style-name="P5" draw:layer="layout" svg:width="0.559cm" svg:height="1.064cm" svg:x="6.542cm" svg:y="7.82cm" svg:viewBox="0 0 560 1065" draw:points="0,304 0,1065 560,763 560,0">
              <text:p/>
            </draw:polygon>
            <draw:polygon draw:style-name="gr5" draw:text-style-name="P1" draw:layer="layout" svg:width="0.559cm" svg:height="1.064cm" svg:x="6.542cm" svg:y="7.82cm" svg:viewBox="0 0 560 1065" draw:points="0,304 0,1065 560,763 560,0">
              <text:p/>
            </draw:polygon>
          </draw:g>
          <draw:path draw:style-name="gr9" draw:text-style-name="P1" draw:layer="layout" svg:width="0.9cm" svg:height="1.25cm" svg:x="6.2cm" svg:y="7.635cm" svg:viewBox="0 0 901 1251" svg:d="M901 185l-347-185-554 301v777c41 42 89 78 141 107 62 33 130 56 200 66l560-301z">
            <text:p/>
          </draw:path>
          <draw:g>
            <draw:path draw:style-name="gr10" draw:text-style-name="P6" draw:layer="layout" svg:width="0.056cm" svg:height="0.068cm" svg:x="6.33cm" svg:y="8.406cm" svg:viewBox="0 0 57 69" svg:d="M54 25c2 6 3 12 3 18s-2 11-5 15c-2 5-6 8-10 10-5 1-10 1-15 0-5-2-10-5-14-9s-7-9-10-15c-2-6-3-12-3-18 1-6 2-11 5-15 2-5 6-8 11-10h1c4-1 8-1 13 0 5 2 10 5 14 9s7 9 10 15z">
              <text:p/>
            </draw:path>
            <draw:path draw:style-name="gr11" draw:text-style-name="P1" draw:layer="layout" svg:width="0.056cm" svg:height="0.068cm" svg:x="6.33cm" svg:y="8.406cm" svg:viewBox="0 0 57 69" svg:d="M54 25c2 6 3 12 3 18s-2 11-5 15c-2 5-6 8-10 10-5 1-10 1-15 0-5-2-10-5-14-9s-7-9-10-15c-2-6-3-12-3-18 1-6 2-11 5-15 2-5 6-8 11-10h1c4-1 8-1 13 0 5 2 10 5 14 9s7 9 10 15z">
              <text:p/>
            </draw:path>
          </draw:g>
          <draw:path draw:style-name="gr12" draw:text-style-name="P1" draw:layer="layout" svg:width="0.231cm" svg:height="0.211cm" svg:x="6.255cm" svg:y="8.564cm" svg:viewBox="0 0 232 212" svg:d="M0 0c40 32 83 60 128 81 34 16 68 28 104 38M0 46c40 33 83 60 128 81 34 16 68 29 104 38M0 92c40 33 84 61 130 83 33 15 67 28 102 37">
            <text:p/>
          </draw:path>
          <draw:g>
            <draw:path draw:style-name="gr13" draw:text-style-name="P7" draw:layer="layout" svg:width="0.249cm" svg:height="0.139cm" svg:x="6.246cm" svg:y="8.083cm" svg:viewBox="0 0 250 140" svg:d="M8 20c31 26 64 49 99 68 42 22 86 40 132 52 2 0 4-1 5-1 2-1 4-3 5-5 0-1 1-3 1-5s-1-4-1-6c-1-1-3-3-5-4-1-1-3-1-5-1-46-12-91-30-133-52-33-18-65-40-94-64 0 0-1-1-2-1-1-1-2-1-3-1s-3 0-4 1c-1 0-2 1-2 2-1 1-1 3-1 4v1c0 2 1 5 2 7 2 2 4 4 6 5z">
              <text:p/>
            </draw:path>
            <draw:path draw:style-name="gr11" draw:text-style-name="P1" draw:layer="layout" svg:width="0.249cm" svg:height="0.139cm" svg:x="6.246cm" svg:y="8.083cm" svg:viewBox="0 0 250 140" svg:d="M8 20c31 26 64 49 99 68 42 22 86 40 132 52 2 0 4-1 5-1 2-1 4-3 5-5 0-1 1-3 1-5s-1-4-1-6c-1-1-3-3-5-4-1-1-3-1-5-1-46-12-91-30-133-52-33-18-65-40-94-64 0 0-1-1-2-1-1-1-2-1-3-1s-3 0-4 1c-1 0-2 1-2 2-1 1-1 3-1 4v1c0 2 1 5 2 7 2 2 4 4 6 5z">
              <text:p/>
            </draw:path>
          </draw:g>
          <draw:g>
            <draw:path draw:style-name="gr14" draw:text-style-name="P8" draw:layer="layout" svg:width="0.072cm" svg:height="0.045cm" svg:x="6.32cm" svg:y="8.15cm" svg:viewBox="0 0 73 46" svg:d="M73 45c0-1 0-1-1-2-5-13-12-24-20-32-8-7-17-11-27-11-8 0-16 3-23 9-2 3-2 6-2 8 0 5 2 10 7 15 5 4 13 8 21 10 9 3 19 4 29 4 6 0 11 0 16-1z">
              <text:p/>
            </draw:path>
            <draw:path draw:style-name="gr15" draw:text-style-name="P1" draw:layer="layout" svg:width="0.072cm" svg:height="0.045cm" svg:x="6.32cm" svg:y="8.15cm" svg:viewBox="0 0 73 46" svg:d="M73 45c0-1 0-1-1-2-5-13-12-24-20-32-8-7-17-11-27-11-8 0-16 3-23 9-2 3-2 6-2 8 0 5 2 10 7 15 5 4 13 8 21 10 9 3 19 4 29 4 6 0 11 0 16-1z">
              <text:p/>
            </draw:path>
          </draw:g>
          <draw:path draw:style-name="gr16" draw:text-style-name="P9" draw:layer="layout" svg:width="0.231cm" svg:height="0.179cm" svg:x="6.255cm" svg:y="8.166cm" svg:viewBox="0 0 232 180" svg:d="M0 0v61c30 24 63 46 98 65 42 23 87 41 134 54v-61c-47-13-92-32-134-54-35-19-68-41-98-65z">
            <text:p/>
          </draw:path>
          <draw:path draw:style-name="gr13" draw:text-style-name="P7" draw:layer="layout" svg:width="0.231cm" svg:height="0.134cm" svg:x="6.255cm" svg:y="8.178cm" svg:viewBox="0 0 232 135" svg:d="M0 15c30 26 63 48 98 67 42 23 87 41 134 53v-15c-47-13-92-32-134-55-35-18-68-40-98-65z">
            <text:p/>
          </draw:path>
          <draw:path draw:style-name="gr5" draw:text-style-name="P1" draw:layer="layout" svg:width="0.231cm" svg:height="0.179cm" svg:x="6.255cm" svg:y="8.165cm" svg:viewBox="0 0 232 180" svg:d="M0 0v61c30 24 63 46 98 65 42 23 87 41 134 54">
            <text:p/>
          </draw:path>
          <draw:path draw:style-name="gr11" draw:text-style-name="P1" draw:layer="layout" svg:width="0.231cm" svg:height="0.179cm" svg:x="6.255cm" svg:y="8.167cm" svg:viewBox="0 0 232 180" svg:d="M232 180v-61c-47-13-92-32-134-54-35-19-68-41-98-65">
            <text:p/>
          </draw:path>
        </draw:g>
        <draw:g>
          <draw:g>
            <draw:path draw:style-name="gr2" draw:text-style-name="P2" draw:layer="layout" svg:width="0.9cm" svg:height="1.25cm" svg:x="7.4cm" svg:y="7.634cm" svg:viewBox="0 0 901 1251" svg:d="M901 185l-347-185-554 301v777c41 42 89 78 141 107 62 33 130 56 200 66l560-301zM153 423c2 1 3 1 5 2 57 31 119 53 183 65-64-12-126-34-182-64-2-1-4-2-6-3z">
              <text:p/>
            </draw:path>
            <draw:path draw:style-name="gr3" draw:text-style-name="P1" draw:layer="layout" svg:width="0.9cm" svg:height="1.25cm" svg:x="7.4cm" svg:y="7.634cm" svg:viewBox="0 0 901 1251" svg:d="M901 185l-347-185-554 301v777c41 42 89 78 141 107 62 33 130 56 200 66l560-301zM153 423c2 1 3 1 5 2 57 31 119 53 183 65-64-12-126-34-182-64-2-1-4-2-6-3z">
              <text:p/>
            </draw:path>
          </draw:g>
          <draw:g>
            <draw:path draw:style-name="gr4" draw:text-style-name="P3" draw:layer="layout" svg:width="0.9cm" svg:height="0.489cm" svg:x="7.4cm" svg:y="7.634cm" svg:viewBox="0 0 901 490" svg:d="M341 490l560-305-347-185-554 302c45 49 99 91 159 124 56 30 118 52 182 64z">
              <text:p/>
            </draw:path>
            <draw:path draw:style-name="gr5" draw:text-style-name="P1" draw:layer="layout" svg:width="0.9cm" svg:height="0.489cm" svg:x="7.4cm" svg:y="7.634cm" svg:viewBox="0 0 901 490" svg:d="M341 490l560-305-347-185-554 302c45 49 99 91 159 124 56 30 118 52 182 64z">
              <text:p/>
            </draw:path>
          </draw:g>
          <draw:g>
            <draw:path draw:style-name="gr6" draw:text-style-name="P4" draw:layer="layout" svg:width="0.342cm" svg:height="0.949cm" svg:x="7.4cm" svg:y="7.935cm" svg:viewBox="0 0 343 950" svg:d="M343 188c-65-12-127-33-184-64-60-32-114-74-159-124v776c41 43 90 79 143 108 62 33 130 55 200 66z">
              <text:p/>
            </draw:path>
            <draw:path draw:style-name="gr7" draw:text-style-name="P1" draw:layer="layout" svg:width="0.342cm" svg:height="0.949cm" svg:x="7.4cm" svg:y="7.935cm" svg:viewBox="0 0 343 950" svg:d="M343 188c-65-12-127-33-184-64-60-32-114-74-159-124v776c41 43 90 79 143 108 62 33 130 55 200 66z">
              <text:p/>
            </draw:path>
          </draw:g>
          <draw:g>
            <draw:polygon draw:style-name="gr8" draw:text-style-name="P5" draw:layer="layout" svg:width="0.559cm" svg:height="1.064cm" svg:x="7.742cm" svg:y="7.819cm" svg:viewBox="0 0 560 1065" draw:points="0,304 0,1065 560,763 560,0">
              <text:p/>
            </draw:polygon>
            <draw:polygon draw:style-name="gr5" draw:text-style-name="P1" draw:layer="layout" svg:width="0.559cm" svg:height="1.064cm" svg:x="7.742cm" svg:y="7.819cm" svg:viewBox="0 0 560 1065" draw:points="0,304 0,1065 560,763 560,0">
              <text:p/>
            </draw:polygon>
          </draw:g>
          <draw:path draw:style-name="gr9" draw:text-style-name="P1" draw:layer="layout" svg:width="0.9cm" svg:height="1.25cm" svg:x="7.4cm" svg:y="7.634cm" svg:viewBox="0 0 901 1251" svg:d="M901 185l-347-185-554 301v777c41 42 89 78 141 107 62 33 130 56 200 66l560-301z">
            <text:p/>
          </draw:path>
          <draw:g>
            <draw:path draw:style-name="gr10" draw:text-style-name="P6" draw:layer="layout" svg:width="0.056cm" svg:height="0.068cm" svg:x="7.53cm" svg:y="8.405cm" svg:viewBox="0 0 57 69" svg:d="M54 25c2 6 3 12 3 18s-2 11-5 15c-2 5-6 8-10 10-5 1-10 1-15 0-5-2-10-5-14-9s-7-9-10-15c-2-6-3-12-3-18 1-6 2-11 5-15 2-5 6-8 11-10h1c4-1 8-1 13 0 5 2 10 5 14 9s7 9 10 15z">
              <text:p/>
            </draw:path>
            <draw:path draw:style-name="gr11" draw:text-style-name="P1" draw:layer="layout" svg:width="0.056cm" svg:height="0.068cm" svg:x="7.53cm" svg:y="8.405cm" svg:viewBox="0 0 57 69" svg:d="M54 25c2 6 3 12 3 18s-2 11-5 15c-2 5-6 8-10 10-5 1-10 1-15 0-5-2-10-5-14-9s-7-9-10-15c-2-6-3-12-3-18 1-6 2-11 5-15 2-5 6-8 11-10h1c4-1 8-1 13 0 5 2 10 5 14 9s7 9 10 15z">
              <text:p/>
            </draw:path>
          </draw:g>
          <draw:path draw:style-name="gr12" draw:text-style-name="P1" draw:layer="layout" svg:width="0.231cm" svg:height="0.211cm" svg:x="7.455cm" svg:y="8.563cm" svg:viewBox="0 0 232 212" svg:d="M0 0c40 32 83 60 128 81 34 16 68 28 104 38M0 46c40 33 83 60 128 81 34 16 68 29 104 38M0 92c40 33 84 61 130 83 33 15 67 28 102 37">
            <text:p/>
          </draw:path>
          <draw:g>
            <draw:path draw:style-name="gr13" draw:text-style-name="P7" draw:layer="layout" svg:width="0.249cm" svg:height="0.139cm" svg:x="7.446cm" svg:y="8.082cm" svg:viewBox="0 0 250 140" svg:d="M8 20c31 26 64 49 99 68 42 22 86 40 132 52 2 0 4-1 5-1 2-1 4-3 5-5 0-1 1-3 1-5s-1-4-1-6c-1-1-3-3-5-4-1-1-3-1-5-1-46-12-91-30-133-52-33-18-65-40-94-64 0 0-1-1-2-1-1-1-2-1-3-1s-3 0-4 1c-1 0-2 1-2 2-1 1-1 3-1 4v1c0 2 1 5 2 7 2 2 4 4 6 5z">
              <text:p/>
            </draw:path>
            <draw:path draw:style-name="gr11" draw:text-style-name="P1" draw:layer="layout" svg:width="0.249cm" svg:height="0.139cm" svg:x="7.446cm" svg:y="8.082cm" svg:viewBox="0 0 250 140" svg:d="M8 20c31 26 64 49 99 68 42 22 86 40 132 52 2 0 4-1 5-1 2-1 4-3 5-5 0-1 1-3 1-5s-1-4-1-6c-1-1-3-3-5-4-1-1-3-1-5-1-46-12-91-30-133-52-33-18-65-40-94-64 0 0-1-1-2-1-1-1-2-1-3-1s-3 0-4 1c-1 0-2 1-2 2-1 1-1 3-1 4v1c0 2 1 5 2 7 2 2 4 4 6 5z">
              <text:p/>
            </draw:path>
          </draw:g>
          <draw:g>
            <draw:path draw:style-name="gr14" draw:text-style-name="P8" draw:layer="layout" svg:width="0.072cm" svg:height="0.045cm" svg:x="7.52cm" svg:y="8.149cm" svg:viewBox="0 0 73 46" svg:d="M73 45c0-1 0-1-1-2-5-13-12-24-20-32-8-7-17-11-27-11-8 0-16 3-23 9-2 3-2 6-2 8 0 5 2 10 7 15 5 4 13 8 21 10 9 3 19 4 29 4 6 0 11 0 16-1z">
              <text:p/>
            </draw:path>
            <draw:path draw:style-name="gr15" draw:text-style-name="P1" draw:layer="layout" svg:width="0.072cm" svg:height="0.045cm" svg:x="7.52cm" svg:y="8.149cm" svg:viewBox="0 0 73 46" svg:d="M73 45c0-1 0-1-1-2-5-13-12-24-20-32-8-7-17-11-27-11-8 0-16 3-23 9-2 3-2 6-2 8 0 5 2 10 7 15 5 4 13 8 21 10 9 3 19 4 29 4 6 0 11 0 16-1z">
              <text:p/>
            </draw:path>
          </draw:g>
          <draw:path draw:style-name="gr16" draw:text-style-name="P9" draw:layer="layout" svg:width="0.231cm" svg:height="0.179cm" svg:x="7.455cm" svg:y="8.165cm" svg:viewBox="0 0 232 180" svg:d="M0 0v61c30 24 63 46 98 65 42 23 87 41 134 54v-61c-47-13-92-32-134-54-35-19-68-41-98-65z">
            <text:p/>
          </draw:path>
          <draw:path draw:style-name="gr13" draw:text-style-name="P7" draw:layer="layout" svg:width="0.231cm" svg:height="0.134cm" svg:x="7.455cm" svg:y="8.177cm" svg:viewBox="0 0 232 135" svg:d="M0 15c30 26 63 48 98 67 42 23 87 41 134 53v-15c-47-13-92-32-134-55-35-18-68-40-98-65z">
            <text:p/>
          </draw:path>
          <draw:path draw:style-name="gr5" draw:text-style-name="P1" draw:layer="layout" svg:width="0.231cm" svg:height="0.179cm" svg:x="7.455cm" svg:y="8.164cm" svg:viewBox="0 0 232 180" svg:d="M0 0v61c30 24 63 46 98 65 42 23 87 41 134 54">
            <text:p/>
          </draw:path>
          <draw:path draw:style-name="gr11" draw:text-style-name="P1" draw:layer="layout" svg:width="0.231cm" svg:height="0.179cm" svg:x="7.455cm" svg:y="8.166cm" svg:viewBox="0 0 232 180" svg:d="M232 180v-61c-47-13-92-32-134-54-35-19-68-41-98-65">
            <text:p/>
          </draw:path>
        </draw:g>
        <draw:g>
          <draw:g>
            <draw:path draw:style-name="gr2" draw:text-style-name="P2" draw:layer="layout" svg:width="0.9cm" svg:height="1.25cm" svg:x="8.6cm" svg:y="7.635cm" svg:viewBox="0 0 901 1251" svg:d="M901 185l-347-185-554 301v777c41 42 89 78 141 107 62 33 130 56 200 66l560-301zM153 423c2 1 3 1 5 2 57 31 119 53 183 65-64-12-126-34-182-64-2-1-4-2-6-3z">
              <text:p/>
            </draw:path>
            <draw:path draw:style-name="gr3" draw:text-style-name="P1" draw:layer="layout" svg:width="0.9cm" svg:height="1.25cm" svg:x="8.6cm" svg:y="7.635cm" svg:viewBox="0 0 901 1251" svg:d="M901 185l-347-185-554 301v777c41 42 89 78 141 107 62 33 130 56 200 66l560-301zM153 423c2 1 3 1 5 2 57 31 119 53 183 65-64-12-126-34-182-64-2-1-4-2-6-3z">
              <text:p/>
            </draw:path>
          </draw:g>
          <draw:g>
            <draw:path draw:style-name="gr4" draw:text-style-name="P3" draw:layer="layout" svg:width="0.9cm" svg:height="0.489cm" svg:x="8.6cm" svg:y="7.635cm" svg:viewBox="0 0 901 490" svg:d="M341 490l560-305-347-185-554 302c45 49 99 91 159 124 56 30 118 52 182 64z">
              <text:p/>
            </draw:path>
            <draw:path draw:style-name="gr5" draw:text-style-name="P1" draw:layer="layout" svg:width="0.9cm" svg:height="0.489cm" svg:x="8.6cm" svg:y="7.635cm" svg:viewBox="0 0 901 490" svg:d="M341 490l560-305-347-185-554 302c45 49 99 91 159 124 56 30 118 52 182 64z">
              <text:p/>
            </draw:path>
          </draw:g>
          <draw:g>
            <draw:path draw:style-name="gr6" draw:text-style-name="P4" draw:layer="layout" svg:width="0.342cm" svg:height="0.949cm" svg:x="8.6cm" svg:y="7.936cm" svg:viewBox="0 0 343 950" svg:d="M343 188c-65-12-127-33-184-64-60-32-114-74-159-124v776c41 43 90 79 143 108 62 33 130 55 200 66z">
              <text:p/>
            </draw:path>
            <draw:path draw:style-name="gr7" draw:text-style-name="P1" draw:layer="layout" svg:width="0.342cm" svg:height="0.949cm" svg:x="8.6cm" svg:y="7.936cm" svg:viewBox="0 0 343 950" svg:d="M343 188c-65-12-127-33-184-64-60-32-114-74-159-124v776c41 43 90 79 143 108 62 33 130 55 200 66z">
              <text:p/>
            </draw:path>
          </draw:g>
          <draw:g>
            <draw:polygon draw:style-name="gr8" draw:text-style-name="P5" draw:layer="layout" svg:width="0.559cm" svg:height="1.064cm" svg:x="8.942cm" svg:y="7.82cm" svg:viewBox="0 0 560 1065" draw:points="0,304 0,1065 560,763 560,0">
              <text:p/>
            </draw:polygon>
            <draw:polygon draw:style-name="gr5" draw:text-style-name="P1" draw:layer="layout" svg:width="0.559cm" svg:height="1.064cm" svg:x="8.942cm" svg:y="7.82cm" svg:viewBox="0 0 560 1065" draw:points="0,304 0,1065 560,763 560,0">
              <text:p/>
            </draw:polygon>
          </draw:g>
          <draw:path draw:style-name="gr9" draw:text-style-name="P1" draw:layer="layout" svg:width="0.9cm" svg:height="1.25cm" svg:x="8.6cm" svg:y="7.635cm" svg:viewBox="0 0 901 1251" svg:d="M901 185l-347-185-554 301v777c41 42 89 78 141 107 62 33 130 56 200 66l560-301z">
            <text:p/>
          </draw:path>
          <draw:g>
            <draw:path draw:style-name="gr10" draw:text-style-name="P6" draw:layer="layout" svg:width="0.056cm" svg:height="0.068cm" svg:x="8.73cm" svg:y="8.406cm" svg:viewBox="0 0 57 69" svg:d="M54 25c2 6 3 12 3 18s-2 11-5 15c-2 5-6 8-10 10-5 1-10 1-15 0-5-2-10-5-14-9s-7-9-10-15c-2-6-3-12-3-18 1-6 2-11 5-15 2-5 6-8 11-10h1c4-1 8-1 13 0 5 2 10 5 14 9s7 9 10 15z">
              <text:p/>
            </draw:path>
            <draw:path draw:style-name="gr11" draw:text-style-name="P1" draw:layer="layout" svg:width="0.056cm" svg:height="0.068cm" svg:x="8.73cm" svg:y="8.406cm" svg:viewBox="0 0 57 69" svg:d="M54 25c2 6 3 12 3 18s-2 11-5 15c-2 5-6 8-10 10-5 1-10 1-15 0-5-2-10-5-14-9s-7-9-10-15c-2-6-3-12-3-18 1-6 2-11 5-15 2-5 6-8 11-10h1c4-1 8-1 13 0 5 2 10 5 14 9s7 9 10 15z">
              <text:p/>
            </draw:path>
          </draw:g>
          <draw:path draw:style-name="gr12" draw:text-style-name="P1" draw:layer="layout" svg:width="0.231cm" svg:height="0.211cm" svg:x="8.655cm" svg:y="8.564cm" svg:viewBox="0 0 232 212" svg:d="M0 0c40 32 83 60 128 81 34 16 68 28 104 38M0 46c40 33 83 60 128 81 34 16 68 29 104 38M0 92c40 33 84 61 130 83 33 15 67 28 102 37">
            <text:p/>
          </draw:path>
          <draw:g>
            <draw:path draw:style-name="gr13" draw:text-style-name="P7" draw:layer="layout" svg:width="0.249cm" svg:height="0.139cm" svg:x="8.646cm" svg:y="8.083cm" svg:viewBox="0 0 250 140" svg:d="M8 20c31 26 64 49 99 68 42 22 86 40 132 52 2 0 4-1 5-1 2-1 4-3 5-5 0-1 1-3 1-5s-1-4-1-6c-1-1-3-3-5-4-1-1-3-1-5-1-46-12-91-30-133-52-33-18-65-40-94-64 0 0-1-1-2-1-1-1-2-1-3-1s-3 0-4 1c-1 0-2 1-2 2-1 1-1 3-1 4v1c0 2 1 5 2 7 2 2 4 4 6 5z">
              <text:p/>
            </draw:path>
            <draw:path draw:style-name="gr11" draw:text-style-name="P1" draw:layer="layout" svg:width="0.249cm" svg:height="0.139cm" svg:x="8.646cm" svg:y="8.083cm" svg:viewBox="0 0 250 140" svg:d="M8 20c31 26 64 49 99 68 42 22 86 40 132 52 2 0 4-1 5-1 2-1 4-3 5-5 0-1 1-3 1-5s-1-4-1-6c-1-1-3-3-5-4-1-1-3-1-5-1-46-12-91-30-133-52-33-18-65-40-94-64 0 0-1-1-2-1-1-1-2-1-3-1s-3 0-4 1c-1 0-2 1-2 2-1 1-1 3-1 4v1c0 2 1 5 2 7 2 2 4 4 6 5z">
              <text:p/>
            </draw:path>
          </draw:g>
          <draw:g>
            <draw:path draw:style-name="gr14" draw:text-style-name="P8" draw:layer="layout" svg:width="0.072cm" svg:height="0.045cm" svg:x="8.72cm" svg:y="8.15cm" svg:viewBox="0 0 73 46" svg:d="M73 45c0-1 0-1-1-2-5-13-12-24-20-32-8-7-17-11-27-11-8 0-16 3-23 9-2 3-2 6-2 8 0 5 2 10 7 15 5 4 13 8 21 10 9 3 19 4 29 4 6 0 11 0 16-1z">
              <text:p/>
            </draw:path>
            <draw:path draw:style-name="gr15" draw:text-style-name="P1" draw:layer="layout" svg:width="0.072cm" svg:height="0.045cm" svg:x="8.72cm" svg:y="8.15cm" svg:viewBox="0 0 73 46" svg:d="M73 45c0-1 0-1-1-2-5-13-12-24-20-32-8-7-17-11-27-11-8 0-16 3-23 9-2 3-2 6-2 8 0 5 2 10 7 15 5 4 13 8 21 10 9 3 19 4 29 4 6 0 11 0 16-1z">
              <text:p/>
            </draw:path>
          </draw:g>
          <draw:path draw:style-name="gr16" draw:text-style-name="P9" draw:layer="layout" svg:width="0.231cm" svg:height="0.179cm" svg:x="8.655cm" svg:y="8.166cm" svg:viewBox="0 0 232 180" svg:d="M0 0v61c30 24 63 46 98 65 42 23 87 41 134 54v-61c-47-13-92-32-134-54-35-19-68-41-98-65z">
            <text:p/>
          </draw:path>
          <draw:path draw:style-name="gr13" draw:text-style-name="P7" draw:layer="layout" svg:width="0.231cm" svg:height="0.134cm" svg:x="8.655cm" svg:y="8.178cm" svg:viewBox="0 0 232 135" svg:d="M0 15c30 26 63 48 98 67 42 23 87 41 134 53v-15c-47-13-92-32-134-55-35-18-68-40-98-65z">
            <text:p/>
          </draw:path>
          <draw:path draw:style-name="gr5" draw:text-style-name="P1" draw:layer="layout" svg:width="0.231cm" svg:height="0.179cm" svg:x="8.655cm" svg:y="8.165cm" svg:viewBox="0 0 232 180" svg:d="M0 0v61c30 24 63 46 98 65 42 23 87 41 134 54">
            <text:p/>
          </draw:path>
          <draw:path draw:style-name="gr11" draw:text-style-name="P1" draw:layer="layout" svg:width="0.231cm" svg:height="0.179cm" svg:x="8.655cm" svg:y="8.167cm" svg:viewBox="0 0 232 180" svg:d="M232 180v-61c-47-13-92-32-134-54-35-19-68-41-98-65">
            <text:p/>
          </draw:path>
        </draw:g>
        <draw:g>
          <draw:g>
            <draw:path draw:style-name="gr2" draw:text-style-name="P2" draw:layer="layout" svg:width="0.9cm" svg:height="1.25cm" svg:x="10cm" svg:y="7.634cm" svg:viewBox="0 0 901 1251" svg:d="M901 185l-347-185-554 301v777c41 42 89 78 141 107 62 33 130 56 200 66l560-301zM153 423c2 1 3 1 5 2 57 31 119 53 183 65-64-12-126-34-182-64-2-1-4-2-6-3z">
              <text:p/>
            </draw:path>
            <draw:path draw:style-name="gr3" draw:text-style-name="P1" draw:layer="layout" svg:width="0.9cm" svg:height="1.25cm" svg:x="10cm" svg:y="7.634cm" svg:viewBox="0 0 901 1251" svg:d="M901 185l-347-185-554 301v777c41 42 89 78 141 107 62 33 130 56 200 66l560-301zM153 423c2 1 3 1 5 2 57 31 119 53 183 65-64-12-126-34-182-64-2-1-4-2-6-3z">
              <text:p/>
            </draw:path>
          </draw:g>
          <draw:g>
            <draw:path draw:style-name="gr4" draw:text-style-name="P3" draw:layer="layout" svg:width="0.9cm" svg:height="0.489cm" svg:x="10cm" svg:y="7.634cm" svg:viewBox="0 0 901 490" svg:d="M341 490l560-305-347-185-554 302c45 49 99 91 159 124 56 30 118 52 182 64z">
              <text:p/>
            </draw:path>
            <draw:path draw:style-name="gr5" draw:text-style-name="P1" draw:layer="layout" svg:width="0.9cm" svg:height="0.489cm" svg:x="10cm" svg:y="7.634cm" svg:viewBox="0 0 901 490" svg:d="M341 490l560-305-347-185-554 302c45 49 99 91 159 124 56 30 118 52 182 64z">
              <text:p/>
            </draw:path>
          </draw:g>
          <draw:g>
            <draw:path draw:style-name="gr6" draw:text-style-name="P4" draw:layer="layout" svg:width="0.342cm" svg:height="0.949cm" svg:x="10cm" svg:y="7.935cm" svg:viewBox="0 0 343 950" svg:d="M343 188c-65-12-127-33-184-64-60-32-114-74-159-124v776c41 43 90 79 143 108 62 33 130 55 200 66z">
              <text:p/>
            </draw:path>
            <draw:path draw:style-name="gr7" draw:text-style-name="P1" draw:layer="layout" svg:width="0.342cm" svg:height="0.949cm" svg:x="10cm" svg:y="7.935cm" svg:viewBox="0 0 343 950" svg:d="M343 188c-65-12-127-33-184-64-60-32-114-74-159-124v776c41 43 90 79 143 108 62 33 130 55 200 66z">
              <text:p/>
            </draw:path>
          </draw:g>
          <draw:g>
            <draw:polygon draw:style-name="gr8" draw:text-style-name="P5" draw:layer="layout" svg:width="0.559cm" svg:height="1.064cm" svg:x="10.342cm" svg:y="7.819cm" svg:viewBox="0 0 560 1065" draw:points="0,304 0,1065 560,763 560,0">
              <text:p/>
            </draw:polygon>
            <draw:polygon draw:style-name="gr5" draw:text-style-name="P1" draw:layer="layout" svg:width="0.559cm" svg:height="1.064cm" svg:x="10.342cm" svg:y="7.819cm" svg:viewBox="0 0 560 1065" draw:points="0,304 0,1065 560,763 560,0">
              <text:p/>
            </draw:polygon>
          </draw:g>
          <draw:path draw:style-name="gr9" draw:text-style-name="P1" draw:layer="layout" svg:width="0.9cm" svg:height="1.25cm" svg:x="10cm" svg:y="7.634cm" svg:viewBox="0 0 901 1251" svg:d="M901 185l-347-185-554 301v777c41 42 89 78 141 107 62 33 130 56 200 66l560-301z">
            <text:p/>
          </draw:path>
          <draw:g>
            <draw:path draw:style-name="gr10" draw:text-style-name="P6" draw:layer="layout" svg:width="0.056cm" svg:height="0.068cm" svg:x="10.13cm" svg:y="8.405cm" svg:viewBox="0 0 57 69" svg:d="M54 25c2 6 3 12 3 18s-2 11-5 15c-2 5-6 8-10 10-5 1-10 1-15 0-5-2-10-5-14-9s-7-9-10-15c-2-6-3-12-3-18 1-6 2-11 5-15 2-5 6-8 11-10h1c4-1 8-1 13 0 5 2 10 5 14 9s7 9 10 15z">
              <text:p/>
            </draw:path>
            <draw:path draw:style-name="gr11" draw:text-style-name="P1" draw:layer="layout" svg:width="0.056cm" svg:height="0.068cm" svg:x="10.13cm" svg:y="8.405cm" svg:viewBox="0 0 57 69" svg:d="M54 25c2 6 3 12 3 18s-2 11-5 15c-2 5-6 8-10 10-5 1-10 1-15 0-5-2-10-5-14-9s-7-9-10-15c-2-6-3-12-3-18 1-6 2-11 5-15 2-5 6-8 11-10h1c4-1 8-1 13 0 5 2 10 5 14 9s7 9 10 15z">
              <text:p/>
            </draw:path>
          </draw:g>
          <draw:path draw:style-name="gr12" draw:text-style-name="P1" draw:layer="layout" svg:width="0.231cm" svg:height="0.211cm" svg:x="10.055cm" svg:y="8.563cm" svg:viewBox="0 0 232 212" svg:d="M0 0c40 32 83 60 128 81 34 16 68 28 104 38M0 46c40 33 83 60 128 81 34 16 68 29 104 38M0 92c40 33 84 61 130 83 33 15 67 28 102 37">
            <text:p/>
          </draw:path>
          <draw:g>
            <draw:path draw:style-name="gr13" draw:text-style-name="P7" draw:layer="layout" svg:width="0.249cm" svg:height="0.139cm" svg:x="10.046cm" svg:y="8.082cm" svg:viewBox="0 0 250 140" svg:d="M8 20c31 26 64 49 99 68 42 22 86 40 132 52 2 0 4-1 5-1 2-1 4-3 5-5 0-1 1-3 1-5s-1-4-1-6c-1-1-3-3-5-4-1-1-3-1-5-1-46-12-91-30-133-52-33-18-65-40-94-64 0 0-1-1-2-1-1-1-2-1-3-1s-3 0-4 1c-1 0-2 1-2 2-1 1-1 3-1 4v1c0 2 1 5 2 7 2 2 4 4 6 5z">
              <text:p/>
            </draw:path>
            <draw:path draw:style-name="gr11" draw:text-style-name="P1" draw:layer="layout" svg:width="0.249cm" svg:height="0.139cm" svg:x="10.046cm" svg:y="8.082cm" svg:viewBox="0 0 250 140" svg:d="M8 20c31 26 64 49 99 68 42 22 86 40 132 52 2 0 4-1 5-1 2-1 4-3 5-5 0-1 1-3 1-5s-1-4-1-6c-1-1-3-3-5-4-1-1-3-1-5-1-46-12-91-30-133-52-33-18-65-40-94-64 0 0-1-1-2-1-1-1-2-1-3-1s-3 0-4 1c-1 0-2 1-2 2-1 1-1 3-1 4v1c0 2 1 5 2 7 2 2 4 4 6 5z">
              <text:p/>
            </draw:path>
          </draw:g>
          <draw:g>
            <draw:path draw:style-name="gr14" draw:text-style-name="P8" draw:layer="layout" svg:width="0.072cm" svg:height="0.045cm" svg:x="10.12cm" svg:y="8.149cm" svg:viewBox="0 0 73 46" svg:d="M73 45c0-1 0-1-1-2-5-13-12-24-20-32-8-7-17-11-27-11-8 0-16 3-23 9-2 3-2 6-2 8 0 5 2 10 7 15 5 4 13 8 21 10 9 3 19 4 29 4 6 0 11 0 16-1z">
              <text:p/>
            </draw:path>
            <draw:path draw:style-name="gr15" draw:text-style-name="P1" draw:layer="layout" svg:width="0.072cm" svg:height="0.045cm" svg:x="10.12cm" svg:y="8.149cm" svg:viewBox="0 0 73 46" svg:d="M73 45c0-1 0-1-1-2-5-13-12-24-20-32-8-7-17-11-27-11-8 0-16 3-23 9-2 3-2 6-2 8 0 5 2 10 7 15 5 4 13 8 21 10 9 3 19 4 29 4 6 0 11 0 16-1z">
              <text:p/>
            </draw:path>
          </draw:g>
          <draw:path draw:style-name="gr16" draw:text-style-name="P9" draw:layer="layout" svg:width="0.231cm" svg:height="0.179cm" svg:x="10.055cm" svg:y="8.165cm" svg:viewBox="0 0 232 180" svg:d="M0 0v61c30 24 63 46 98 65 42 23 87 41 134 54v-61c-47-13-92-32-134-54-35-19-68-41-98-65z">
            <text:p/>
          </draw:path>
          <draw:path draw:style-name="gr13" draw:text-style-name="P7" draw:layer="layout" svg:width="0.231cm" svg:height="0.134cm" svg:x="10.055cm" svg:y="8.177cm" svg:viewBox="0 0 232 135" svg:d="M0 15c30 26 63 48 98 67 42 23 87 41 134 53v-15c-47-13-92-32-134-55-35-18-68-40-98-65z">
            <text:p/>
          </draw:path>
          <draw:path draw:style-name="gr5" draw:text-style-name="P1" draw:layer="layout" svg:width="0.231cm" svg:height="0.179cm" svg:x="10.055cm" svg:y="8.164cm" svg:viewBox="0 0 232 180" svg:d="M0 0v61c30 24 63 46 98 65 42 23 87 41 134 54">
            <text:p/>
          </draw:path>
          <draw:path draw:style-name="gr11" draw:text-style-name="P1" draw:layer="layout" svg:width="0.231cm" svg:height="0.179cm" svg:x="10.055cm" svg:y="8.166cm" svg:viewBox="0 0 232 180" svg:d="M232 180v-61c-47-13-92-32-134-54-35-19-68-41-98-65">
            <text:p/>
          </draw:path>
        </draw:g>
        <draw:g>
          <draw:g>
            <draw:path draw:style-name="gr2" draw:text-style-name="P2" draw:layer="layout" svg:width="0.9cm" svg:height="1.25cm" svg:x="11.2cm" svg:y="7.635cm" svg:viewBox="0 0 901 1251" svg:d="M901 185l-347-185-554 301v777c41 42 89 78 141 107 62 33 130 56 200 66l560-301zM153 423c2 1 3 1 5 2 57 31 119 53 183 65-64-12-126-34-182-64-2-1-4-2-6-3z">
              <text:p/>
            </draw:path>
            <draw:path draw:style-name="gr3" draw:text-style-name="P1" draw:layer="layout" svg:width="0.9cm" svg:height="1.25cm" svg:x="11.2cm" svg:y="7.635cm" svg:viewBox="0 0 901 1251" svg:d="M901 185l-347-185-554 301v777c41 42 89 78 141 107 62 33 130 56 200 66l560-301zM153 423c2 1 3 1 5 2 57 31 119 53 183 65-64-12-126-34-182-64-2-1-4-2-6-3z">
              <text:p/>
            </draw:path>
          </draw:g>
          <draw:g>
            <draw:path draw:style-name="gr4" draw:text-style-name="P3" draw:layer="layout" svg:width="0.9cm" svg:height="0.489cm" svg:x="11.2cm" svg:y="7.635cm" svg:viewBox="0 0 901 490" svg:d="M341 490l560-305-347-185-554 302c45 49 99 91 159 124 56 30 118 52 182 64z">
              <text:p/>
            </draw:path>
            <draw:path draw:style-name="gr5" draw:text-style-name="P1" draw:layer="layout" svg:width="0.9cm" svg:height="0.489cm" svg:x="11.2cm" svg:y="7.635cm" svg:viewBox="0 0 901 490" svg:d="M341 490l560-305-347-185-554 302c45 49 99 91 159 124 56 30 118 52 182 64z">
              <text:p/>
            </draw:path>
          </draw:g>
          <draw:g>
            <draw:path draw:style-name="gr6" draw:text-style-name="P4" draw:layer="layout" svg:width="0.342cm" svg:height="0.949cm" svg:x="11.2cm" svg:y="7.936cm" svg:viewBox="0 0 343 950" svg:d="M343 188c-65-12-127-33-184-64-60-32-114-74-159-124v776c41 43 90 79 143 108 62 33 130 55 200 66z">
              <text:p/>
            </draw:path>
            <draw:path draw:style-name="gr7" draw:text-style-name="P1" draw:layer="layout" svg:width="0.342cm" svg:height="0.949cm" svg:x="11.2cm" svg:y="7.936cm" svg:viewBox="0 0 343 950" svg:d="M343 188c-65-12-127-33-184-64-60-32-114-74-159-124v776c41 43 90 79 143 108 62 33 130 55 200 66z">
              <text:p/>
            </draw:path>
          </draw:g>
          <draw:g>
            <draw:polygon draw:style-name="gr8" draw:text-style-name="P5" draw:layer="layout" svg:width="0.559cm" svg:height="1.064cm" svg:x="11.542cm" svg:y="7.82cm" svg:viewBox="0 0 560 1065" draw:points="0,304 0,1065 560,763 560,0">
              <text:p/>
            </draw:polygon>
            <draw:polygon draw:style-name="gr5" draw:text-style-name="P1" draw:layer="layout" svg:width="0.559cm" svg:height="1.064cm" svg:x="11.542cm" svg:y="7.82cm" svg:viewBox="0 0 560 1065" draw:points="0,304 0,1065 560,763 560,0">
              <text:p/>
            </draw:polygon>
          </draw:g>
          <draw:path draw:style-name="gr9" draw:text-style-name="P1" draw:layer="layout" svg:width="0.9cm" svg:height="1.25cm" svg:x="11.2cm" svg:y="7.635cm" svg:viewBox="0 0 901 1251" svg:d="M901 185l-347-185-554 301v777c41 42 89 78 141 107 62 33 130 56 200 66l560-301z">
            <text:p/>
          </draw:path>
          <draw:g>
            <draw:path draw:style-name="gr10" draw:text-style-name="P6" draw:layer="layout" svg:width="0.056cm" svg:height="0.068cm" svg:x="11.33cm" svg:y="8.406cm" svg:viewBox="0 0 57 69" svg:d="M54 25c2 6 3 12 3 18s-2 11-5 15c-2 5-6 8-10 10-5 1-10 1-15 0-5-2-10-5-14-9s-7-9-10-15c-2-6-3-12-3-18 1-6 2-11 5-15 2-5 6-8 11-10h1c4-1 8-1 13 0 5 2 10 5 14 9s7 9 10 15z">
              <text:p/>
            </draw:path>
            <draw:path draw:style-name="gr11" draw:text-style-name="P1" draw:layer="layout" svg:width="0.056cm" svg:height="0.068cm" svg:x="11.33cm" svg:y="8.406cm" svg:viewBox="0 0 57 69" svg:d="M54 25c2 6 3 12 3 18s-2 11-5 15c-2 5-6 8-10 10-5 1-10 1-15 0-5-2-10-5-14-9s-7-9-10-15c-2-6-3-12-3-18 1-6 2-11 5-15 2-5 6-8 11-10h1c4-1 8-1 13 0 5 2 10 5 14 9s7 9 10 15z">
              <text:p/>
            </draw:path>
          </draw:g>
          <draw:path draw:style-name="gr12" draw:text-style-name="P1" draw:layer="layout" svg:width="0.231cm" svg:height="0.211cm" svg:x="11.255cm" svg:y="8.564cm" svg:viewBox="0 0 232 212" svg:d="M0 0c40 32 83 60 128 81 34 16 68 28 104 38M0 46c40 33 83 60 128 81 34 16 68 29 104 38M0 92c40 33 84 61 130 83 33 15 67 28 102 37">
            <text:p/>
          </draw:path>
          <draw:g>
            <draw:path draw:style-name="gr13" draw:text-style-name="P7" draw:layer="layout" svg:width="0.249cm" svg:height="0.139cm" svg:x="11.246cm" svg:y="8.083cm" svg:viewBox="0 0 250 140" svg:d="M8 20c31 26 64 49 99 68 42 22 86 40 132 52 2 0 4-1 5-1 2-1 4-3 5-5 0-1 1-3 1-5s-1-4-1-6c-1-1-3-3-5-4-1-1-3-1-5-1-46-12-91-30-133-52-33-18-65-40-94-64 0 0-1-1-2-1-1-1-2-1-3-1s-3 0-4 1c-1 0-2 1-2 2-1 1-1 3-1 4v1c0 2 1 5 2 7 2 2 4 4 6 5z">
              <text:p/>
            </draw:path>
            <draw:path draw:style-name="gr11" draw:text-style-name="P1" draw:layer="layout" svg:width="0.249cm" svg:height="0.139cm" svg:x="11.246cm" svg:y="8.083cm" svg:viewBox="0 0 250 140" svg:d="M8 20c31 26 64 49 99 68 42 22 86 40 132 52 2 0 4-1 5-1 2-1 4-3 5-5 0-1 1-3 1-5s-1-4-1-6c-1-1-3-3-5-4-1-1-3-1-5-1-46-12-91-30-133-52-33-18-65-40-94-64 0 0-1-1-2-1-1-1-2-1-3-1s-3 0-4 1c-1 0-2 1-2 2-1 1-1 3-1 4v1c0 2 1 5 2 7 2 2 4 4 6 5z">
              <text:p/>
            </draw:path>
          </draw:g>
          <draw:g>
            <draw:path draw:style-name="gr14" draw:text-style-name="P8" draw:layer="layout" svg:width="0.072cm" svg:height="0.045cm" svg:x="11.32cm" svg:y="8.15cm" svg:viewBox="0 0 73 46" svg:d="M73 45c0-1 0-1-1-2-5-13-12-24-20-32-8-7-17-11-27-11-8 0-16 3-23 9-2 3-2 6-2 8 0 5 2 10 7 15 5 4 13 8 21 10 9 3 19 4 29 4 6 0 11 0 16-1z">
              <text:p/>
            </draw:path>
            <draw:path draw:style-name="gr15" draw:text-style-name="P1" draw:layer="layout" svg:width="0.072cm" svg:height="0.045cm" svg:x="11.32cm" svg:y="8.15cm" svg:viewBox="0 0 73 46" svg:d="M73 45c0-1 0-1-1-2-5-13-12-24-20-32-8-7-17-11-27-11-8 0-16 3-23 9-2 3-2 6-2 8 0 5 2 10 7 15 5 4 13 8 21 10 9 3 19 4 29 4 6 0 11 0 16-1z">
              <text:p/>
            </draw:path>
          </draw:g>
          <draw:path draw:style-name="gr16" draw:text-style-name="P9" draw:layer="layout" svg:width="0.231cm" svg:height="0.179cm" svg:x="11.255cm" svg:y="8.166cm" svg:viewBox="0 0 232 180" svg:d="M0 0v61c30 24 63 46 98 65 42 23 87 41 134 54v-61c-47-13-92-32-134-54-35-19-68-41-98-65z">
            <text:p/>
          </draw:path>
          <draw:path draw:style-name="gr13" draw:text-style-name="P7" draw:layer="layout" svg:width="0.231cm" svg:height="0.134cm" svg:x="11.255cm" svg:y="8.178cm" svg:viewBox="0 0 232 135" svg:d="M0 15c30 26 63 48 98 67 42 23 87 41 134 53v-15c-47-13-92-32-134-55-35-18-68-40-98-65z">
            <text:p/>
          </draw:path>
          <draw:path draw:style-name="gr5" draw:text-style-name="P1" draw:layer="layout" svg:width="0.231cm" svg:height="0.179cm" svg:x="11.255cm" svg:y="8.165cm" svg:viewBox="0 0 232 180" svg:d="M0 0v61c30 24 63 46 98 65 42 23 87 41 134 54">
            <text:p/>
          </draw:path>
          <draw:path draw:style-name="gr11" draw:text-style-name="P1" draw:layer="layout" svg:width="0.231cm" svg:height="0.179cm" svg:x="11.255cm" svg:y="8.167cm" svg:viewBox="0 0 232 180" svg:d="M232 180v-61c-47-13-92-32-134-54-35-19-68-41-98-65">
            <text:p/>
          </draw:path>
        </draw:g>
        <draw:g>
          <draw:g>
            <draw:path draw:style-name="gr2" draw:text-style-name="P2" draw:layer="layout" svg:width="0.9cm" svg:height="1.25cm" svg:x="12.4cm" svg:y="7.634cm" svg:viewBox="0 0 901 1251" svg:d="M901 185l-347-185-554 301v777c41 42 89 78 141 107 62 33 130 56 200 66l560-301zM153 423c2 1 3 1 5 2 57 31 119 53 183 65-64-12-126-34-182-64-2-1-4-2-6-3z">
              <text:p/>
            </draw:path>
            <draw:path draw:style-name="gr3" draw:text-style-name="P1" draw:layer="layout" svg:width="0.9cm" svg:height="1.25cm" svg:x="12.4cm" svg:y="7.634cm" svg:viewBox="0 0 901 1251" svg:d="M901 185l-347-185-554 301v777c41 42 89 78 141 107 62 33 130 56 200 66l560-301zM153 423c2 1 3 1 5 2 57 31 119 53 183 65-64-12-126-34-182-64-2-1-4-2-6-3z">
              <text:p/>
            </draw:path>
          </draw:g>
          <draw:g>
            <draw:path draw:style-name="gr4" draw:text-style-name="P3" draw:layer="layout" svg:width="0.9cm" svg:height="0.489cm" svg:x="12.4cm" svg:y="7.634cm" svg:viewBox="0 0 901 490" svg:d="M341 490l560-305-347-185-554 302c45 49 99 91 159 124 56 30 118 52 182 64z">
              <text:p/>
            </draw:path>
            <draw:path draw:style-name="gr5" draw:text-style-name="P1" draw:layer="layout" svg:width="0.9cm" svg:height="0.489cm" svg:x="12.4cm" svg:y="7.634cm" svg:viewBox="0 0 901 490" svg:d="M341 490l560-305-347-185-554 302c45 49 99 91 159 124 56 30 118 52 182 64z">
              <text:p/>
            </draw:path>
          </draw:g>
          <draw:g>
            <draw:path draw:style-name="gr6" draw:text-style-name="P4" draw:layer="layout" svg:width="0.342cm" svg:height="0.949cm" svg:x="12.4cm" svg:y="7.935cm" svg:viewBox="0 0 343 950" svg:d="M343 188c-65-12-127-33-184-64-60-32-114-74-159-124v776c41 43 90 79 143 108 62 33 130 55 200 66z">
              <text:p/>
            </draw:path>
            <draw:path draw:style-name="gr7" draw:text-style-name="P1" draw:layer="layout" svg:width="0.342cm" svg:height="0.949cm" svg:x="12.4cm" svg:y="7.935cm" svg:viewBox="0 0 343 950" svg:d="M343 188c-65-12-127-33-184-64-60-32-114-74-159-124v776c41 43 90 79 143 108 62 33 130 55 200 66z">
              <text:p/>
            </draw:path>
          </draw:g>
          <draw:g>
            <draw:polygon draw:style-name="gr8" draw:text-style-name="P5" draw:layer="layout" svg:width="0.559cm" svg:height="1.064cm" svg:x="12.742cm" svg:y="7.819cm" svg:viewBox="0 0 560 1065" draw:points="0,304 0,1065 560,763 560,0">
              <text:p/>
            </draw:polygon>
            <draw:polygon draw:style-name="gr5" draw:text-style-name="P1" draw:layer="layout" svg:width="0.559cm" svg:height="1.064cm" svg:x="12.742cm" svg:y="7.819cm" svg:viewBox="0 0 560 1065" draw:points="0,304 0,1065 560,763 560,0">
              <text:p/>
            </draw:polygon>
          </draw:g>
          <draw:path draw:style-name="gr9" draw:text-style-name="P1" draw:layer="layout" svg:width="0.9cm" svg:height="1.25cm" svg:x="12.4cm" svg:y="7.634cm" svg:viewBox="0 0 901 1251" svg:d="M901 185l-347-185-554 301v777c41 42 89 78 141 107 62 33 130 56 200 66l560-301z">
            <text:p/>
          </draw:path>
          <draw:g>
            <draw:path draw:style-name="gr10" draw:text-style-name="P6" draw:layer="layout" svg:width="0.056cm" svg:height="0.068cm" svg:x="12.53cm" svg:y="8.405cm" svg:viewBox="0 0 57 69" svg:d="M54 25c2 6 3 12 3 18s-2 11-5 15c-2 5-6 8-10 10-5 1-10 1-15 0-5-2-10-5-14-9s-7-9-10-15c-2-6-3-12-3-18 1-6 2-11 5-15 2-5 6-8 11-10h1c4-1 8-1 13 0 5 2 10 5 14 9s7 9 10 15z">
              <text:p/>
            </draw:path>
            <draw:path draw:style-name="gr11" draw:text-style-name="P1" draw:layer="layout" svg:width="0.056cm" svg:height="0.068cm" svg:x="12.53cm" svg:y="8.405cm" svg:viewBox="0 0 57 69" svg:d="M54 25c2 6 3 12 3 18s-2 11-5 15c-2 5-6 8-10 10-5 1-10 1-15 0-5-2-10-5-14-9s-7-9-10-15c-2-6-3-12-3-18 1-6 2-11 5-15 2-5 6-8 11-10h1c4-1 8-1 13 0 5 2 10 5 14 9s7 9 10 15z">
              <text:p/>
            </draw:path>
          </draw:g>
          <draw:path draw:style-name="gr12" draw:text-style-name="P1" draw:layer="layout" svg:width="0.231cm" svg:height="0.211cm" svg:x="12.455cm" svg:y="8.563cm" svg:viewBox="0 0 232 212" svg:d="M0 0c40 32 83 60 128 81 34 16 68 28 104 38M0 46c40 33 83 60 128 81 34 16 68 29 104 38M0 92c40 33 84 61 130 83 33 15 67 28 102 37">
            <text:p/>
          </draw:path>
          <draw:g>
            <draw:path draw:style-name="gr13" draw:text-style-name="P7" draw:layer="layout" svg:width="0.249cm" svg:height="0.139cm" svg:x="12.446cm" svg:y="8.082cm" svg:viewBox="0 0 250 140" svg:d="M8 20c31 26 64 49 99 68 42 22 86 40 132 52 2 0 4-1 5-1 2-1 4-3 5-5 0-1 1-3 1-5s-1-4-1-6c-1-1-3-3-5-4-1-1-3-1-5-1-46-12-91-30-133-52-33-18-65-40-94-64 0 0-1-1-2-1-1-1-2-1-3-1s-3 0-4 1c-1 0-2 1-2 2-1 1-1 3-1 4v1c0 2 1 5 2 7 2 2 4 4 6 5z">
              <text:p/>
            </draw:path>
            <draw:path draw:style-name="gr11" draw:text-style-name="P1" draw:layer="layout" svg:width="0.249cm" svg:height="0.139cm" svg:x="12.446cm" svg:y="8.082cm" svg:viewBox="0 0 250 140" svg:d="M8 20c31 26 64 49 99 68 42 22 86 40 132 52 2 0 4-1 5-1 2-1 4-3 5-5 0-1 1-3 1-5s-1-4-1-6c-1-1-3-3-5-4-1-1-3-1-5-1-46-12-91-30-133-52-33-18-65-40-94-64 0 0-1-1-2-1-1-1-2-1-3-1s-3 0-4 1c-1 0-2 1-2 2-1 1-1 3-1 4v1c0 2 1 5 2 7 2 2 4 4 6 5z">
              <text:p/>
            </draw:path>
          </draw:g>
          <draw:g>
            <draw:path draw:style-name="gr14" draw:text-style-name="P8" draw:layer="layout" svg:width="0.072cm" svg:height="0.045cm" svg:x="12.52cm" svg:y="8.149cm" svg:viewBox="0 0 73 46" svg:d="M73 45c0-1 0-1-1-2-5-13-12-24-20-32-8-7-17-11-27-11-8 0-16 3-23 9-2 3-2 6-2 8 0 5 2 10 7 15 5 4 13 8 21 10 9 3 19 4 29 4 6 0 11 0 16-1z">
              <text:p/>
            </draw:path>
            <draw:path draw:style-name="gr15" draw:text-style-name="P1" draw:layer="layout" svg:width="0.072cm" svg:height="0.045cm" svg:x="12.52cm" svg:y="8.149cm" svg:viewBox="0 0 73 46" svg:d="M73 45c0-1 0-1-1-2-5-13-12-24-20-32-8-7-17-11-27-11-8 0-16 3-23 9-2 3-2 6-2 8 0 5 2 10 7 15 5 4 13 8 21 10 9 3 19 4 29 4 6 0 11 0 16-1z">
              <text:p/>
            </draw:path>
          </draw:g>
          <draw:path draw:style-name="gr16" draw:text-style-name="P9" draw:layer="layout" svg:width="0.231cm" svg:height="0.179cm" svg:x="12.455cm" svg:y="8.165cm" svg:viewBox="0 0 232 180" svg:d="M0 0v61c30 24 63 46 98 65 42 23 87 41 134 54v-61c-47-13-92-32-134-54-35-19-68-41-98-65z">
            <text:p/>
          </draw:path>
          <draw:path draw:style-name="gr13" draw:text-style-name="P7" draw:layer="layout" svg:width="0.231cm" svg:height="0.134cm" svg:x="12.455cm" svg:y="8.177cm" svg:viewBox="0 0 232 135" svg:d="M0 15c30 26 63 48 98 67 42 23 87 41 134 53v-15c-47-13-92-32-134-55-35-18-68-40-98-65z">
            <text:p/>
          </draw:path>
          <draw:path draw:style-name="gr5" draw:text-style-name="P1" draw:layer="layout" svg:width="0.231cm" svg:height="0.179cm" svg:x="12.455cm" svg:y="8.164cm" svg:viewBox="0 0 232 180" svg:d="M0 0v61c30 24 63 46 98 65 42 23 87 41 134 54">
            <text:p/>
          </draw:path>
          <draw:path draw:style-name="gr11" draw:text-style-name="P1" draw:layer="layout" svg:width="0.231cm" svg:height="0.179cm" svg:x="12.455cm" svg:y="8.166cm" svg:viewBox="0 0 232 180" svg:d="M232 180v-61c-47-13-92-32-134-54-35-19-68-41-98-65">
            <text:p/>
          </draw:path>
        </draw:g>
        <draw:g>
          <draw:g>
            <draw:path draw:style-name="gr2" draw:text-style-name="P2" draw:layer="layout" svg:width="0.9cm" svg:height="1.25cm" svg:x="13.6cm" svg:y="7.635cm" svg:viewBox="0 0 901 1251" svg:d="M901 185l-347-185-554 301v777c41 42 89 78 141 107 62 33 130 56 200 66l560-301zM153 423c2 1 3 1 5 2 57 31 119 53 183 65-64-12-126-34-182-64-2-1-4-2-6-3z">
              <text:p/>
            </draw:path>
            <draw:path draw:style-name="gr3" draw:text-style-name="P1" draw:layer="layout" svg:width="0.9cm" svg:height="1.25cm" svg:x="13.6cm" svg:y="7.635cm" svg:viewBox="0 0 901 1251" svg:d="M901 185l-347-185-554 301v777c41 42 89 78 141 107 62 33 130 56 200 66l560-301zM153 423c2 1 3 1 5 2 57 31 119 53 183 65-64-12-126-34-182-64-2-1-4-2-6-3z">
              <text:p/>
            </draw:path>
          </draw:g>
          <draw:g>
            <draw:path draw:style-name="gr4" draw:text-style-name="P3" draw:layer="layout" svg:width="0.9cm" svg:height="0.489cm" svg:x="13.6cm" svg:y="7.635cm" svg:viewBox="0 0 901 490" svg:d="M341 490l560-305-347-185-554 302c45 49 99 91 159 124 56 30 118 52 182 64z">
              <text:p/>
            </draw:path>
            <draw:path draw:style-name="gr5" draw:text-style-name="P1" draw:layer="layout" svg:width="0.9cm" svg:height="0.489cm" svg:x="13.6cm" svg:y="7.635cm" svg:viewBox="0 0 901 490" svg:d="M341 490l560-305-347-185-554 302c45 49 99 91 159 124 56 30 118 52 182 64z">
              <text:p/>
            </draw:path>
          </draw:g>
          <draw:g>
            <draw:path draw:style-name="gr6" draw:text-style-name="P4" draw:layer="layout" svg:width="0.342cm" svg:height="0.949cm" svg:x="13.6cm" svg:y="7.936cm" svg:viewBox="0 0 343 950" svg:d="M343 188c-65-12-127-33-184-64-60-32-114-74-159-124v776c41 43 90 79 143 108 62 33 130 55 200 66z">
              <text:p/>
            </draw:path>
            <draw:path draw:style-name="gr7" draw:text-style-name="P1" draw:layer="layout" svg:width="0.342cm" svg:height="0.949cm" svg:x="13.6cm" svg:y="7.936cm" svg:viewBox="0 0 343 950" svg:d="M343 188c-65-12-127-33-184-64-60-32-114-74-159-124v776c41 43 90 79 143 108 62 33 130 55 200 66z">
              <text:p/>
            </draw:path>
          </draw:g>
          <draw:g>
            <draw:polygon draw:style-name="gr8" draw:text-style-name="P5" draw:layer="layout" svg:width="0.559cm" svg:height="1.064cm" svg:x="13.942cm" svg:y="7.82cm" svg:viewBox="0 0 560 1065" draw:points="0,304 0,1065 560,763 560,0">
              <text:p/>
            </draw:polygon>
            <draw:polygon draw:style-name="gr5" draw:text-style-name="P1" draw:layer="layout" svg:width="0.559cm" svg:height="1.064cm" svg:x="13.942cm" svg:y="7.82cm" svg:viewBox="0 0 560 1065" draw:points="0,304 0,1065 560,763 560,0">
              <text:p/>
            </draw:polygon>
          </draw:g>
          <draw:path draw:style-name="gr9" draw:text-style-name="P1" draw:layer="layout" svg:width="0.9cm" svg:height="1.25cm" svg:x="13.6cm" svg:y="7.635cm" svg:viewBox="0 0 901 1251" svg:d="M901 185l-347-185-554 301v777c41 42 89 78 141 107 62 33 130 56 200 66l560-301z">
            <text:p/>
          </draw:path>
          <draw:g>
            <draw:path draw:style-name="gr10" draw:text-style-name="P6" draw:layer="layout" svg:width="0.056cm" svg:height="0.068cm" svg:x="13.73cm" svg:y="8.406cm" svg:viewBox="0 0 57 69" svg:d="M54 25c2 6 3 12 3 18s-2 11-5 15c-2 5-6 8-10 10-5 1-10 1-15 0-5-2-10-5-14-9s-7-9-10-15c-2-6-3-12-3-18 1-6 2-11 5-15 2-5 6-8 11-10h1c4-1 8-1 13 0 5 2 10 5 14 9s7 9 10 15z">
              <text:p/>
            </draw:path>
            <draw:path draw:style-name="gr11" draw:text-style-name="P1" draw:layer="layout" svg:width="0.056cm" svg:height="0.068cm" svg:x="13.73cm" svg:y="8.406cm" svg:viewBox="0 0 57 69" svg:d="M54 25c2 6 3 12 3 18s-2 11-5 15c-2 5-6 8-10 10-5 1-10 1-15 0-5-2-10-5-14-9s-7-9-10-15c-2-6-3-12-3-18 1-6 2-11 5-15 2-5 6-8 11-10h1c4-1 8-1 13 0 5 2 10 5 14 9s7 9 10 15z">
              <text:p/>
            </draw:path>
          </draw:g>
          <draw:path draw:style-name="gr12" draw:text-style-name="P1" draw:layer="layout" svg:width="0.231cm" svg:height="0.211cm" svg:x="13.655cm" svg:y="8.564cm" svg:viewBox="0 0 232 212" svg:d="M0 0c40 32 83 60 128 81 34 16 68 28 104 38M0 46c40 33 83 60 128 81 34 16 68 29 104 38M0 92c40 33 84 61 130 83 33 15 67 28 102 37">
            <text:p/>
          </draw:path>
          <draw:g>
            <draw:path draw:style-name="gr13" draw:text-style-name="P7" draw:layer="layout" svg:width="0.249cm" svg:height="0.139cm" svg:x="13.646cm" svg:y="8.083cm" svg:viewBox="0 0 250 140" svg:d="M8 20c31 26 64 49 99 68 42 22 86 40 132 52 2 0 4-1 5-1 2-1 4-3 5-5 0-1 1-3 1-5s-1-4-1-6c-1-1-3-3-5-4-1-1-3-1-5-1-46-12-91-30-133-52-33-18-65-40-94-64 0 0-1-1-2-1-1-1-2-1-3-1s-3 0-4 1c-1 0-2 1-2 2-1 1-1 3-1 4v1c0 2 1 5 2 7 2 2 4 4 6 5z">
              <text:p/>
            </draw:path>
            <draw:path draw:style-name="gr11" draw:text-style-name="P1" draw:layer="layout" svg:width="0.249cm" svg:height="0.139cm" svg:x="13.646cm" svg:y="8.083cm" svg:viewBox="0 0 250 140" svg:d="M8 20c31 26 64 49 99 68 42 22 86 40 132 52 2 0 4-1 5-1 2-1 4-3 5-5 0-1 1-3 1-5s-1-4-1-6c-1-1-3-3-5-4-1-1-3-1-5-1-46-12-91-30-133-52-33-18-65-40-94-64 0 0-1-1-2-1-1-1-2-1-3-1s-3 0-4 1c-1 0-2 1-2 2-1 1-1 3-1 4v1c0 2 1 5 2 7 2 2 4 4 6 5z">
              <text:p/>
            </draw:path>
          </draw:g>
          <draw:g>
            <draw:path draw:style-name="gr14" draw:text-style-name="P8" draw:layer="layout" svg:width="0.072cm" svg:height="0.045cm" svg:x="13.72cm" svg:y="8.15cm" svg:viewBox="0 0 73 46" svg:d="M73 45c0-1 0-1-1-2-5-13-12-24-20-32-8-7-17-11-27-11-8 0-16 3-23 9-2 3-2 6-2 8 0 5 2 10 7 15 5 4 13 8 21 10 9 3 19 4 29 4 6 0 11 0 16-1z">
              <text:p/>
            </draw:path>
            <draw:path draw:style-name="gr15" draw:text-style-name="P1" draw:layer="layout" svg:width="0.072cm" svg:height="0.045cm" svg:x="13.72cm" svg:y="8.15cm" svg:viewBox="0 0 73 46" svg:d="M73 45c0-1 0-1-1-2-5-13-12-24-20-32-8-7-17-11-27-11-8 0-16 3-23 9-2 3-2 6-2 8 0 5 2 10 7 15 5 4 13 8 21 10 9 3 19 4 29 4 6 0 11 0 16-1z">
              <text:p/>
            </draw:path>
          </draw:g>
          <draw:path draw:style-name="gr16" draw:text-style-name="P9" draw:layer="layout" svg:width="0.231cm" svg:height="0.179cm" svg:x="13.655cm" svg:y="8.166cm" svg:viewBox="0 0 232 180" svg:d="M0 0v61c30 24 63 46 98 65 42 23 87 41 134 54v-61c-47-13-92-32-134-54-35-19-68-41-98-65z">
            <text:p/>
          </draw:path>
          <draw:path draw:style-name="gr13" draw:text-style-name="P7" draw:layer="layout" svg:width="0.231cm" svg:height="0.134cm" svg:x="13.655cm" svg:y="8.178cm" svg:viewBox="0 0 232 135" svg:d="M0 15c30 26 63 48 98 67 42 23 87 41 134 53v-15c-47-13-92-32-134-55-35-18-68-40-98-65z">
            <text:p/>
          </draw:path>
          <draw:path draw:style-name="gr5" draw:text-style-name="P1" draw:layer="layout" svg:width="0.231cm" svg:height="0.179cm" svg:x="13.655cm" svg:y="8.165cm" svg:viewBox="0 0 232 180" svg:d="M0 0v61c30 24 63 46 98 65 42 23 87 41 134 54">
            <text:p/>
          </draw:path>
          <draw:path draw:style-name="gr11" draw:text-style-name="P1" draw:layer="layout" svg:width="0.231cm" svg:height="0.179cm" svg:x="13.655cm" svg:y="8.167cm" svg:viewBox="0 0 232 180" svg:d="M232 180v-61c-47-13-92-32-134-54-35-19-68-41-98-65">
            <text:p/>
          </draw:path>
        </draw:g>
        <draw:g>
          <draw:g>
            <draw:path draw:style-name="gr2" draw:text-style-name="P2" draw:layer="layout" svg:width="0.9cm" svg:height="1.25cm" svg:x="15cm" svg:y="7.634cm" svg:viewBox="0 0 901 1251" svg:d="M901 185l-347-185-554 301v777c41 42 89 78 141 107 62 33 130 56 200 66l560-301zM153 423c2 1 3 1 5 2 57 31 119 53 183 65-64-12-126-34-182-64-2-1-4-2-6-3z">
              <text:p/>
            </draw:path>
            <draw:path draw:style-name="gr3" draw:text-style-name="P1" draw:layer="layout" svg:width="0.9cm" svg:height="1.25cm" svg:x="15cm" svg:y="7.634cm" svg:viewBox="0 0 901 1251" svg:d="M901 185l-347-185-554 301v777c41 42 89 78 141 107 62 33 130 56 200 66l560-301zM153 423c2 1 3 1 5 2 57 31 119 53 183 65-64-12-126-34-182-64-2-1-4-2-6-3z">
              <text:p/>
            </draw:path>
          </draw:g>
          <draw:g>
            <draw:path draw:style-name="gr4" draw:text-style-name="P3" draw:layer="layout" svg:width="0.9cm" svg:height="0.489cm" svg:x="15cm" svg:y="7.634cm" svg:viewBox="0 0 901 490" svg:d="M341 490l560-305-347-185-554 302c45 49 99 91 159 124 56 30 118 52 182 64z">
              <text:p/>
            </draw:path>
            <draw:path draw:style-name="gr5" draw:text-style-name="P1" draw:layer="layout" svg:width="0.9cm" svg:height="0.489cm" svg:x="15cm" svg:y="7.634cm" svg:viewBox="0 0 901 490" svg:d="M341 490l560-305-347-185-554 302c45 49 99 91 159 124 56 30 118 52 182 64z">
              <text:p/>
            </draw:path>
          </draw:g>
          <draw:g>
            <draw:path draw:style-name="gr6" draw:text-style-name="P4" draw:layer="layout" svg:width="0.342cm" svg:height="0.949cm" svg:x="15cm" svg:y="7.935cm" svg:viewBox="0 0 343 950" svg:d="M343 188c-65-12-127-33-184-64-60-32-114-74-159-124v776c41 43 90 79 143 108 62 33 130 55 200 66z">
              <text:p/>
            </draw:path>
            <draw:path draw:style-name="gr7" draw:text-style-name="P1" draw:layer="layout" svg:width="0.342cm" svg:height="0.949cm" svg:x="15cm" svg:y="7.935cm" svg:viewBox="0 0 343 950" svg:d="M343 188c-65-12-127-33-184-64-60-32-114-74-159-124v776c41 43 90 79 143 108 62 33 130 55 200 66z">
              <text:p/>
            </draw:path>
          </draw:g>
          <draw:g>
            <draw:polygon draw:style-name="gr8" draw:text-style-name="P5" draw:layer="layout" svg:width="0.559cm" svg:height="1.064cm" svg:x="15.342cm" svg:y="7.819cm" svg:viewBox="0 0 560 1065" draw:points="0,304 0,1065 560,763 560,0">
              <text:p/>
            </draw:polygon>
            <draw:polygon draw:style-name="gr5" draw:text-style-name="P1" draw:layer="layout" svg:width="0.559cm" svg:height="1.064cm" svg:x="15.342cm" svg:y="7.819cm" svg:viewBox="0 0 560 1065" draw:points="0,304 0,1065 560,763 560,0">
              <text:p/>
            </draw:polygon>
          </draw:g>
          <draw:path draw:style-name="gr9" draw:text-style-name="P1" draw:layer="layout" svg:width="0.9cm" svg:height="1.25cm" svg:x="15cm" svg:y="7.634cm" svg:viewBox="0 0 901 1251" svg:d="M901 185l-347-185-554 301v777c41 42 89 78 141 107 62 33 130 56 200 66l560-301z">
            <text:p/>
          </draw:path>
          <draw:g>
            <draw:path draw:style-name="gr10" draw:text-style-name="P6" draw:layer="layout" svg:width="0.056cm" svg:height="0.068cm" svg:x="15.13cm" svg:y="8.405cm" svg:viewBox="0 0 57 69" svg:d="M54 25c2 6 3 12 3 18s-2 11-5 15c-2 5-6 8-10 10-5 1-10 1-15 0-5-2-10-5-14-9s-7-9-10-15c-2-6-3-12-3-18 1-6 2-11 5-15 2-5 6-8 11-10h1c4-1 8-1 13 0 5 2 10 5 14 9s7 9 10 15z">
              <text:p/>
            </draw:path>
            <draw:path draw:style-name="gr11" draw:text-style-name="P1" draw:layer="layout" svg:width="0.056cm" svg:height="0.068cm" svg:x="15.13cm" svg:y="8.405cm" svg:viewBox="0 0 57 69" svg:d="M54 25c2 6 3 12 3 18s-2 11-5 15c-2 5-6 8-10 10-5 1-10 1-15 0-5-2-10-5-14-9s-7-9-10-15c-2-6-3-12-3-18 1-6 2-11 5-15 2-5 6-8 11-10h1c4-1 8-1 13 0 5 2 10 5 14 9s7 9 10 15z">
              <text:p/>
            </draw:path>
          </draw:g>
          <draw:path draw:style-name="gr12" draw:text-style-name="P1" draw:layer="layout" svg:width="0.231cm" svg:height="0.211cm" svg:x="15.055cm" svg:y="8.563cm" svg:viewBox="0 0 232 212" svg:d="M0 0c40 32 83 60 128 81 34 16 68 28 104 38M0 46c40 33 83 60 128 81 34 16 68 29 104 38M0 92c40 33 84 61 130 83 33 15 67 28 102 37">
            <text:p/>
          </draw:path>
          <draw:g>
            <draw:path draw:style-name="gr13" draw:text-style-name="P7" draw:layer="layout" svg:width="0.249cm" svg:height="0.139cm" svg:x="15.046cm" svg:y="8.082cm" svg:viewBox="0 0 250 140" svg:d="M8 20c31 26 64 49 99 68 42 22 86 40 132 52 2 0 4-1 5-1 2-1 4-3 5-5 0-1 1-3 1-5s-1-4-1-6c-1-1-3-3-5-4-1-1-3-1-5-1-46-12-91-30-133-52-33-18-65-40-94-64 0 0-1-1-2-1-1-1-2-1-3-1s-3 0-4 1c-1 0-2 1-2 2-1 1-1 3-1 4v1c0 2 1 5 2 7 2 2 4 4 6 5z">
              <text:p/>
            </draw:path>
            <draw:path draw:style-name="gr11" draw:text-style-name="P1" draw:layer="layout" svg:width="0.249cm" svg:height="0.139cm" svg:x="15.046cm" svg:y="8.082cm" svg:viewBox="0 0 250 140" svg:d="M8 20c31 26 64 49 99 68 42 22 86 40 132 52 2 0 4-1 5-1 2-1 4-3 5-5 0-1 1-3 1-5s-1-4-1-6c-1-1-3-3-5-4-1-1-3-1-5-1-46-12-91-30-133-52-33-18-65-40-94-64 0 0-1-1-2-1-1-1-2-1-3-1s-3 0-4 1c-1 0-2 1-2 2-1 1-1 3-1 4v1c0 2 1 5 2 7 2 2 4 4 6 5z">
              <text:p/>
            </draw:path>
          </draw:g>
          <draw:g>
            <draw:path draw:style-name="gr14" draw:text-style-name="P8" draw:layer="layout" svg:width="0.072cm" svg:height="0.045cm" svg:x="15.12cm" svg:y="8.149cm" svg:viewBox="0 0 73 46" svg:d="M73 45c0-1 0-1-1-2-5-13-12-24-20-32-8-7-17-11-27-11-8 0-16 3-23 9-2 3-2 6-2 8 0 5 2 10 7 15 5 4 13 8 21 10 9 3 19 4 29 4 6 0 11 0 16-1z">
              <text:p/>
            </draw:path>
            <draw:path draw:style-name="gr15" draw:text-style-name="P1" draw:layer="layout" svg:width="0.072cm" svg:height="0.045cm" svg:x="15.12cm" svg:y="8.149cm" svg:viewBox="0 0 73 46" svg:d="M73 45c0-1 0-1-1-2-5-13-12-24-20-32-8-7-17-11-27-11-8 0-16 3-23 9-2 3-2 6-2 8 0 5 2 10 7 15 5 4 13 8 21 10 9 3 19 4 29 4 6 0 11 0 16-1z">
              <text:p/>
            </draw:path>
          </draw:g>
          <draw:path draw:style-name="gr16" draw:text-style-name="P9" draw:layer="layout" svg:width="0.231cm" svg:height="0.179cm" svg:x="15.055cm" svg:y="8.165cm" svg:viewBox="0 0 232 180" svg:d="M0 0v61c30 24 63 46 98 65 42 23 87 41 134 54v-61c-47-13-92-32-134-54-35-19-68-41-98-65z">
            <text:p/>
          </draw:path>
          <draw:path draw:style-name="gr13" draw:text-style-name="P7" draw:layer="layout" svg:width="0.231cm" svg:height="0.134cm" svg:x="15.055cm" svg:y="8.177cm" svg:viewBox="0 0 232 135" svg:d="M0 15c30 26 63 48 98 67 42 23 87 41 134 53v-15c-47-13-92-32-134-55-35-18-68-40-98-65z">
            <text:p/>
          </draw:path>
          <draw:path draw:style-name="gr5" draw:text-style-name="P1" draw:layer="layout" svg:width="0.231cm" svg:height="0.179cm" svg:x="15.055cm" svg:y="8.164cm" svg:viewBox="0 0 232 180" svg:d="M0 0v61c30 24 63 46 98 65 42 23 87 41 134 54">
            <text:p/>
          </draw:path>
          <draw:path draw:style-name="gr11" draw:text-style-name="P1" draw:layer="layout" svg:width="0.231cm" svg:height="0.179cm" svg:x="15.055cm" svg:y="8.166cm" svg:viewBox="0 0 232 180" svg:d="M232 180v-61c-47-13-92-32-134-54-35-19-68-41-98-65">
            <text:p/>
          </draw:path>
        </draw:g>
        <draw:g>
          <draw:g>
            <draw:path draw:style-name="gr2" draw:text-style-name="P2" draw:layer="layout" svg:width="0.9cm" svg:height="1.25cm" svg:x="16.2cm" svg:y="7.635cm" svg:viewBox="0 0 901 1251" svg:d="M901 185l-347-185-554 301v777c41 42 89 78 141 107 62 33 130 56 200 66l560-301zM153 423c2 1 3 1 5 2 57 31 119 53 183 65-64-12-126-34-182-64-2-1-4-2-6-3z">
              <text:p/>
            </draw:path>
            <draw:path draw:style-name="gr3" draw:text-style-name="P1" draw:layer="layout" svg:width="0.9cm" svg:height="1.25cm" svg:x="16.2cm" svg:y="7.635cm" svg:viewBox="0 0 901 1251" svg:d="M901 185l-347-185-554 301v777c41 42 89 78 141 107 62 33 130 56 200 66l560-301zM153 423c2 1 3 1 5 2 57 31 119 53 183 65-64-12-126-34-182-64-2-1-4-2-6-3z">
              <text:p/>
            </draw:path>
          </draw:g>
          <draw:g>
            <draw:path draw:style-name="gr4" draw:text-style-name="P3" draw:layer="layout" svg:width="0.9cm" svg:height="0.489cm" svg:x="16.2cm" svg:y="7.635cm" svg:viewBox="0 0 901 490" svg:d="M341 490l560-305-347-185-554 302c45 49 99 91 159 124 56 30 118 52 182 64z">
              <text:p/>
            </draw:path>
            <draw:path draw:style-name="gr5" draw:text-style-name="P1" draw:layer="layout" svg:width="0.9cm" svg:height="0.489cm" svg:x="16.2cm" svg:y="7.635cm" svg:viewBox="0 0 901 490" svg:d="M341 490l560-305-347-185-554 302c45 49 99 91 159 124 56 30 118 52 182 64z">
              <text:p/>
            </draw:path>
          </draw:g>
          <draw:g>
            <draw:path draw:style-name="gr6" draw:text-style-name="P4" draw:layer="layout" svg:width="0.342cm" svg:height="0.949cm" svg:x="16.2cm" svg:y="7.936cm" svg:viewBox="0 0 343 950" svg:d="M343 188c-65-12-127-33-184-64-60-32-114-74-159-124v776c41 43 90 79 143 108 62 33 130 55 200 66z">
              <text:p/>
            </draw:path>
            <draw:path draw:style-name="gr7" draw:text-style-name="P1" draw:layer="layout" svg:width="0.342cm" svg:height="0.949cm" svg:x="16.2cm" svg:y="7.936cm" svg:viewBox="0 0 343 950" svg:d="M343 188c-65-12-127-33-184-64-60-32-114-74-159-124v776c41 43 90 79 143 108 62 33 130 55 200 66z">
              <text:p/>
            </draw:path>
          </draw:g>
          <draw:g>
            <draw:polygon draw:style-name="gr8" draw:text-style-name="P5" draw:layer="layout" svg:width="0.559cm" svg:height="1.064cm" svg:x="16.542cm" svg:y="7.82cm" svg:viewBox="0 0 560 1065" draw:points="0,304 0,1065 560,763 560,0">
              <text:p/>
            </draw:polygon>
            <draw:polygon draw:style-name="gr5" draw:text-style-name="P1" draw:layer="layout" svg:width="0.559cm" svg:height="1.064cm" svg:x="16.542cm" svg:y="7.82cm" svg:viewBox="0 0 560 1065" draw:points="0,304 0,1065 560,763 560,0">
              <text:p/>
            </draw:polygon>
          </draw:g>
          <draw:path draw:style-name="gr9" draw:text-style-name="P1" draw:layer="layout" svg:width="0.9cm" svg:height="1.25cm" svg:x="16.2cm" svg:y="7.635cm" svg:viewBox="0 0 901 1251" svg:d="M901 185l-347-185-554 301v777c41 42 89 78 141 107 62 33 130 56 200 66l560-301z">
            <text:p/>
          </draw:path>
          <draw:g>
            <draw:path draw:style-name="gr10" draw:text-style-name="P6" draw:layer="layout" svg:width="0.056cm" svg:height="0.068cm" svg:x="16.33cm" svg:y="8.406cm" svg:viewBox="0 0 57 69" svg:d="M54 25c2 6 3 12 3 18s-2 11-5 15c-2 5-6 8-10 10-5 1-10 1-15 0-5-2-10-5-14-9s-7-9-10-15c-2-6-3-12-3-18 1-6 2-11 5-15 2-5 6-8 11-10h1c4-1 8-1 13 0 5 2 10 5 14 9s7 9 10 15z">
              <text:p/>
            </draw:path>
            <draw:path draw:style-name="gr11" draw:text-style-name="P1" draw:layer="layout" svg:width="0.056cm" svg:height="0.068cm" svg:x="16.33cm" svg:y="8.406cm" svg:viewBox="0 0 57 69" svg:d="M54 25c2 6 3 12 3 18s-2 11-5 15c-2 5-6 8-10 10-5 1-10 1-15 0-5-2-10-5-14-9s-7-9-10-15c-2-6-3-12-3-18 1-6 2-11 5-15 2-5 6-8 11-10h1c4-1 8-1 13 0 5 2 10 5 14 9s7 9 10 15z">
              <text:p/>
            </draw:path>
          </draw:g>
          <draw:path draw:style-name="gr12" draw:text-style-name="P1" draw:layer="layout" svg:width="0.231cm" svg:height="0.211cm" svg:x="16.255cm" svg:y="8.564cm" svg:viewBox="0 0 232 212" svg:d="M0 0c40 32 83 60 128 81 34 16 68 28 104 38M0 46c40 33 83 60 128 81 34 16 68 29 104 38M0 92c40 33 84 61 130 83 33 15 67 28 102 37">
            <text:p/>
          </draw:path>
          <draw:g>
            <draw:path draw:style-name="gr13" draw:text-style-name="P7" draw:layer="layout" svg:width="0.249cm" svg:height="0.139cm" svg:x="16.246cm" svg:y="8.083cm" svg:viewBox="0 0 250 140" svg:d="M8 20c31 26 64 49 99 68 42 22 86 40 132 52 2 0 4-1 5-1 2-1 4-3 5-5 0-1 1-3 1-5s-1-4-1-6c-1-1-3-3-5-4-1-1-3-1-5-1-46-12-91-30-133-52-33-18-65-40-94-64 0 0-1-1-2-1-1-1-2-1-3-1s-3 0-4 1c-1 0-2 1-2 2-1 1-1 3-1 4v1c0 2 1 5 2 7 2 2 4 4 6 5z">
              <text:p/>
            </draw:path>
            <draw:path draw:style-name="gr11" draw:text-style-name="P1" draw:layer="layout" svg:width="0.249cm" svg:height="0.139cm" svg:x="16.246cm" svg:y="8.083cm" svg:viewBox="0 0 250 140" svg:d="M8 20c31 26 64 49 99 68 42 22 86 40 132 52 2 0 4-1 5-1 2-1 4-3 5-5 0-1 1-3 1-5s-1-4-1-6c-1-1-3-3-5-4-1-1-3-1-5-1-46-12-91-30-133-52-33-18-65-40-94-64 0 0-1-1-2-1-1-1-2-1-3-1s-3 0-4 1c-1 0-2 1-2 2-1 1-1 3-1 4v1c0 2 1 5 2 7 2 2 4 4 6 5z">
              <text:p/>
            </draw:path>
          </draw:g>
          <draw:g>
            <draw:path draw:style-name="gr14" draw:text-style-name="P8" draw:layer="layout" svg:width="0.072cm" svg:height="0.045cm" svg:x="16.32cm" svg:y="8.15cm" svg:viewBox="0 0 73 46" svg:d="M73 45c0-1 0-1-1-2-5-13-12-24-20-32-8-7-17-11-27-11-8 0-16 3-23 9-2 3-2 6-2 8 0 5 2 10 7 15 5 4 13 8 21 10 9 3 19 4 29 4 6 0 11 0 16-1z">
              <text:p/>
            </draw:path>
            <draw:path draw:style-name="gr15" draw:text-style-name="P1" draw:layer="layout" svg:width="0.072cm" svg:height="0.045cm" svg:x="16.32cm" svg:y="8.15cm" svg:viewBox="0 0 73 46" svg:d="M73 45c0-1 0-1-1-2-5-13-12-24-20-32-8-7-17-11-27-11-8 0-16 3-23 9-2 3-2 6-2 8 0 5 2 10 7 15 5 4 13 8 21 10 9 3 19 4 29 4 6 0 11 0 16-1z">
              <text:p/>
            </draw:path>
          </draw:g>
          <draw:path draw:style-name="gr16" draw:text-style-name="P9" draw:layer="layout" svg:width="0.231cm" svg:height="0.179cm" svg:x="16.255cm" svg:y="8.166cm" svg:viewBox="0 0 232 180" svg:d="M0 0v61c30 24 63 46 98 65 42 23 87 41 134 54v-61c-47-13-92-32-134-54-35-19-68-41-98-65z">
            <text:p/>
          </draw:path>
          <draw:path draw:style-name="gr13" draw:text-style-name="P7" draw:layer="layout" svg:width="0.231cm" svg:height="0.134cm" svg:x="16.255cm" svg:y="8.178cm" svg:viewBox="0 0 232 135" svg:d="M0 15c30 26 63 48 98 67 42 23 87 41 134 53v-15c-47-13-92-32-134-55-35-18-68-40-98-65z">
            <text:p/>
          </draw:path>
          <draw:path draw:style-name="gr5" draw:text-style-name="P1" draw:layer="layout" svg:width="0.231cm" svg:height="0.179cm" svg:x="16.255cm" svg:y="8.165cm" svg:viewBox="0 0 232 180" svg:d="M0 0v61c30 24 63 46 98 65 42 23 87 41 134 54">
            <text:p/>
          </draw:path>
          <draw:path draw:style-name="gr11" draw:text-style-name="P1" draw:layer="layout" svg:width="0.231cm" svg:height="0.179cm" svg:x="16.255cm" svg:y="8.167cm" svg:viewBox="0 0 232 180" svg:d="M232 180v-61c-47-13-92-32-134-54-35-19-68-41-98-65">
            <text:p/>
          </draw:path>
        </draw:g>
        <draw:g>
          <draw:g>
            <draw:path draw:style-name="gr2" draw:text-style-name="P2" draw:layer="layout" svg:width="0.9cm" svg:height="1.25cm" svg:x="17.4cm" svg:y="7.634cm" svg:viewBox="0 0 901 1251" svg:d="M901 185l-347-185-554 301v777c41 42 89 78 141 107 62 33 130 56 200 66l560-301zM153 423c2 1 3 1 5 2 57 31 119 53 183 65-64-12-126-34-182-64-2-1-4-2-6-3z">
              <text:p/>
            </draw:path>
            <draw:path draw:style-name="gr3" draw:text-style-name="P1" draw:layer="layout" svg:width="0.9cm" svg:height="1.25cm" svg:x="17.4cm" svg:y="7.634cm" svg:viewBox="0 0 901 1251" svg:d="M901 185l-347-185-554 301v777c41 42 89 78 141 107 62 33 130 56 200 66l560-301zM153 423c2 1 3 1 5 2 57 31 119 53 183 65-64-12-126-34-182-64-2-1-4-2-6-3z">
              <text:p/>
            </draw:path>
          </draw:g>
          <draw:g>
            <draw:path draw:style-name="gr4" draw:text-style-name="P3" draw:layer="layout" svg:width="0.9cm" svg:height="0.489cm" svg:x="17.4cm" svg:y="7.634cm" svg:viewBox="0 0 901 490" svg:d="M341 490l560-305-347-185-554 302c45 49 99 91 159 124 56 30 118 52 182 64z">
              <text:p/>
            </draw:path>
            <draw:path draw:style-name="gr5" draw:text-style-name="P1" draw:layer="layout" svg:width="0.9cm" svg:height="0.489cm" svg:x="17.4cm" svg:y="7.634cm" svg:viewBox="0 0 901 490" svg:d="M341 490l560-305-347-185-554 302c45 49 99 91 159 124 56 30 118 52 182 64z">
              <text:p/>
            </draw:path>
          </draw:g>
          <draw:g>
            <draw:path draw:style-name="gr6" draw:text-style-name="P4" draw:layer="layout" svg:width="0.342cm" svg:height="0.949cm" svg:x="17.4cm" svg:y="7.935cm" svg:viewBox="0 0 343 950" svg:d="M343 188c-65-12-127-33-184-64-60-32-114-74-159-124v776c41 43 90 79 143 108 62 33 130 55 200 66z">
              <text:p/>
            </draw:path>
            <draw:path draw:style-name="gr7" draw:text-style-name="P1" draw:layer="layout" svg:width="0.342cm" svg:height="0.949cm" svg:x="17.4cm" svg:y="7.935cm" svg:viewBox="0 0 343 950" svg:d="M343 188c-65-12-127-33-184-64-60-32-114-74-159-124v776c41 43 90 79 143 108 62 33 130 55 200 66z">
              <text:p/>
            </draw:path>
          </draw:g>
          <draw:g>
            <draw:polygon draw:style-name="gr8" draw:text-style-name="P5" draw:layer="layout" svg:width="0.559cm" svg:height="1.064cm" svg:x="17.742cm" svg:y="7.819cm" svg:viewBox="0 0 560 1065" draw:points="0,304 0,1065 560,763 560,0">
              <text:p/>
            </draw:polygon>
            <draw:polygon draw:style-name="gr5" draw:text-style-name="P1" draw:layer="layout" svg:width="0.559cm" svg:height="1.064cm" svg:x="17.742cm" svg:y="7.819cm" svg:viewBox="0 0 560 1065" draw:points="0,304 0,1065 560,763 560,0">
              <text:p/>
            </draw:polygon>
          </draw:g>
          <draw:path draw:style-name="gr9" draw:text-style-name="P1" draw:layer="layout" svg:width="0.9cm" svg:height="1.25cm" svg:x="17.4cm" svg:y="7.634cm" svg:viewBox="0 0 901 1251" svg:d="M901 185l-347-185-554 301v777c41 42 89 78 141 107 62 33 130 56 200 66l560-301z">
            <text:p/>
          </draw:path>
          <draw:g>
            <draw:path draw:style-name="gr10" draw:text-style-name="P6" draw:layer="layout" svg:width="0.056cm" svg:height="0.068cm" svg:x="17.53cm" svg:y="8.405cm" svg:viewBox="0 0 57 69" svg:d="M54 25c2 6 3 12 3 18s-2 11-5 15c-2 5-6 8-10 10-5 1-10 1-15 0-5-2-10-5-14-9s-7-9-10-15c-2-6-3-12-3-18 1-6 2-11 5-15 2-5 6-8 11-10h1c4-1 8-1 13 0 5 2 10 5 14 9s7 9 10 15z">
              <text:p/>
            </draw:path>
            <draw:path draw:style-name="gr11" draw:text-style-name="P1" draw:layer="layout" svg:width="0.056cm" svg:height="0.068cm" svg:x="17.53cm" svg:y="8.405cm" svg:viewBox="0 0 57 69" svg:d="M54 25c2 6 3 12 3 18s-2 11-5 15c-2 5-6 8-10 10-5 1-10 1-15 0-5-2-10-5-14-9s-7-9-10-15c-2-6-3-12-3-18 1-6 2-11 5-15 2-5 6-8 11-10h1c4-1 8-1 13 0 5 2 10 5 14 9s7 9 10 15z">
              <text:p/>
            </draw:path>
          </draw:g>
          <draw:path draw:style-name="gr12" draw:text-style-name="P1" draw:layer="layout" svg:width="0.231cm" svg:height="0.211cm" svg:x="17.455cm" svg:y="8.563cm" svg:viewBox="0 0 232 212" svg:d="M0 0c40 32 83 60 128 81 34 16 68 28 104 38M0 46c40 33 83 60 128 81 34 16 68 29 104 38M0 92c40 33 84 61 130 83 33 15 67 28 102 37">
            <text:p/>
          </draw:path>
          <draw:g>
            <draw:path draw:style-name="gr13" draw:text-style-name="P7" draw:layer="layout" svg:width="0.249cm" svg:height="0.139cm" svg:x="17.446cm" svg:y="8.082cm" svg:viewBox="0 0 250 140" svg:d="M8 20c31 26 64 49 99 68 42 22 86 40 132 52 2 0 4-1 5-1 2-1 4-3 5-5 0-1 1-3 1-5s-1-4-1-6c-1-1-3-3-5-4-1-1-3-1-5-1-46-12-91-30-133-52-33-18-65-40-94-64 0 0-1-1-2-1-1-1-2-1-3-1s-3 0-4 1c-1 0-2 1-2 2-1 1-1 3-1 4v1c0 2 1 5 2 7 2 2 4 4 6 5z">
              <text:p/>
            </draw:path>
            <draw:path draw:style-name="gr11" draw:text-style-name="P1" draw:layer="layout" svg:width="0.249cm" svg:height="0.139cm" svg:x="17.446cm" svg:y="8.082cm" svg:viewBox="0 0 250 140" svg:d="M8 20c31 26 64 49 99 68 42 22 86 40 132 52 2 0 4-1 5-1 2-1 4-3 5-5 0-1 1-3 1-5s-1-4-1-6c-1-1-3-3-5-4-1-1-3-1-5-1-46-12-91-30-133-52-33-18-65-40-94-64 0 0-1-1-2-1-1-1-2-1-3-1s-3 0-4 1c-1 0-2 1-2 2-1 1-1 3-1 4v1c0 2 1 5 2 7 2 2 4 4 6 5z">
              <text:p/>
            </draw:path>
          </draw:g>
          <draw:g>
            <draw:path draw:style-name="gr14" draw:text-style-name="P8" draw:layer="layout" svg:width="0.072cm" svg:height="0.045cm" svg:x="17.52cm" svg:y="8.149cm" svg:viewBox="0 0 73 46" svg:d="M73 45c0-1 0-1-1-2-5-13-12-24-20-32-8-7-17-11-27-11-8 0-16 3-23 9-2 3-2 6-2 8 0 5 2 10 7 15 5 4 13 8 21 10 9 3 19 4 29 4 6 0 11 0 16-1z">
              <text:p/>
            </draw:path>
            <draw:path draw:style-name="gr15" draw:text-style-name="P1" draw:layer="layout" svg:width="0.072cm" svg:height="0.045cm" svg:x="17.52cm" svg:y="8.149cm" svg:viewBox="0 0 73 46" svg:d="M73 45c0-1 0-1-1-2-5-13-12-24-20-32-8-7-17-11-27-11-8 0-16 3-23 9-2 3-2 6-2 8 0 5 2 10 7 15 5 4 13 8 21 10 9 3 19 4 29 4 6 0 11 0 16-1z">
              <text:p/>
            </draw:path>
          </draw:g>
          <draw:path draw:style-name="gr16" draw:text-style-name="P9" draw:layer="layout" svg:width="0.231cm" svg:height="0.179cm" svg:x="17.455cm" svg:y="8.165cm" svg:viewBox="0 0 232 180" svg:d="M0 0v61c30 24 63 46 98 65 42 23 87 41 134 54v-61c-47-13-92-32-134-54-35-19-68-41-98-65z">
            <text:p/>
          </draw:path>
          <draw:path draw:style-name="gr13" draw:text-style-name="P7" draw:layer="layout" svg:width="0.231cm" svg:height="0.134cm" svg:x="17.455cm" svg:y="8.177cm" svg:viewBox="0 0 232 135" svg:d="M0 15c30 26 63 48 98 67 42 23 87 41 134 53v-15c-47-13-92-32-134-55-35-18-68-40-98-65z">
            <text:p/>
          </draw:path>
          <draw:path draw:style-name="gr5" draw:text-style-name="P1" draw:layer="layout" svg:width="0.231cm" svg:height="0.179cm" svg:x="17.455cm" svg:y="8.164cm" svg:viewBox="0 0 232 180" svg:d="M0 0v61c30 24 63 46 98 65 42 23 87 41 134 54">
            <text:p/>
          </draw:path>
          <draw:path draw:style-name="gr11" draw:text-style-name="P1" draw:layer="layout" svg:width="0.231cm" svg:height="0.179cm" svg:x="17.455cm" svg:y="8.166cm" svg:viewBox="0 0 232 180" svg:d="M232 180v-61c-47-13-92-32-134-54-35-19-68-41-98-65">
            <text:p/>
          </draw:path>
        </draw:g>
        <draw:g>
          <draw:g>
            <draw:path draw:style-name="gr2" draw:text-style-name="P2" draw:layer="layout" svg:width="0.9cm" svg:height="1.25cm" svg:x="18.6cm" svg:y="7.635cm" svg:viewBox="0 0 901 1251" svg:d="M901 185l-347-185-554 301v777c41 42 89 78 141 107 62 33 130 56 200 66l560-301zM153 423c2 1 3 1 5 2 57 31 119 53 183 65-64-12-126-34-182-64-2-1-4-2-6-3z">
              <text:p/>
            </draw:path>
            <draw:path draw:style-name="gr3" draw:text-style-name="P1" draw:layer="layout" svg:width="0.9cm" svg:height="1.25cm" svg:x="18.6cm" svg:y="7.635cm" svg:viewBox="0 0 901 1251" svg:d="M901 185l-347-185-554 301v777c41 42 89 78 141 107 62 33 130 56 200 66l560-301zM153 423c2 1 3 1 5 2 57 31 119 53 183 65-64-12-126-34-182-64-2-1-4-2-6-3z">
              <text:p/>
            </draw:path>
          </draw:g>
          <draw:g>
            <draw:path draw:style-name="gr4" draw:text-style-name="P3" draw:layer="layout" svg:width="0.9cm" svg:height="0.489cm" svg:x="18.6cm" svg:y="7.635cm" svg:viewBox="0 0 901 490" svg:d="M341 490l560-305-347-185-554 302c45 49 99 91 159 124 56 30 118 52 182 64z">
              <text:p/>
            </draw:path>
            <draw:path draw:style-name="gr5" draw:text-style-name="P1" draw:layer="layout" svg:width="0.9cm" svg:height="0.489cm" svg:x="18.6cm" svg:y="7.635cm" svg:viewBox="0 0 901 490" svg:d="M341 490l560-305-347-185-554 302c45 49 99 91 159 124 56 30 118 52 182 64z">
              <text:p/>
            </draw:path>
          </draw:g>
          <draw:g>
            <draw:path draw:style-name="gr6" draw:text-style-name="P4" draw:layer="layout" svg:width="0.342cm" svg:height="0.949cm" svg:x="18.6cm" svg:y="7.936cm" svg:viewBox="0 0 343 950" svg:d="M343 188c-65-12-127-33-184-64-60-32-114-74-159-124v776c41 43 90 79 143 108 62 33 130 55 200 66z">
              <text:p/>
            </draw:path>
            <draw:path draw:style-name="gr7" draw:text-style-name="P1" draw:layer="layout" svg:width="0.342cm" svg:height="0.949cm" svg:x="18.6cm" svg:y="7.936cm" svg:viewBox="0 0 343 950" svg:d="M343 188c-65-12-127-33-184-64-60-32-114-74-159-124v776c41 43 90 79 143 108 62 33 130 55 200 66z">
              <text:p/>
            </draw:path>
          </draw:g>
          <draw:g>
            <draw:polygon draw:style-name="gr8" draw:text-style-name="P5" draw:layer="layout" svg:width="0.559cm" svg:height="1.064cm" svg:x="18.942cm" svg:y="7.82cm" svg:viewBox="0 0 560 1065" draw:points="0,304 0,1065 560,763 560,0">
              <text:p/>
            </draw:polygon>
            <draw:polygon draw:style-name="gr5" draw:text-style-name="P1" draw:layer="layout" svg:width="0.559cm" svg:height="1.064cm" svg:x="18.942cm" svg:y="7.82cm" svg:viewBox="0 0 560 1065" draw:points="0,304 0,1065 560,763 560,0">
              <text:p/>
            </draw:polygon>
          </draw:g>
          <draw:path draw:style-name="gr9" draw:text-style-name="P1" draw:layer="layout" svg:width="0.9cm" svg:height="1.25cm" svg:x="18.6cm" svg:y="7.635cm" svg:viewBox="0 0 901 1251" svg:d="M901 185l-347-185-554 301v777c41 42 89 78 141 107 62 33 130 56 200 66l560-301z">
            <text:p/>
          </draw:path>
          <draw:g>
            <draw:path draw:style-name="gr10" draw:text-style-name="P6" draw:layer="layout" svg:width="0.056cm" svg:height="0.068cm" svg:x="18.73cm" svg:y="8.406cm" svg:viewBox="0 0 57 69" svg:d="M54 25c2 6 3 12 3 18s-2 11-5 15c-2 5-6 8-10 10-5 1-10 1-15 0-5-2-10-5-14-9s-7-9-10-15c-2-6-3-12-3-18 1-6 2-11 5-15 2-5 6-8 11-10h1c4-1 8-1 13 0 5 2 10 5 14 9s7 9 10 15z">
              <text:p/>
            </draw:path>
            <draw:path draw:style-name="gr11" draw:text-style-name="P1" draw:layer="layout" svg:width="0.056cm" svg:height="0.068cm" svg:x="18.73cm" svg:y="8.406cm" svg:viewBox="0 0 57 69" svg:d="M54 25c2 6 3 12 3 18s-2 11-5 15c-2 5-6 8-10 10-5 1-10 1-15 0-5-2-10-5-14-9s-7-9-10-15c-2-6-3-12-3-18 1-6 2-11 5-15 2-5 6-8 11-10h1c4-1 8-1 13 0 5 2 10 5 14 9s7 9 10 15z">
              <text:p/>
            </draw:path>
          </draw:g>
          <draw:path draw:style-name="gr12" draw:text-style-name="P1" draw:layer="layout" svg:width="0.231cm" svg:height="0.211cm" svg:x="18.655cm" svg:y="8.564cm" svg:viewBox="0 0 232 212" svg:d="M0 0c40 32 83 60 128 81 34 16 68 28 104 38M0 46c40 33 83 60 128 81 34 16 68 29 104 38M0 92c40 33 84 61 130 83 33 15 67 28 102 37">
            <text:p/>
          </draw:path>
          <draw:g>
            <draw:path draw:style-name="gr13" draw:text-style-name="P7" draw:layer="layout" svg:width="0.249cm" svg:height="0.139cm" svg:x="18.646cm" svg:y="8.083cm" svg:viewBox="0 0 250 140" svg:d="M8 20c31 26 64 49 99 68 42 22 86 40 132 52 2 0 4-1 5-1 2-1 4-3 5-5 0-1 1-3 1-5s-1-4-1-6c-1-1-3-3-5-4-1-1-3-1-5-1-46-12-91-30-133-52-33-18-65-40-94-64 0 0-1-1-2-1-1-1-2-1-3-1s-3 0-4 1c-1 0-2 1-2 2-1 1-1 3-1 4v1c0 2 1 5 2 7 2 2 4 4 6 5z">
              <text:p/>
            </draw:path>
            <draw:path draw:style-name="gr11" draw:text-style-name="P1" draw:layer="layout" svg:width="0.249cm" svg:height="0.139cm" svg:x="18.646cm" svg:y="8.083cm" svg:viewBox="0 0 250 140" svg:d="M8 20c31 26 64 49 99 68 42 22 86 40 132 52 2 0 4-1 5-1 2-1 4-3 5-5 0-1 1-3 1-5s-1-4-1-6c-1-1-3-3-5-4-1-1-3-1-5-1-46-12-91-30-133-52-33-18-65-40-94-64 0 0-1-1-2-1-1-1-2-1-3-1s-3 0-4 1c-1 0-2 1-2 2-1 1-1 3-1 4v1c0 2 1 5 2 7 2 2 4 4 6 5z">
              <text:p/>
            </draw:path>
          </draw:g>
          <draw:g>
            <draw:path draw:style-name="gr14" draw:text-style-name="P8" draw:layer="layout" svg:width="0.072cm" svg:height="0.045cm" svg:x="18.72cm" svg:y="8.15cm" svg:viewBox="0 0 73 46" svg:d="M73 45c0-1 0-1-1-2-5-13-12-24-20-32-8-7-17-11-27-11-8 0-16 3-23 9-2 3-2 6-2 8 0 5 2 10 7 15 5 4 13 8 21 10 9 3 19 4 29 4 6 0 11 0 16-1z">
              <text:p/>
            </draw:path>
            <draw:path draw:style-name="gr15" draw:text-style-name="P1" draw:layer="layout" svg:width="0.072cm" svg:height="0.045cm" svg:x="18.72cm" svg:y="8.15cm" svg:viewBox="0 0 73 46" svg:d="M73 45c0-1 0-1-1-2-5-13-12-24-20-32-8-7-17-11-27-11-8 0-16 3-23 9-2 3-2 6-2 8 0 5 2 10 7 15 5 4 13 8 21 10 9 3 19 4 29 4 6 0 11 0 16-1z">
              <text:p/>
            </draw:path>
          </draw:g>
          <draw:path draw:style-name="gr16" draw:text-style-name="P9" draw:layer="layout" svg:width="0.231cm" svg:height="0.179cm" svg:x="18.655cm" svg:y="8.166cm" svg:viewBox="0 0 232 180" svg:d="M0 0v61c30 24 63 46 98 65 42 23 87 41 134 54v-61c-47-13-92-32-134-54-35-19-68-41-98-65z">
            <text:p/>
          </draw:path>
          <draw:path draw:style-name="gr13" draw:text-style-name="P7" draw:layer="layout" svg:width="0.231cm" svg:height="0.134cm" svg:x="18.655cm" svg:y="8.178cm" svg:viewBox="0 0 232 135" svg:d="M0 15c30 26 63 48 98 67 42 23 87 41 134 53v-15c-47-13-92-32-134-55-35-18-68-40-98-65z">
            <text:p/>
          </draw:path>
          <draw:path draw:style-name="gr5" draw:text-style-name="P1" draw:layer="layout" svg:width="0.231cm" svg:height="0.179cm" svg:x="18.655cm" svg:y="8.165cm" svg:viewBox="0 0 232 180" svg:d="M0 0v61c30 24 63 46 98 65 42 23 87 41 134 54">
            <text:p/>
          </draw:path>
          <draw:path draw:style-name="gr11" draw:text-style-name="P1" draw:layer="layout" svg:width="0.231cm" svg:height="0.179cm" svg:x="18.655cm" svg:y="8.167cm" svg:viewBox="0 0 232 180" svg:d="M232 180v-61c-47-13-92-32-134-54-35-19-68-41-98-65">
            <text:p/>
          </draw:path>
        </draw:g>
        <draw:frame draw:style-name="gr26" draw:text-style-name="P1" draw:layer="layout" svg:width="2.699cm" svg:height="1.099cm" svg:x="19.68cm" svg:y="3.799cm">
          <draw:text-box>
            <text:p><text:span text:style-name="T1">Aggregation layer</text:span></text:p>
          </draw:text-box>
        </draw:frame>
        <draw:g>
          <draw:g>
            <draw:polygon draw:style-name="gr2" draw:text-style-name="P2" draw:layer="layout" svg:width="1.213cm" svg:height="1.054cm" svg:x="8.156cm" svg:y="0.062cm" svg:viewBox="0 0 1214 1055" draw:points="606,1055 1214,707 1214,348 606,0 0,348 0,707">
              <text:p/>
            </draw:polygon>
            <draw:polygon draw:style-name="gr3" draw:text-style-name="P1" draw:layer="layout" svg:width="1.213cm" svg:height="1.054cm" svg:x="8.156cm" svg:y="0.062cm" svg:viewBox="0 0 1214 1055" draw:points="606,1055 1214,707 1214,348 606,0 0,348 0,707">
              <text:p/>
            </draw:polygon>
          </draw:g>
          <draw:g>
            <draw:polygon draw:style-name="gr18" draw:text-style-name="P12" draw:layer="layout" svg:width="1.213cm" svg:height="0.695cm" svg:x="8.156cm" svg:y="0.062cm" svg:viewBox="0 0 1214 696" draw:points="606,696 1214,347 606,0 0,347">
              <text:p/>
            </draw:polygon>
            <draw:polygon draw:style-name="gr19" draw:text-style-name="P1" draw:layer="layout" svg:width="1.213cm" svg:height="0.695cm" svg:x="8.156cm" svg:y="0.062cm" svg:viewBox="0 0 1214 696" draw:points="606,696 1214,347 606,0 0,347">
              <text:p/>
            </draw:polygon>
          </draw:g>
          <draw:g>
            <draw:polygon draw:style-name="gr20" draw:text-style-name="P13" draw:layer="layout" svg:width="0.607cm" svg:height="0.706cm" svg:x="8.763cm" svg:y="0.409cm" svg:viewBox="0 0 608 707" draw:points="0,707 608,359 608,0 0,347">
              <text:p/>
            </draw:polygon>
            <draw:polygon draw:style-name="gr19" draw:text-style-name="P1" draw:layer="layout" svg:width="0.607cm" svg:height="0.706cm" svg:x="8.763cm" svg:y="0.409cm" svg:viewBox="0 0 608 707" draw:points="0,707 608,359 608,0 0,347">
              <text:p/>
            </draw:polygon>
          </draw:g>
          <draw:g>
            <draw:polygon draw:style-name="gr21" draw:text-style-name="P14" draw:layer="layout" svg:width="0.607cm" svg:height="0.706cm" svg:x="8.156cm" svg:y="0.409cm" svg:viewBox="0 0 608 707" draw:points="0,359 608,707 608,347 0,0">
              <text:p/>
            </draw:polygon>
            <draw:polygon draw:style-name="gr3" draw:text-style-name="P1" draw:layer="layout" svg:width="0.607cm" svg:height="0.706cm" svg:x="8.156cm" svg:y="0.409cm" svg:viewBox="0 0 608 707" draw:points="0,359 608,707 608,347 0,0">
              <text:p/>
            </draw:polygon>
          </draw:g>
          <draw:polygon draw:style-name="gr9" draw:text-style-name="P1" draw:layer="layout" svg:width="1.213cm" svg:height="1.054cm" svg:x="8.156cm" svg:y="0.062cm" svg:viewBox="0 0 1214 1055" draw:points="0,348 0,707 606,1055 1214,707 1214,348 606,0">
            <text:p/>
          </draw:polygon>
          <draw:g>
            <draw:polygon draw:style-name="gr22" draw:text-style-name="P15" draw:layer="layout" svg:width="0.294cm" svg:height="0.169cm" svg:x="8.802cm" svg:y="0.367cm" svg:viewBox="0 0 295 170" draw:points="295,57 277,160 98,170 179,123 0,20 35,0 214,103">
              <text:p/>
            </draw:polygon>
            <draw:polygon draw:style-name="gr23" draw:text-style-name="P1" draw:layer="layout" svg:width="0.294cm" svg:height="0.169cm" svg:x="8.802cm" svg:y="0.367cm" svg:viewBox="0 0 295 170" draw:points="295,57 277,160 98,170 179,123 0,20 35,0 214,103">
              <text:p/>
            </draw:polygon>
          </draw:g>
          <draw:g>
            <draw:polygon draw:style-name="gr22" draw:text-style-name="P15" draw:layer="layout" svg:width="0.294cm" svg:height="0.169cm" svg:x="8.671cm" svg:y="0.145cm" svg:viewBox="0 0 295 170" draw:points="0,113 17,10 197,0 115,47 295,150 260,170 80,67">
              <text:p/>
            </draw:polygon>
            <draw:polygon draw:style-name="gr23" draw:text-style-name="P1" draw:layer="layout" svg:width="0.294cm" svg:height="0.169cm" svg:x="8.671cm" svg:y="0.145cm" svg:viewBox="0 0 295 170" draw:points="0,113 17,10 197,0 115,47 295,150 260,170 80,67">
              <text:p/>
            </draw:polygon>
          </draw:g>
          <draw:g>
            <draw:polygon draw:style-name="gr22" draw:text-style-name="P15" draw:layer="layout" svg:width="0.294cm" svg:height="0.169cm" svg:x="8.562cm" svg:y="0.505cm" svg:viewBox="0 0 295 170" draw:points="295,57 277,160 98,170 179,123 0,20 35,0 214,103">
              <text:p/>
            </draw:polygon>
            <draw:polygon draw:style-name="gr23" draw:text-style-name="P1" draw:layer="layout" svg:width="0.294cm" svg:height="0.169cm" svg:x="8.562cm" svg:y="0.505cm" svg:viewBox="0 0 295 170" draw:points="295,57 277,160 98,170 179,123 0,20 35,0 214,103">
              <text:p/>
            </draw:polygon>
          </draw:g>
          <draw:g>
            <draw:polygon draw:style-name="gr22" draw:text-style-name="P15" draw:layer="layout" svg:width="0.294cm" svg:height="0.169cm" svg:x="8.427cm" svg:y="0.285cm" svg:viewBox="0 0 295 170" draw:points="0,113 17,10 197,0 115,47 295,150 260,170 80,67">
              <text:p/>
            </draw:polygon>
            <draw:polygon draw:style-name="gr23" draw:text-style-name="P1" draw:layer="layout" svg:width="0.294cm" svg:height="0.169cm" svg:x="8.427cm" svg:y="0.285cm" svg:viewBox="0 0 295 170" draw:points="0,113 17,10 197,0 115,47 295,150 260,170 80,67">
              <text:p/>
            </draw:polygon>
          </draw:g>
        </draw:g>
        <draw:g>
          <draw:g>
            <draw:polygon draw:style-name="gr2" draw:text-style-name="P2" draw:layer="layout" svg:width="1.213cm" svg:height="1.054cm" svg:x="10.156cm" svg:y="0.063cm" svg:viewBox="0 0 1214 1055" draw:points="606,1055 1214,707 1214,348 606,0 0,348 0,707">
              <text:p/>
            </draw:polygon>
            <draw:polygon draw:style-name="gr3" draw:text-style-name="P1" draw:layer="layout" svg:width="1.213cm" svg:height="1.054cm" svg:x="10.156cm" svg:y="0.063cm" svg:viewBox="0 0 1214 1055" draw:points="606,1055 1214,707 1214,348 606,0 0,348 0,707">
              <text:p/>
            </draw:polygon>
          </draw:g>
          <draw:g>
            <draw:polygon draw:style-name="gr18" draw:text-style-name="P12" draw:layer="layout" svg:width="1.213cm" svg:height="0.695cm" svg:x="10.156cm" svg:y="0.063cm" svg:viewBox="0 0 1214 696" draw:points="606,696 1214,347 606,0 0,347">
              <text:p/>
            </draw:polygon>
            <draw:polygon draw:style-name="gr19" draw:text-style-name="P1" draw:layer="layout" svg:width="1.213cm" svg:height="0.695cm" svg:x="10.156cm" svg:y="0.063cm" svg:viewBox="0 0 1214 696" draw:points="606,696 1214,347 606,0 0,347">
              <text:p/>
            </draw:polygon>
          </draw:g>
          <draw:g>
            <draw:polygon draw:style-name="gr20" draw:text-style-name="P13" draw:layer="layout" svg:width="0.607cm" svg:height="0.706cm" svg:x="10.763cm" svg:y="0.41cm" svg:viewBox="0 0 608 707" draw:points="0,707 608,359 608,0 0,347">
              <text:p/>
            </draw:polygon>
            <draw:polygon draw:style-name="gr19" draw:text-style-name="P1" draw:layer="layout" svg:width="0.607cm" svg:height="0.706cm" svg:x="10.763cm" svg:y="0.41cm" svg:viewBox="0 0 608 707" draw:points="0,707 608,359 608,0 0,347">
              <text:p/>
            </draw:polygon>
          </draw:g>
          <draw:g>
            <draw:polygon draw:style-name="gr21" draw:text-style-name="P14" draw:layer="layout" svg:width="0.607cm" svg:height="0.706cm" svg:x="10.156cm" svg:y="0.41cm" svg:viewBox="0 0 608 707" draw:points="0,359 608,707 608,347 0,0">
              <text:p/>
            </draw:polygon>
            <draw:polygon draw:style-name="gr3" draw:text-style-name="P1" draw:layer="layout" svg:width="0.607cm" svg:height="0.706cm" svg:x="10.156cm" svg:y="0.41cm" svg:viewBox="0 0 608 707" draw:points="0,359 608,707 608,347 0,0">
              <text:p/>
            </draw:polygon>
          </draw:g>
          <draw:polygon draw:style-name="gr9" draw:text-style-name="P1" draw:layer="layout" svg:width="1.213cm" svg:height="1.054cm" svg:x="10.156cm" svg:y="0.063cm" svg:viewBox="0 0 1214 1055" draw:points="0,348 0,707 606,1055 1214,707 1214,348 606,0">
            <text:p/>
          </draw:polygon>
          <draw:g>
            <draw:polygon draw:style-name="gr22" draw:text-style-name="P15" draw:layer="layout" svg:width="0.294cm" svg:height="0.169cm" svg:x="10.802cm" svg:y="0.368cm" svg:viewBox="0 0 295 170" draw:points="295,57 277,160 98,170 179,123 0,20 35,0 214,103">
              <text:p/>
            </draw:polygon>
            <draw:polygon draw:style-name="gr23" draw:text-style-name="P1" draw:layer="layout" svg:width="0.294cm" svg:height="0.169cm" svg:x="10.802cm" svg:y="0.368cm" svg:viewBox="0 0 295 170" draw:points="295,57 277,160 98,170 179,123 0,20 35,0 214,103">
              <text:p/>
            </draw:polygon>
          </draw:g>
          <draw:g>
            <draw:polygon draw:style-name="gr22" draw:text-style-name="P15" draw:layer="layout" svg:width="0.294cm" svg:height="0.169cm" svg:x="10.671cm" svg:y="0.146cm" svg:viewBox="0 0 295 170" draw:points="0,113 17,10 197,0 115,47 295,150 260,170 80,67">
              <text:p/>
            </draw:polygon>
            <draw:polygon draw:style-name="gr23" draw:text-style-name="P1" draw:layer="layout" svg:width="0.294cm" svg:height="0.169cm" svg:x="10.671cm" svg:y="0.146cm" svg:viewBox="0 0 295 170" draw:points="0,113 17,10 197,0 115,47 295,150 260,170 80,67">
              <text:p/>
            </draw:polygon>
          </draw:g>
          <draw:g>
            <draw:polygon draw:style-name="gr22" draw:text-style-name="P15" draw:layer="layout" svg:width="0.294cm" svg:height="0.169cm" svg:x="10.562cm" svg:y="0.506cm" svg:viewBox="0 0 295 170" draw:points="295,57 277,160 98,170 179,123 0,20 35,0 214,103">
              <text:p/>
            </draw:polygon>
            <draw:polygon draw:style-name="gr23" draw:text-style-name="P1" draw:layer="layout" svg:width="0.294cm" svg:height="0.169cm" svg:x="10.562cm" svg:y="0.506cm" svg:viewBox="0 0 295 170" draw:points="295,57 277,160 98,170 179,123 0,20 35,0 214,103">
              <text:p/>
            </draw:polygon>
          </draw:g>
          <draw:g>
            <draw:polygon draw:style-name="gr22" draw:text-style-name="P15" draw:layer="layout" svg:width="0.294cm" svg:height="0.169cm" svg:x="10.427cm" svg:y="0.286cm" svg:viewBox="0 0 295 170" draw:points="0,113 17,10 197,0 115,47 295,150 260,170 80,67">
              <text:p/>
            </draw:polygon>
            <draw:polygon draw:style-name="gr23" draw:text-style-name="P1" draw:layer="layout" svg:width="0.294cm" svg:height="0.169cm" svg:x="10.427cm" svg:y="0.286cm" svg:viewBox="0 0 295 170" draw:points="0,113 17,10 197,0 115,47 295,150 260,170 80,67">
              <text:p/>
            </draw:polygon>
          </draw:g>
        </draw:g>
        <draw:g>
          <draw:g>
            <draw:polygon draw:style-name="gr2" draw:text-style-name="P2" draw:layer="layout" svg:width="1.213cm" svg:height="1.054cm" svg:x="6.156cm" svg:y="0.063cm" svg:viewBox="0 0 1214 1055" draw:points="606,1055 1214,707 1214,348 606,0 0,348 0,707">
              <text:p/>
            </draw:polygon>
            <draw:polygon draw:style-name="gr3" draw:text-style-name="P1" draw:layer="layout" svg:width="1.213cm" svg:height="1.054cm" svg:x="6.156cm" svg:y="0.063cm" svg:viewBox="0 0 1214 1055" draw:points="606,1055 1214,707 1214,348 606,0 0,348 0,707">
              <text:p/>
            </draw:polygon>
          </draw:g>
          <draw:g>
            <draw:polygon draw:style-name="gr18" draw:text-style-name="P12" draw:layer="layout" svg:width="1.213cm" svg:height="0.695cm" svg:x="6.156cm" svg:y="0.063cm" svg:viewBox="0 0 1214 696" draw:points="606,696 1214,347 606,0 0,347">
              <text:p/>
            </draw:polygon>
            <draw:polygon draw:style-name="gr19" draw:text-style-name="P1" draw:layer="layout" svg:width="1.213cm" svg:height="0.695cm" svg:x="6.156cm" svg:y="0.063cm" svg:viewBox="0 0 1214 696" draw:points="606,696 1214,347 606,0 0,347">
              <text:p/>
            </draw:polygon>
          </draw:g>
          <draw:g>
            <draw:polygon draw:style-name="gr20" draw:text-style-name="P13" draw:layer="layout" svg:width="0.607cm" svg:height="0.706cm" svg:x="6.763cm" svg:y="0.41cm" svg:viewBox="0 0 608 707" draw:points="0,707 608,359 608,0 0,347">
              <text:p/>
            </draw:polygon>
            <draw:polygon draw:style-name="gr19" draw:text-style-name="P1" draw:layer="layout" svg:width="0.607cm" svg:height="0.706cm" svg:x="6.763cm" svg:y="0.41cm" svg:viewBox="0 0 608 707" draw:points="0,707 608,359 608,0 0,347">
              <text:p/>
            </draw:polygon>
          </draw:g>
          <draw:g>
            <draw:polygon draw:style-name="gr21" draw:text-style-name="P14" draw:layer="layout" svg:width="0.607cm" svg:height="0.706cm" svg:x="6.156cm" svg:y="0.41cm" svg:viewBox="0 0 608 707" draw:points="0,359 608,707 608,347 0,0">
              <text:p/>
            </draw:polygon>
            <draw:polygon draw:style-name="gr3" draw:text-style-name="P1" draw:layer="layout" svg:width="0.607cm" svg:height="0.706cm" svg:x="6.156cm" svg:y="0.41cm" svg:viewBox="0 0 608 707" draw:points="0,359 608,707 608,347 0,0">
              <text:p/>
            </draw:polygon>
          </draw:g>
          <draw:polygon draw:style-name="gr9" draw:text-style-name="P1" draw:layer="layout" svg:width="1.213cm" svg:height="1.054cm" svg:x="6.156cm" svg:y="0.063cm" svg:viewBox="0 0 1214 1055" draw:points="0,348 0,707 606,1055 1214,707 1214,348 606,0">
            <text:p/>
          </draw:polygon>
          <draw:g>
            <draw:polygon draw:style-name="gr22" draw:text-style-name="P15" draw:layer="layout" svg:width="0.294cm" svg:height="0.169cm" svg:x="6.802cm" svg:y="0.368cm" svg:viewBox="0 0 295 170" draw:points="295,57 277,160 98,170 179,123 0,20 35,0 214,103">
              <text:p/>
            </draw:polygon>
            <draw:polygon draw:style-name="gr23" draw:text-style-name="P1" draw:layer="layout" svg:width="0.294cm" svg:height="0.169cm" svg:x="6.802cm" svg:y="0.368cm" svg:viewBox="0 0 295 170" draw:points="295,57 277,160 98,170 179,123 0,20 35,0 214,103">
              <text:p/>
            </draw:polygon>
          </draw:g>
          <draw:g>
            <draw:polygon draw:style-name="gr22" draw:text-style-name="P15" draw:layer="layout" svg:width="0.294cm" svg:height="0.169cm" svg:x="6.671cm" svg:y="0.146cm" svg:viewBox="0 0 295 170" draw:points="0,113 17,10 197,0 115,47 295,150 260,170 80,67">
              <text:p/>
            </draw:polygon>
            <draw:polygon draw:style-name="gr23" draw:text-style-name="P1" draw:layer="layout" svg:width="0.294cm" svg:height="0.169cm" svg:x="6.671cm" svg:y="0.146cm" svg:viewBox="0 0 295 170" draw:points="0,113 17,10 197,0 115,47 295,150 260,170 80,67">
              <text:p/>
            </draw:polygon>
          </draw:g>
          <draw:g>
            <draw:polygon draw:style-name="gr22" draw:text-style-name="P15" draw:layer="layout" svg:width="0.294cm" svg:height="0.169cm" svg:x="6.562cm" svg:y="0.506cm" svg:viewBox="0 0 295 170" draw:points="295,57 277,160 98,170 179,123 0,20 35,0 214,103">
              <text:p/>
            </draw:polygon>
            <draw:polygon draw:style-name="gr23" draw:text-style-name="P1" draw:layer="layout" svg:width="0.294cm" svg:height="0.169cm" svg:x="6.562cm" svg:y="0.506cm" svg:viewBox="0 0 295 170" draw:points="295,57 277,160 98,170 179,123 0,20 35,0 214,103">
              <text:p/>
            </draw:polygon>
          </draw:g>
          <draw:g>
            <draw:polygon draw:style-name="gr22" draw:text-style-name="P15" draw:layer="layout" svg:width="0.294cm" svg:height="0.169cm" svg:x="6.427cm" svg:y="0.286cm" svg:viewBox="0 0 295 170" draw:points="0,113 17,10 197,0 115,47 295,150 260,170 80,67">
              <text:p/>
            </draw:polygon>
            <draw:polygon draw:style-name="gr23" draw:text-style-name="P1" draw:layer="layout" svg:width="0.294cm" svg:height="0.169cm" svg:x="6.427cm" svg:y="0.286cm" svg:viewBox="0 0 295 170" draw:points="0,113 17,10 197,0 115,47 295,150 260,170 80,67">
              <text:p/>
            </draw:polygon>
          </draw:g>
        </draw:g>
        <draw:g>
          <draw:g>
            <draw:polygon draw:style-name="gr2" draw:text-style-name="P2" draw:layer="layout" svg:width="1.213cm" svg:height="1.054cm" svg:x="12.156cm" svg:y="0.063cm" svg:viewBox="0 0 1214 1055" draw:points="606,1055 1214,707 1214,348 606,0 0,348 0,707">
              <text:p/>
            </draw:polygon>
            <draw:polygon draw:style-name="gr3" draw:text-style-name="P1" draw:layer="layout" svg:width="1.213cm" svg:height="1.054cm" svg:x="12.156cm" svg:y="0.063cm" svg:viewBox="0 0 1214 1055" draw:points="606,1055 1214,707 1214,348 606,0 0,348 0,707">
              <text:p/>
            </draw:polygon>
          </draw:g>
          <draw:g>
            <draw:polygon draw:style-name="gr18" draw:text-style-name="P12" draw:layer="layout" svg:width="1.213cm" svg:height="0.695cm" svg:x="12.156cm" svg:y="0.063cm" svg:viewBox="0 0 1214 696" draw:points="606,696 1214,347 606,0 0,347">
              <text:p/>
            </draw:polygon>
            <draw:polygon draw:style-name="gr19" draw:text-style-name="P1" draw:layer="layout" svg:width="1.213cm" svg:height="0.695cm" svg:x="12.156cm" svg:y="0.063cm" svg:viewBox="0 0 1214 696" draw:points="606,696 1214,347 606,0 0,347">
              <text:p/>
            </draw:polygon>
          </draw:g>
          <draw:g>
            <draw:polygon draw:style-name="gr20" draw:text-style-name="P13" draw:layer="layout" svg:width="0.607cm" svg:height="0.706cm" svg:x="12.763cm" svg:y="0.41cm" svg:viewBox="0 0 608 707" draw:points="0,707 608,359 608,0 0,347">
              <text:p/>
            </draw:polygon>
            <draw:polygon draw:style-name="gr19" draw:text-style-name="P1" draw:layer="layout" svg:width="0.607cm" svg:height="0.706cm" svg:x="12.763cm" svg:y="0.41cm" svg:viewBox="0 0 608 707" draw:points="0,707 608,359 608,0 0,347">
              <text:p/>
            </draw:polygon>
          </draw:g>
          <draw:g>
            <draw:polygon draw:style-name="gr21" draw:text-style-name="P14" draw:layer="layout" svg:width="0.607cm" svg:height="0.706cm" svg:x="12.156cm" svg:y="0.41cm" svg:viewBox="0 0 608 707" draw:points="0,359 608,707 608,347 0,0">
              <text:p/>
            </draw:polygon>
            <draw:polygon draw:style-name="gr3" draw:text-style-name="P1" draw:layer="layout" svg:width="0.607cm" svg:height="0.706cm" svg:x="12.156cm" svg:y="0.41cm" svg:viewBox="0 0 608 707" draw:points="0,359 608,707 608,347 0,0">
              <text:p/>
            </draw:polygon>
          </draw:g>
          <draw:polygon draw:style-name="gr9" draw:text-style-name="P1" draw:layer="layout" svg:width="1.213cm" svg:height="1.054cm" svg:x="12.156cm" svg:y="0.063cm" svg:viewBox="0 0 1214 1055" draw:points="0,348 0,707 606,1055 1214,707 1214,348 606,0">
            <text:p/>
          </draw:polygon>
          <draw:g>
            <draw:polygon draw:style-name="gr22" draw:text-style-name="P15" draw:layer="layout" svg:width="0.294cm" svg:height="0.169cm" svg:x="12.802cm" svg:y="0.368cm" svg:viewBox="0 0 295 170" draw:points="295,57 277,160 98,170 179,123 0,20 35,0 214,103">
              <text:p/>
            </draw:polygon>
            <draw:polygon draw:style-name="gr23" draw:text-style-name="P1" draw:layer="layout" svg:width="0.294cm" svg:height="0.169cm" svg:x="12.802cm" svg:y="0.368cm" svg:viewBox="0 0 295 170" draw:points="295,57 277,160 98,170 179,123 0,20 35,0 214,103">
              <text:p/>
            </draw:polygon>
          </draw:g>
          <draw:g>
            <draw:polygon draw:style-name="gr22" draw:text-style-name="P15" draw:layer="layout" svg:width="0.294cm" svg:height="0.169cm" svg:x="12.671cm" svg:y="0.146cm" svg:viewBox="0 0 295 170" draw:points="0,113 17,10 197,0 115,47 295,150 260,170 80,67">
              <text:p/>
            </draw:polygon>
            <draw:polygon draw:style-name="gr23" draw:text-style-name="P1" draw:layer="layout" svg:width="0.294cm" svg:height="0.169cm" svg:x="12.671cm" svg:y="0.146cm" svg:viewBox="0 0 295 170" draw:points="0,113 17,10 197,0 115,47 295,150 260,170 80,67">
              <text:p/>
            </draw:polygon>
          </draw:g>
          <draw:g>
            <draw:polygon draw:style-name="gr22" draw:text-style-name="P15" draw:layer="layout" svg:width="0.294cm" svg:height="0.169cm" svg:x="12.562cm" svg:y="0.506cm" svg:viewBox="0 0 295 170" draw:points="295,57 277,160 98,170 179,123 0,20 35,0 214,103">
              <text:p/>
            </draw:polygon>
            <draw:polygon draw:style-name="gr23" draw:text-style-name="P1" draw:layer="layout" svg:width="0.294cm" svg:height="0.169cm" svg:x="12.562cm" svg:y="0.506cm" svg:viewBox="0 0 295 170" draw:points="295,57 277,160 98,170 179,123 0,20 35,0 214,103">
              <text:p/>
            </draw:polygon>
          </draw:g>
          <draw:g>
            <draw:polygon draw:style-name="gr22" draw:text-style-name="P15" draw:layer="layout" svg:width="0.294cm" svg:height="0.169cm" svg:x="12.427cm" svg:y="0.286cm" svg:viewBox="0 0 295 170" draw:points="0,113 17,10 197,0 115,47 295,150 260,170 80,67">
              <text:p/>
            </draw:polygon>
            <draw:polygon draw:style-name="gr23" draw:text-style-name="P1" draw:layer="layout" svg:width="0.294cm" svg:height="0.169cm" svg:x="12.427cm" svg:y="0.286cm" svg:viewBox="0 0 295 170" draw:points="0,113 17,10 197,0 115,47 295,150 260,170 80,67">
              <text:p/>
            </draw:polygon>
          </draw:g>
        </draw:g>
        <draw:frame draw:style-name="gr27" draw:text-style-name="P1" draw:layer="layout" svg:width="2.699cm" svg:height="0.676cm" svg:x="19.681cm" svg:y="0cm">
          <draw:text-box>
            <text:p><text:span text:style-name="T1">Core layer</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alibri1" svg:font-family="Calibri"/>
    <style:font-face style:name="Calibri" svg:font-family="Calibri" style:font-pitch="variable"/>
    <style:font-face style:name="FreeSans1" svg:font-family="FreeSans" style:font-pitch="variable"/>
    <style:font-face style:name="Liberation Sans1" svg:font-family="'Liberation Sans'"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5f_10" draw:display-name="Gradient_10" draw:style="rectangular" draw:cx="50%" draw:cy="50%" draw:start-color="#e7e4cd" draw:end-color="#f2dcda" draw:start-intensity="100%" draw:end-intensity="100%" draw:angle="0" draw:border="0%"/>
    <draw:gradient draw:name="Gradient_5f_11" draw:display-name="Gradient_11" draw:style="linear" draw:start-color="#dfdfdf" draw:end-color="#ffffff" draw:start-intensity="100%" draw:end-intensity="100%" draw:angle="0" draw:border="0%"/>
    <draw:gradient draw:name="Gradient_5f_12" draw:display-name="Gradient_12" draw:style="linear" draw:start-color="#a7a7a7" draw:end-color="#ffffff" draw:start-intensity="100%" draw:end-intensity="100%" draw:angle="2250" draw:border="0%"/>
    <draw:gradient draw:name="Gradient_5f_13" draw:display-name="Gradient_13" draw:style="linear" draw:start-color="#c0c0c0" draw:end-color="#ffffff" draw:start-intensity="100%" draw:end-intensity="100%" draw:angle="1350" draw:border="0%"/>
    <draw:gradient draw:name="Gradient_5f_5" draw:display-name="Gradient_5" draw:style="linear" draw:start-color="#e1d8c1" draw:end-color="#f2dcda" draw:start-intensity="100%" draw:end-intensity="100%" draw:angle="0" draw:border="0%"/>
    <draw:gradient draw:name="Gradient_5f_6" draw:display-name="Gradient_6" draw:style="linear" draw:start-color="#c9ba96" draw:end-color="#f2dcda" draw:start-intensity="100%" draw:end-intensity="100%" draw:angle="1350" draw:border="0%"/>
    <draw:gradient draw:name="Gradient_5f_7" draw:display-name="Gradient_7" draw:style="linear" draw:start-color="#b6a06d" draw:end-color="#f2dcda" draw:start-intensity="100%" draw:end-intensity="100%" draw:angle="2250" draw:border="0%"/>
    <draw:gradient draw:name="Gradient_5f_8" draw:display-name="Gradient_8" draw:style="linear" draw:start-color="#339966" draw:end-color="#f2dcda" draw:start-intensity="100%" draw:end-intensity="100%" draw:angle="2250" draw:border="0%"/>
    <draw:gradient draw:name="Gradient_5f_9" draw:display-name="Gradient_9" draw:style="linear" draw:start-color="#e7e4cd" draw:end-color="#f2dcda" draw:start-intensity="100%" draw:end-intensity="100%" draw:angle="450" draw:border="0%"/>
    <draw:gradient draw:name="Shapes" draw:style="rectangular" draw:cx="50%" draw:cy="50%" draw:start-color="#cccccc" draw:end-color="#ffffff" draw:start-intensity="100%" draw:end-intensity="100%" draw:angle="0" draw:border="0%"/>
    <draw:marker draw:name="Arrow" svg:viewBox="0 0 20 30" svg:d="M10 0l-10 30h20z"/>
    <draw:stroke-dash draw:name="Dash_5f_0" draw:display-name="Dash_0" draw:style="round" draw:dots1="1" draw:dots1-length="600%" draw:dots2="1" draw:dots2-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2.377cm" fo:page-height="8.8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style:master-page style:name="PM1" style:page-layout-name="PM0" draw:style-name="Mdp1"/>
    <style:master-page style:name="PM2" style:page-layout-name="PM0" draw:style-name="Mdp1"/>
    <style:master-page style:name="PM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dc:date>2019-10-07T17:09:54.540614319</dc:date>
    <dc:description/>
    <dc:language>en-US</dc:language>
    <dc:subject/>
    <dc:title/>
    <meta:creation-date>2018-11-18T16:49:36Z</meta:creation-date>
    <meta:initial-creator>Marco Micera</meta:initial-creator>
    <meta:keyword/>
    <meta:generator>LibreOffice/6.3.2.2$Linux_X86_64 LibreOffice_project/25aaf1ddce300f673870e0f45168bdf5ba1c5316</meta:generator>
    <meta:editing-duration>PT20M9S</meta:editing-duration>
    <meta:editing-cycles>5</meta:editing-cycles>
    <meta:document-statistic meta:object-count="1240"/>
    <meta:user-defined meta:name="category"/>
    <meta:user-defined meta:name="company"/>
  </office:meta>
</office:document-meta>
</file>